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84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0.4472in"/>
    </style:style>
    <style:style style:name="co4" style:family="table-column">
      <style:table-column-properties fo:break-before="auto" style:column-width="0.6827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52">
      <style:text-properties fo:font-weight="bold" style:font-weight-asian="bold" style:font-weight-complex="bold"/>
    </style:style>
    <style:style style:name="ce1" style:family="table-cell" style:parent-style-name="Default" style:data-style-name="N52"/>
    <style:style style:name="ce25" style:family="table-cell" style:parent-style-name="Default" style:data-style-name="N122">
      <style:text-properties fo:font-weight="bold" style:font-weight-asian="bold" style:font-weight-complex="bold"/>
    </style:style>
    <style:style style:name="ce26" style:family="table-cell" style:parent-style-name="Default" style:data-style-name="N122"/>
    <style:style style:name="ce27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/>
    <style:style style:name="ce3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39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40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122"/>
    <style:style style:name="ce46" style:family="table-cell" style:parent-style-name="Pivot_20_Table_20_Value" style:data-style-name="N122">
      <style:table-cell-properties fo:border-bottom="0.99pt solid #000000" fo:border-left="none" fo:border-right="none" fo:border-top="none"/>
    </style:style>
    <style:style style:name="ce47" style:family="table-cell" style:parent-style-name="Pivot_20_Table_20_Result" style:data-style-name="N122">
      <style:table-cell-properties fo:border-bottom="2.01pt solid #000000" fo:border-left="none" fo:border-right="none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0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51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52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53" style:family="table-cell" style:parent-style-name="Pivot_20_Table_20_Result" style:data-style-name="N1">
      <style:table-cell-properties fo:border-bottom="2.01pt solid #000000" fo:border-left="none" fo:border-right="2.01pt solid #000000" fo:border-top="0.99pt solid #000000"/>
    </style:style>
    <style:style style:name="ce5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56" style:family="table-cell" style:parent-style-name="Pivot_20_Table_20_Value" style:data-style-name="N1"/>
    <style:style style:name="ce57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58" style:family="table-cell" style:parent-style-name="Pivot_20_Table_20_Value">
      <style:table-cell-properties fo:border-bottom="none" fo:border-left="none" fo:border-right="2.01pt solid #000000" fo:border-top="none"/>
    </style:style>
    <style:style style:name="ce59" style:family="table-cell" style:parent-style-name="Pivot_20_Table_20_Result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means_raw_with_cluster" table:style-name="ta1">
        <table:shapes>
          <draw:frame draw:z-index="0" draw:style-name="gr1" draw:text-style-name="P1" svg:width="6.2988in" svg:height="3.5429in" svg:x="4.2827in" svg:y="0.0394in">
            <draw:object draw:notify-on-update-of-ranges="kmeans_raw_with_cluster.E1:kmeans_raw_with_cluster.E1 kmeans_raw_with_cluster.E2:kmeans_raw_with_cluster.E1000 kmeans_raw_with_cluster.F1:kmeans_raw_with_cluster.F1 kmeans_raw_with_cluster.F2:kmeans_raw_with_cluster.F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4" table:default-cell-style-name="ce3"/>
        <table:table-column table:style-name="co5" table:default-cell-style-name="ce30"/>
        <table:table-column table:style-name="co6" table:number-columns-repeated="1018" table:default-cell-style-name="Default"/>
        <table:table-row table:style-name="ro1">
          <table:table-cell table:style-name="ce22" office:value-type="string" calcext:value-type="string">
            <text:p>id</text:p>
          </table:table-cell>
          <table:table-cell table:style-name="ce23" office:value-type="string" calcext:value-type="string">
            <text:p>timestamp</text:p>
          </table:table-cell>
          <table:table-cell table:style-name="ce22" office:value-type="string" calcext:value-type="string">
            <text:p>value</text:p>
          </table:table-cell>
          <table:table-cell table:style-name="ce25" office:value-type="string" calcext:value-type="string">
            <text:p>Diff_1</text:p>
          </table:table-cell>
          <table:table-cell table:style-name="ce27" office:value-type="string" calcext:value-type="string">
            <text:p>Diff_2</text:p>
          </table:table-cell>
          <table:table-cell table:style-name="ce29" office:value-type="string" calcext:value-type="string">
            <text:p>cluster</text:p>
          </table:table-cell>
          <table:table-cell table:style-name="ce22" table:number-columns-repeated="1018"/>
        </table:table-row>
        <table:table-row table:style-name="ro1">
          <table:table-cell office:value-type="float" office:value="59075" calcext:value-type="float">
            <text:p>59075</text:p>
          </table:table-cell>
          <table:table-cell office:value-type="date" office:date-value="2019-03-05T15:04:16" calcext:value-type="date">
            <text:p>2019-03-05 15:04:16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2]-[.B1]" office:value-type="string" office:string-value="" calcext:value-type="error">
            <text:p>#VALUE!</text:p>
          </table:table-cell>
          <table:table-cell table:formula="of:=[.C2]-[.C1]"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9076" calcext:value-type="float">
            <text:p>59076</text:p>
          </table:table-cell>
          <table:table-cell office:value-type="date" office:date-value="2019-03-05T15:04:24" calcext:value-type="date">
            <text:p>2019-03-05 15:04:24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]-[.B2]" office:value-type="time" office:time-value="PT00H00M08S" calcext:value-type="time">
            <text:p>00:08</text:p>
          </table:table-cell>
          <table:table-cell table:formula="of:=[.C3]-[.C2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date" office:date-value="2019-03-05T15:04:40" calcext:value-type="date">
            <text:p>2019-03-05 15:04:40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]-[.B3]" office:value-type="time" office:time-value="PT00H00M16S" calcext:value-type="time">
            <text:p>00:16</text:p>
          </table:table-cell>
          <table:table-cell table:formula="of:=[.C4]-[.C3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78" calcext:value-type="float">
            <text:p>59078</text:p>
          </table:table-cell>
          <table:table-cell office:value-type="date" office:date-value="2019-03-05T15:04:44" calcext:value-type="date">
            <text:p>2019-03-05 15:04:4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]-[.B4]" office:value-type="time" office:time-value="PT00H00M04S" calcext:value-type="time">
            <text:p>00:04</text:p>
          </table:table-cell>
          <table:table-cell table:formula="of:=[.C5]-[.C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79" calcext:value-type="float">
            <text:p>59079</text:p>
          </table:table-cell>
          <table:table-cell office:value-type="date" office:date-value="2019-03-05T15:04:48" calcext:value-type="date">
            <text:p>2019-03-05 15:04:4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]-[.B5]" office:value-type="time" office:time-value="PT00H00M04S" calcext:value-type="time">
            <text:p>00:04</text:p>
          </table:table-cell>
          <table:table-cell table:formula="of:=[.C6]-[.C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0" calcext:value-type="float">
            <text:p>59080</text:p>
          </table:table-cell>
          <table:table-cell office:value-type="date" office:date-value="2019-03-05T15:05:04" calcext:value-type="date">
            <text:p>2019-03-05 15:05:0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]-[.B6]" office:value-type="time" office:time-value="PT00H00M16S" calcext:value-type="time">
            <text:p>00:16</text:p>
          </table:table-cell>
          <table:table-cell table:formula="of:=[.C7]-[.C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1" calcext:value-type="float">
            <text:p>59081</text:p>
          </table:table-cell>
          <table:table-cell office:value-type="date" office:date-value="2019-03-05T15:05:08" calcext:value-type="date">
            <text:p>2019-03-05 15:05:0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8]-[.B7]" office:value-type="time" office:time-value="PT00H00M04S" calcext:value-type="time">
            <text:p>00:04</text:p>
          </table:table-cell>
          <table:table-cell table:formula="of:=[.C8]-[.C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2" calcext:value-type="float">
            <text:p>59082</text:p>
          </table:table-cell>
          <table:table-cell office:value-type="date" office:date-value="2019-03-05T15:05:12" calcext:value-type="date">
            <text:p>2019-03-05 15:05:12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9]-[.B8]" office:value-type="time" office:time-value="PT00H00M04S" calcext:value-type="time">
            <text:p>00:04</text:p>
          </table:table-cell>
          <table:table-cell table:formula="of:=[.C9]-[.C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3" calcext:value-type="float">
            <text:p>59083</text:p>
          </table:table-cell>
          <table:table-cell office:value-type="date" office:date-value="2019-03-05T15:05:16" calcext:value-type="date">
            <text:p>2019-03-05 15:05:16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10]-[.B9]" office:value-type="time" office:time-value="PT00H00M04S" calcext:value-type="time">
            <text:p>00:04</text:p>
          </table:table-cell>
          <table:table-cell table:formula="of:=[.C10]-[.C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4" calcext:value-type="float">
            <text:p>59084</text:p>
          </table:table-cell>
          <table:table-cell office:value-type="date" office:date-value="2019-03-05T15:05:20" calcext:value-type="date">
            <text:p>2019-03-05 15:05:2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11]-[.B10]" office:value-type="time" office:time-value="PT00H00M04S" calcext:value-type="time">
            <text:p>00:04</text:p>
          </table:table-cell>
          <table:table-cell table:formula="of:=[.C11]-[.C1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5" calcext:value-type="float">
            <text:p>59085</text:p>
          </table:table-cell>
          <table:table-cell office:value-type="date" office:date-value="2019-03-05T15:05:24" calcext:value-type="date">
            <text:p>2019-03-05 15:05:24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12]-[.B11]" office:value-type="time" office:time-value="PT00H00M04S" calcext:value-type="time">
            <text:p>00:04</text:p>
          </table:table-cell>
          <table:table-cell table:formula="of:=[.C12]-[.C11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6" calcext:value-type="float">
            <text:p>59086</text:p>
          </table:table-cell>
          <table:table-cell office:value-type="date" office:date-value="2019-03-05T15:05:28" calcext:value-type="date">
            <text:p>2019-03-05 15:05:28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3]-[.B12]" office:value-type="time" office:time-value="PT00H00M04S" calcext:value-type="time">
            <text:p>00:04</text:p>
          </table:table-cell>
          <table:table-cell table:formula="of:=[.C13]-[.C1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7" calcext:value-type="float">
            <text:p>59087</text:p>
          </table:table-cell>
          <table:table-cell office:value-type="date" office:date-value="2019-03-05T15:05:32" calcext:value-type="date">
            <text:p>2019-03-05 15:05:3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4]-[.B13]" office:value-type="time" office:time-value="PT00H00M04S" calcext:value-type="time">
            <text:p>00:04</text:p>
          </table:table-cell>
          <table:table-cell table:formula="of:=[.C14]-[.C13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8" calcext:value-type="float">
            <text:p>59088</text:p>
          </table:table-cell>
          <table:table-cell office:value-type="date" office:date-value="2019-03-05T15:05:40" calcext:value-type="date">
            <text:p>2019-03-05 15:05:40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5]-[.B14]" office:value-type="time" office:time-value="PT00H00M08S" calcext:value-type="time">
            <text:p>00:08</text:p>
          </table:table-cell>
          <table:table-cell table:formula="of:=[.C15]-[.C14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89" calcext:value-type="float">
            <text:p>59089</text:p>
          </table:table-cell>
          <table:table-cell office:value-type="date" office:date-value="2019-03-05T15:05:44" calcext:value-type="date">
            <text:p>2019-03-05 15:05:4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6]-[.B15]" office:value-type="time" office:time-value="PT00H00M04S" calcext:value-type="time">
            <text:p>00:04</text:p>
          </table:table-cell>
          <table:table-cell table:formula="of:=[.C16]-[.C15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0" calcext:value-type="float">
            <text:p>59090</text:p>
          </table:table-cell>
          <table:table-cell office:value-type="date" office:date-value="2019-03-05T15:05:48" calcext:value-type="date">
            <text:p>2019-03-05 15:05:48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7]-[.B16]" office:value-type="time" office:time-value="PT00H00M04S" calcext:value-type="time">
            <text:p>00:04</text:p>
          </table:table-cell>
          <table:table-cell table:formula="of:=[.C17]-[.C1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1" calcext:value-type="float">
            <text:p>59091</text:p>
          </table:table-cell>
          <table:table-cell office:value-type="date" office:date-value="2019-03-05T15:05:52" calcext:value-type="date">
            <text:p>2019-03-05 15:05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8]-[.B17]" office:value-type="time" office:time-value="PT00H00M04S" calcext:value-type="time">
            <text:p>00:04</text:p>
          </table:table-cell>
          <table:table-cell table:formula="of:=[.C18]-[.C1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2" calcext:value-type="float">
            <text:p>59092</text:p>
          </table:table-cell>
          <table:table-cell office:value-type="date" office:date-value="2019-03-05T15:06:00" calcext:value-type="date">
            <text:p>2019-03-05 15:06:00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9]-[.B18]" office:value-type="time" office:time-value="PT00H00M08S" calcext:value-type="time">
            <text:p>00:08</text:p>
          </table:table-cell>
          <table:table-cell table:formula="of:=[.C19]-[.C18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3" calcext:value-type="float">
            <text:p>59093</text:p>
          </table:table-cell>
          <table:table-cell office:value-type="date" office:date-value="2019-03-05T15:06:04" calcext:value-type="date">
            <text:p>2019-03-05 15:06:0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0]-[.B19]" office:value-type="time" office:time-value="PT00H00M04S" calcext:value-type="time">
            <text:p>00:04</text:p>
          </table:table-cell>
          <table:table-cell table:formula="of:=[.C20]-[.C19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4" calcext:value-type="float">
            <text:p>59094</text:p>
          </table:table-cell>
          <table:table-cell office:value-type="date" office:date-value="2019-03-05T15:06:08" calcext:value-type="date">
            <text:p>2019-03-05 15:06:08</text:p>
          </table:table-cell>
          <table:table-cell table:style-name="Default" office:value-type="float" office:value="593" calcext:value-type="float">
            <text:p>593</text:p>
          </table:table-cell>
          <table:table-cell table:formula="of:=[.B21]-[.B20]" office:value-type="time" office:time-value="PT00H00M04S" calcext:value-type="time">
            <text:p>00:04</text:p>
          </table:table-cell>
          <table:table-cell table:formula="of:=[.C21]-[.C20]"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5" calcext:value-type="float">
            <text:p>59095</text:p>
          </table:table-cell>
          <table:table-cell office:value-type="date" office:date-value="2019-03-05T15:06:12" calcext:value-type="date">
            <text:p>2019-03-05 15:06:1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2]-[.B21]" office:value-type="time" office:time-value="PT00H00M04S" calcext:value-type="time">
            <text:p>00:04</text:p>
          </table:table-cell>
          <table:table-cell table:formula="of:=[.C22]-[.C21]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6" calcext:value-type="float">
            <text:p>59096</text:p>
          </table:table-cell>
          <table:table-cell office:value-type="date" office:date-value="2019-03-05T15:06:16" calcext:value-type="date">
            <text:p>2019-03-05 15:06:1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3]-[.B22]" office:value-type="time" office:time-value="PT00H00M04S" calcext:value-type="time">
            <text:p>00:04</text:p>
          </table:table-cell>
          <table:table-cell table:formula="of:=[.C23]-[.C2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7" calcext:value-type="float">
            <text:p>59097</text:p>
          </table:table-cell>
          <table:table-cell office:value-type="date" office:date-value="2019-03-05T15:06:20" calcext:value-type="date">
            <text:p>2019-03-05 15:06:2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4]-[.B23]" office:value-type="time" office:time-value="PT00H00M04S" calcext:value-type="time">
            <text:p>00:04</text:p>
          </table:table-cell>
          <table:table-cell table:formula="of:=[.C24]-[.C2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8" calcext:value-type="float">
            <text:p>59098</text:p>
          </table:table-cell>
          <table:table-cell office:value-type="date" office:date-value="2019-03-05T15:06:24" calcext:value-type="date">
            <text:p>2019-03-05 15:06:2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5]-[.B24]" office:value-type="time" office:time-value="PT00H00M04S" calcext:value-type="time">
            <text:p>00:04</text:p>
          </table:table-cell>
          <table:table-cell table:formula="of:=[.C25]-[.C2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099" calcext:value-type="float">
            <text:p>59099</text:p>
          </table:table-cell>
          <table:table-cell office:value-type="date" office:date-value="2019-03-05T15:06:28" calcext:value-type="date">
            <text:p>2019-03-05 15:06:28</text:p>
          </table:table-cell>
          <table:table-cell table:style-name="Default" office:value-type="float" office:value="593" calcext:value-type="float">
            <text:p>593</text:p>
          </table:table-cell>
          <table:table-cell table:formula="of:=[.B26]-[.B25]" office:value-type="time" office:time-value="PT00H00M04S" calcext:value-type="time">
            <text:p>00:04</text:p>
          </table:table-cell>
          <table:table-cell table:formula="of:=[.C26]-[.C25]"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date" office:date-value="2019-03-05T15:06:36" calcext:value-type="date">
            <text:p>2019-03-05 15:06:36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27]-[.B26]" office:value-type="time" office:time-value="PT00H00M08S" calcext:value-type="time">
            <text:p>00:08</text:p>
          </table:table-cell>
          <table:table-cell table:formula="of:=[.C27]-[.C26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1" calcext:value-type="float">
            <text:p>59101</text:p>
          </table:table-cell>
          <table:table-cell office:value-type="date" office:date-value="2019-03-05T15:06:40" calcext:value-type="date">
            <text:p>2019-03-05 15:06:40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8]-[.B27]" office:value-type="time" office:time-value="PT00H00M04S" calcext:value-type="time">
            <text:p>00:04</text:p>
          </table:table-cell>
          <table:table-cell table:formula="of:=[.C28]-[.C27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2" calcext:value-type="float">
            <text:p>59102</text:p>
          </table:table-cell>
          <table:table-cell office:value-type="date" office:date-value="2019-03-05T15:06:44" calcext:value-type="date">
            <text:p>2019-03-05 15:06:4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9]-[.B28]" office:value-type="time" office:time-value="PT00H00M04S" calcext:value-type="time">
            <text:p>00:04</text:p>
          </table:table-cell>
          <table:table-cell table:formula="of:=[.C29]-[.C2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3" calcext:value-type="float">
            <text:p>59103</text:p>
          </table:table-cell>
          <table:table-cell office:value-type="date" office:date-value="2019-03-05T15:06:56" calcext:value-type="date">
            <text:p>2019-03-05 15:06:56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30]-[.B29]" office:value-type="time" office:time-value="PT00H00M12S" calcext:value-type="time">
            <text:p>00:12</text:p>
          </table:table-cell>
          <table:table-cell table:formula="of:=[.C30]-[.C29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4" calcext:value-type="float">
            <text:p>59104</text:p>
          </table:table-cell>
          <table:table-cell office:value-type="date" office:date-value="2019-03-05T15:07:00" calcext:value-type="date">
            <text:p>2019-03-05 15:07:0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31]-[.B30]" office:value-type="time" office:time-value="PT00H00M04S" calcext:value-type="time">
            <text:p>00:04</text:p>
          </table:table-cell>
          <table:table-cell table:formula="of:=[.C31]-[.C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5" calcext:value-type="float">
            <text:p>59105</text:p>
          </table:table-cell>
          <table:table-cell office:value-type="date" office:date-value="2019-03-05T15:07:04" calcext:value-type="date">
            <text:p>2019-03-05 15:07:0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32]-[.B31]" office:value-type="time" office:time-value="PT00H00M04S" calcext:value-type="time">
            <text:p>00:04</text:p>
          </table:table-cell>
          <table:table-cell table:formula="of:=[.C32]-[.C3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6" calcext:value-type="float">
            <text:p>59106</text:p>
          </table:table-cell>
          <table:table-cell office:value-type="date" office:date-value="2019-03-05T15:07:12" calcext:value-type="date">
            <text:p>2019-03-05 15:07:12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33]-[.B32]" office:value-type="time" office:time-value="PT00H00M08S" calcext:value-type="time">
            <text:p>00:08</text:p>
          </table:table-cell>
          <table:table-cell table:formula="of:=[.C33]-[.C32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7" calcext:value-type="float">
            <text:p>59107</text:p>
          </table:table-cell>
          <table:table-cell office:value-type="date" office:date-value="2019-03-05T15:07:16" calcext:value-type="date">
            <text:p>2019-03-05 15:07:1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34]-[.B33]" office:value-type="time" office:time-value="PT00H00M04S" calcext:value-type="time">
            <text:p>00:04</text:p>
          </table:table-cell>
          <table:table-cell table:formula="of:=[.C34]-[.C33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8" calcext:value-type="float">
            <text:p>59108</text:p>
          </table:table-cell>
          <table:table-cell office:value-type="date" office:date-value="2019-03-05T15:07:20" calcext:value-type="date">
            <text:p>2019-03-05 15:07:2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35]-[.B34]" office:value-type="time" office:time-value="PT00H00M04S" calcext:value-type="time">
            <text:p>00:04</text:p>
          </table:table-cell>
          <table:table-cell table:formula="of:=[.C35]-[.C3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09" calcext:value-type="float">
            <text:p>59109</text:p>
          </table:table-cell>
          <table:table-cell office:value-type="date" office:date-value="2019-03-05T15:07:32" calcext:value-type="date">
            <text:p>2019-03-05 15:07:32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36]-[.B35]" office:value-type="time" office:time-value="PT00H00M12S" calcext:value-type="time">
            <text:p>00:12</text:p>
          </table:table-cell>
          <table:table-cell table:formula="of:=[.C36]-[.C35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0" calcext:value-type="float">
            <text:p>59110</text:p>
          </table:table-cell>
          <table:table-cell office:value-type="date" office:date-value="2019-03-05T15:07:36" calcext:value-type="date">
            <text:p>2019-03-05 15:07:3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37]-[.B36]" office:value-type="time" office:time-value="PT00H00M04S" calcext:value-type="time">
            <text:p>00:04</text:p>
          </table:table-cell>
          <table:table-cell table:formula="of:=[.C37]-[.C36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1" calcext:value-type="float">
            <text:p>59111</text:p>
          </table:table-cell>
          <table:table-cell office:value-type="date" office:date-value="2019-03-05T15:07:44" calcext:value-type="date">
            <text:p>2019-03-05 15:07:4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38]-[.B37]" office:value-type="time" office:time-value="PT00H00M08S" calcext:value-type="time">
            <text:p>00:08</text:p>
          </table:table-cell>
          <table:table-cell table:formula="of:=[.C38]-[.C3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2" calcext:value-type="float">
            <text:p>59112</text:p>
          </table:table-cell>
          <table:table-cell office:value-type="date" office:date-value="2019-03-05T15:07:48" calcext:value-type="date">
            <text:p>2019-03-05 15:07:48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39]-[.B38]" office:value-type="time" office:time-value="PT00H00M04S" calcext:value-type="time">
            <text:p>00:04</text:p>
          </table:table-cell>
          <table:table-cell table:formula="of:=[.C39]-[.C3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3" calcext:value-type="float">
            <text:p>59113</text:p>
          </table:table-cell>
          <table:table-cell office:value-type="date" office:date-value="2019-03-05T15:07:52" calcext:value-type="date">
            <text:p>2019-03-05 15:07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0]-[.B39]" office:value-type="time" office:time-value="PT00H00M04S" calcext:value-type="time">
            <text:p>00:04</text:p>
          </table:table-cell>
          <table:table-cell table:formula="of:=[.C40]-[.C3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4" calcext:value-type="float">
            <text:p>59114</text:p>
          </table:table-cell>
          <table:table-cell office:value-type="date" office:date-value="2019-03-05T15:07:56" calcext:value-type="date">
            <text:p>2019-03-05 15:07:5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1]-[.B40]" office:value-type="time" office:time-value="PT00H00M04S" calcext:value-type="time">
            <text:p>00:04</text:p>
          </table:table-cell>
          <table:table-cell table:formula="of:=[.C41]-[.C4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5" calcext:value-type="float">
            <text:p>59115</text:p>
          </table:table-cell>
          <table:table-cell office:value-type="date" office:date-value="2019-03-05T15:08:00" calcext:value-type="date">
            <text:p>2019-03-05 15:08:0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2]-[.B41]" office:value-type="time" office:time-value="PT00H00M04S" calcext:value-type="time">
            <text:p>00:04</text:p>
          </table:table-cell>
          <table:table-cell table:formula="of:=[.C42]-[.C4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6" calcext:value-type="float">
            <text:p>59116</text:p>
          </table:table-cell>
          <table:table-cell office:value-type="date" office:date-value="2019-03-05T15:08:04" calcext:value-type="date">
            <text:p>2019-03-05 15:08:04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43]-[.B42]" office:value-type="time" office:time-value="PT00H00M04S" calcext:value-type="time">
            <text:p>00:04</text:p>
          </table:table-cell>
          <table:table-cell table:formula="of:=[.C43]-[.C42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7" calcext:value-type="float">
            <text:p>59117</text:p>
          </table:table-cell>
          <table:table-cell office:value-type="date" office:date-value="2019-03-05T15:08:08" calcext:value-type="date">
            <text:p>2019-03-05 15:08:08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4]-[.B43]" office:value-type="time" office:time-value="PT00H00M04S" calcext:value-type="time">
            <text:p>00:04</text:p>
          </table:table-cell>
          <table:table-cell table:formula="of:=[.C44]-[.C43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8" calcext:value-type="float">
            <text:p>59118</text:p>
          </table:table-cell>
          <table:table-cell office:value-type="date" office:date-value="2019-03-05T15:08:12" calcext:value-type="date">
            <text:p>2019-03-05 15:08:1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5]-[.B44]" office:value-type="time" office:time-value="PT00H00M04S" calcext:value-type="time">
            <text:p>00:04</text:p>
          </table:table-cell>
          <table:table-cell table:formula="of:=[.C45]-[.C4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19" calcext:value-type="float">
            <text:p>59119</text:p>
          </table:table-cell>
          <table:table-cell office:value-type="date" office:date-value="2019-03-05T15:08:20" calcext:value-type="date">
            <text:p>2019-03-05 15:08:20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6]-[.B45]" office:value-type="time" office:time-value="PT00H00M08S" calcext:value-type="time">
            <text:p>00:08</text:p>
          </table:table-cell>
          <table:table-cell table:formula="of:=[.C46]-[.C4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0" calcext:value-type="float">
            <text:p>59120</text:p>
          </table:table-cell>
          <table:table-cell office:value-type="date" office:date-value="2019-03-05T15:08:28" calcext:value-type="date">
            <text:p>2019-03-05 15:08:28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7]-[.B46]" office:value-type="time" office:time-value="PT00H00M08S" calcext:value-type="time">
            <text:p>00:08</text:p>
          </table:table-cell>
          <table:table-cell table:formula="of:=[.C47]-[.C46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1" calcext:value-type="float">
            <text:p>59121</text:p>
          </table:table-cell>
          <table:table-cell office:value-type="date" office:date-value="2019-03-05T15:08:32" calcext:value-type="date">
            <text:p>2019-03-05 15:08:3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8]-[.B47]" office:value-type="time" office:time-value="PT00H00M04S" calcext:value-type="time">
            <text:p>00:04</text:p>
          </table:table-cell>
          <table:table-cell table:formula="of:=[.C48]-[.C4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2" calcext:value-type="float">
            <text:p>59122</text:p>
          </table:table-cell>
          <table:table-cell office:value-type="date" office:date-value="2019-03-05T15:08:40" calcext:value-type="date">
            <text:p>2019-03-05 15:08:4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9]-[.B48]" office:value-type="time" office:time-value="PT00H00M08S" calcext:value-type="time">
            <text:p>00:08</text:p>
          </table:table-cell>
          <table:table-cell table:formula="of:=[.C49]-[.C4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3" calcext:value-type="float">
            <text:p>59123</text:p>
          </table:table-cell>
          <table:table-cell office:value-type="date" office:date-value="2019-03-05T15:08:44" calcext:value-type="date">
            <text:p>2019-03-05 15:08:4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50]-[.B49]" office:value-type="time" office:time-value="PT00H00M04S" calcext:value-type="time">
            <text:p>00:04</text:p>
          </table:table-cell>
          <table:table-cell table:formula="of:=[.C50]-[.C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4" calcext:value-type="float">
            <text:p>59124</text:p>
          </table:table-cell>
          <table:table-cell office:value-type="date" office:date-value="2019-03-05T15:08:48" calcext:value-type="date">
            <text:p>2019-03-05 15:08:48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51]-[.B50]" office:value-type="time" office:time-value="PT00H00M04S" calcext:value-type="time">
            <text:p>00:04</text:p>
          </table:table-cell>
          <table:table-cell table:formula="of:=[.C51]-[.C5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date" office:date-value="2019-03-05T15:08:52" calcext:value-type="date">
            <text:p>2019-03-05 15:08:5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52]-[.B51]" office:value-type="time" office:time-value="PT00H00M04S" calcext:value-type="time">
            <text:p>00:04</text:p>
          </table:table-cell>
          <table:table-cell table:formula="of:=[.C52]-[.C5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6" calcext:value-type="float">
            <text:p>59126</text:p>
          </table:table-cell>
          <table:table-cell office:value-type="date" office:date-value="2019-03-05T15:08:56" calcext:value-type="date">
            <text:p>2019-03-05 15:08:56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53]-[.B52]" office:value-type="time" office:time-value="PT00H00M04S" calcext:value-type="time">
            <text:p>00:04</text:p>
          </table:table-cell>
          <table:table-cell table:formula="of:=[.C53]-[.C5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date" office:date-value="2019-03-05T15:09:08" calcext:value-type="date">
            <text:p>2019-03-05 15:09:0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54]-[.B53]" office:value-type="time" office:time-value="PT00H00M12S" calcext:value-type="time">
            <text:p>00:12</text:p>
          </table:table-cell>
          <table:table-cell table:formula="of:=[.C54]-[.C53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8" calcext:value-type="float">
            <text:p>59128</text:p>
          </table:table-cell>
          <table:table-cell office:value-type="date" office:date-value="2019-03-05T15:09:12" calcext:value-type="date">
            <text:p>2019-03-05 15:09:1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55]-[.B54]" office:value-type="time" office:time-value="PT00H00M04S" calcext:value-type="time">
            <text:p>00:04</text:p>
          </table:table-cell>
          <table:table-cell table:formula="of:=[.C55]-[.C5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date" office:date-value="2019-03-05T15:09:16" calcext:value-type="date">
            <text:p>2019-03-05 15:09:1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56]-[.B55]" office:value-type="time" office:time-value="PT00H00M04S" calcext:value-type="time">
            <text:p>00:04</text:p>
          </table:table-cell>
          <table:table-cell table:formula="of:=[.C56]-[.C55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0" calcext:value-type="float">
            <text:p>59130</text:p>
          </table:table-cell>
          <table:table-cell office:value-type="date" office:date-value="2019-03-05T15:09:20" calcext:value-type="date">
            <text:p>2019-03-05 15:09:20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57]-[.B56]" office:value-type="time" office:time-value="PT00H00M04S" calcext:value-type="time">
            <text:p>00:04</text:p>
          </table:table-cell>
          <table:table-cell table:formula="of:=[.C57]-[.C56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date" office:date-value="2019-03-05T15:09:28" calcext:value-type="date">
            <text:p>2019-03-05 15:09:2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58]-[.B57]" office:value-type="time" office:time-value="PT00H00M08S" calcext:value-type="time">
            <text:p>00:08</text:p>
          </table:table-cell>
          <table:table-cell table:formula="of:=[.C58]-[.C57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2" calcext:value-type="float">
            <text:p>59132</text:p>
          </table:table-cell>
          <table:table-cell office:value-type="date" office:date-value="2019-03-05T15:09:32" calcext:value-type="date">
            <text:p>2019-03-05 15:09:3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59]-[.B58]" office:value-type="time" office:time-value="PT00H00M04S" calcext:value-type="time">
            <text:p>00:04</text:p>
          </table:table-cell>
          <table:table-cell table:formula="of:=[.C59]-[.C58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date" office:date-value="2019-03-05T15:09:40" calcext:value-type="date">
            <text:p>2019-03-05 15:09:4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60]-[.B59]" office:value-type="time" office:time-value="PT00H00M08S" calcext:value-type="time">
            <text:p>00:08</text:p>
          </table:table-cell>
          <table:table-cell table:formula="of:=[.C60]-[.C5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4" calcext:value-type="float">
            <text:p>59134</text:p>
          </table:table-cell>
          <table:table-cell office:value-type="date" office:date-value="2019-03-05T15:09:44" calcext:value-type="date">
            <text:p>2019-03-05 15:09:4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61]-[.B60]" office:value-type="time" office:time-value="PT00H00M04S" calcext:value-type="time">
            <text:p>00:04</text:p>
          </table:table-cell>
          <table:table-cell table:formula="of:=[.C61]-[.C6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date" office:date-value="2019-03-05T15:09:48" calcext:value-type="date">
            <text:p>2019-03-05 15:09:4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62]-[.B61]" office:value-type="time" office:time-value="PT00H00M04S" calcext:value-type="time">
            <text:p>00:04</text:p>
          </table:table-cell>
          <table:table-cell table:formula="of:=[.C62]-[.C61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6" calcext:value-type="float">
            <text:p>59136</text:p>
          </table:table-cell>
          <table:table-cell office:value-type="date" office:date-value="2019-03-05T15:09:52" calcext:value-type="date">
            <text:p>2019-03-05 15:09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63]-[.B62]" office:value-type="time" office:time-value="PT00H00M04S" calcext:value-type="time">
            <text:p>00:04</text:p>
          </table:table-cell>
          <table:table-cell table:formula="of:=[.C63]-[.C62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date" office:date-value="2019-03-05T15:10:08" calcext:value-type="date">
            <text:p>2019-03-05 15:10:0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64]-[.B63]" office:value-type="time" office:time-value="PT00H00M16S" calcext:value-type="time">
            <text:p>00:16</text:p>
          </table:table-cell>
          <table:table-cell table:formula="of:=[.C64]-[.C63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8" calcext:value-type="float">
            <text:p>59138</text:p>
          </table:table-cell>
          <table:table-cell office:value-type="date" office:date-value="2019-03-05T15:10:16" calcext:value-type="date">
            <text:p>2019-03-05 15:10:16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65]-[.B64]" office:value-type="time" office:time-value="PT00H00M08S" calcext:value-type="time">
            <text:p>00:08</text:p>
          </table:table-cell>
          <table:table-cell table:formula="of:=[.C65]-[.C64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date" office:date-value="2019-03-05T15:10:24" calcext:value-type="date">
            <text:p>2019-03-05 15:10:2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66]-[.B65]" office:value-type="time" office:time-value="PT00H00M08S" calcext:value-type="time">
            <text:p>00:08</text:p>
          </table:table-cell>
          <table:table-cell table:formula="of:=[.C66]-[.C6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0" calcext:value-type="float">
            <text:p>59140</text:p>
          </table:table-cell>
          <table:table-cell office:value-type="date" office:date-value="2019-03-05T15:10:28" calcext:value-type="date">
            <text:p>2019-03-05 15:10:28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67]-[.B66]" office:value-type="time" office:time-value="PT00H00M04S" calcext:value-type="time">
            <text:p>00:04</text:p>
          </table:table-cell>
          <table:table-cell table:formula="of:=[.C67]-[.C66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1" calcext:value-type="float">
            <text:p>59141</text:p>
          </table:table-cell>
          <table:table-cell office:value-type="date" office:date-value="2019-03-05T15:10:36" calcext:value-type="date">
            <text:p>2019-03-05 15:10:3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68]-[.B67]" office:value-type="time" office:time-value="PT00H00M08S" calcext:value-type="time">
            <text:p>00:08</text:p>
          </table:table-cell>
          <table:table-cell table:formula="of:=[.C68]-[.C67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2" calcext:value-type="float">
            <text:p>59142</text:p>
          </table:table-cell>
          <table:table-cell office:value-type="date" office:date-value="2019-03-05T15:10:40" calcext:value-type="date">
            <text:p>2019-03-05 15:10:40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69]-[.B68]" office:value-type="time" office:time-value="PT00H00M04S" calcext:value-type="time">
            <text:p>00:04</text:p>
          </table:table-cell>
          <table:table-cell table:formula="of:=[.C69]-[.C6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3" calcext:value-type="float">
            <text:p>59143</text:p>
          </table:table-cell>
          <table:table-cell office:value-type="date" office:date-value="2019-03-05T15:10:44" calcext:value-type="date">
            <text:p>2019-03-05 15:10:4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70]-[.B69]" office:value-type="time" office:time-value="PT00H00M04S" calcext:value-type="time">
            <text:p>00:04</text:p>
          </table:table-cell>
          <table:table-cell table:formula="of:=[.C70]-[.C6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4" calcext:value-type="float">
            <text:p>59144</text:p>
          </table:table-cell>
          <table:table-cell office:value-type="date" office:date-value="2019-03-05T15:10:48" calcext:value-type="date">
            <text:p>2019-03-05 15:10:48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71]-[.B70]" office:value-type="time" office:time-value="PT00H00M04S" calcext:value-type="time">
            <text:p>00:04</text:p>
          </table:table-cell>
          <table:table-cell table:formula="of:=[.C71]-[.C7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5" calcext:value-type="float">
            <text:p>59145</text:p>
          </table:table-cell>
          <table:table-cell office:value-type="date" office:date-value="2019-03-05T15:10:52" calcext:value-type="date">
            <text:p>2019-03-05 15:10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72]-[.B71]" office:value-type="time" office:time-value="PT00H00M04S" calcext:value-type="time">
            <text:p>00:04</text:p>
          </table:table-cell>
          <table:table-cell table:formula="of:=[.C72]-[.C71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6" calcext:value-type="float">
            <text:p>59146</text:p>
          </table:table-cell>
          <table:table-cell office:value-type="date" office:date-value="2019-03-05T15:10:56" calcext:value-type="date">
            <text:p>2019-03-05 15:10:56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73]-[.B72]" office:value-type="time" office:time-value="PT00H00M04S" calcext:value-type="time">
            <text:p>00:04</text:p>
          </table:table-cell>
          <table:table-cell table:formula="of:=[.C73]-[.C72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7" calcext:value-type="float">
            <text:p>59147</text:p>
          </table:table-cell>
          <table:table-cell office:value-type="date" office:date-value="2019-03-05T15:11:00" calcext:value-type="date">
            <text:p>2019-03-05 15:11:00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74]-[.B73]" office:value-type="time" office:time-value="PT00H00M04S" calcext:value-type="time">
            <text:p>00:04</text:p>
          </table:table-cell>
          <table:table-cell table:formula="of:=[.C74]-[.C73]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8" calcext:value-type="float">
            <text:p>59148</text:p>
          </table:table-cell>
          <table:table-cell office:value-type="date" office:date-value="2019-03-05T15:11:08" calcext:value-type="date">
            <text:p>2019-03-05 15:11:08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75]-[.B74]" office:value-type="time" office:time-value="PT00H00M08S" calcext:value-type="time">
            <text:p>00:08</text:p>
          </table:table-cell>
          <table:table-cell table:formula="of:=[.C75]-[.C74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49" calcext:value-type="float">
            <text:p>59149</text:p>
          </table:table-cell>
          <table:table-cell office:value-type="date" office:date-value="2019-03-05T15:11:12" calcext:value-type="date">
            <text:p>2019-03-05 15:11:12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6]-[.B75]" office:value-type="time" office:time-value="PT00H00M04S" calcext:value-type="time">
            <text:p>00:04</text:p>
          </table:table-cell>
          <table:table-cell table:formula="of:=[.C76]-[.C75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0" calcext:value-type="float">
            <text:p>59150</text:p>
          </table:table-cell>
          <table:table-cell office:value-type="date" office:date-value="2019-03-05T15:11:16" calcext:value-type="date">
            <text:p>2019-03-05 15:11:16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7]-[.B76]" office:value-type="time" office:time-value="PT00H00M04S" calcext:value-type="time">
            <text:p>00:04</text:p>
          </table:table-cell>
          <table:table-cell table:formula="of:=[.C77]-[.C7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1" calcext:value-type="float">
            <text:p>59151</text:p>
          </table:table-cell>
          <table:table-cell office:value-type="date" office:date-value="2019-03-05T15:11:20" calcext:value-type="date">
            <text:p>2019-03-05 15:11:20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78]-[.B77]" office:value-type="time" office:time-value="PT00H00M04S" calcext:value-type="time">
            <text:p>00:04</text:p>
          </table:table-cell>
          <table:table-cell table:formula="of:=[.C78]-[.C77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2" calcext:value-type="float">
            <text:p>59152</text:p>
          </table:table-cell>
          <table:table-cell office:value-type="date" office:date-value="2019-03-05T15:11:24" calcext:value-type="date">
            <text:p>2019-03-05 15:11: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79]-[.B78]" office:value-type="time" office:time-value="PT00H00M04S" calcext:value-type="time">
            <text:p>00:04</text:p>
          </table:table-cell>
          <table:table-cell table:formula="of:=[.C79]-[.C7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3" calcext:value-type="float">
            <text:p>59153</text:p>
          </table:table-cell>
          <table:table-cell office:value-type="date" office:date-value="2019-03-05T15:11:28" calcext:value-type="date">
            <text:p>2019-03-05 15:11:2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80]-[.B79]" office:value-type="time" office:time-value="PT00H00M04S" calcext:value-type="time">
            <text:p>00:04</text:p>
          </table:table-cell>
          <table:table-cell table:formula="of:=[.C80]-[.C79]" office:value-type="float" office:value="-37" calcext:value-type="float">
            <text:p>-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4" calcext:value-type="float">
            <text:p>59154</text:p>
          </table:table-cell>
          <table:table-cell office:value-type="date" office:date-value="2019-03-05T15:11:32" calcext:value-type="date">
            <text:p>2019-03-05 15:11:3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81]-[.B80]" office:value-type="time" office:time-value="PT00H00M04S" calcext:value-type="time">
            <text:p>00:04</text:p>
          </table:table-cell>
          <table:table-cell table:formula="of:=[.C81]-[.C8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5" calcext:value-type="float">
            <text:p>59155</text:p>
          </table:table-cell>
          <table:table-cell office:value-type="date" office:date-value="2019-03-05T15:11:40" calcext:value-type="date">
            <text:p>2019-03-05 15:11:40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82]-[.B81]" office:value-type="time" office:time-value="PT00H00M08S" calcext:value-type="time">
            <text:p>00:08</text:p>
          </table:table-cell>
          <table:table-cell table:formula="of:=[.C82]-[.C81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6" calcext:value-type="float">
            <text:p>59156</text:p>
          </table:table-cell>
          <table:table-cell office:value-type="date" office:date-value="2019-03-05T15:11:44" calcext:value-type="date">
            <text:p>2019-03-05 15:11:4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83]-[.B82]" office:value-type="time" office:time-value="PT00H00M04S" calcext:value-type="time">
            <text:p>00:04</text:p>
          </table:table-cell>
          <table:table-cell table:formula="of:=[.C83]-[.C82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7" calcext:value-type="float">
            <text:p>59157</text:p>
          </table:table-cell>
          <table:table-cell office:value-type="date" office:date-value="2019-03-05T15:11:48" calcext:value-type="date">
            <text:p>2019-03-05 15:11:48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84]-[.B83]" office:value-type="time" office:time-value="PT00H00M04S" calcext:value-type="time">
            <text:p>00:04</text:p>
          </table:table-cell>
          <table:table-cell table:formula="of:=[.C84]-[.C83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8" calcext:value-type="float">
            <text:p>59158</text:p>
          </table:table-cell>
          <table:table-cell office:value-type="date" office:date-value="2019-03-05T15:11:52" calcext:value-type="date">
            <text:p>2019-03-05 15:11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85]-[.B84]" office:value-type="time" office:time-value="PT00H00M04S" calcext:value-type="time">
            <text:p>00:04</text:p>
          </table:table-cell>
          <table:table-cell table:formula="of:=[.C85]-[.C84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59" calcext:value-type="float">
            <text:p>59159</text:p>
          </table:table-cell>
          <table:table-cell office:value-type="date" office:date-value="2019-03-05T15:11:56" calcext:value-type="date">
            <text:p>2019-03-05 15:11:56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86]-[.B85]" office:value-type="time" office:time-value="PT00H00M04S" calcext:value-type="time">
            <text:p>00:04</text:p>
          </table:table-cell>
          <table:table-cell table:formula="of:=[.C86]-[.C85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0" calcext:value-type="float">
            <text:p>59160</text:p>
          </table:table-cell>
          <table:table-cell office:value-type="date" office:date-value="2019-03-05T15:12:00" calcext:value-type="date">
            <text:p>2019-03-05 15:12:00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87]-[.B86]" office:value-type="time" office:time-value="PT00H00M04S" calcext:value-type="time">
            <text:p>00:04</text:p>
          </table:table-cell>
          <table:table-cell table:formula="of:=[.C87]-[.C86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1" calcext:value-type="float">
            <text:p>59161</text:p>
          </table:table-cell>
          <table:table-cell office:value-type="date" office:date-value="2019-03-05T15:12:04" calcext:value-type="date">
            <text:p>2019-03-05 15:12:0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88]-[.B87]" office:value-type="time" office:time-value="PT00H00M04S" calcext:value-type="time">
            <text:p>00:04</text:p>
          </table:table-cell>
          <table:table-cell table:formula="of:=[.C88]-[.C8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2" calcext:value-type="float">
            <text:p>59162</text:p>
          </table:table-cell>
          <table:table-cell office:value-type="date" office:date-value="2019-03-05T15:12:08" calcext:value-type="date">
            <text:p>2019-03-05 15:12:08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89]-[.B88]" office:value-type="time" office:time-value="PT00H00M04S" calcext:value-type="time">
            <text:p>00:04</text:p>
          </table:table-cell>
          <table:table-cell table:formula="of:=[.C89]-[.C88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3" calcext:value-type="float">
            <text:p>59163</text:p>
          </table:table-cell>
          <table:table-cell office:value-type="date" office:date-value="2019-03-05T15:12:12" calcext:value-type="date">
            <text:p>2019-03-05 15:12:1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90]-[.B89]" office:value-type="time" office:time-value="PT00H00M04S" calcext:value-type="time">
            <text:p>00:04</text:p>
          </table:table-cell>
          <table:table-cell table:formula="of:=[.C90]-[.C89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4" calcext:value-type="float">
            <text:p>59164</text:p>
          </table:table-cell>
          <table:table-cell office:value-type="date" office:date-value="2019-03-05T15:12:20" calcext:value-type="date">
            <text:p>2019-03-05 15:12:2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91]-[.B90]" office:value-type="time" office:time-value="PT00H00M08S" calcext:value-type="time">
            <text:p>00:08</text:p>
          </table:table-cell>
          <table:table-cell table:formula="of:=[.C91]-[.C9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5" calcext:value-type="float">
            <text:p>59165</text:p>
          </table:table-cell>
          <table:table-cell office:value-type="date" office:date-value="2019-03-05T15:12:24" calcext:value-type="date">
            <text:p>2019-03-05 15:12:2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92]-[.B91]" office:value-type="time" office:time-value="PT00H00M04S" calcext:value-type="time">
            <text:p>00:04</text:p>
          </table:table-cell>
          <table:table-cell table:formula="of:=[.C92]-[.C9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6" calcext:value-type="float">
            <text:p>59166</text:p>
          </table:table-cell>
          <table:table-cell office:value-type="date" office:date-value="2019-03-05T15:12:28" calcext:value-type="date">
            <text:p>2019-03-05 15:12:2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93]-[.B92]" office:value-type="time" office:time-value="PT00H00M04S" calcext:value-type="time">
            <text:p>00:04</text:p>
          </table:table-cell>
          <table:table-cell table:formula="of:=[.C93]-[.C92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7" calcext:value-type="float">
            <text:p>59167</text:p>
          </table:table-cell>
          <table:table-cell office:value-type="date" office:date-value="2019-03-05T15:12:32" calcext:value-type="date">
            <text:p>2019-03-05 15:12:3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94]-[.B93]" office:value-type="time" office:time-value="PT00H00M04S" calcext:value-type="time">
            <text:p>00:04</text:p>
          </table:table-cell>
          <table:table-cell table:formula="of:=[.C94]-[.C93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8" calcext:value-type="float">
            <text:p>59168</text:p>
          </table:table-cell>
          <table:table-cell office:value-type="date" office:date-value="2019-03-05T15:12:36" calcext:value-type="date">
            <text:p>2019-03-05 15:12:3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95]-[.B94]" office:value-type="time" office:time-value="PT00H00M04S" calcext:value-type="time">
            <text:p>00:04</text:p>
          </table:table-cell>
          <table:table-cell table:formula="of:=[.C95]-[.C9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69" calcext:value-type="float">
            <text:p>59169</text:p>
          </table:table-cell>
          <table:table-cell office:value-type="date" office:date-value="2019-03-05T15:12:40" calcext:value-type="date">
            <text:p>2019-03-05 15:12:40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96]-[.B95]" office:value-type="time" office:time-value="PT00H00M04S" calcext:value-type="time">
            <text:p>00:04</text:p>
          </table:table-cell>
          <table:table-cell table:formula="of:=[.C96]-[.C9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0" calcext:value-type="float">
            <text:p>59170</text:p>
          </table:table-cell>
          <table:table-cell office:value-type="date" office:date-value="2019-03-05T15:12:44" calcext:value-type="date">
            <text:p>2019-03-05 15:12:4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97]-[.B96]" office:value-type="time" office:time-value="PT00H00M04S" calcext:value-type="time">
            <text:p>00:04</text:p>
          </table:table-cell>
          <table:table-cell table:formula="of:=[.C97]-[.C9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1" calcext:value-type="float">
            <text:p>59171</text:p>
          </table:table-cell>
          <table:table-cell office:value-type="date" office:date-value="2019-03-05T15:12:48" calcext:value-type="date">
            <text:p>2019-03-05 15:12:4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98]-[.B97]" office:value-type="time" office:time-value="PT00H00M04S" calcext:value-type="time">
            <text:p>00:04</text:p>
          </table:table-cell>
          <table:table-cell table:formula="of:=[.C98]-[.C97]"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2" calcext:value-type="float">
            <text:p>59172</text:p>
          </table:table-cell>
          <table:table-cell office:value-type="date" office:date-value="2019-03-05T15:12:52" calcext:value-type="date">
            <text:p>2019-03-05 15:12:52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99]-[.B98]" office:value-type="time" office:time-value="PT00H00M04S" calcext:value-type="time">
            <text:p>00:04</text:p>
          </table:table-cell>
          <table:table-cell table:formula="of:=[.C99]-[.C98]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3" calcext:value-type="float">
            <text:p>59173</text:p>
          </table:table-cell>
          <table:table-cell office:value-type="date" office:date-value="2019-03-05T15:12:56" calcext:value-type="date">
            <text:p>2019-03-05 15:12:56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00]-[.B99]" office:value-type="time" office:time-value="PT00H00M04S" calcext:value-type="time">
            <text:p>00:04</text:p>
          </table:table-cell>
          <table:table-cell table:formula="of:=[.C100]-[.C99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4" calcext:value-type="float">
            <text:p>59174</text:p>
          </table:table-cell>
          <table:table-cell office:value-type="date" office:date-value="2019-03-05T15:13:00" calcext:value-type="date">
            <text:p>2019-03-05 15:13:00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01]-[.B100]" office:value-type="time" office:time-value="PT00H00M04S" calcext:value-type="time">
            <text:p>00:04</text:p>
          </table:table-cell>
          <table:table-cell table:formula="of:=[.C101]-[.C100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5" calcext:value-type="float">
            <text:p>59175</text:p>
          </table:table-cell>
          <table:table-cell office:value-type="date" office:date-value="2019-03-05T15:13:04" calcext:value-type="date">
            <text:p>2019-03-05 15:13:0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02]-[.B101]" office:value-type="time" office:time-value="PT00H00M04S" calcext:value-type="time">
            <text:p>00:04</text:p>
          </table:table-cell>
          <table:table-cell table:formula="of:=[.C102]-[.C101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6" calcext:value-type="float">
            <text:p>59176</text:p>
          </table:table-cell>
          <table:table-cell office:value-type="date" office:date-value="2019-03-05T15:13:24" calcext:value-type="date">
            <text:p>2019-03-05 15:13:24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03]-[.B102]" office:value-type="time" office:time-value="PT00H00M20S" calcext:value-type="time">
            <text:p>00:20</text:p>
          </table:table-cell>
          <table:table-cell table:formula="of:=[.C103]-[.C102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7" calcext:value-type="float">
            <text:p>59177</text:p>
          </table:table-cell>
          <table:table-cell office:value-type="date" office:date-value="2019-03-05T15:13:29" calcext:value-type="date">
            <text:p>2019-03-05 15:13:29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04]-[.B103]" office:value-type="time" office:time-value="PT00H00M05S" calcext:value-type="time">
            <text:p>00:05</text:p>
          </table:table-cell>
          <table:table-cell table:formula="of:=[.C104]-[.C103]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8" calcext:value-type="float">
            <text:p>59178</text:p>
          </table:table-cell>
          <table:table-cell office:value-type="date" office:date-value="2019-03-05T15:13:32" calcext:value-type="date">
            <text:p>2019-03-05 15:13:32</text:p>
          </table:table-cell>
          <table:table-cell table:style-name="Default" office:value-type="float" office:value="585" calcext:value-type="float">
            <text:p>585</text:p>
          </table:table-cell>
          <table:table-cell table:formula="of:=[.B105]-[.B104]" office:value-type="time" office:time-value="PT00H00M03S" calcext:value-type="time">
            <text:p>00:03</text:p>
          </table:table-cell>
          <table:table-cell table:formula="of:=[.C105]-[.C104]" office:value-type="float" office:value="-39" calcext:value-type="float">
            <text:p>-3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79" calcext:value-type="float">
            <text:p>59179</text:p>
          </table:table-cell>
          <table:table-cell office:value-type="date" office:date-value="2019-03-05T15:13:36" calcext:value-type="date">
            <text:p>2019-03-05 15:13:3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06]-[.B105]" office:value-type="time" office:time-value="PT00H00M04S" calcext:value-type="time">
            <text:p>00:04</text:p>
          </table:table-cell>
          <table:table-cell table:formula="of:=[.C106]-[.C105]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0" calcext:value-type="float">
            <text:p>59180</text:p>
          </table:table-cell>
          <table:table-cell office:value-type="date" office:date-value="2019-03-05T15:13:44" calcext:value-type="date">
            <text:p>2019-03-05 15:13:4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07]-[.B106]" office:value-type="time" office:time-value="PT00H00M08S" calcext:value-type="time">
            <text:p>00:08</text:p>
          </table:table-cell>
          <table:table-cell table:formula="of:=[.C107]-[.C106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1" calcext:value-type="float">
            <text:p>59181</text:p>
          </table:table-cell>
          <table:table-cell office:value-type="date" office:date-value="2019-03-05T15:13:48" calcext:value-type="date">
            <text:p>2019-03-05 15:13:48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08]-[.B107]" office:value-type="time" office:time-value="PT00H00M04S" calcext:value-type="time">
            <text:p>00:04</text:p>
          </table:table-cell>
          <table:table-cell table:formula="of:=[.C108]-[.C107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2" calcext:value-type="float">
            <text:p>59182</text:p>
          </table:table-cell>
          <table:table-cell office:value-type="date" office:date-value="2019-03-05T15:13:56" calcext:value-type="date">
            <text:p>2019-03-05 15:13:56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09]-[.B108]" office:value-type="time" office:time-value="PT00H00M08S" calcext:value-type="time">
            <text:p>00:08</text:p>
          </table:table-cell>
          <table:table-cell table:formula="of:=[.C109]-[.C108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3" calcext:value-type="float">
            <text:p>59183</text:p>
          </table:table-cell>
          <table:table-cell office:value-type="date" office:date-value="2019-03-05T15:14:00" calcext:value-type="date">
            <text:p>2019-03-05 15:14:00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10]-[.B109]" office:value-type="time" office:time-value="PT00H00M04S" calcext:value-type="time">
            <text:p>00:04</text:p>
          </table:table-cell>
          <table:table-cell table:formula="of:=[.C110]-[.C109]" office:value-type="float" office:value="-37" calcext:value-type="float">
            <text:p>-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4" calcext:value-type="float">
            <text:p>59184</text:p>
          </table:table-cell>
          <table:table-cell office:value-type="date" office:date-value="2019-03-05T15:14:04" calcext:value-type="date">
            <text:p>2019-03-05 15:14:0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11]-[.B110]" office:value-type="time" office:time-value="PT00H00M04S" calcext:value-type="time">
            <text:p>00:04</text:p>
          </table:table-cell>
          <table:table-cell table:formula="of:=[.C111]-[.C11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5" calcext:value-type="float">
            <text:p>59185</text:p>
          </table:table-cell>
          <table:table-cell office:value-type="date" office:date-value="2019-03-05T15:14:20" calcext:value-type="date">
            <text:p>2019-03-05 15:14:20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12]-[.B111]" office:value-type="time" office:time-value="PT00H00M16S" calcext:value-type="time">
            <text:p>00:16</text:p>
          </table:table-cell>
          <table:table-cell table:formula="of:=[.C112]-[.C11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6" calcext:value-type="float">
            <text:p>59186</text:p>
          </table:table-cell>
          <table:table-cell office:value-type="date" office:date-value="2019-03-05T15:14:24" calcext:value-type="date">
            <text:p>2019-03-05 15:14:24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13]-[.B112]" office:value-type="time" office:time-value="PT00H00M04S" calcext:value-type="time">
            <text:p>00:04</text:p>
          </table:table-cell>
          <table:table-cell table:formula="of:=[.C113]-[.C112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7" calcext:value-type="float">
            <text:p>59187</text:p>
          </table:table-cell>
          <table:table-cell office:value-type="date" office:date-value="2019-03-05T15:14:28" calcext:value-type="date">
            <text:p>2019-03-05 15:14:2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14]-[.B113]" office:value-type="time" office:time-value="PT00H00M04S" calcext:value-type="time">
            <text:p>00:04</text:p>
          </table:table-cell>
          <table:table-cell table:formula="of:=[.C114]-[.C113]"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8" calcext:value-type="float">
            <text:p>59188</text:p>
          </table:table-cell>
          <table:table-cell office:value-type="date" office:date-value="2019-03-05T15:14:32" calcext:value-type="date">
            <text:p>2019-03-05 15:14:3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15]-[.B114]" office:value-type="time" office:time-value="PT00H00M04S" calcext:value-type="time">
            <text:p>00:04</text:p>
          </table:table-cell>
          <table:table-cell table:formula="of:=[.C115]-[.C114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89" calcext:value-type="float">
            <text:p>59189</text:p>
          </table:table-cell>
          <table:table-cell office:value-type="date" office:date-value="2019-03-05T15:14:36" calcext:value-type="date">
            <text:p>2019-03-05 15:14:36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16]-[.B115]" office:value-type="time" office:time-value="PT00H00M04S" calcext:value-type="time">
            <text:p>00:04</text:p>
          </table:table-cell>
          <table:table-cell table:formula="of:=[.C116]-[.C115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0" calcext:value-type="float">
            <text:p>59190</text:p>
          </table:table-cell>
          <table:table-cell office:value-type="date" office:date-value="2019-03-05T15:14:44" calcext:value-type="date">
            <text:p>2019-03-05 15:14:4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17]-[.B116]" office:value-type="time" office:time-value="PT00H00M08S" calcext:value-type="time">
            <text:p>00:08</text:p>
          </table:table-cell>
          <table:table-cell table:formula="of:=[.C117]-[.C11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1" calcext:value-type="float">
            <text:p>59191</text:p>
          </table:table-cell>
          <table:table-cell office:value-type="date" office:date-value="2019-03-05T15:14:48" calcext:value-type="date">
            <text:p>2019-03-05 15:14:48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18]-[.B117]" office:value-type="time" office:time-value="PT00H00M04S" calcext:value-type="time">
            <text:p>00:04</text:p>
          </table:table-cell>
          <table:table-cell table:formula="of:=[.C118]-[.C11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2" calcext:value-type="float">
            <text:p>59192</text:p>
          </table:table-cell>
          <table:table-cell office:value-type="date" office:date-value="2019-03-05T15:14:52" calcext:value-type="date">
            <text:p>2019-03-05 15:14:5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19]-[.B118]" office:value-type="time" office:time-value="PT00H00M04S" calcext:value-type="time">
            <text:p>00:04</text:p>
          </table:table-cell>
          <table:table-cell table:formula="of:=[.C119]-[.C118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3" calcext:value-type="float">
            <text:p>59193</text:p>
          </table:table-cell>
          <table:table-cell office:value-type="date" office:date-value="2019-03-05T15:14:56" calcext:value-type="date">
            <text:p>2019-03-05 15:14:56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20]-[.B119]" office:value-type="time" office:time-value="PT00H00M04S" calcext:value-type="time">
            <text:p>00:04</text:p>
          </table:table-cell>
          <table:table-cell table:formula="of:=[.C120]-[.C119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4" calcext:value-type="float">
            <text:p>59194</text:p>
          </table:table-cell>
          <table:table-cell office:value-type="date" office:date-value="2019-03-05T15:15:00" calcext:value-type="date">
            <text:p>2019-03-05 15:15:0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21]-[.B120]" office:value-type="time" office:time-value="PT00H00M04S" calcext:value-type="time">
            <text:p>00:04</text:p>
          </table:table-cell>
          <table:table-cell table:formula="of:=[.C121]-[.C120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5" calcext:value-type="float">
            <text:p>59195</text:p>
          </table:table-cell>
          <table:table-cell office:value-type="date" office:date-value="2019-03-05T15:15:09" calcext:value-type="date">
            <text:p>2019-03-05 15:15:09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22]-[.B121]" office:value-type="time" office:time-value="PT00H00M09S" calcext:value-type="time">
            <text:p>00:09</text:p>
          </table:table-cell>
          <table:table-cell table:formula="of:=[.C122]-[.C121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6" calcext:value-type="float">
            <text:p>59196</text:p>
          </table:table-cell>
          <table:table-cell office:value-type="date" office:date-value="2019-03-05T15:15:13" calcext:value-type="date">
            <text:p>2019-03-05 15:15:13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23]-[.B122]" office:value-type="time" office:time-value="PT00H00M04S" calcext:value-type="time">
            <text:p>00:04</text:p>
          </table:table-cell>
          <table:table-cell table:formula="of:=[.C123]-[.C122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7" calcext:value-type="float">
            <text:p>59197</text:p>
          </table:table-cell>
          <table:table-cell office:value-type="date" office:date-value="2019-03-05T15:15:25" calcext:value-type="date">
            <text:p>2019-03-05 15:15:25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24]-[.B123]" office:value-type="time" office:time-value="PT00H00M12S" calcext:value-type="time">
            <text:p>00:12</text:p>
          </table:table-cell>
          <table:table-cell table:formula="of:=[.C124]-[.C123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8" calcext:value-type="float">
            <text:p>59198</text:p>
          </table:table-cell>
          <table:table-cell office:value-type="date" office:date-value="2019-03-05T15:15:28" calcext:value-type="date">
            <text:p>2019-03-05 15:15:28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125]-[.B124]" office:value-type="time" office:time-value="PT00H00M03S" calcext:value-type="time">
            <text:p>00:03</text:p>
          </table:table-cell>
          <table:table-cell table:formula="of:=[.C125]-[.C12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199" calcext:value-type="float">
            <text:p>59199</text:p>
          </table:table-cell>
          <table:table-cell office:value-type="date" office:date-value="2019-03-05T15:15:32" calcext:value-type="date">
            <text:p>2019-03-05 15:15:3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26]-[.B125]" office:value-type="time" office:time-value="PT00H00M04S" calcext:value-type="time">
            <text:p>00:04</text:p>
          </table:table-cell>
          <table:table-cell table:formula="of:=[.C126]-[.C125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date" office:date-value="2019-03-05T15:15:36" calcext:value-type="date">
            <text:p>2019-03-05 15:15:36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27]-[.B126]" office:value-type="time" office:time-value="PT00H00M04S" calcext:value-type="time">
            <text:p>00:04</text:p>
          </table:table-cell>
          <table:table-cell table:formula="of:=[.C127]-[.C12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1" calcext:value-type="float">
            <text:p>59201</text:p>
          </table:table-cell>
          <table:table-cell office:value-type="date" office:date-value="2019-03-05T15:15:44" calcext:value-type="date">
            <text:p>2019-03-05 15:15:4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28]-[.B127]" office:value-type="time" office:time-value="PT00H00M08S" calcext:value-type="time">
            <text:p>00:08</text:p>
          </table:table-cell>
          <table:table-cell table:formula="of:=[.C128]-[.C12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date" office:date-value="2019-03-05T15:15:52" calcext:value-type="date">
            <text:p>2019-03-05 15:15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29]-[.B128]" office:value-type="time" office:time-value="PT00H00M08S" calcext:value-type="time">
            <text:p>00:08</text:p>
          </table:table-cell>
          <table:table-cell table:formula="of:=[.C129]-[.C12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date" office:date-value="2019-03-05T15:15:56" calcext:value-type="date">
            <text:p>2019-03-05 15:15:56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30]-[.B129]" office:value-type="time" office:time-value="PT00H00M04S" calcext:value-type="time">
            <text:p>00:04</text:p>
          </table:table-cell>
          <table:table-cell table:formula="of:=[.C130]-[.C129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4" calcext:value-type="float">
            <text:p>59204</text:p>
          </table:table-cell>
          <table:table-cell office:value-type="date" office:date-value="2019-03-05T15:16:00" calcext:value-type="date">
            <text:p>2019-03-05 15:16:00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31]-[.B130]" office:value-type="time" office:time-value="PT00H00M04S" calcext:value-type="time">
            <text:p>00:04</text:p>
          </table:table-cell>
          <table:table-cell table:formula="of:=[.C131]-[.C130]" office:value-type="float" office:value="-37" calcext:value-type="float">
            <text:p>-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5" calcext:value-type="float">
            <text:p>59205</text:p>
          </table:table-cell>
          <table:table-cell office:value-type="date" office:date-value="2019-03-05T15:16:04" calcext:value-type="date">
            <text:p>2019-03-05 15:16:0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32]-[.B131]" office:value-type="time" office:time-value="PT00H00M04S" calcext:value-type="time">
            <text:p>00:04</text:p>
          </table:table-cell>
          <table:table-cell table:formula="of:=[.C132]-[.C1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6" calcext:value-type="float">
            <text:p>59206</text:p>
          </table:table-cell>
          <table:table-cell office:value-type="date" office:date-value="2019-03-05T15:16:12" calcext:value-type="date">
            <text:p>2019-03-05 15:16:1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33]-[.B132]" office:value-type="time" office:time-value="PT00H00M08S" calcext:value-type="time">
            <text:p>00:08</text:p>
          </table:table-cell>
          <table:table-cell table:formula="of:=[.C133]-[.C13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7" calcext:value-type="float">
            <text:p>59207</text:p>
          </table:table-cell>
          <table:table-cell office:value-type="date" office:date-value="2019-03-05T15:16:16" calcext:value-type="date">
            <text:p>2019-03-05 15:16:1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34]-[.B133]" office:value-type="time" office:time-value="PT00H00M04S" calcext:value-type="time">
            <text:p>00:04</text:p>
          </table:table-cell>
          <table:table-cell table:formula="of:=[.C134]-[.C133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8" calcext:value-type="float">
            <text:p>59208</text:p>
          </table:table-cell>
          <table:table-cell office:value-type="date" office:date-value="2019-03-05T15:16:20" calcext:value-type="date">
            <text:p>2019-03-05 15:16:2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35]-[.B134]" office:value-type="time" office:time-value="PT00H00M04S" calcext:value-type="time">
            <text:p>00:04</text:p>
          </table:table-cell>
          <table:table-cell table:formula="of:=[.C135]-[.C134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09" calcext:value-type="float">
            <text:p>59209</text:p>
          </table:table-cell>
          <table:table-cell office:value-type="date" office:date-value="2019-03-05T15:16:24" calcext:value-type="date">
            <text:p>2019-03-05 15:16:2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36]-[.B135]" office:value-type="time" office:time-value="PT00H00M04S" calcext:value-type="time">
            <text:p>00:04</text:p>
          </table:table-cell>
          <table:table-cell table:formula="of:=[.C136]-[.C13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0" calcext:value-type="float">
            <text:p>59210</text:p>
          </table:table-cell>
          <table:table-cell office:value-type="date" office:date-value="2019-03-05T15:16:28" calcext:value-type="date">
            <text:p>2019-03-05 15:16:28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37]-[.B136]" office:value-type="time" office:time-value="PT00H00M04S" calcext:value-type="time">
            <text:p>00:04</text:p>
          </table:table-cell>
          <table:table-cell table:formula="of:=[.C137]-[.C13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1" calcext:value-type="float">
            <text:p>59211</text:p>
          </table:table-cell>
          <table:table-cell office:value-type="date" office:date-value="2019-03-05T15:16:32" calcext:value-type="date">
            <text:p>2019-03-05 15:16:32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38]-[.B137]" office:value-type="time" office:time-value="PT00H00M04S" calcext:value-type="time">
            <text:p>00:04</text:p>
          </table:table-cell>
          <table:table-cell table:formula="of:=[.C138]-[.C137]" office:value-type="float" office:value="-37" calcext:value-type="float">
            <text:p>-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2" calcext:value-type="float">
            <text:p>59212</text:p>
          </table:table-cell>
          <table:table-cell office:value-type="date" office:date-value="2019-03-05T15:16:36" calcext:value-type="date">
            <text:p>2019-03-05 15:16:3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39]-[.B138]" office:value-type="time" office:time-value="PT00H00M04S" calcext:value-type="time">
            <text:p>00:04</text:p>
          </table:table-cell>
          <table:table-cell table:formula="of:=[.C139]-[.C138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3" calcext:value-type="float">
            <text:p>59213</text:p>
          </table:table-cell>
          <table:table-cell office:value-type="date" office:date-value="2019-03-05T15:16:45" calcext:value-type="date">
            <text:p>2019-03-05 15:16:45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40]-[.B139]" office:value-type="time" office:time-value="PT00H00M09S" calcext:value-type="time">
            <text:p>00:09</text:p>
          </table:table-cell>
          <table:table-cell table:formula="of:=[.C140]-[.C13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4" calcext:value-type="float">
            <text:p>59214</text:p>
          </table:table-cell>
          <table:table-cell office:value-type="date" office:date-value="2019-03-05T15:16:57" calcext:value-type="date">
            <text:p>2019-03-05 15:16:57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41]-[.B140]" office:value-type="time" office:time-value="PT00H00M12S" calcext:value-type="time">
            <text:p>00:12</text:p>
          </table:table-cell>
          <table:table-cell table:formula="of:=[.C141]-[.C140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5" calcext:value-type="float">
            <text:p>59215</text:p>
          </table:table-cell>
          <table:table-cell office:value-type="date" office:date-value="2019-03-05T15:17:00" calcext:value-type="date">
            <text:p>2019-03-05 15:17:00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42]-[.B141]" office:value-type="time" office:time-value="PT00H00M03S" calcext:value-type="time">
            <text:p>00:03</text:p>
          </table:table-cell>
          <table:table-cell table:formula="of:=[.C142]-[.C141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6" calcext:value-type="float">
            <text:p>59216</text:p>
          </table:table-cell>
          <table:table-cell office:value-type="date" office:date-value="2019-03-05T15:17:13" calcext:value-type="date">
            <text:p>2019-03-05 15:17:13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43]-[.B142]" office:value-type="time" office:time-value="PT00H00M13S" calcext:value-type="time">
            <text:p>00:13</text:p>
          </table:table-cell>
          <table:table-cell table:formula="of:=[.C143]-[.C142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7" calcext:value-type="float">
            <text:p>59217</text:p>
          </table:table-cell>
          <table:table-cell office:value-type="date" office:date-value="2019-03-05T15:17:20" calcext:value-type="date">
            <text:p>2019-03-05 15:17:20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44]-[.B143]" office:value-type="time" office:time-value="PT00H00M07S" calcext:value-type="time">
            <text:p>00:07</text:p>
          </table:table-cell>
          <table:table-cell table:formula="of:=[.C144]-[.C143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8" calcext:value-type="float">
            <text:p>59218</text:p>
          </table:table-cell>
          <table:table-cell office:value-type="date" office:date-value="2019-03-05T15:17:24" calcext:value-type="date">
            <text:p>2019-03-05 15:17:2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45]-[.B144]" office:value-type="time" office:time-value="PT00H00M04S" calcext:value-type="time">
            <text:p>00:04</text:p>
          </table:table-cell>
          <table:table-cell table:formula="of:=[.C145]-[.C14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19" calcext:value-type="float">
            <text:p>59219</text:p>
          </table:table-cell>
          <table:table-cell office:value-type="date" office:date-value="2019-03-05T15:17:28" calcext:value-type="date">
            <text:p>2019-03-05 15:17:2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46]-[.B145]" office:value-type="time" office:time-value="PT00H00M04S" calcext:value-type="time">
            <text:p>00:04</text:p>
          </table:table-cell>
          <table:table-cell table:formula="of:=[.C146]-[.C145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0" calcext:value-type="float">
            <text:p>59220</text:p>
          </table:table-cell>
          <table:table-cell office:value-type="date" office:date-value="2019-03-05T15:17:40" calcext:value-type="date">
            <text:p>2019-03-05 15:17:4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47]-[.B146]" office:value-type="time" office:time-value="PT00H00M12S" calcext:value-type="time">
            <text:p>00:12</text:p>
          </table:table-cell>
          <table:table-cell table:formula="of:=[.C147]-[.C146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1" calcext:value-type="float">
            <text:p>59221</text:p>
          </table:table-cell>
          <table:table-cell office:value-type="date" office:date-value="2019-03-05T15:17:48" calcext:value-type="date">
            <text:p>2019-03-05 15:17:48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48]-[.B147]" office:value-type="time" office:time-value="PT00H00M08S" calcext:value-type="time">
            <text:p>00:08</text:p>
          </table:table-cell>
          <table:table-cell table:formula="of:=[.C148]-[.C147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2" calcext:value-type="float">
            <text:p>59222</text:p>
          </table:table-cell>
          <table:table-cell office:value-type="date" office:date-value="2019-03-05T15:17:52" calcext:value-type="date">
            <text:p>2019-03-05 15:17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49]-[.B148]" office:value-type="time" office:time-value="PT00H00M04S" calcext:value-type="time">
            <text:p>00:04</text:p>
          </table:table-cell>
          <table:table-cell table:formula="of:=[.C149]-[.C148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3" calcext:value-type="float">
            <text:p>59223</text:p>
          </table:table-cell>
          <table:table-cell office:value-type="date" office:date-value="2019-03-05T15:17:56" calcext:value-type="date">
            <text:p>2019-03-05 15:17:5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50]-[.B149]" office:value-type="time" office:time-value="PT00H00M04S" calcext:value-type="time">
            <text:p>00:04</text:p>
          </table:table-cell>
          <table:table-cell table:formula="of:=[.C150]-[.C1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4" calcext:value-type="float">
            <text:p>59224</text:p>
          </table:table-cell>
          <table:table-cell office:value-type="date" office:date-value="2019-03-05T15:18:00" calcext:value-type="date">
            <text:p>2019-03-05 15:18:0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51]-[.B150]" office:value-type="time" office:time-value="PT00H00M04S" calcext:value-type="time">
            <text:p>00:04</text:p>
          </table:table-cell>
          <table:table-cell table:formula="of:=[.C151]-[.C15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5" calcext:value-type="float">
            <text:p>59225</text:p>
          </table:table-cell>
          <table:table-cell office:value-type="date" office:date-value="2019-03-05T15:18:05" calcext:value-type="date">
            <text:p>2019-03-05 15:18:05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52]-[.B151]" office:value-type="time" office:time-value="PT00H00M05S" calcext:value-type="time">
            <text:p>00:05</text:p>
          </table:table-cell>
          <table:table-cell table:formula="of:=[.C152]-[.C151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6" calcext:value-type="float">
            <text:p>59226</text:p>
          </table:table-cell>
          <table:table-cell office:value-type="date" office:date-value="2019-03-05T15:18:09" calcext:value-type="date">
            <text:p>2019-03-05 15:18:09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53]-[.B152]" office:value-type="time" office:time-value="PT00H00M04S" calcext:value-type="time">
            <text:p>00:04</text:p>
          </table:table-cell>
          <table:table-cell table:formula="of:=[.C153]-[.C152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7" calcext:value-type="float">
            <text:p>59227</text:p>
          </table:table-cell>
          <table:table-cell office:value-type="date" office:date-value="2019-03-05T15:18:12" calcext:value-type="date">
            <text:p>2019-03-05 15:18:12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154]-[.B153]" office:value-type="time" office:time-value="PT00H00M03S" calcext:value-type="time">
            <text:p>00:03</text:p>
          </table:table-cell>
          <table:table-cell table:formula="of:=[.C154]-[.C153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28" calcext:value-type="float">
            <text:p>59228</text:p>
          </table:table-cell>
          <table:table-cell office:value-type="date" office:date-value="2019-03-05T15:18:17" calcext:value-type="date">
            <text:p>2019-03-05 15:18:1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155]-[.B154]" office:value-type="time" office:time-value="PT00H00M05S" calcext:value-type="time">
            <text:p>00:05</text:p>
          </table:table-cell>
          <table:table-cell table:formula="of:=[.C155]-[.C154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229" calcext:value-type="float">
            <text:p>59229</text:p>
          </table:table-cell>
          <table:table-cell office:value-type="date" office:date-value="2019-03-05T15:18:21" calcext:value-type="date">
            <text:p>2019-03-05 15:18:21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56]-[.B155]" office:value-type="time" office:time-value="PT00H00M04S" calcext:value-type="time">
            <text:p>00:04</text:p>
          </table:table-cell>
          <table:table-cell table:formula="of:=[.C156]-[.C155]" office:value-type="float" office:value="-44" calcext:value-type="float">
            <text:p>-4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0" calcext:value-type="float">
            <text:p>59230</text:p>
          </table:table-cell>
          <table:table-cell office:value-type="date" office:date-value="2019-03-05T15:18:24" calcext:value-type="date">
            <text:p>2019-03-05 15:18:2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57]-[.B156]" office:value-type="time" office:time-value="PT00H00M03S" calcext:value-type="time">
            <text:p>00:03</text:p>
          </table:table-cell>
          <table:table-cell table:formula="of:=[.C157]-[.C156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1" calcext:value-type="float">
            <text:p>59231</text:p>
          </table:table-cell>
          <table:table-cell office:value-type="date" office:date-value="2019-03-05T15:18:28" calcext:value-type="date">
            <text:p>2019-03-05 15:18:28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58]-[.B157]" office:value-type="time" office:time-value="PT00H00M04S" calcext:value-type="time">
            <text:p>00:04</text:p>
          </table:table-cell>
          <table:table-cell table:formula="of:=[.C158]-[.C15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2" calcext:value-type="float">
            <text:p>59232</text:p>
          </table:table-cell>
          <table:table-cell office:value-type="date" office:date-value="2019-03-05T15:18:33" calcext:value-type="date">
            <text:p>2019-03-05 15:18:33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59]-[.B158]" office:value-type="time" office:time-value="PT00H00M05S" calcext:value-type="time">
            <text:p>00:05</text:p>
          </table:table-cell>
          <table:table-cell table:formula="of:=[.C159]-[.C158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3" calcext:value-type="float">
            <text:p>59233</text:p>
          </table:table-cell>
          <table:table-cell office:value-type="date" office:date-value="2019-03-05T15:18:37" calcext:value-type="date">
            <text:p>2019-03-05 15:18:37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60]-[.B159]" office:value-type="time" office:time-value="PT00H00M04S" calcext:value-type="time">
            <text:p>00:04</text:p>
          </table:table-cell>
          <table:table-cell table:formula="of:=[.C160]-[.C159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4" calcext:value-type="float">
            <text:p>59234</text:p>
          </table:table-cell>
          <table:table-cell office:value-type="date" office:date-value="2019-03-05T15:18:41" calcext:value-type="date">
            <text:p>2019-03-05 15:18:41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61]-[.B160]" office:value-type="time" office:time-value="PT00H00M04S" calcext:value-type="time">
            <text:p>00:04</text:p>
          </table:table-cell>
          <table:table-cell table:formula="of:=[.C161]-[.C16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5" calcext:value-type="float">
            <text:p>59235</text:p>
          </table:table-cell>
          <table:table-cell office:value-type="date" office:date-value="2019-03-05T15:18:45" calcext:value-type="date">
            <text:p>2019-03-05 15:18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162]-[.B161]" office:value-type="time" office:time-value="PT00H00M04S" calcext:value-type="time">
            <text:p>00:04</text:p>
          </table:table-cell>
          <table:table-cell table:formula="of:=[.C162]-[.C161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6" calcext:value-type="float">
            <text:p>59236</text:p>
          </table:table-cell>
          <table:table-cell office:value-type="date" office:date-value="2019-03-05T15:18:49" calcext:value-type="date">
            <text:p>2019-03-05 15:18:4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163]-[.B162]" office:value-type="time" office:time-value="PT00H00M04S" calcext:value-type="time">
            <text:p>00:04</text:p>
          </table:table-cell>
          <table:table-cell table:formula="of:=[.C163]-[.C162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date" office:date-value="2019-03-05T15:18:53" calcext:value-type="date">
            <text:p>2019-03-05 15:18:53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64]-[.B163]" office:value-type="time" office:time-value="PT00H00M04S" calcext:value-type="time">
            <text:p>00:04</text:p>
          </table:table-cell>
          <table:table-cell table:formula="of:=[.C164]-[.C16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8" calcext:value-type="float">
            <text:p>59238</text:p>
          </table:table-cell>
          <table:table-cell office:value-type="date" office:date-value="2019-03-05T15:18:57" calcext:value-type="date">
            <text:p>2019-03-05 15:18:57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65]-[.B164]" office:value-type="time" office:time-value="PT00H00M04S" calcext:value-type="time">
            <text:p>00:04</text:p>
          </table:table-cell>
          <table:table-cell table:formula="of:=[.C165]-[.C164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39" calcext:value-type="float">
            <text:p>59239</text:p>
          </table:table-cell>
          <table:table-cell office:value-type="date" office:date-value="2019-03-05T15:19:04" calcext:value-type="date">
            <text:p>2019-03-05 15:19:0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66]-[.B165]" office:value-type="time" office:time-value="PT00H00M07S" calcext:value-type="time">
            <text:p>00:07</text:p>
          </table:table-cell>
          <table:table-cell table:formula="of:=[.C166]-[.C16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0" calcext:value-type="float">
            <text:p>59240</text:p>
          </table:table-cell>
          <table:table-cell office:value-type="date" office:date-value="2019-03-05T15:19:08" calcext:value-type="date">
            <text:p>2019-03-05 15:19:08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67]-[.B166]" office:value-type="time" office:time-value="PT00H00M04S" calcext:value-type="time">
            <text:p>00:04</text:p>
          </table:table-cell>
          <table:table-cell table:formula="of:=[.C167]-[.C16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1" calcext:value-type="float">
            <text:p>59241</text:p>
          </table:table-cell>
          <table:table-cell office:value-type="date" office:date-value="2019-03-05T15:19:12" calcext:value-type="date">
            <text:p>2019-03-05 15:19:1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68]-[.B167]" office:value-type="time" office:time-value="PT00H00M04S" calcext:value-type="time">
            <text:p>00:04</text:p>
          </table:table-cell>
          <table:table-cell table:formula="of:=[.C168]-[.C16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2" calcext:value-type="float">
            <text:p>59242</text:p>
          </table:table-cell>
          <table:table-cell office:value-type="date" office:date-value="2019-03-05T15:19:16" calcext:value-type="date">
            <text:p>2019-03-05 15:19:1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69]-[.B168]" office:value-type="time" office:time-value="PT00H00M04S" calcext:value-type="time">
            <text:p>00:04</text:p>
          </table:table-cell>
          <table:table-cell table:formula="of:=[.C169]-[.C168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3" calcext:value-type="float">
            <text:p>59243</text:p>
          </table:table-cell>
          <table:table-cell office:value-type="date" office:date-value="2019-03-05T15:19:20" calcext:value-type="date">
            <text:p>2019-03-05 15:19:20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170]-[.B169]" office:value-type="time" office:time-value="PT00H00M04S" calcext:value-type="time">
            <text:p>00:04</text:p>
          </table:table-cell>
          <table:table-cell table:formula="of:=[.C170]-[.C169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4" calcext:value-type="float">
            <text:p>59244</text:p>
          </table:table-cell>
          <table:table-cell office:value-type="date" office:date-value="2019-03-05T15:19:24" calcext:value-type="date">
            <text:p>2019-03-05 15:19:2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71]-[.B170]" office:value-type="time" office:time-value="PT00H00M04S" calcext:value-type="time">
            <text:p>00:04</text:p>
          </table:table-cell>
          <table:table-cell table:formula="of:=[.C171]-[.C170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5" calcext:value-type="float">
            <text:p>59245</text:p>
          </table:table-cell>
          <table:table-cell office:value-type="date" office:date-value="2019-03-05T15:19:28" calcext:value-type="date">
            <text:p>2019-03-05 15:19:28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72]-[.B171]" office:value-type="time" office:time-value="PT00H00M04S" calcext:value-type="time">
            <text:p>00:04</text:p>
          </table:table-cell>
          <table:table-cell table:formula="of:=[.C172]-[.C171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6" calcext:value-type="float">
            <text:p>59246</text:p>
          </table:table-cell>
          <table:table-cell office:value-type="date" office:date-value="2019-03-05T15:19:33" calcext:value-type="date">
            <text:p>2019-03-05 15:19:33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73]-[.B172]" office:value-type="time" office:time-value="PT00H00M05S" calcext:value-type="time">
            <text:p>00:05</text:p>
          </table:table-cell>
          <table:table-cell table:formula="of:=[.C173]-[.C17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7" calcext:value-type="float">
            <text:p>59247</text:p>
          </table:table-cell>
          <table:table-cell office:value-type="date" office:date-value="2019-03-05T15:19:37" calcext:value-type="date">
            <text:p>2019-03-05 15:19:37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74]-[.B173]" office:value-type="time" office:time-value="PT00H00M04S" calcext:value-type="time">
            <text:p>00:04</text:p>
          </table:table-cell>
          <table:table-cell table:formula="of:=[.C174]-[.C17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8" calcext:value-type="float">
            <text:p>59248</text:p>
          </table:table-cell>
          <table:table-cell office:value-type="date" office:date-value="2019-03-05T15:19:44" calcext:value-type="date">
            <text:p>2019-03-05 15:19:4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75]-[.B174]" office:value-type="time" office:time-value="PT00H00M07S" calcext:value-type="time">
            <text:p>00:07</text:p>
          </table:table-cell>
          <table:table-cell table:formula="of:=[.C175]-[.C17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49" calcext:value-type="float">
            <text:p>59249</text:p>
          </table:table-cell>
          <table:table-cell office:value-type="date" office:date-value="2019-03-05T15:19:48" calcext:value-type="date">
            <text:p>2019-03-05 15:19:48</text:p>
          </table:table-cell>
          <table:table-cell table:style-name="Default" office:value-type="float" office:value="593" calcext:value-type="float">
            <text:p>593</text:p>
          </table:table-cell>
          <table:table-cell table:formula="of:=[.B176]-[.B175]" office:value-type="time" office:time-value="PT00H00M04S" calcext:value-type="time">
            <text:p>00:04</text:p>
          </table:table-cell>
          <table:table-cell table:formula="of:=[.C176]-[.C175]"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0" calcext:value-type="float">
            <text:p>59250</text:p>
          </table:table-cell>
          <table:table-cell office:value-type="date" office:date-value="2019-03-05T15:19:53" calcext:value-type="date">
            <text:p>2019-03-05 15:19:53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77]-[.B176]" office:value-type="time" office:time-value="PT00H00M05S" calcext:value-type="time">
            <text:p>00:05</text:p>
          </table:table-cell>
          <table:table-cell table:formula="of:=[.C177]-[.C176]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1" calcext:value-type="float">
            <text:p>59251</text:p>
          </table:table-cell>
          <table:table-cell office:value-type="date" office:date-value="2019-03-05T15:19:57" calcext:value-type="date">
            <text:p>2019-03-05 15:19:57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78]-[.B177]" office:value-type="time" office:time-value="PT00H00M04S" calcext:value-type="time">
            <text:p>00:04</text:p>
          </table:table-cell>
          <table:table-cell table:formula="of:=[.C178]-[.C177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2" calcext:value-type="float">
            <text:p>59252</text:p>
          </table:table-cell>
          <table:table-cell office:value-type="date" office:date-value="2019-03-05T15:20:00" calcext:value-type="date">
            <text:p>2019-03-05 15:20:0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179]-[.B178]" office:value-type="time" office:time-value="PT00H00M03S" calcext:value-type="time">
            <text:p>00:03</text:p>
          </table:table-cell>
          <table:table-cell table:formula="of:=[.C179]-[.C178]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253" calcext:value-type="float">
            <text:p>59253</text:p>
          </table:table-cell>
          <table:table-cell office:value-type="date" office:date-value="2019-03-05T15:20:04" calcext:value-type="date">
            <text:p>2019-03-05 15:20:0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80]-[.B179]" office:value-type="time" office:time-value="PT00H00M04S" calcext:value-type="time">
            <text:p>00:04</text:p>
          </table:table-cell>
          <table:table-cell table:formula="of:=[.C180]-[.C179]"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254" calcext:value-type="float">
            <text:p>59254</text:p>
          </table:table-cell>
          <table:table-cell office:value-type="date" office:date-value="2019-03-05T15:20:13" calcext:value-type="date">
            <text:p>2019-03-05 15:20:13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81]-[.B180]" office:value-type="time" office:time-value="PT00H00M09S" calcext:value-type="time">
            <text:p>00:09</text:p>
          </table:table-cell>
          <table:table-cell table:formula="of:=[.C181]-[.C180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5" calcext:value-type="float">
            <text:p>59255</text:p>
          </table:table-cell>
          <table:table-cell office:value-type="date" office:date-value="2019-03-05T15:20:16" calcext:value-type="date">
            <text:p>2019-03-05 15:20:1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82]-[.B181]" office:value-type="time" office:time-value="PT00H00M03S" calcext:value-type="time">
            <text:p>00:03</text:p>
          </table:table-cell>
          <table:table-cell table:formula="of:=[.C182]-[.C181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6" calcext:value-type="float">
            <text:p>59256</text:p>
          </table:table-cell>
          <table:table-cell office:value-type="date" office:date-value="2019-03-05T15:20:24" calcext:value-type="date">
            <text:p>2019-03-05 15:20:24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83]-[.B182]" office:value-type="time" office:time-value="PT00H00M08S" calcext:value-type="time">
            <text:p>00:08</text:p>
          </table:table-cell>
          <table:table-cell table:formula="of:=[.C183]-[.C18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7" calcext:value-type="float">
            <text:p>59257</text:p>
          </table:table-cell>
          <table:table-cell office:value-type="date" office:date-value="2019-03-05T15:20:29" calcext:value-type="date">
            <text:p>2019-03-05 15:20:29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84]-[.B183]" office:value-type="time" office:time-value="PT00H00M05S" calcext:value-type="time">
            <text:p>00:05</text:p>
          </table:table-cell>
          <table:table-cell table:formula="of:=[.C184]-[.C18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8" calcext:value-type="float">
            <text:p>59258</text:p>
          </table:table-cell>
          <table:table-cell office:value-type="date" office:date-value="2019-03-05T15:20:33" calcext:value-type="date">
            <text:p>2019-03-05 15:20:33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85]-[.B184]" office:value-type="time" office:time-value="PT00H00M04S" calcext:value-type="time">
            <text:p>00:04</text:p>
          </table:table-cell>
          <table:table-cell table:formula="of:=[.C185]-[.C18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59" calcext:value-type="float">
            <text:p>59259</text:p>
          </table:table-cell>
          <table:table-cell office:value-type="date" office:date-value="2019-03-05T15:20:37" calcext:value-type="date">
            <text:p>2019-03-05 15:20:37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86]-[.B185]" office:value-type="time" office:time-value="PT00H00M04S" calcext:value-type="time">
            <text:p>00:04</text:p>
          </table:table-cell>
          <table:table-cell table:formula="of:=[.C186]-[.C18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0" calcext:value-type="float">
            <text:p>59260</text:p>
          </table:table-cell>
          <table:table-cell office:value-type="date" office:date-value="2019-03-05T15:20:41" calcext:value-type="date">
            <text:p>2019-03-05 15:20:41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187]-[.B186]" office:value-type="time" office:time-value="PT00H00M04S" calcext:value-type="time">
            <text:p>00:04</text:p>
          </table:table-cell>
          <table:table-cell table:formula="of:=[.C187]-[.C18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1" calcext:value-type="float">
            <text:p>59261</text:p>
          </table:table-cell>
          <table:table-cell office:value-type="date" office:date-value="2019-03-05T15:20:44" calcext:value-type="date">
            <text:p>2019-03-05 15:20:4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188]-[.B187]" office:value-type="time" office:time-value="PT00H00M03S" calcext:value-type="time">
            <text:p>00:03</text:p>
          </table:table-cell>
          <table:table-cell table:formula="of:=[.C188]-[.C187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2" calcext:value-type="float">
            <text:p>59262</text:p>
          </table:table-cell>
          <table:table-cell office:value-type="date" office:date-value="2019-03-05T15:20:48" calcext:value-type="date">
            <text:p>2019-03-05 15:20:48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89]-[.B188]" office:value-type="time" office:time-value="PT00H00M04S" calcext:value-type="time">
            <text:p>00:04</text:p>
          </table:table-cell>
          <table:table-cell table:formula="of:=[.C189]-[.C188]"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3" calcext:value-type="float">
            <text:p>59263</text:p>
          </table:table-cell>
          <table:table-cell office:value-type="date" office:date-value="2019-03-05T15:20:52" calcext:value-type="date">
            <text:p>2019-03-05 15:20:5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90]-[.B189]" office:value-type="time" office:time-value="PT00H00M04S" calcext:value-type="time">
            <text:p>00:04</text:p>
          </table:table-cell>
          <table:table-cell table:formula="of:=[.C190]-[.C189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4" calcext:value-type="float">
            <text:p>59264</text:p>
          </table:table-cell>
          <table:table-cell office:value-type="date" office:date-value="2019-03-05T15:21:00" calcext:value-type="date">
            <text:p>2019-03-05 15:21:0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91]-[.B190]" office:value-type="time" office:time-value="PT00H00M07.999999S" calcext:value-type="time">
            <text:p>00:07</text:p>
          </table:table-cell>
          <table:table-cell table:formula="of:=[.C191]-[.C19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5" calcext:value-type="float">
            <text:p>59265</text:p>
          </table:table-cell>
          <table:table-cell office:value-type="date" office:date-value="2019-03-05T15:21:04" calcext:value-type="date">
            <text:p>2019-03-05 15:21:0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192]-[.B191]" office:value-type="time" office:time-value="PT00H00M04S" calcext:value-type="time">
            <text:p>00:04</text:p>
          </table:table-cell>
          <table:table-cell table:formula="of:=[.C192]-[.C191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6" calcext:value-type="float">
            <text:p>59266</text:p>
          </table:table-cell>
          <table:table-cell office:value-type="date" office:date-value="2019-03-05T15:21:08" calcext:value-type="date">
            <text:p>2019-03-05 15:21:08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193]-[.B192]" office:value-type="time" office:time-value="PT00H00M04S" calcext:value-type="time">
            <text:p>00:04</text:p>
          </table:table-cell>
          <table:table-cell table:formula="of:=[.C193]-[.C19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7" calcext:value-type="float">
            <text:p>59267</text:p>
          </table:table-cell>
          <table:table-cell office:value-type="date" office:date-value="2019-03-05T15:21:12" calcext:value-type="date">
            <text:p>2019-03-05 15:21:1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94]-[.B193]" office:value-type="time" office:time-value="PT00H00M04S" calcext:value-type="time">
            <text:p>00:04</text:p>
          </table:table-cell>
          <table:table-cell table:formula="of:=[.C194]-[.C193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8" calcext:value-type="float">
            <text:p>59268</text:p>
          </table:table-cell>
          <table:table-cell office:value-type="date" office:date-value="2019-03-05T15:21:16" calcext:value-type="date">
            <text:p>2019-03-05 15:21:16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95]-[.B194]" office:value-type="time" office:time-value="PT00H00M04S" calcext:value-type="time">
            <text:p>00:04</text:p>
          </table:table-cell>
          <table:table-cell table:formula="of:=[.C195]-[.C194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69" calcext:value-type="float">
            <text:p>59269</text:p>
          </table:table-cell>
          <table:table-cell office:value-type="date" office:date-value="2019-03-05T15:21:21" calcext:value-type="date">
            <text:p>2019-03-05 15:21:21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196]-[.B195]" office:value-type="time" office:time-value="PT00H00M05S" calcext:value-type="time">
            <text:p>00:05</text:p>
          </table:table-cell>
          <table:table-cell table:formula="of:=[.C196]-[.C195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0" calcext:value-type="float">
            <text:p>59270</text:p>
          </table:table-cell>
          <table:table-cell office:value-type="date" office:date-value="2019-03-05T15:21:29" calcext:value-type="date">
            <text:p>2019-03-05 15:21:29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97]-[.B196]" office:value-type="time" office:time-value="PT00H00M08S" calcext:value-type="time">
            <text:p>00:08</text:p>
          </table:table-cell>
          <table:table-cell table:formula="of:=[.C197]-[.C196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1" calcext:value-type="float">
            <text:p>59271</text:p>
          </table:table-cell>
          <table:table-cell office:value-type="date" office:date-value="2019-03-05T15:21:32" calcext:value-type="date">
            <text:p>2019-03-05 15:21:32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198]-[.B197]" office:value-type="time" office:time-value="PT00H00M03S" calcext:value-type="time">
            <text:p>00:03</text:p>
          </table:table-cell>
          <table:table-cell table:formula="of:=[.C198]-[.C197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2" calcext:value-type="float">
            <text:p>59272</text:p>
          </table:table-cell>
          <table:table-cell office:value-type="date" office:date-value="2019-03-05T15:21:41" calcext:value-type="date">
            <text:p>2019-03-05 15:21:41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199]-[.B198]" office:value-type="time" office:time-value="PT00H00M09S" calcext:value-type="time">
            <text:p>00:09</text:p>
          </table:table-cell>
          <table:table-cell table:formula="of:=[.C199]-[.C198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3" calcext:value-type="float">
            <text:p>59273</text:p>
          </table:table-cell>
          <table:table-cell office:value-type="date" office:date-value="2019-03-05T15:21:44" calcext:value-type="date">
            <text:p>2019-03-05 15:21:4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00]-[.B199]" office:value-type="time" office:time-value="PT00H00M03S" calcext:value-type="time">
            <text:p>00:03</text:p>
          </table:table-cell>
          <table:table-cell table:formula="of:=[.C200]-[.C199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4" calcext:value-type="float">
            <text:p>59274</text:p>
          </table:table-cell>
          <table:table-cell office:value-type="date" office:date-value="2019-03-05T15:21:48" calcext:value-type="date">
            <text:p>2019-03-05 15:21:48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201]-[.B200]" office:value-type="time" office:time-value="PT00H00M04S" calcext:value-type="time">
            <text:p>00:04</text:p>
          </table:table-cell>
          <table:table-cell table:formula="of:=[.C201]-[.C20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5" calcext:value-type="float">
            <text:p>59275</text:p>
          </table:table-cell>
          <table:table-cell office:value-type="date" office:date-value="2019-03-05T15:21:53" calcext:value-type="date">
            <text:p>2019-03-05 15:21:53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02]-[.B201]" office:value-type="time" office:time-value="PT00H00M05S" calcext:value-type="time">
            <text:p>00:05</text:p>
          </table:table-cell>
          <table:table-cell table:formula="of:=[.C202]-[.C201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6" calcext:value-type="float">
            <text:p>59276</text:p>
          </table:table-cell>
          <table:table-cell office:value-type="date" office:date-value="2019-03-05T15:21:57" calcext:value-type="date">
            <text:p>2019-03-05 15:21:57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03]-[.B202]" office:value-type="time" office:time-value="PT00H00M04S" calcext:value-type="time">
            <text:p>00:04</text:p>
          </table:table-cell>
          <table:table-cell table:formula="of:=[.C203]-[.C20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7" calcext:value-type="float">
            <text:p>59277</text:p>
          </table:table-cell>
          <table:table-cell office:value-type="date" office:date-value="2019-03-05T15:22:08" calcext:value-type="date">
            <text:p>2019-03-05 15:22:08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204]-[.B203]" office:value-type="time" office:time-value="PT00H00M11S" calcext:value-type="time">
            <text:p>00:11</text:p>
          </table:table-cell>
          <table:table-cell table:formula="of:=[.C204]-[.C203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8" calcext:value-type="float">
            <text:p>59278</text:p>
          </table:table-cell>
          <table:table-cell office:value-type="date" office:date-value="2019-03-05T15:22:13" calcext:value-type="date">
            <text:p>2019-03-05 15:22:13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205]-[.B204]" office:value-type="time" office:time-value="PT00H00M05S" calcext:value-type="time">
            <text:p>00:05</text:p>
          </table:table-cell>
          <table:table-cell table:formula="of:=[.C205]-[.C204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79" calcext:value-type="float">
            <text:p>59279</text:p>
          </table:table-cell>
          <table:table-cell office:value-type="date" office:date-value="2019-03-05T15:22:16" calcext:value-type="date">
            <text:p>2019-03-05 15:22:16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206]-[.B205]" office:value-type="time" office:time-value="PT00H00M03S" calcext:value-type="time">
            <text:p>00:03</text:p>
          </table:table-cell>
          <table:table-cell table:formula="of:=[.C206]-[.C20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0" calcext:value-type="float">
            <text:p>59280</text:p>
          </table:table-cell>
          <table:table-cell office:value-type="date" office:date-value="2019-03-05T15:22:21" calcext:value-type="date">
            <text:p>2019-03-05 15:22:21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07]-[.B206]" office:value-type="time" office:time-value="PT00H00M05S" calcext:value-type="time">
            <text:p>00:05</text:p>
          </table:table-cell>
          <table:table-cell table:formula="of:=[.C207]-[.C206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1" calcext:value-type="float">
            <text:p>59281</text:p>
          </table:table-cell>
          <table:table-cell office:value-type="date" office:date-value="2019-03-05T15:22:24" calcext:value-type="date">
            <text:p>2019-03-05 15:22:2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08]-[.B207]" office:value-type="time" office:time-value="PT00H00M03S" calcext:value-type="time">
            <text:p>00:03</text:p>
          </table:table-cell>
          <table:table-cell table:formula="of:=[.C208]-[.C20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2" calcext:value-type="float">
            <text:p>59282</text:p>
          </table:table-cell>
          <table:table-cell office:value-type="date" office:date-value="2019-03-05T15:22:28" calcext:value-type="date">
            <text:p>2019-03-05 15:22:28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09]-[.B208]" office:value-type="time" office:time-value="PT00H00M04S" calcext:value-type="time">
            <text:p>00:04</text:p>
          </table:table-cell>
          <table:table-cell table:formula="of:=[.C209]-[.C20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3" calcext:value-type="float">
            <text:p>59283</text:p>
          </table:table-cell>
          <table:table-cell office:value-type="date" office:date-value="2019-03-05T15:22:32" calcext:value-type="date">
            <text:p>2019-03-05 15:22:32</text:p>
          </table:table-cell>
          <table:table-cell table:style-name="Default" office:value-type="float" office:value="593" calcext:value-type="float">
            <text:p>593</text:p>
          </table:table-cell>
          <table:table-cell table:formula="of:=[.B210]-[.B209]" office:value-type="time" office:time-value="PT00H00M04S" calcext:value-type="time">
            <text:p>00:04</text:p>
          </table:table-cell>
          <table:table-cell table:formula="of:=[.C210]-[.C209]"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4" calcext:value-type="float">
            <text:p>59284</text:p>
          </table:table-cell>
          <table:table-cell office:value-type="date" office:date-value="2019-03-05T15:22:36" calcext:value-type="date">
            <text:p>2019-03-05 15:22:3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11]-[.B210]" office:value-type="time" office:time-value="PT00H00M04S" calcext:value-type="time">
            <text:p>00:04</text:p>
          </table:table-cell>
          <table:table-cell table:formula="of:=[.C211]-[.C210]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5" calcext:value-type="float">
            <text:p>59285</text:p>
          </table:table-cell>
          <table:table-cell office:value-type="date" office:date-value="2019-03-05T15:22:40" calcext:value-type="date">
            <text:p>2019-03-05 15:22:40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212]-[.B211]" office:value-type="time" office:time-value="PT00H00M04S" calcext:value-type="time">
            <text:p>00:04</text:p>
          </table:table-cell>
          <table:table-cell table:formula="of:=[.C212]-[.C211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6" calcext:value-type="float">
            <text:p>59286</text:p>
          </table:table-cell>
          <table:table-cell office:value-type="date" office:date-value="2019-03-05T15:22:44" calcext:value-type="date">
            <text:p>2019-03-05 15:22:44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13]-[.B212]" office:value-type="time" office:time-value="PT00H00M04S" calcext:value-type="time">
            <text:p>00:04</text:p>
          </table:table-cell>
          <table:table-cell table:formula="of:=[.C213]-[.C212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7" calcext:value-type="float">
            <text:p>59287</text:p>
          </table:table-cell>
          <table:table-cell office:value-type="date" office:date-value="2019-03-05T15:22:52" calcext:value-type="date">
            <text:p>2019-03-05 15:22:5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14]-[.B213]" office:value-type="time" office:time-value="PT00H00M08S" calcext:value-type="time">
            <text:p>00:08</text:p>
          </table:table-cell>
          <table:table-cell table:formula="of:=[.C214]-[.C21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8" calcext:value-type="float">
            <text:p>59288</text:p>
          </table:table-cell>
          <table:table-cell office:value-type="date" office:date-value="2019-03-05T15:22:56" calcext:value-type="date">
            <text:p>2019-03-05 15:22:56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15]-[.B214]" office:value-type="time" office:time-value="PT00H00M04S" calcext:value-type="time">
            <text:p>00:04</text:p>
          </table:table-cell>
          <table:table-cell table:formula="of:=[.C215]-[.C21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89" calcext:value-type="float">
            <text:p>59289</text:p>
          </table:table-cell>
          <table:table-cell office:value-type="date" office:date-value="2019-03-05T15:23:00" calcext:value-type="date">
            <text:p>2019-03-05 15:23:00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216]-[.B215]" office:value-type="time" office:time-value="PT00H00M04S" calcext:value-type="time">
            <text:p>00:04</text:p>
          </table:table-cell>
          <table:table-cell table:formula="of:=[.C216]-[.C215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0" calcext:value-type="float">
            <text:p>59290</text:p>
          </table:table-cell>
          <table:table-cell office:value-type="date" office:date-value="2019-03-05T15:23:04" calcext:value-type="date">
            <text:p>2019-03-05 15:23:04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217]-[.B216]" office:value-type="time" office:time-value="PT00H00M04S" calcext:value-type="time">
            <text:p>00:04</text:p>
          </table:table-cell>
          <table:table-cell table:formula="of:=[.C217]-[.C216]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1" calcext:value-type="float">
            <text:p>59291</text:p>
          </table:table-cell>
          <table:table-cell office:value-type="date" office:date-value="2019-03-05T15:23:17" calcext:value-type="date">
            <text:p>2019-03-05 15:23:17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18]-[.B217]" office:value-type="time" office:time-value="PT00H00M13S" calcext:value-type="time">
            <text:p>00:13</text:p>
          </table:table-cell>
          <table:table-cell table:formula="of:=[.C218]-[.C217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2" calcext:value-type="float">
            <text:p>59292</text:p>
          </table:table-cell>
          <table:table-cell office:value-type="date" office:date-value="2019-03-05T15:23:20" calcext:value-type="date">
            <text:p>2019-03-05 15:23:20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219]-[.B218]" office:value-type="time" office:time-value="PT00H00M03S" calcext:value-type="time">
            <text:p>00:03</text:p>
          </table:table-cell>
          <table:table-cell table:formula="of:=[.C219]-[.C218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3" calcext:value-type="float">
            <text:p>59293</text:p>
          </table:table-cell>
          <table:table-cell office:value-type="date" office:date-value="2019-03-05T15:23:24" calcext:value-type="date">
            <text:p>2019-03-05 15:23:24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20]-[.B219]" office:value-type="time" office:time-value="PT00H00M04S" calcext:value-type="time">
            <text:p>00:04</text:p>
          </table:table-cell>
          <table:table-cell table:formula="of:=[.C220]-[.C219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4" calcext:value-type="float">
            <text:p>59294</text:p>
          </table:table-cell>
          <table:table-cell office:value-type="date" office:date-value="2019-03-05T15:23:29" calcext:value-type="date">
            <text:p>2019-03-05 15:23:29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221]-[.B220]" office:value-type="time" office:time-value="PT00H00M05S" calcext:value-type="time">
            <text:p>00:05</text:p>
          </table:table-cell>
          <table:table-cell table:formula="of:=[.C221]-[.C220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5" calcext:value-type="float">
            <text:p>59295</text:p>
          </table:table-cell>
          <table:table-cell office:value-type="date" office:date-value="2019-03-05T15:23:32" calcext:value-type="date">
            <text:p>2019-03-05 15:23:3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22]-[.B221]" office:value-type="time" office:time-value="PT00H00M03S" calcext:value-type="time">
            <text:p>00:03</text:p>
          </table:table-cell>
          <table:table-cell table:formula="of:=[.C222]-[.C221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6" calcext:value-type="float">
            <text:p>59296</text:p>
          </table:table-cell>
          <table:table-cell office:value-type="date" office:date-value="2019-03-05T15:23:36" calcext:value-type="date">
            <text:p>2019-03-05 15:23:36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223]-[.B222]" office:value-type="time" office:time-value="PT00H00M04S" calcext:value-type="time">
            <text:p>00:04</text:p>
          </table:table-cell>
          <table:table-cell table:formula="of:=[.C223]-[.C222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7" calcext:value-type="float">
            <text:p>59297</text:p>
          </table:table-cell>
          <table:table-cell office:value-type="date" office:date-value="2019-03-05T15:23:41" calcext:value-type="date">
            <text:p>2019-03-05 15:23:4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24]-[.B223]" office:value-type="time" office:time-value="PT00H00M05S" calcext:value-type="time">
            <text:p>00:05</text:p>
          </table:table-cell>
          <table:table-cell table:formula="of:=[.C224]-[.C223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8" calcext:value-type="float">
            <text:p>59298</text:p>
          </table:table-cell>
          <table:table-cell office:value-type="date" office:date-value="2019-03-05T15:23:48" calcext:value-type="date">
            <text:p>2019-03-05 15:23:48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225]-[.B224]" office:value-type="time" office:time-value="PT00H00M07S" calcext:value-type="time">
            <text:p>00:07</text:p>
          </table:table-cell>
          <table:table-cell table:formula="of:=[.C225]-[.C224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299" calcext:value-type="float">
            <text:p>59299</text:p>
          </table:table-cell>
          <table:table-cell office:value-type="date" office:date-value="2019-03-05T15:23:53" calcext:value-type="date">
            <text:p>2019-03-05 15:23:53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226]-[.B225]" office:value-type="time" office:time-value="PT00H00M05S" calcext:value-type="time">
            <text:p>00:05</text:p>
          </table:table-cell>
          <table:table-cell table:formula="of:=[.C226]-[.C22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date" office:date-value="2019-03-05T15:23:57" calcext:value-type="date">
            <text:p>2019-03-05 15:23:57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227]-[.B226]" office:value-type="time" office:time-value="PT00H00M04S" calcext:value-type="time">
            <text:p>00:04</text:p>
          </table:table-cell>
          <table:table-cell table:formula="of:=[.C227]-[.C22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date" office:date-value="2019-03-05T15:24:01" calcext:value-type="date">
            <text:p>2019-03-05 15:24:01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228]-[.B227]" office:value-type="time" office:time-value="PT00H00M04S" calcext:value-type="time">
            <text:p>00:04</text:p>
          </table:table-cell>
          <table:table-cell table:formula="of:=[.C228]-[.C22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date" office:date-value="2019-03-05T15:24:05" calcext:value-type="date">
            <text:p>2019-03-05 15:24:05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229]-[.B228]" office:value-type="time" office:time-value="PT00H00M04S" calcext:value-type="time">
            <text:p>00:04</text:p>
          </table:table-cell>
          <table:table-cell table:formula="of:=[.C229]-[.C22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3" calcext:value-type="float">
            <text:p>59303</text:p>
          </table:table-cell>
          <table:table-cell office:value-type="date" office:date-value="2019-03-05T15:24:12" calcext:value-type="date">
            <text:p>2019-03-05 15:24:12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230]-[.B229]" office:value-type="time" office:time-value="PT00H00M07S" calcext:value-type="time">
            <text:p>00:07</text:p>
          </table:table-cell>
          <table:table-cell table:formula="of:=[.C230]-[.C22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4" calcext:value-type="float">
            <text:p>59304</text:p>
          </table:table-cell>
          <table:table-cell office:value-type="date" office:date-value="2019-03-05T15:24:16" calcext:value-type="date">
            <text:p>2019-03-05 15:24:1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231]-[.B230]" office:value-type="time" office:time-value="PT00H00M04S" calcext:value-type="time">
            <text:p>00:04</text:p>
          </table:table-cell>
          <table:table-cell table:formula="of:=[.C231]-[.C23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5" calcext:value-type="float">
            <text:p>59305</text:p>
          </table:table-cell>
          <table:table-cell office:value-type="date" office:date-value="2019-03-05T15:24:20" calcext:value-type="date">
            <text:p>2019-03-05 15:24:2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32]-[.B231]" office:value-type="time" office:time-value="PT00H00M04S" calcext:value-type="time">
            <text:p>00:04</text:p>
          </table:table-cell>
          <table:table-cell table:formula="of:=[.C232]-[.C231]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6" calcext:value-type="float">
            <text:p>59306</text:p>
          </table:table-cell>
          <table:table-cell office:value-type="date" office:date-value="2019-03-05T15:24:24" calcext:value-type="date">
            <text:p>2019-03-05 15:24:2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33]-[.B232]" office:value-type="time" office:time-value="PT00H00M04S" calcext:value-type="time">
            <text:p>00:04</text:p>
          </table:table-cell>
          <table:table-cell table:formula="of:=[.C233]-[.C23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7" calcext:value-type="float">
            <text:p>59307</text:p>
          </table:table-cell>
          <table:table-cell office:value-type="date" office:date-value="2019-03-05T15:24:32" calcext:value-type="date">
            <text:p>2019-03-05 15:24:32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34]-[.B233]" office:value-type="time" office:time-value="PT00H00M08S" calcext:value-type="time">
            <text:p>00:08</text:p>
          </table:table-cell>
          <table:table-cell table:formula="of:=[.C234]-[.C233]"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308" calcext:value-type="float">
            <text:p>59308</text:p>
          </table:table-cell>
          <table:table-cell office:value-type="date" office:date-value="2019-03-05T15:24:36" calcext:value-type="date">
            <text:p>2019-03-05 15:24:3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235]-[.B234]" office:value-type="time" office:time-value="PT00H00M04S" calcext:value-type="time">
            <text:p>00:04</text:p>
          </table:table-cell>
          <table:table-cell table:formula="of:=[.C235]-[.C234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09" calcext:value-type="float">
            <text:p>59309</text:p>
          </table:table-cell>
          <table:table-cell office:value-type="date" office:date-value="2019-03-05T15:24:40" calcext:value-type="date">
            <text:p>2019-03-05 15:24:40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36]-[.B235]" office:value-type="time" office:time-value="PT00H00M04S" calcext:value-type="time">
            <text:p>00:04</text:p>
          </table:table-cell>
          <table:table-cell table:formula="of:=[.C236]-[.C235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0" calcext:value-type="float">
            <text:p>59310</text:p>
          </table:table-cell>
          <table:table-cell office:value-type="date" office:date-value="2019-03-05T15:24:44" calcext:value-type="date">
            <text:p>2019-03-05 15:24:44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237]-[.B236]" office:value-type="time" office:time-value="PT00H00M04S" calcext:value-type="time">
            <text:p>00:04</text:p>
          </table:table-cell>
          <table:table-cell table:formula="of:=[.C237]-[.C236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1" calcext:value-type="float">
            <text:p>59311</text:p>
          </table:table-cell>
          <table:table-cell office:value-type="date" office:date-value="2019-03-05T15:24:48" calcext:value-type="date">
            <text:p>2019-03-05 15:24:48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238]-[.B237]" office:value-type="time" office:time-value="PT00H00M04S" calcext:value-type="time">
            <text:p>00:04</text:p>
          </table:table-cell>
          <table:table-cell table:formula="of:=[.C238]-[.C237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2" calcext:value-type="float">
            <text:p>59312</text:p>
          </table:table-cell>
          <table:table-cell office:value-type="date" office:date-value="2019-03-05T15:24:56" calcext:value-type="date">
            <text:p>2019-03-05 15:24:5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239]-[.B238]" office:value-type="time" office:time-value="PT00H00M08S" calcext:value-type="time">
            <text:p>00:08</text:p>
          </table:table-cell>
          <table:table-cell table:formula="of:=[.C239]-[.C238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3" calcext:value-type="float">
            <text:p>59313</text:p>
          </table:table-cell>
          <table:table-cell office:value-type="date" office:date-value="2019-03-05T15:25:01" calcext:value-type="date">
            <text:p>2019-03-05 15:25:01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240]-[.B239]" office:value-type="time" office:time-value="PT00H00M05S" calcext:value-type="time">
            <text:p>00:05</text:p>
          </table:table-cell>
          <table:table-cell table:formula="of:=[.C240]-[.C239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4" calcext:value-type="float">
            <text:p>59314</text:p>
          </table:table-cell>
          <table:table-cell office:value-type="date" office:date-value="2019-03-05T15:25:04" calcext:value-type="date">
            <text:p>2019-03-05 15:25:04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241]-[.B240]" office:value-type="time" office:time-value="PT00H00M03S" calcext:value-type="time">
            <text:p>00:03</text:p>
          </table:table-cell>
          <table:table-cell table:formula="of:=[.C241]-[.C240]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date" office:date-value="2019-03-05T15:25:08" calcext:value-type="date">
            <text:p>2019-03-05 15:25:0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42]-[.B241]" office:value-type="time" office:time-value="PT00H00M04S" calcext:value-type="time">
            <text:p>00:04</text:p>
          </table:table-cell>
          <table:table-cell table:formula="of:=[.C242]-[.C241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6" calcext:value-type="float">
            <text:p>59316</text:p>
          </table:table-cell>
          <table:table-cell office:value-type="date" office:date-value="2019-03-05T15:25:12" calcext:value-type="date">
            <text:p>2019-03-05 15:25:12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43]-[.B242]" office:value-type="time" office:time-value="PT00H00M04S" calcext:value-type="time">
            <text:p>00:04</text:p>
          </table:table-cell>
          <table:table-cell table:formula="of:=[.C243]-[.C24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7" calcext:value-type="float">
            <text:p>59317</text:p>
          </table:table-cell>
          <table:table-cell office:value-type="date" office:date-value="2019-03-05T15:25:16" calcext:value-type="date">
            <text:p>2019-03-05 15:25:1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44]-[.B243]" office:value-type="time" office:time-value="PT00H00M04S" calcext:value-type="time">
            <text:p>00:04</text:p>
          </table:table-cell>
          <table:table-cell table:formula="of:=[.C244]-[.C24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8" calcext:value-type="float">
            <text:p>59318</text:p>
          </table:table-cell>
          <table:table-cell office:value-type="date" office:date-value="2019-03-05T15:25:41" calcext:value-type="date">
            <text:p>2019-03-05 15:25:4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45]-[.B244]" office:value-type="time" office:time-value="PT00H00M25S" calcext:value-type="time">
            <text:p>00:25</text:p>
          </table:table-cell>
          <table:table-cell table:formula="of:=[.C245]-[.C24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19" calcext:value-type="float">
            <text:p>59319</text:p>
          </table:table-cell>
          <table:table-cell office:value-type="date" office:date-value="2019-03-05T15:25:45" calcext:value-type="date">
            <text:p>2019-03-05 15:25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46]-[.B245]" office:value-type="time" office:time-value="PT00H00M04S" calcext:value-type="time">
            <text:p>00:04</text:p>
          </table:table-cell>
          <table:table-cell table:formula="of:=[.C246]-[.C24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0" calcext:value-type="float">
            <text:p>59320</text:p>
          </table:table-cell>
          <table:table-cell office:value-type="date" office:date-value="2019-03-05T15:25:52" calcext:value-type="date">
            <text:p>2019-03-05 15:25:52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47]-[.B246]" office:value-type="time" office:time-value="PT00H00M07S" calcext:value-type="time">
            <text:p>00:07</text:p>
          </table:table-cell>
          <table:table-cell table:formula="of:=[.C247]-[.C24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1" calcext:value-type="float">
            <text:p>59321</text:p>
          </table:table-cell>
          <table:table-cell office:value-type="date" office:date-value="2019-03-05T15:25:56" calcext:value-type="date">
            <text:p>2019-03-05 15:25:56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248]-[.B247]" office:value-type="time" office:time-value="PT00H00M04S" calcext:value-type="time">
            <text:p>00:04</text:p>
          </table:table-cell>
          <table:table-cell table:formula="of:=[.C248]-[.C247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2" calcext:value-type="float">
            <text:p>59322</text:p>
          </table:table-cell>
          <table:table-cell office:value-type="date" office:date-value="2019-03-05T15:26:00" calcext:value-type="date">
            <text:p>2019-03-05 15:26:00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49]-[.B248]" office:value-type="time" office:time-value="PT00H00M04S" calcext:value-type="time">
            <text:p>00:04</text:p>
          </table:table-cell>
          <table:table-cell table:formula="of:=[.C249]-[.C248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3" calcext:value-type="float">
            <text:p>59323</text:p>
          </table:table-cell>
          <table:table-cell office:value-type="date" office:date-value="2019-03-05T15:26:04" calcext:value-type="date">
            <text:p>2019-03-05 15:26:04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50]-[.B249]" office:value-type="time" office:time-value="PT00H00M04S" calcext:value-type="time">
            <text:p>00:04</text:p>
          </table:table-cell>
          <table:table-cell table:formula="of:=[.C250]-[.C249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4" calcext:value-type="float">
            <text:p>59324</text:p>
          </table:table-cell>
          <table:table-cell office:value-type="date" office:date-value="2019-03-05T15:26:08" calcext:value-type="date">
            <text:p>2019-03-05 15:26:08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51]-[.B250]" office:value-type="time" office:time-value="PT00H00M04S" calcext:value-type="time">
            <text:p>00:04</text:p>
          </table:table-cell>
          <table:table-cell table:formula="of:=[.C251]-[.C25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5" calcext:value-type="float">
            <text:p>59325</text:p>
          </table:table-cell>
          <table:table-cell office:value-type="date" office:date-value="2019-03-05T15:26:20" calcext:value-type="date">
            <text:p>2019-03-05 15:26:2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52]-[.B251]" office:value-type="time" office:time-value="PT00H00M12S" calcext:value-type="time">
            <text:p>00:12</text:p>
          </table:table-cell>
          <table:table-cell table:formula="of:=[.C252]-[.C25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6" calcext:value-type="float">
            <text:p>59326</text:p>
          </table:table-cell>
          <table:table-cell office:value-type="date" office:date-value="2019-03-05T15:26:24" calcext:value-type="date">
            <text:p>2019-03-05 15:26:24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253]-[.B252]" office:value-type="time" office:time-value="PT00H00M04S" calcext:value-type="time">
            <text:p>00:04</text:p>
          </table:table-cell>
          <table:table-cell table:formula="of:=[.C253]-[.C252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7" calcext:value-type="float">
            <text:p>59327</text:p>
          </table:table-cell>
          <table:table-cell office:value-type="date" office:date-value="2019-03-05T15:26:28" calcext:value-type="date">
            <text:p>2019-03-05 15:26:2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54]-[.B253]" office:value-type="time" office:time-value="PT00H00M04S" calcext:value-type="time">
            <text:p>00:04</text:p>
          </table:table-cell>
          <table:table-cell table:formula="of:=[.C254]-[.C253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8" calcext:value-type="float">
            <text:p>59328</text:p>
          </table:table-cell>
          <table:table-cell office:value-type="date" office:date-value="2019-03-05T15:26:32" calcext:value-type="date">
            <text:p>2019-03-05 15:26:32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255]-[.B254]" office:value-type="time" office:time-value="PT00H00M04S" calcext:value-type="time">
            <text:p>00:04</text:p>
          </table:table-cell>
          <table:table-cell table:formula="of:=[.C255]-[.C25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29" calcext:value-type="float">
            <text:p>59329</text:p>
          </table:table-cell>
          <table:table-cell office:value-type="date" office:date-value="2019-03-05T15:26:36" calcext:value-type="date">
            <text:p>2019-03-05 15:26:3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56]-[.B255]" office:value-type="time" office:time-value="PT00H00M04S" calcext:value-type="time">
            <text:p>00:04</text:p>
          </table:table-cell>
          <table:table-cell table:formula="of:=[.C256]-[.C255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0" calcext:value-type="float">
            <text:p>59330</text:p>
          </table:table-cell>
          <table:table-cell office:value-type="date" office:date-value="2019-03-05T15:26:41" calcext:value-type="date">
            <text:p>2019-03-05 15:26:4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57]-[.B256]" office:value-type="time" office:time-value="PT00H00M05S" calcext:value-type="time">
            <text:p>00:05</text:p>
          </table:table-cell>
          <table:table-cell table:formula="of:=[.C257]-[.C25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1" calcext:value-type="float">
            <text:p>59331</text:p>
          </table:table-cell>
          <table:table-cell office:value-type="date" office:date-value="2019-03-05T15:26:45" calcext:value-type="date">
            <text:p>2019-03-05 15:26:45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258]-[.B257]" office:value-type="time" office:time-value="PT00H00M04S" calcext:value-type="time">
            <text:p>00:04</text:p>
          </table:table-cell>
          <table:table-cell table:formula="of:=[.C258]-[.C257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2" calcext:value-type="float">
            <text:p>59332</text:p>
          </table:table-cell>
          <table:table-cell office:value-type="date" office:date-value="2019-03-05T15:26:49" calcext:value-type="date">
            <text:p>2019-03-05 15:26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59]-[.B258]" office:value-type="time" office:time-value="PT00H00M04S" calcext:value-type="time">
            <text:p>00:04</text:p>
          </table:table-cell>
          <table:table-cell table:formula="of:=[.C259]-[.C258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3" calcext:value-type="float">
            <text:p>59333</text:p>
          </table:table-cell>
          <table:table-cell office:value-type="date" office:date-value="2019-03-05T15:26:52" calcext:value-type="date">
            <text:p>2019-03-05 15:26:5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60]-[.B259]" office:value-type="time" office:time-value="PT00H00M03S" calcext:value-type="time">
            <text:p>00:03</text:p>
          </table:table-cell>
          <table:table-cell table:formula="of:=[.C260]-[.C25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4" calcext:value-type="float">
            <text:p>59334</text:p>
          </table:table-cell>
          <table:table-cell office:value-type="date" office:date-value="2019-03-05T15:27:00" calcext:value-type="date">
            <text:p>2019-03-05 15:27:00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61]-[.B260]" office:value-type="time" office:time-value="PT00H00M08S" calcext:value-type="time">
            <text:p>00:08</text:p>
          </table:table-cell>
          <table:table-cell table:formula="of:=[.C261]-[.C26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5" calcext:value-type="float">
            <text:p>59335</text:p>
          </table:table-cell>
          <table:table-cell office:value-type="date" office:date-value="2019-03-05T15:27:04" calcext:value-type="date">
            <text:p>2019-03-05 15:27:04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62]-[.B261]" office:value-type="time" office:time-value="PT00H00M04S" calcext:value-type="time">
            <text:p>00:04</text:p>
          </table:table-cell>
          <table:table-cell table:formula="of:=[.C262]-[.C26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6" calcext:value-type="float">
            <text:p>59336</text:p>
          </table:table-cell>
          <table:table-cell office:value-type="date" office:date-value="2019-03-05T15:27:09" calcext:value-type="date">
            <text:p>2019-03-05 15:27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63]-[.B262]" office:value-type="time" office:time-value="PT00H00M05S" calcext:value-type="time">
            <text:p>00:05</text:p>
          </table:table-cell>
          <table:table-cell table:formula="of:=[.C263]-[.C2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7" calcext:value-type="float">
            <text:p>59337</text:p>
          </table:table-cell>
          <table:table-cell office:value-type="date" office:date-value="2019-03-05T15:27:20" calcext:value-type="date">
            <text:p>2019-03-05 15:27:20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264]-[.B263]" office:value-type="time" office:time-value="PT00H00M11S" calcext:value-type="time">
            <text:p>00:11</text:p>
          </table:table-cell>
          <table:table-cell table:formula="of:=[.C264]-[.C263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8" calcext:value-type="float">
            <text:p>59338</text:p>
          </table:table-cell>
          <table:table-cell office:value-type="date" office:date-value="2019-03-05T15:27:24" calcext:value-type="date">
            <text:p>2019-03-05 15:27:2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65]-[.B264]" office:value-type="time" office:time-value="PT00H00M04S" calcext:value-type="time">
            <text:p>00:04</text:p>
          </table:table-cell>
          <table:table-cell table:formula="of:=[.C265]-[.C264]"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39" calcext:value-type="float">
            <text:p>59339</text:p>
          </table:table-cell>
          <table:table-cell office:value-type="date" office:date-value="2019-03-05T15:27:28" calcext:value-type="date">
            <text:p>2019-03-05 15:27:28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266]-[.B265]" office:value-type="time" office:time-value="PT00H00M04S" calcext:value-type="time">
            <text:p>00:04</text:p>
          </table:table-cell>
          <table:table-cell table:formula="of:=[.C266]-[.C265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0" calcext:value-type="float">
            <text:p>59340</text:p>
          </table:table-cell>
          <table:table-cell office:value-type="date" office:date-value="2019-03-05T15:27:32" calcext:value-type="date">
            <text:p>2019-03-05 15:27:3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67]-[.B266]" office:value-type="time" office:time-value="PT00H00M04S" calcext:value-type="time">
            <text:p>00:04</text:p>
          </table:table-cell>
          <table:table-cell table:formula="of:=[.C267]-[.C266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1" calcext:value-type="float">
            <text:p>59341</text:p>
          </table:table-cell>
          <table:table-cell office:value-type="date" office:date-value="2019-03-05T15:27:48" calcext:value-type="date">
            <text:p>2019-03-05 15:27:48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68]-[.B267]" office:value-type="time" office:time-value="PT00H00M16S" calcext:value-type="time">
            <text:p>00:16</text:p>
          </table:table-cell>
          <table:table-cell table:formula="of:=[.C268]-[.C26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2" calcext:value-type="float">
            <text:p>59342</text:p>
          </table:table-cell>
          <table:table-cell office:value-type="date" office:date-value="2019-03-05T15:27:52" calcext:value-type="date">
            <text:p>2019-03-05 15:27:5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69]-[.B268]" office:value-type="time" office:time-value="PT00H00M04S" calcext:value-type="time">
            <text:p>00:04</text:p>
          </table:table-cell>
          <table:table-cell table:formula="of:=[.C269]-[.C26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3" calcext:value-type="float">
            <text:p>59343</text:p>
          </table:table-cell>
          <table:table-cell office:value-type="date" office:date-value="2019-03-05T15:28:00" calcext:value-type="date">
            <text:p>2019-03-05 15:28:00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70]-[.B269]" office:value-type="time" office:time-value="PT00H00M07.999999S" calcext:value-type="time">
            <text:p>00:07</text:p>
          </table:table-cell>
          <table:table-cell table:formula="of:=[.C270]-[.C26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4" calcext:value-type="float">
            <text:p>59344</text:p>
          </table:table-cell>
          <table:table-cell office:value-type="date" office:date-value="2019-03-05T15:28:04" calcext:value-type="date">
            <text:p>2019-03-05 15:28:04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71]-[.B270]" office:value-type="time" office:time-value="PT00H00M04S" calcext:value-type="time">
            <text:p>00:04</text:p>
          </table:table-cell>
          <table:table-cell table:formula="of:=[.C271]-[.C27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5" calcext:value-type="float">
            <text:p>59345</text:p>
          </table:table-cell>
          <table:table-cell office:value-type="date" office:date-value="2019-03-05T15:28:08" calcext:value-type="date">
            <text:p>2019-03-05 15:28:08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72]-[.B271]" office:value-type="time" office:time-value="PT00H00M04S" calcext:value-type="time">
            <text:p>00:04</text:p>
          </table:table-cell>
          <table:table-cell table:formula="of:=[.C272]-[.C27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6" calcext:value-type="float">
            <text:p>59346</text:p>
          </table:table-cell>
          <table:table-cell office:value-type="date" office:date-value="2019-03-05T15:28:12" calcext:value-type="date">
            <text:p>2019-03-05 15:28:1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73]-[.B272]" office:value-type="time" office:time-value="PT00H00M04S" calcext:value-type="time">
            <text:p>00:04</text:p>
          </table:table-cell>
          <table:table-cell table:formula="of:=[.C273]-[.C27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7" calcext:value-type="float">
            <text:p>59347</text:p>
          </table:table-cell>
          <table:table-cell office:value-type="date" office:date-value="2019-03-05T15:28:25" calcext:value-type="date">
            <text:p>2019-03-05 15:28:2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74]-[.B273]" office:value-type="time" office:time-value="PT00H00M13S" calcext:value-type="time">
            <text:p>00:13</text:p>
          </table:table-cell>
          <table:table-cell table:formula="of:=[.C274]-[.C273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8" calcext:value-type="float">
            <text:p>59348</text:p>
          </table:table-cell>
          <table:table-cell office:value-type="date" office:date-value="2019-03-05T15:28:28" calcext:value-type="date">
            <text:p>2019-03-05 15:28:2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75]-[.B274]" office:value-type="time" office:time-value="PT00H00M03S" calcext:value-type="time">
            <text:p>00:03</text:p>
          </table:table-cell>
          <table:table-cell table:formula="of:=[.C275]-[.C274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49" calcext:value-type="float">
            <text:p>59349</text:p>
          </table:table-cell>
          <table:table-cell office:value-type="date" office:date-value="2019-03-05T15:28:36" calcext:value-type="date">
            <text:p>2019-03-05 15:28:36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76]-[.B275]" office:value-type="time" office:time-value="PT00H00M08S" calcext:value-type="time">
            <text:p>00:08</text:p>
          </table:table-cell>
          <table:table-cell table:formula="of:=[.C276]-[.C27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0" calcext:value-type="float">
            <text:p>59350</text:p>
          </table:table-cell>
          <table:table-cell office:value-type="date" office:date-value="2019-03-05T15:28:40" calcext:value-type="date">
            <text:p>2019-03-05 15:28:4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77]-[.B276]" office:value-type="time" office:time-value="PT00H00M04S" calcext:value-type="time">
            <text:p>00:04</text:p>
          </table:table-cell>
          <table:table-cell table:formula="of:=[.C277]-[.C27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1" calcext:value-type="float">
            <text:p>59351</text:p>
          </table:table-cell>
          <table:table-cell office:value-type="date" office:date-value="2019-03-05T15:28:56" calcext:value-type="date">
            <text:p>2019-03-05 15:28:56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278]-[.B277]" office:value-type="time" office:time-value="PT00H00M16S" calcext:value-type="time">
            <text:p>00:16</text:p>
          </table:table-cell>
          <table:table-cell table:formula="of:=[.C278]-[.C277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2" calcext:value-type="float">
            <text:p>59352</text:p>
          </table:table-cell>
          <table:table-cell office:value-type="date" office:date-value="2019-03-05T15:29:00" calcext:value-type="date">
            <text:p>2019-03-05 15:29:00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79]-[.B278]" office:value-type="time" office:time-value="PT00H00M04S" calcext:value-type="time">
            <text:p>00:04</text:p>
          </table:table-cell>
          <table:table-cell table:formula="of:=[.C279]-[.C278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3" calcext:value-type="float">
            <text:p>59353</text:p>
          </table:table-cell>
          <table:table-cell office:value-type="date" office:date-value="2019-03-05T15:29:04" calcext:value-type="date">
            <text:p>2019-03-05 15:29:04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80]-[.B279]" office:value-type="time" office:time-value="PT00H00M04S" calcext:value-type="time">
            <text:p>00:04</text:p>
          </table:table-cell>
          <table:table-cell table:formula="of:=[.C280]-[.C279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4" calcext:value-type="float">
            <text:p>59354</text:p>
          </table:table-cell>
          <table:table-cell office:value-type="date" office:date-value="2019-03-05T15:29:08" calcext:value-type="date">
            <text:p>2019-03-05 15:29:08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81]-[.B280]" office:value-type="time" office:time-value="PT00H00M04S" calcext:value-type="time">
            <text:p>00:04</text:p>
          </table:table-cell>
          <table:table-cell table:formula="of:=[.C281]-[.C28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5" calcext:value-type="float">
            <text:p>59355</text:p>
          </table:table-cell>
          <table:table-cell office:value-type="date" office:date-value="2019-03-05T15:29:13" calcext:value-type="date">
            <text:p>2019-03-05 15:29:1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82]-[.B281]" office:value-type="time" office:time-value="PT00H00M05S" calcext:value-type="time">
            <text:p>00:05</text:p>
          </table:table-cell>
          <table:table-cell table:formula="of:=[.C282]-[.C28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6" calcext:value-type="float">
            <text:p>59356</text:p>
          </table:table-cell>
          <table:table-cell office:value-type="date" office:date-value="2019-03-05T15:29:32" calcext:value-type="date">
            <text:p>2019-03-05 15:29:32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83]-[.B282]" office:value-type="time" office:time-value="PT00H00M19S" calcext:value-type="time">
            <text:p>00:19</text:p>
          </table:table-cell>
          <table:table-cell table:formula="of:=[.C283]-[.C28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7" calcext:value-type="float">
            <text:p>59357</text:p>
          </table:table-cell>
          <table:table-cell office:value-type="date" office:date-value="2019-03-05T15:29:36" calcext:value-type="date">
            <text:p>2019-03-05 15:29:3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84]-[.B283]" office:value-type="time" office:time-value="PT00H00M04S" calcext:value-type="time">
            <text:p>00:04</text:p>
          </table:table-cell>
          <table:table-cell table:formula="of:=[.C284]-[.C28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8" calcext:value-type="float">
            <text:p>59358</text:p>
          </table:table-cell>
          <table:table-cell office:value-type="date" office:date-value="2019-03-05T15:29:40" calcext:value-type="date">
            <text:p>2019-03-05 15:29:40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85]-[.B284]" office:value-type="time" office:time-value="PT00H00M04S" calcext:value-type="time">
            <text:p>00:04</text:p>
          </table:table-cell>
          <table:table-cell table:formula="of:=[.C285]-[.C28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59" calcext:value-type="float">
            <text:p>59359</text:p>
          </table:table-cell>
          <table:table-cell office:value-type="date" office:date-value="2019-03-05T15:29:52" calcext:value-type="date">
            <text:p>2019-03-05 15:29:5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86]-[.B285]" office:value-type="time" office:time-value="PT00H00M12S" calcext:value-type="time">
            <text:p>00:12</text:p>
          </table:table-cell>
          <table:table-cell table:formula="of:=[.C286]-[.C28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0" calcext:value-type="float">
            <text:p>59360</text:p>
          </table:table-cell>
          <table:table-cell office:value-type="date" office:date-value="2019-03-05T15:30:00" calcext:value-type="date">
            <text:p>2019-03-05 15:30:00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87]-[.B286]" office:value-type="time" office:time-value="PT00H00M08S" calcext:value-type="time">
            <text:p>00:08</text:p>
          </table:table-cell>
          <table:table-cell table:formula="of:=[.C287]-[.C28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1" calcext:value-type="float">
            <text:p>59361</text:p>
          </table:table-cell>
          <table:table-cell office:value-type="date" office:date-value="2019-03-05T15:30:04" calcext:value-type="date">
            <text:p>2019-03-05 15:30:04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88]-[.B287]" office:value-type="time" office:time-value="PT00H00M04S" calcext:value-type="time">
            <text:p>00:04</text:p>
          </table:table-cell>
          <table:table-cell table:formula="of:=[.C288]-[.C28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2" calcext:value-type="float">
            <text:p>59362</text:p>
          </table:table-cell>
          <table:table-cell office:value-type="date" office:date-value="2019-03-05T15:30:24" calcext:value-type="date">
            <text:p>2019-03-05 15:30:2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89]-[.B288]" office:value-type="time" office:time-value="PT00H00M20S" calcext:value-type="time">
            <text:p>00:20</text:p>
          </table:table-cell>
          <table:table-cell table:formula="of:=[.C289]-[.C28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3" calcext:value-type="float">
            <text:p>59363</text:p>
          </table:table-cell>
          <table:table-cell office:value-type="date" office:date-value="2019-03-05T15:30:28" calcext:value-type="date">
            <text:p>2019-03-05 15:30:2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90]-[.B289]" office:value-type="time" office:time-value="PT00H00M04S" calcext:value-type="time">
            <text:p>00:04</text:p>
          </table:table-cell>
          <table:table-cell table:formula="of:=[.C290]-[.C28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4" calcext:value-type="float">
            <text:p>59364</text:p>
          </table:table-cell>
          <table:table-cell office:value-type="date" office:date-value="2019-03-05T15:30:36" calcext:value-type="date">
            <text:p>2019-03-05 15:30:36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91]-[.B290]" office:value-type="time" office:time-value="PT00H00M08S" calcext:value-type="time">
            <text:p>00:08</text:p>
          </table:table-cell>
          <table:table-cell table:formula="of:=[.C291]-[.C29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5" calcext:value-type="float">
            <text:p>59365</text:p>
          </table:table-cell>
          <table:table-cell office:value-type="date" office:date-value="2019-03-05T15:30:40" calcext:value-type="date">
            <text:p>2019-03-05 15:30:4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92]-[.B291]" office:value-type="time" office:time-value="PT00H00M04S" calcext:value-type="time">
            <text:p>00:04</text:p>
          </table:table-cell>
          <table:table-cell table:formula="of:=[.C292]-[.C29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6" calcext:value-type="float">
            <text:p>59366</text:p>
          </table:table-cell>
          <table:table-cell office:value-type="date" office:date-value="2019-03-05T15:31:04" calcext:value-type="date">
            <text:p>2019-03-05 15:31:0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93]-[.B292]" office:value-type="time" office:time-value="PT00H00M24S" calcext:value-type="time">
            <text:p>00:24</text:p>
          </table:table-cell>
          <table:table-cell table:formula="of:=[.C293]-[.C29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7" calcext:value-type="float">
            <text:p>59367</text:p>
          </table:table-cell>
          <table:table-cell office:value-type="date" office:date-value="2019-03-05T15:31:08" calcext:value-type="date">
            <text:p>2019-03-05 15:31:08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294]-[.B293]" office:value-type="time" office:time-value="PT00H00M04S" calcext:value-type="time">
            <text:p>00:04</text:p>
          </table:table-cell>
          <table:table-cell table:formula="of:=[.C294]-[.C29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8" calcext:value-type="float">
            <text:p>59368</text:p>
          </table:table-cell>
          <table:table-cell office:value-type="date" office:date-value="2019-03-05T15:31:12" calcext:value-type="date">
            <text:p>2019-03-05 15:31:1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95]-[.B294]" office:value-type="time" office:time-value="PT00H00M04S" calcext:value-type="time">
            <text:p>00:04</text:p>
          </table:table-cell>
          <table:table-cell table:formula="of:=[.C295]-[.C29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69" calcext:value-type="float">
            <text:p>59369</text:p>
          </table:table-cell>
          <table:table-cell office:value-type="date" office:date-value="2019-03-05T15:31:20" calcext:value-type="date">
            <text:p>2019-03-05 15:31:20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96]-[.B295]" office:value-type="time" office:time-value="PT00H00M08S" calcext:value-type="time">
            <text:p>00:08</text:p>
          </table:table-cell>
          <table:table-cell table:formula="of:=[.C296]-[.C29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0" calcext:value-type="float">
            <text:p>59370</text:p>
          </table:table-cell>
          <table:table-cell office:value-type="date" office:date-value="2019-03-05T15:31:28" calcext:value-type="date">
            <text:p>2019-03-05 15:31:28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297]-[.B296]" office:value-type="time" office:time-value="PT00H00M08S" calcext:value-type="time">
            <text:p>00:08</text:p>
          </table:table-cell>
          <table:table-cell table:formula="of:=[.C297]-[.C29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1" calcext:value-type="float">
            <text:p>59371</text:p>
          </table:table-cell>
          <table:table-cell office:value-type="date" office:date-value="2019-03-05T15:31:32" calcext:value-type="date">
            <text:p>2019-03-05 15:31:3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298]-[.B297]" office:value-type="time" office:time-value="PT00H00M04S" calcext:value-type="time">
            <text:p>00:04</text:p>
          </table:table-cell>
          <table:table-cell table:formula="of:=[.C298]-[.C29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2" calcext:value-type="float">
            <text:p>59372</text:p>
          </table:table-cell>
          <table:table-cell office:value-type="date" office:date-value="2019-03-05T15:31:36" calcext:value-type="date">
            <text:p>2019-03-05 15:31:36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299]-[.B298]" office:value-type="time" office:time-value="PT00H00M04S" calcext:value-type="time">
            <text:p>00:04</text:p>
          </table:table-cell>
          <table:table-cell table:formula="of:=[.C299]-[.C29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3" calcext:value-type="float">
            <text:p>59373</text:p>
          </table:table-cell>
          <table:table-cell office:value-type="date" office:date-value="2019-03-05T15:31:40" calcext:value-type="date">
            <text:p>2019-03-05 15:31:4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00]-[.B299]" office:value-type="time" office:time-value="PT00H00M04S" calcext:value-type="time">
            <text:p>00:04</text:p>
          </table:table-cell>
          <table:table-cell table:formula="of:=[.C300]-[.C29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4" calcext:value-type="float">
            <text:p>59374</text:p>
          </table:table-cell>
          <table:table-cell office:value-type="date" office:date-value="2019-03-05T15:32:08" calcext:value-type="date">
            <text:p>2019-03-05 15:32:08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01]-[.B300]" office:value-type="time" office:time-value="PT00H00M28S" calcext:value-type="time">
            <text:p>00:28</text:p>
          </table:table-cell>
          <table:table-cell table:formula="of:=[.C301]-[.C30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5" calcext:value-type="float">
            <text:p>59375</text:p>
          </table:table-cell>
          <table:table-cell office:value-type="date" office:date-value="2019-03-05T15:32:16" calcext:value-type="date">
            <text:p>2019-03-05 15:32:1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02]-[.B301]" office:value-type="time" office:time-value="PT00H00M08S" calcext:value-type="time">
            <text:p>00:08</text:p>
          </table:table-cell>
          <table:table-cell table:formula="of:=[.C302]-[.C30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6" calcext:value-type="float">
            <text:p>59376</text:p>
          </table:table-cell>
          <table:table-cell office:value-type="date" office:date-value="2019-03-05T15:32:25" calcext:value-type="date">
            <text:p>2019-03-05 15:32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03]-[.B302]" office:value-type="time" office:time-value="PT00H00M09S" calcext:value-type="time">
            <text:p>00:09</text:p>
          </table:table-cell>
          <table:table-cell table:formula="of:=[.C303]-[.C30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7" calcext:value-type="float">
            <text:p>59377</text:p>
          </table:table-cell>
          <table:table-cell office:value-type="date" office:date-value="2019-03-05T15:32:29" calcext:value-type="date">
            <text:p>2019-03-05 15:32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04]-[.B303]" office:value-type="time" office:time-value="PT00H00M04S" calcext:value-type="time">
            <text:p>00:04</text:p>
          </table:table-cell>
          <table:table-cell table:formula="of:=[.C304]-[.C30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8" calcext:value-type="float">
            <text:p>59378</text:p>
          </table:table-cell>
          <table:table-cell office:value-type="date" office:date-value="2019-03-05T15:32:33" calcext:value-type="date">
            <text:p>2019-03-05 15:32:3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05]-[.B304]" office:value-type="time" office:time-value="PT00H00M04S" calcext:value-type="time">
            <text:p>00:04</text:p>
          </table:table-cell>
          <table:table-cell table:formula="of:=[.C305]-[.C30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79" calcext:value-type="float">
            <text:p>59379</text:p>
          </table:table-cell>
          <table:table-cell office:value-type="date" office:date-value="2019-03-05T15:32:36" calcext:value-type="date">
            <text:p>2019-03-05 15:32:3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06]-[.B305]" office:value-type="time" office:time-value="PT00H00M03S" calcext:value-type="time">
            <text:p>00:03</text:p>
          </table:table-cell>
          <table:table-cell table:formula="of:=[.C306]-[.C30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0" calcext:value-type="float">
            <text:p>59380</text:p>
          </table:table-cell>
          <table:table-cell office:value-type="date" office:date-value="2019-03-05T15:32:44" calcext:value-type="date">
            <text:p>2019-03-05 15:32:4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07]-[.B306]" office:value-type="time" office:time-value="PT00H00M08S" calcext:value-type="time">
            <text:p>00:08</text:p>
          </table:table-cell>
          <table:table-cell table:formula="of:=[.C307]-[.C30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1" calcext:value-type="float">
            <text:p>59381</text:p>
          </table:table-cell>
          <table:table-cell office:value-type="date" office:date-value="2019-03-05T15:33:00" calcext:value-type="date">
            <text:p>2019-03-05 15:33:00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08]-[.B307]" office:value-type="time" office:time-value="PT00H00M16S" calcext:value-type="time">
            <text:p>00:16</text:p>
          </table:table-cell>
          <table:table-cell table:formula="of:=[.C308]-[.C30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2" calcext:value-type="float">
            <text:p>59382</text:p>
          </table:table-cell>
          <table:table-cell office:value-type="date" office:date-value="2019-03-05T15:33:04" calcext:value-type="date">
            <text:p>2019-03-05 15:33:04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09]-[.B308]" office:value-type="time" office:time-value="PT00H00M04S" calcext:value-type="time">
            <text:p>00:04</text:p>
          </table:table-cell>
          <table:table-cell table:formula="of:=[.C309]-[.C30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3" calcext:value-type="float">
            <text:p>59383</text:p>
          </table:table-cell>
          <table:table-cell office:value-type="date" office:date-value="2019-03-05T15:33:28" calcext:value-type="date">
            <text:p>2019-03-05 15:33:28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10]-[.B309]" office:value-type="time" office:time-value="PT00H00M24S" calcext:value-type="time">
            <text:p>00:24</text:p>
          </table:table-cell>
          <table:table-cell table:formula="of:=[.C310]-[.C309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4" calcext:value-type="float">
            <text:p>59384</text:p>
          </table:table-cell>
          <table:table-cell office:value-type="date" office:date-value="2019-03-05T15:33:32" calcext:value-type="date">
            <text:p>2019-03-05 15:33:3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11]-[.B310]" office:value-type="time" office:time-value="PT00H00M04S" calcext:value-type="time">
            <text:p>00:04</text:p>
          </table:table-cell>
          <table:table-cell table:formula="of:=[.C311]-[.C31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5" calcext:value-type="float">
            <text:p>59385</text:p>
          </table:table-cell>
          <table:table-cell office:value-type="date" office:date-value="2019-03-05T15:33:45" calcext:value-type="date">
            <text:p>2019-03-05 15:33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12]-[.B311]" office:value-type="time" office:time-value="PT00H00M13S" calcext:value-type="time">
            <text:p>00:13</text:p>
          </table:table-cell>
          <table:table-cell table:formula="of:=[.C312]-[.C31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6" calcext:value-type="float">
            <text:p>59386</text:p>
          </table:table-cell>
          <table:table-cell office:value-type="date" office:date-value="2019-03-05T15:33:49" calcext:value-type="date">
            <text:p>2019-03-05 15:33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13]-[.B312]" office:value-type="time" office:time-value="PT00H00M04S" calcext:value-type="time">
            <text:p>00:04</text:p>
          </table:table-cell>
          <table:table-cell table:formula="of:=[.C313]-[.C31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7" calcext:value-type="float">
            <text:p>59387</text:p>
          </table:table-cell>
          <table:table-cell office:value-type="date" office:date-value="2019-03-05T15:33:53" calcext:value-type="date">
            <text:p>2019-03-05 15:33:5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14]-[.B313]" office:value-type="time" office:time-value="PT00H00M04S" calcext:value-type="time">
            <text:p>00:04</text:p>
          </table:table-cell>
          <table:table-cell table:formula="of:=[.C314]-[.C31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8" calcext:value-type="float">
            <text:p>59388</text:p>
          </table:table-cell>
          <table:table-cell office:value-type="date" office:date-value="2019-03-05T15:33:57" calcext:value-type="date">
            <text:p>2019-03-05 15:33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15]-[.B314]" office:value-type="time" office:time-value="PT00H00M04S" calcext:value-type="time">
            <text:p>00:04</text:p>
          </table:table-cell>
          <table:table-cell table:formula="of:=[.C315]-[.C31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89" calcext:value-type="float">
            <text:p>59389</text:p>
          </table:table-cell>
          <table:table-cell office:value-type="date" office:date-value="2019-03-05T15:34:08" calcext:value-type="date">
            <text:p>2019-03-05 15:34:08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16]-[.B315]" office:value-type="time" office:time-value="PT00H00M10.999999S" calcext:value-type="time">
            <text:p>00:10</text:p>
          </table:table-cell>
          <table:table-cell table:formula="of:=[.C316]-[.C31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0" calcext:value-type="float">
            <text:p>59390</text:p>
          </table:table-cell>
          <table:table-cell office:value-type="date" office:date-value="2019-03-05T15:34:12" calcext:value-type="date">
            <text:p>2019-03-05 15:34:1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17]-[.B316]" office:value-type="time" office:time-value="PT00H00M04S" calcext:value-type="time">
            <text:p>00:04</text:p>
          </table:table-cell>
          <table:table-cell table:formula="of:=[.C317]-[.C31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1" calcext:value-type="float">
            <text:p>59391</text:p>
          </table:table-cell>
          <table:table-cell office:value-type="date" office:date-value="2019-03-05T15:34:20" calcext:value-type="date">
            <text:p>2019-03-05 15:34:20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18]-[.B317]" office:value-type="time" office:time-value="PT00H00M08S" calcext:value-type="time">
            <text:p>00:08</text:p>
          </table:table-cell>
          <table:table-cell table:formula="of:=[.C318]-[.C31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date" office:date-value="2019-03-05T15:34:28" calcext:value-type="date">
            <text:p>2019-03-05 15:34:28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19]-[.B318]" office:value-type="time" office:time-value="PT00H00M08S" calcext:value-type="time">
            <text:p>00:08</text:p>
          </table:table-cell>
          <table:table-cell table:formula="of:=[.C319]-[.C318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3" calcext:value-type="float">
            <text:p>59393</text:p>
          </table:table-cell>
          <table:table-cell office:value-type="date" office:date-value="2019-03-05T15:34:32" calcext:value-type="date">
            <text:p>2019-03-05 15:34:3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20]-[.B319]" office:value-type="time" office:time-value="PT00H00M04S" calcext:value-type="time">
            <text:p>00:04</text:p>
          </table:table-cell>
          <table:table-cell table:formula="of:=[.C320]-[.C31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4" calcext:value-type="float">
            <text:p>59394</text:p>
          </table:table-cell>
          <table:table-cell office:value-type="date" office:date-value="2019-03-05T15:34:56" calcext:value-type="date">
            <text:p>2019-03-05 15:34:56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21]-[.B320]" office:value-type="time" office:time-value="PT00H00M24S" calcext:value-type="time">
            <text:p>00:24</text:p>
          </table:table-cell>
          <table:table-cell table:formula="of:=[.C321]-[.C32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5" calcext:value-type="float">
            <text:p>59395</text:p>
          </table:table-cell>
          <table:table-cell office:value-type="date" office:date-value="2019-03-05T15:35:00" calcext:value-type="date">
            <text:p>2019-03-05 15:35:0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22]-[.B321]" office:value-type="time" office:time-value="PT00H00M04S" calcext:value-type="time">
            <text:p>00:04</text:p>
          </table:table-cell>
          <table:table-cell table:formula="of:=[.C322]-[.C32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6" calcext:value-type="float">
            <text:p>59396</text:p>
          </table:table-cell>
          <table:table-cell office:value-type="date" office:date-value="2019-03-05T15:35:04" calcext:value-type="date">
            <text:p>2019-03-05 15:35:04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23]-[.B322]" office:value-type="time" office:time-value="PT00H00M04S" calcext:value-type="time">
            <text:p>00:04</text:p>
          </table:table-cell>
          <table:table-cell table:formula="of:=[.C323]-[.C32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7" calcext:value-type="float">
            <text:p>59397</text:p>
          </table:table-cell>
          <table:table-cell office:value-type="date" office:date-value="2019-03-05T15:35:08" calcext:value-type="date">
            <text:p>2019-03-05 15:35:0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24]-[.B323]" office:value-type="time" office:time-value="PT00H00M04S" calcext:value-type="time">
            <text:p>00:04</text:p>
          </table:table-cell>
          <table:table-cell table:formula="of:=[.C324]-[.C32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8" calcext:value-type="float">
            <text:p>59398</text:p>
          </table:table-cell>
          <table:table-cell office:value-type="date" office:date-value="2019-03-05T15:35:37" calcext:value-type="date">
            <text:p>2019-03-05 15:35:3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25]-[.B324]" office:value-type="time" office:time-value="PT00H00M29S" calcext:value-type="time">
            <text:p>00:29</text:p>
          </table:table-cell>
          <table:table-cell table:formula="of:=[.C325]-[.C32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399" calcext:value-type="float">
            <text:p>59399</text:p>
          </table:table-cell>
          <table:table-cell office:value-type="date" office:date-value="2019-03-05T15:35:41" calcext:value-type="date">
            <text:p>2019-03-05 15:35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26]-[.B325]" office:value-type="time" office:time-value="PT00H00M04S" calcext:value-type="time">
            <text:p>00:04</text:p>
          </table:table-cell>
          <table:table-cell table:formula="of:=[.C326]-[.C3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date" office:date-value="2019-03-05T15:35:45" calcext:value-type="date">
            <text:p>2019-03-05 15:35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27]-[.B326]" office:value-type="time" office:time-value="PT00H00M04S" calcext:value-type="time">
            <text:p>00:04</text:p>
          </table:table-cell>
          <table:table-cell table:formula="of:=[.C327]-[.C32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1" calcext:value-type="float">
            <text:p>59401</text:p>
          </table:table-cell>
          <table:table-cell office:value-type="date" office:date-value="2019-03-05T15:35:49" calcext:value-type="date">
            <text:p>2019-03-05 15:35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28]-[.B327]" office:value-type="time" office:time-value="PT00H00M04S" calcext:value-type="time">
            <text:p>00:04</text:p>
          </table:table-cell>
          <table:table-cell table:formula="of:=[.C328]-[.C32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2" calcext:value-type="float">
            <text:p>59402</text:p>
          </table:table-cell>
          <table:table-cell office:value-type="date" office:date-value="2019-03-05T15:36:00" calcext:value-type="date">
            <text:p>2019-03-05 15:36:00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329]-[.B328]" office:value-type="time" office:time-value="PT00H00M11S" calcext:value-type="time">
            <text:p>00:11</text:p>
          </table:table-cell>
          <table:table-cell table:formula="of:=[.C329]-[.C328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3" calcext:value-type="float">
            <text:p>59403</text:p>
          </table:table-cell>
          <table:table-cell office:value-type="date" office:date-value="2019-03-05T15:36:04" calcext:value-type="date">
            <text:p>2019-03-05 15:36:0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30]-[.B329]" office:value-type="time" office:time-value="PT00H00M04S" calcext:value-type="time">
            <text:p>00:04</text:p>
          </table:table-cell>
          <table:table-cell table:formula="of:=[.C330]-[.C329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4" calcext:value-type="float">
            <text:p>59404</text:p>
          </table:table-cell>
          <table:table-cell office:value-type="date" office:date-value="2019-03-05T15:36:08" calcext:value-type="date">
            <text:p>2019-03-05 15:36:0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31]-[.B330]" office:value-type="time" office:time-value="PT00H00M04S" calcext:value-type="time">
            <text:p>00:04</text:p>
          </table:table-cell>
          <table:table-cell table:formula="of:=[.C331]-[.C33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5" calcext:value-type="float">
            <text:p>59405</text:p>
          </table:table-cell>
          <table:table-cell office:value-type="date" office:date-value="2019-03-05T15:36:21" calcext:value-type="date">
            <text:p>2019-03-05 15:36:21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32]-[.B331]" office:value-type="time" office:time-value="PT00H00M13S" calcext:value-type="time">
            <text:p>00:13</text:p>
          </table:table-cell>
          <table:table-cell table:formula="of:=[.C332]-[.C33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6" calcext:value-type="float">
            <text:p>59406</text:p>
          </table:table-cell>
          <table:table-cell office:value-type="date" office:date-value="2019-03-05T15:36:24" calcext:value-type="date">
            <text:p>2019-03-05 15:36:24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33]-[.B332]" office:value-type="time" office:time-value="PT00H00M03S" calcext:value-type="time">
            <text:p>00:03</text:p>
          </table:table-cell>
          <table:table-cell table:formula="of:=[.C333]-[.C33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7" calcext:value-type="float">
            <text:p>59407</text:p>
          </table:table-cell>
          <table:table-cell office:value-type="date" office:date-value="2019-03-05T15:36:32" calcext:value-type="date">
            <text:p>2019-03-05 15:36:32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34]-[.B333]" office:value-type="time" office:time-value="PT00H00M08S" calcext:value-type="time">
            <text:p>00:08</text:p>
          </table:table-cell>
          <table:table-cell table:formula="of:=[.C334]-[.C33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8" calcext:value-type="float">
            <text:p>59408</text:p>
          </table:table-cell>
          <table:table-cell office:value-type="date" office:date-value="2019-03-05T15:36:41" calcext:value-type="date">
            <text:p>2019-03-05 15:36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35]-[.B334]" office:value-type="time" office:time-value="PT00H00M09S" calcext:value-type="time">
            <text:p>00:09</text:p>
          </table:table-cell>
          <table:table-cell table:formula="of:=[.C335]-[.C33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09" calcext:value-type="float">
            <text:p>59409</text:p>
          </table:table-cell>
          <table:table-cell office:value-type="date" office:date-value="2019-03-05T15:36:52" calcext:value-type="date">
            <text:p>2019-03-05 15:36:52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36]-[.B335]" office:value-type="time" office:time-value="PT00H00M11S" calcext:value-type="time">
            <text:p>00:11</text:p>
          </table:table-cell>
          <table:table-cell table:formula="of:=[.C336]-[.C33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0" calcext:value-type="float">
            <text:p>59410</text:p>
          </table:table-cell>
          <table:table-cell office:value-type="date" office:date-value="2019-03-05T15:36:56" calcext:value-type="date">
            <text:p>2019-03-05 15:36:5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37]-[.B336]" office:value-type="time" office:time-value="PT00H00M04S" calcext:value-type="time">
            <text:p>00:04</text:p>
          </table:table-cell>
          <table:table-cell table:formula="of:=[.C337]-[.C33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1" calcext:value-type="float">
            <text:p>59411</text:p>
          </table:table-cell>
          <table:table-cell office:value-type="date" office:date-value="2019-03-05T15:37:00" calcext:value-type="date">
            <text:p>2019-03-05 15:37:00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38]-[.B337]" office:value-type="time" office:time-value="PT00H00M04S" calcext:value-type="time">
            <text:p>00:04</text:p>
          </table:table-cell>
          <table:table-cell table:formula="of:=[.C338]-[.C33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2" calcext:value-type="float">
            <text:p>59412</text:p>
          </table:table-cell>
          <table:table-cell office:value-type="date" office:date-value="2019-03-05T15:37:05" calcext:value-type="date">
            <text:p>2019-03-05 15:37:0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39]-[.B338]" office:value-type="time" office:time-value="PT00H00M05S" calcext:value-type="time">
            <text:p>00:05</text:p>
          </table:table-cell>
          <table:table-cell table:formula="of:=[.C339]-[.C33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3" calcext:value-type="float">
            <text:p>59413</text:p>
          </table:table-cell>
          <table:table-cell office:value-type="date" office:date-value="2019-03-05T15:37:33" calcext:value-type="date">
            <text:p>2019-03-05 15:37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40]-[.B339]" office:value-type="time" office:time-value="PT00H00M28S" calcext:value-type="time">
            <text:p>00:28</text:p>
          </table:table-cell>
          <table:table-cell table:formula="of:=[.C340]-[.C33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4" calcext:value-type="float">
            <text:p>59414</text:p>
          </table:table-cell>
          <table:table-cell office:value-type="date" office:date-value="2019-03-05T15:37:37" calcext:value-type="date">
            <text:p>2019-03-05 15:37:3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41]-[.B340]" office:value-type="time" office:time-value="PT00H00M04S" calcext:value-type="time">
            <text:p>00:04</text:p>
          </table:table-cell>
          <table:table-cell table:formula="of:=[.C341]-[.C34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5" calcext:value-type="float">
            <text:p>59415</text:p>
          </table:table-cell>
          <table:table-cell office:value-type="date" office:date-value="2019-03-05T15:37:49" calcext:value-type="date">
            <text:p>2019-03-05 15:37:4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42]-[.B341]" office:value-type="time" office:time-value="PT00H00M12S" calcext:value-type="time">
            <text:p>00:12</text:p>
          </table:table-cell>
          <table:table-cell table:formula="of:=[.C342]-[.C341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6" calcext:value-type="float">
            <text:p>59416</text:p>
          </table:table-cell>
          <table:table-cell office:value-type="date" office:date-value="2019-03-05T15:37:53" calcext:value-type="date">
            <text:p>2019-03-05 15:37:5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43]-[.B342]" office:value-type="time" office:time-value="PT00H00M04S" calcext:value-type="time">
            <text:p>00:04</text:p>
          </table:table-cell>
          <table:table-cell table:formula="of:=[.C343]-[.C34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7" calcext:value-type="float">
            <text:p>59417</text:p>
          </table:table-cell>
          <table:table-cell office:value-type="date" office:date-value="2019-03-05T15:37:56" calcext:value-type="date">
            <text:p>2019-03-05 15:37:5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44]-[.B343]" office:value-type="time" office:time-value="PT00H00M03S" calcext:value-type="time">
            <text:p>00:03</text:p>
          </table:table-cell>
          <table:table-cell table:formula="of:=[.C344]-[.C34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8" calcext:value-type="float">
            <text:p>59418</text:p>
          </table:table-cell>
          <table:table-cell office:value-type="date" office:date-value="2019-03-05T15:38:05" calcext:value-type="date">
            <text:p>2019-03-05 15:38:0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45]-[.B344]" office:value-type="time" office:time-value="PT00H00M09S" calcext:value-type="time">
            <text:p>00:09</text:p>
          </table:table-cell>
          <table:table-cell table:formula="of:=[.C345]-[.C34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19" calcext:value-type="float">
            <text:p>59419</text:p>
          </table:table-cell>
          <table:table-cell office:value-type="date" office:date-value="2019-03-05T15:38:09" calcext:value-type="date">
            <text:p>2019-03-05 15:38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46]-[.B345]" office:value-type="time" office:time-value="PT00H00M04S" calcext:value-type="time">
            <text:p>00:04</text:p>
          </table:table-cell>
          <table:table-cell table:formula="of:=[.C346]-[.C34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0" calcext:value-type="float">
            <text:p>59420</text:p>
          </table:table-cell>
          <table:table-cell office:value-type="date" office:date-value="2019-03-05T15:38:17" calcext:value-type="date">
            <text:p>2019-03-05 15:38:1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47]-[.B346]" office:value-type="time" office:time-value="PT00H00M08S" calcext:value-type="time">
            <text:p>00:08</text:p>
          </table:table-cell>
          <table:table-cell table:formula="of:=[.C347]-[.C346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1" calcext:value-type="float">
            <text:p>59421</text:p>
          </table:table-cell>
          <table:table-cell office:value-type="date" office:date-value="2019-03-05T15:38:21" calcext:value-type="date">
            <text:p>2019-03-05 15:38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48]-[.B347]" office:value-type="time" office:time-value="PT00H00M04S" calcext:value-type="time">
            <text:p>00:04</text:p>
          </table:table-cell>
          <table:table-cell table:formula="of:=[.C348]-[.C34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2" calcext:value-type="float">
            <text:p>59422</text:p>
          </table:table-cell>
          <table:table-cell office:value-type="date" office:date-value="2019-03-05T15:38:25" calcext:value-type="date">
            <text:p>2019-03-05 15:38:2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49]-[.B348]" office:value-type="time" office:time-value="PT00H00M04S" calcext:value-type="time">
            <text:p>00:04</text:p>
          </table:table-cell>
          <table:table-cell table:formula="of:=[.C349]-[.C34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3" calcext:value-type="float">
            <text:p>59423</text:p>
          </table:table-cell>
          <table:table-cell office:value-type="date" office:date-value="2019-03-05T15:38:29" calcext:value-type="date">
            <text:p>2019-03-05 15:38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50]-[.B349]" office:value-type="time" office:time-value="PT00H00M04S" calcext:value-type="time">
            <text:p>00:04</text:p>
          </table:table-cell>
          <table:table-cell table:formula="of:=[.C350]-[.C34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4" calcext:value-type="float">
            <text:p>59424</text:p>
          </table:table-cell>
          <table:table-cell office:value-type="date" office:date-value="2019-03-05T15:38:53" calcext:value-type="date">
            <text:p>2019-03-05 15:38:5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51]-[.B350]" office:value-type="time" office:time-value="PT00H00M24S" calcext:value-type="time">
            <text:p>00:24</text:p>
          </table:table-cell>
          <table:table-cell table:formula="of:=[.C351]-[.C35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5" calcext:value-type="float">
            <text:p>59425</text:p>
          </table:table-cell>
          <table:table-cell office:value-type="date" office:date-value="2019-03-05T15:38:57" calcext:value-type="date">
            <text:p>2019-03-05 15:38:5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52]-[.B351]" office:value-type="time" office:time-value="PT00H00M04S" calcext:value-type="time">
            <text:p>00:04</text:p>
          </table:table-cell>
          <table:table-cell table:formula="of:=[.C352]-[.C35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6" calcext:value-type="float">
            <text:p>59426</text:p>
          </table:table-cell>
          <table:table-cell office:value-type="date" office:date-value="2019-03-05T15:39:01" calcext:value-type="date">
            <text:p>2019-03-05 15:39:01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53]-[.B352]" office:value-type="time" office:time-value="PT00H00M04S" calcext:value-type="time">
            <text:p>00:04</text:p>
          </table:table-cell>
          <table:table-cell table:formula="of:=[.C353]-[.C35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7" calcext:value-type="float">
            <text:p>59427</text:p>
          </table:table-cell>
          <table:table-cell office:value-type="date" office:date-value="2019-03-05T15:39:09" calcext:value-type="date">
            <text:p>2019-03-05 15:39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54]-[.B353]" office:value-type="time" office:time-value="PT00H00M08S" calcext:value-type="time">
            <text:p>00:08</text:p>
          </table:table-cell>
          <table:table-cell table:formula="of:=[.C354]-[.C35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8" calcext:value-type="float">
            <text:p>59428</text:p>
          </table:table-cell>
          <table:table-cell office:value-type="date" office:date-value="2019-03-05T15:39:17" calcext:value-type="date">
            <text:p>2019-03-05 15:39:1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55]-[.B354]" office:value-type="time" office:time-value="PT00H00M08S" calcext:value-type="time">
            <text:p>00:08</text:p>
          </table:table-cell>
          <table:table-cell table:formula="of:=[.C355]-[.C35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29" calcext:value-type="float">
            <text:p>59429</text:p>
          </table:table-cell>
          <table:table-cell office:value-type="date" office:date-value="2019-03-05T15:39:21" calcext:value-type="date">
            <text:p>2019-03-05 15:39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56]-[.B355]" office:value-type="time" office:time-value="PT00H00M04S" calcext:value-type="time">
            <text:p>00:04</text:p>
          </table:table-cell>
          <table:table-cell table:formula="of:=[.C356]-[.C35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0" calcext:value-type="float">
            <text:p>59430</text:p>
          </table:table-cell>
          <table:table-cell office:value-type="date" office:date-value="2019-03-05T15:39:25" calcext:value-type="date">
            <text:p>2019-03-05 15:39:2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57]-[.B356]" office:value-type="time" office:time-value="PT00H00M04S" calcext:value-type="time">
            <text:p>00:04</text:p>
          </table:table-cell>
          <table:table-cell table:formula="of:=[.C357]-[.C35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1" calcext:value-type="float">
            <text:p>59431</text:p>
          </table:table-cell>
          <table:table-cell office:value-type="date" office:date-value="2019-03-05T15:39:41" calcext:value-type="date">
            <text:p>2019-03-05 15:39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58]-[.B357]" office:value-type="time" office:time-value="PT00H00M16S" calcext:value-type="time">
            <text:p>00:16</text:p>
          </table:table-cell>
          <table:table-cell table:formula="of:=[.C358]-[.C35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2" calcext:value-type="float">
            <text:p>59432</text:p>
          </table:table-cell>
          <table:table-cell office:value-type="date" office:date-value="2019-03-05T15:40:09" calcext:value-type="date">
            <text:p>2019-03-05 15:40:0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59]-[.B358]" office:value-type="time" office:time-value="PT00H00M28S" calcext:value-type="time">
            <text:p>00:28</text:p>
          </table:table-cell>
          <table:table-cell table:formula="of:=[.C359]-[.C35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3" calcext:value-type="float">
            <text:p>59433</text:p>
          </table:table-cell>
          <table:table-cell office:value-type="date" office:date-value="2019-03-05T15:40:13" calcext:value-type="date">
            <text:p>2019-03-05 15:40:1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60]-[.B359]" office:value-type="time" office:time-value="PT00H00M04S" calcext:value-type="time">
            <text:p>00:04</text:p>
          </table:table-cell>
          <table:table-cell table:formula="of:=[.C360]-[.C35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4" calcext:value-type="float">
            <text:p>59434</text:p>
          </table:table-cell>
          <table:table-cell office:value-type="date" office:date-value="2019-03-05T15:40:25" calcext:value-type="date">
            <text:p>2019-03-05 15:40:2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61]-[.B360]" office:value-type="time" office:time-value="PT00H00M12S" calcext:value-type="time">
            <text:p>00:12</text:p>
          </table:table-cell>
          <table:table-cell table:formula="of:=[.C361]-[.C36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date" office:date-value="2019-03-05T15:40:29" calcext:value-type="date">
            <text:p>2019-03-05 15:40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62]-[.B361]" office:value-type="time" office:time-value="PT00H00M04S" calcext:value-type="time">
            <text:p>00:04</text:p>
          </table:table-cell>
          <table:table-cell table:formula="of:=[.C362]-[.C36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6" calcext:value-type="float">
            <text:p>59436</text:p>
          </table:table-cell>
          <table:table-cell office:value-type="date" office:date-value="2019-03-05T15:40:32" calcext:value-type="date">
            <text:p>2019-03-05 15:40:32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63]-[.B362]" office:value-type="time" office:time-value="PT00H00M03S" calcext:value-type="time">
            <text:p>00:03</text:p>
          </table:table-cell>
          <table:table-cell table:formula="of:=[.C363]-[.C36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7" calcext:value-type="float">
            <text:p>59437</text:p>
          </table:table-cell>
          <table:table-cell office:value-type="date" office:date-value="2019-03-05T15:40:37" calcext:value-type="date">
            <text:p>2019-03-05 15:40:3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64]-[.B363]" office:value-type="time" office:time-value="PT00H00M05S" calcext:value-type="time">
            <text:p>00:05</text:p>
          </table:table-cell>
          <table:table-cell table:formula="of:=[.C364]-[.C363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8" calcext:value-type="float">
            <text:p>59438</text:p>
          </table:table-cell>
          <table:table-cell office:value-type="date" office:date-value="2019-03-05T15:40:41" calcext:value-type="date">
            <text:p>2019-03-05 15:40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65]-[.B364]" office:value-type="time" office:time-value="PT00H00M04S" calcext:value-type="time">
            <text:p>00:04</text:p>
          </table:table-cell>
          <table:table-cell table:formula="of:=[.C365]-[.C364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39" calcext:value-type="float">
            <text:p>59439</text:p>
          </table:table-cell>
          <table:table-cell office:value-type="date" office:date-value="2019-03-05T15:40:53" calcext:value-type="date">
            <text:p>2019-03-05 15:40:5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66]-[.B365]" office:value-type="time" office:time-value="PT00H00M12S" calcext:value-type="time">
            <text:p>00:12</text:p>
          </table:table-cell>
          <table:table-cell table:formula="of:=[.C366]-[.C36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0" calcext:value-type="float">
            <text:p>59440</text:p>
          </table:table-cell>
          <table:table-cell office:value-type="date" office:date-value="2019-03-05T15:40:57" calcext:value-type="date">
            <text:p>2019-03-05 15:40:5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67]-[.B366]" office:value-type="time" office:time-value="PT00H00M04S" calcext:value-type="time">
            <text:p>00:04</text:p>
          </table:table-cell>
          <table:table-cell table:formula="of:=[.C367]-[.C366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1" calcext:value-type="float">
            <text:p>59441</text:p>
          </table:table-cell>
          <table:table-cell office:value-type="date" office:date-value="2019-03-05T15:41:01" calcext:value-type="date">
            <text:p>2019-03-05 15:41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68]-[.B367]" office:value-type="time" office:time-value="PT00H00M04S" calcext:value-type="time">
            <text:p>00:04</text:p>
          </table:table-cell>
          <table:table-cell table:formula="of:=[.C368]-[.C36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2" calcext:value-type="float">
            <text:p>59442</text:p>
          </table:table-cell>
          <table:table-cell office:value-type="date" office:date-value="2019-03-05T15:41:32" calcext:value-type="date">
            <text:p>2019-03-05 15:41:32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69]-[.B368]" office:value-type="time" office:time-value="PT00H00M31S" calcext:value-type="time">
            <text:p>00:31</text:p>
          </table:table-cell>
          <table:table-cell table:formula="of:=[.C369]-[.C36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3" calcext:value-type="float">
            <text:p>59443</text:p>
          </table:table-cell>
          <table:table-cell office:value-type="date" office:date-value="2019-03-05T15:41:36" calcext:value-type="date">
            <text:p>2019-03-05 15:41:3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70]-[.B369]" office:value-type="time" office:time-value="PT00H00M04S" calcext:value-type="time">
            <text:p>00:04</text:p>
          </table:table-cell>
          <table:table-cell table:formula="of:=[.C370]-[.C36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4" calcext:value-type="float">
            <text:p>59444</text:p>
          </table:table-cell>
          <table:table-cell office:value-type="date" office:date-value="2019-03-05T15:41:48" calcext:value-type="date">
            <text:p>2019-03-05 15:41:48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71]-[.B370]" office:value-type="time" office:time-value="PT00H00M12S" calcext:value-type="time">
            <text:p>00:12</text:p>
          </table:table-cell>
          <table:table-cell table:formula="of:=[.C371]-[.C37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5" calcext:value-type="float">
            <text:p>59445</text:p>
          </table:table-cell>
          <table:table-cell office:value-type="date" office:date-value="2019-03-05T15:41:52" calcext:value-type="date">
            <text:p>2019-03-05 15:41:52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72]-[.B371]" office:value-type="time" office:time-value="PT00H00M04S" calcext:value-type="time">
            <text:p>00:04</text:p>
          </table:table-cell>
          <table:table-cell table:formula="of:=[.C372]-[.C371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6" calcext:value-type="float">
            <text:p>59446</text:p>
          </table:table-cell>
          <table:table-cell office:value-type="date" office:date-value="2019-03-05T15:41:56" calcext:value-type="date">
            <text:p>2019-03-05 15:41:5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73]-[.B372]" office:value-type="time" office:time-value="PT00H00M04S" calcext:value-type="time">
            <text:p>00:04</text:p>
          </table:table-cell>
          <table:table-cell table:formula="of:=[.C373]-[.C37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7" calcext:value-type="float">
            <text:p>59447</text:p>
          </table:table-cell>
          <table:table-cell office:value-type="date" office:date-value="2019-03-05T15:42:05" calcext:value-type="date">
            <text:p>2019-03-05 15:42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74]-[.B373]" office:value-type="time" office:time-value="PT00H00M09S" calcext:value-type="time">
            <text:p>00:09</text:p>
          </table:table-cell>
          <table:table-cell table:formula="of:=[.C374]-[.C373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8" calcext:value-type="float">
            <text:p>59448</text:p>
          </table:table-cell>
          <table:table-cell office:value-type="date" office:date-value="2019-03-05T15:42:09" calcext:value-type="date">
            <text:p>2019-03-05 15:42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75]-[.B374]" office:value-type="time" office:time-value="PT00H00M04S" calcext:value-type="time">
            <text:p>00:04</text:p>
          </table:table-cell>
          <table:table-cell table:formula="of:=[.C375]-[.C374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49" calcext:value-type="float">
            <text:p>59449</text:p>
          </table:table-cell>
          <table:table-cell office:value-type="date" office:date-value="2019-03-05T15:42:21" calcext:value-type="date">
            <text:p>2019-03-05 15:42:21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76]-[.B375]" office:value-type="time" office:time-value="PT00H00M12S" calcext:value-type="time">
            <text:p>00:12</text:p>
          </table:table-cell>
          <table:table-cell table:formula="of:=[.C376]-[.C37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0" calcext:value-type="float">
            <text:p>59450</text:p>
          </table:table-cell>
          <table:table-cell office:value-type="date" office:date-value="2019-03-05T15:42:25" calcext:value-type="date">
            <text:p>2019-03-05 15:42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77]-[.B376]" office:value-type="time" office:time-value="PT00H00M04S" calcext:value-type="time">
            <text:p>00:04</text:p>
          </table:table-cell>
          <table:table-cell table:formula="of:=[.C377]-[.C37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1" calcext:value-type="float">
            <text:p>59451</text:p>
          </table:table-cell>
          <table:table-cell office:value-type="date" office:date-value="2019-03-05T15:42:40" calcext:value-type="date">
            <text:p>2019-03-05 15:42:40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78]-[.B377]" office:value-type="time" office:time-value="PT00H00M15S" calcext:value-type="time">
            <text:p>00:15</text:p>
          </table:table-cell>
          <table:table-cell table:formula="of:=[.C378]-[.C37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2" calcext:value-type="float">
            <text:p>59452</text:p>
          </table:table-cell>
          <table:table-cell office:value-type="date" office:date-value="2019-03-05T15:42:45" calcext:value-type="date">
            <text:p>2019-03-05 15:42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79]-[.B378]" office:value-type="time" office:time-value="PT00H00M05S" calcext:value-type="time">
            <text:p>00:05</text:p>
          </table:table-cell>
          <table:table-cell table:formula="of:=[.C379]-[.C37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3" calcext:value-type="float">
            <text:p>59453</text:p>
          </table:table-cell>
          <table:table-cell office:value-type="date" office:date-value="2019-03-05T15:43:04" calcext:value-type="date">
            <text:p>2019-03-05 15:43:04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80]-[.B379]" office:value-type="time" office:time-value="PT00H00M19.000001S" calcext:value-type="time">
            <text:p>00:19</text:p>
          </table:table-cell>
          <table:table-cell table:formula="of:=[.C380]-[.C37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4" calcext:value-type="float">
            <text:p>59454</text:p>
          </table:table-cell>
          <table:table-cell office:value-type="date" office:date-value="2019-03-05T15:43:08" calcext:value-type="date">
            <text:p>2019-03-05 15:43:0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81]-[.B380]" office:value-type="time" office:time-value="PT00H00M04S" calcext:value-type="time">
            <text:p>00:04</text:p>
          </table:table-cell>
          <table:table-cell table:formula="of:=[.C381]-[.C38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5" calcext:value-type="float">
            <text:p>59455</text:p>
          </table:table-cell>
          <table:table-cell office:value-type="date" office:date-value="2019-03-05T15:43:20" calcext:value-type="date">
            <text:p>2019-03-05 15:43:20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82]-[.B381]" office:value-type="time" office:time-value="PT00H00M12S" calcext:value-type="time">
            <text:p>00:12</text:p>
          </table:table-cell>
          <table:table-cell table:formula="of:=[.C382]-[.C38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6" calcext:value-type="float">
            <text:p>59456</text:p>
          </table:table-cell>
          <table:table-cell office:value-type="date" office:date-value="2019-03-05T15:43:28" calcext:value-type="date">
            <text:p>2019-03-05 15:43:28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83]-[.B382]" office:value-type="time" office:time-value="PT00H00M08S" calcext:value-type="time">
            <text:p>00:08</text:p>
          </table:table-cell>
          <table:table-cell table:formula="of:=[.C383]-[.C38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7" calcext:value-type="float">
            <text:p>59457</text:p>
          </table:table-cell>
          <table:table-cell office:value-type="date" office:date-value="2019-03-05T15:43:32" calcext:value-type="date">
            <text:p>2019-03-05 15:43:32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84]-[.B383]" office:value-type="time" office:time-value="PT00H00M04S" calcext:value-type="time">
            <text:p>00:04</text:p>
          </table:table-cell>
          <table:table-cell table:formula="of:=[.C384]-[.C38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8" calcext:value-type="float">
            <text:p>59458</text:p>
          </table:table-cell>
          <table:table-cell office:value-type="date" office:date-value="2019-03-05T15:43:36" calcext:value-type="date">
            <text:p>2019-03-05 15:43:3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85]-[.B384]" office:value-type="time" office:time-value="PT00H00M04S" calcext:value-type="time">
            <text:p>00:04</text:p>
          </table:table-cell>
          <table:table-cell table:formula="of:=[.C385]-[.C38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59" calcext:value-type="float">
            <text:p>59459</text:p>
          </table:table-cell>
          <table:table-cell office:value-type="date" office:date-value="2019-03-05T15:43:57" calcext:value-type="date">
            <text:p>2019-03-05 15:43:5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86]-[.B385]" office:value-type="time" office:time-value="PT00H00M21S" calcext:value-type="time">
            <text:p>00:21</text:p>
          </table:table-cell>
          <table:table-cell table:formula="of:=[.C386]-[.C38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0" calcext:value-type="float">
            <text:p>59460</text:p>
          </table:table-cell>
          <table:table-cell office:value-type="date" office:date-value="2019-03-05T15:44:01" calcext:value-type="date">
            <text:p>2019-03-05 15:44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87]-[.B386]" office:value-type="time" office:time-value="PT00H00M04S" calcext:value-type="time">
            <text:p>00:04</text:p>
          </table:table-cell>
          <table:table-cell table:formula="of:=[.C387]-[.C38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1" calcext:value-type="float">
            <text:p>59461</text:p>
          </table:table-cell>
          <table:table-cell office:value-type="date" office:date-value="2019-03-05T15:44:52" calcext:value-type="date">
            <text:p>2019-03-05 15:44:52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88]-[.B387]" office:value-type="time" office:time-value="PT00H00M51S" calcext:value-type="time">
            <text:p>00:51</text:p>
          </table:table-cell>
          <table:table-cell table:formula="of:=[.C388]-[.C387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462" calcext:value-type="float">
            <text:p>59462</text:p>
          </table:table-cell>
          <table:table-cell office:value-type="date" office:date-value="2019-03-05T15:44:56" calcext:value-type="date">
            <text:p>2019-03-05 15:44:56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89]-[.B388]" office:value-type="time" office:time-value="PT00H00M04S" calcext:value-type="time">
            <text:p>00:04</text:p>
          </table:table-cell>
          <table:table-cell table:formula="of:=[.C389]-[.C38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3" calcext:value-type="float">
            <text:p>59463</text:p>
          </table:table-cell>
          <table:table-cell office:value-type="date" office:date-value="2019-03-05T15:45:16" calcext:value-type="date">
            <text:p>2019-03-05 15:45:16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90]-[.B389]" office:value-type="time" office:time-value="PT00H00M20S" calcext:value-type="time">
            <text:p>00:20</text:p>
          </table:table-cell>
          <table:table-cell table:formula="of:=[.C390]-[.C38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4" calcext:value-type="float">
            <text:p>59464</text:p>
          </table:table-cell>
          <table:table-cell office:value-type="date" office:date-value="2019-03-05T15:45:20" calcext:value-type="date">
            <text:p>2019-03-05 15:45:2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91]-[.B390]" office:value-type="time" office:time-value="PT00H00M04S" calcext:value-type="time">
            <text:p>00:04</text:p>
          </table:table-cell>
          <table:table-cell table:formula="of:=[.C391]-[.C39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5" calcext:value-type="float">
            <text:p>59465</text:p>
          </table:table-cell>
          <table:table-cell office:value-type="date" office:date-value="2019-03-05T15:46:29" calcext:value-type="date">
            <text:p>2019-03-05 15:46:2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392]-[.B391]" office:value-type="time" office:time-value="PT00H01M09S" calcext:value-type="time">
            <text:p>01:09</text:p>
          </table:table-cell>
          <table:table-cell table:formula="of:=[.C392]-[.C391]"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466" calcext:value-type="float">
            <text:p>59466</text:p>
          </table:table-cell>
          <table:table-cell office:value-type="date" office:date-value="2019-03-05T15:46:32" calcext:value-type="date">
            <text:p>2019-03-05 15:46:3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93]-[.B392]" office:value-type="time" office:time-value="PT00H00M03S" calcext:value-type="time">
            <text:p>00:03</text:p>
          </table:table-cell>
          <table:table-cell table:formula="of:=[.C393]-[.C39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7" calcext:value-type="float">
            <text:p>59467</text:p>
          </table:table-cell>
          <table:table-cell office:value-type="date" office:date-value="2019-03-05T15:46:56" calcext:value-type="date">
            <text:p>2019-03-05 15:46:56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94]-[.B393]" office:value-type="time" office:time-value="PT00H00M24S" calcext:value-type="time">
            <text:p>00:24</text:p>
          </table:table-cell>
          <table:table-cell table:formula="of:=[.C394]-[.C39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8" calcext:value-type="float">
            <text:p>59468</text:p>
          </table:table-cell>
          <table:table-cell office:value-type="date" office:date-value="2019-03-05T15:47:00" calcext:value-type="date">
            <text:p>2019-03-05 15:47:00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95]-[.B394]" office:value-type="time" office:time-value="PT00H00M04S" calcext:value-type="time">
            <text:p>00:04</text:p>
          </table:table-cell>
          <table:table-cell table:formula="of:=[.C395]-[.C39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69" calcext:value-type="float">
            <text:p>59469</text:p>
          </table:table-cell>
          <table:table-cell office:value-type="date" office:date-value="2019-03-05T15:48:17" calcext:value-type="date">
            <text:p>2019-03-05 15:48:1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96]-[.B395]" office:value-type="time" office:time-value="PT00H01M17S" calcext:value-type="time">
            <text:p>01:17</text:p>
          </table:table-cell>
          <table:table-cell table:formula="of:=[.C396]-[.C395]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470" calcext:value-type="float">
            <text:p>59470</text:p>
          </table:table-cell>
          <table:table-cell office:value-type="date" office:date-value="2019-03-05T15:48:20" calcext:value-type="date">
            <text:p>2019-03-05 15:48:20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397]-[.B396]" office:value-type="time" office:time-value="PT00H00M03S" calcext:value-type="time">
            <text:p>00:03</text:p>
          </table:table-cell>
          <table:table-cell table:formula="of:=[.C397]-[.C396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1" calcext:value-type="float">
            <text:p>59471</text:p>
          </table:table-cell>
          <table:table-cell office:value-type="date" office:date-value="2019-03-05T15:48:24" calcext:value-type="date">
            <text:p>2019-03-05 15:48:2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398]-[.B397]" office:value-type="time" office:time-value="PT00H00M04S" calcext:value-type="time">
            <text:p>00:04</text:p>
          </table:table-cell>
          <table:table-cell table:formula="of:=[.C398]-[.C397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2" calcext:value-type="float">
            <text:p>59472</text:p>
          </table:table-cell>
          <table:table-cell office:value-type="date" office:date-value="2019-03-05T15:48:32" calcext:value-type="date">
            <text:p>2019-03-05 15:48:32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399]-[.B398]" office:value-type="time" office:time-value="PT00H00M08S" calcext:value-type="time">
            <text:p>00:08</text:p>
          </table:table-cell>
          <table:table-cell table:formula="of:=[.C399]-[.C39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3" calcext:value-type="float">
            <text:p>59473</text:p>
          </table:table-cell>
          <table:table-cell office:value-type="date" office:date-value="2019-03-05T15:48:37" calcext:value-type="date">
            <text:p>2019-03-05 15:48:3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00]-[.B399]" office:value-type="time" office:time-value="PT00H00M05S" calcext:value-type="time">
            <text:p>00:05</text:p>
          </table:table-cell>
          <table:table-cell table:formula="of:=[.C400]-[.C39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4" calcext:value-type="float">
            <text:p>59474</text:p>
          </table:table-cell>
          <table:table-cell office:value-type="date" office:date-value="2019-03-05T15:48:44" calcext:value-type="date">
            <text:p>2019-03-05 15:48:44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401]-[.B400]" office:value-type="time" office:time-value="PT00H00M07S" calcext:value-type="time">
            <text:p>00:07</text:p>
          </table:table-cell>
          <table:table-cell table:formula="of:=[.C401]-[.C40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5" calcext:value-type="float">
            <text:p>59475</text:p>
          </table:table-cell>
          <table:table-cell office:value-type="date" office:date-value="2019-03-05T15:48:49" calcext:value-type="date">
            <text:p>2019-03-05 15:48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02]-[.B401]" office:value-type="time" office:time-value="PT00H00M05S" calcext:value-type="time">
            <text:p>00:05</text:p>
          </table:table-cell>
          <table:table-cell table:formula="of:=[.C402]-[.C401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6" calcext:value-type="float">
            <text:p>59476</text:p>
          </table:table-cell>
          <table:table-cell office:value-type="date" office:date-value="2019-03-05T15:48:53" calcext:value-type="date">
            <text:p>2019-03-05 15:48:5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03]-[.B402]" office:value-type="time" office:time-value="PT00H00M04S" calcext:value-type="time">
            <text:p>00:04</text:p>
          </table:table-cell>
          <table:table-cell table:formula="of:=[.C403]-[.C40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7" calcext:value-type="float">
            <text:p>59477</text:p>
          </table:table-cell>
          <table:table-cell office:value-type="date" office:date-value="2019-03-05T15:49:01" calcext:value-type="date">
            <text:p>2019-03-05 15:49:01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404]-[.B403]" office:value-type="time" office:time-value="PT00H00M08.000001S" calcext:value-type="time">
            <text:p>00:08</text:p>
          </table:table-cell>
          <table:table-cell table:formula="of:=[.C404]-[.C403]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8" calcext:value-type="float">
            <text:p>59478</text:p>
          </table:table-cell>
          <table:table-cell office:value-type="date" office:date-value="2019-03-05T15:49:05" calcext:value-type="date">
            <text:p>2019-03-05 15:49:05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05]-[.B404]" office:value-type="time" office:time-value="PT00H00M04S" calcext:value-type="time">
            <text:p>00:04</text:p>
          </table:table-cell>
          <table:table-cell table:formula="of:=[.C405]-[.C404]"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79" calcext:value-type="float">
            <text:p>59479</text:p>
          </table:table-cell>
          <table:table-cell office:value-type="date" office:date-value="2019-03-05T15:49:09" calcext:value-type="date">
            <text:p>2019-03-05 15:49:09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06]-[.B405]" office:value-type="time" office:time-value="PT00H00M04S" calcext:value-type="time">
            <text:p>00:04</text:p>
          </table:table-cell>
          <table:table-cell table:formula="of:=[.C406]-[.C405]"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0" calcext:value-type="float">
            <text:p>59480</text:p>
          </table:table-cell>
          <table:table-cell office:value-type="date" office:date-value="2019-03-05T15:49:13" calcext:value-type="date">
            <text:p>2019-03-05 15:49:13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07]-[.B406]" office:value-type="time" office:time-value="PT00H00M04S" calcext:value-type="time">
            <text:p>00:04</text:p>
          </table:table-cell>
          <table:table-cell table:formula="of:=[.C407]-[.C40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1" calcext:value-type="float">
            <text:p>59481</text:p>
          </table:table-cell>
          <table:table-cell office:value-type="date" office:date-value="2019-03-05T15:49:21" calcext:value-type="date">
            <text:p>2019-03-05 15:49:2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08]-[.B407]" office:value-type="time" office:time-value="PT00H00M08S" calcext:value-type="time">
            <text:p>00:08</text:p>
          </table:table-cell>
          <table:table-cell table:formula="of:=[.C408]-[.C407]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482" calcext:value-type="float">
            <text:p>59482</text:p>
          </table:table-cell>
          <table:table-cell office:value-type="date" office:date-value="2019-03-05T15:49:28" calcext:value-type="date">
            <text:p>2019-03-05 15:49:28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09]-[.B408]" office:value-type="time" office:time-value="PT00H00M07S" calcext:value-type="time">
            <text:p>00:07</text:p>
          </table:table-cell>
          <table:table-cell table:formula="of:=[.C409]-[.C408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3" calcext:value-type="float">
            <text:p>59483</text:p>
          </table:table-cell>
          <table:table-cell office:value-type="date" office:date-value="2019-03-05T15:49:32" calcext:value-type="date">
            <text:p>2019-03-05 15:49:32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10]-[.B409]" office:value-type="time" office:time-value="PT00H00M04S" calcext:value-type="time">
            <text:p>00:04</text:p>
          </table:table-cell>
          <table:table-cell table:formula="of:=[.C410]-[.C40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4" calcext:value-type="float">
            <text:p>59484</text:p>
          </table:table-cell>
          <table:table-cell office:value-type="date" office:date-value="2019-03-05T15:49:36" calcext:value-type="date">
            <text:p>2019-03-05 15:49:36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11]-[.B410]" office:value-type="time" office:time-value="PT00H00M04S" calcext:value-type="time">
            <text:p>00:04</text:p>
          </table:table-cell>
          <table:table-cell table:formula="of:=[.C411]-[.C410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5" calcext:value-type="float">
            <text:p>59485</text:p>
          </table:table-cell>
          <table:table-cell office:value-type="date" office:date-value="2019-03-05T15:49:45" calcext:value-type="date">
            <text:p>2019-03-05 15:49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12]-[.B411]" office:value-type="time" office:time-value="PT00H00M09S" calcext:value-type="time">
            <text:p>00:09</text:p>
          </table:table-cell>
          <table:table-cell table:formula="of:=[.C412]-[.C411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6" calcext:value-type="float">
            <text:p>59486</text:p>
          </table:table-cell>
          <table:table-cell office:value-type="date" office:date-value="2019-03-05T15:49:49" calcext:value-type="date">
            <text:p>2019-03-05 15:49:4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13]-[.B412]" office:value-type="time" office:time-value="PT00H00M04S" calcext:value-type="time">
            <text:p>00:04</text:p>
          </table:table-cell>
          <table:table-cell table:formula="of:=[.C413]-[.C412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7" calcext:value-type="float">
            <text:p>59487</text:p>
          </table:table-cell>
          <table:table-cell office:value-type="date" office:date-value="2019-03-05T15:49:53" calcext:value-type="date">
            <text:p>2019-03-05 15:49:5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14]-[.B413]" office:value-type="time" office:time-value="PT00H00M04S" calcext:value-type="time">
            <text:p>00:04</text:p>
          </table:table-cell>
          <table:table-cell table:formula="of:=[.C414]-[.C413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8" calcext:value-type="float">
            <text:p>59488</text:p>
          </table:table-cell>
          <table:table-cell office:value-type="date" office:date-value="2019-03-05T15:50:01" calcext:value-type="date">
            <text:p>2019-03-05 15:50:01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15]-[.B414]" office:value-type="time" office:time-value="PT00H00M08S" calcext:value-type="time">
            <text:p>00:08</text:p>
          </table:table-cell>
          <table:table-cell table:formula="of:=[.C415]-[.C414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89" calcext:value-type="float">
            <text:p>59489</text:p>
          </table:table-cell>
          <table:table-cell office:value-type="date" office:date-value="2019-03-05T15:50:05" calcext:value-type="date">
            <text:p>2019-03-05 15:50:05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16]-[.B415]" office:value-type="time" office:time-value="PT00H00M04S" calcext:value-type="time">
            <text:p>00:04</text:p>
          </table:table-cell>
          <table:table-cell table:formula="of:=[.C416]-[.C415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0" calcext:value-type="float">
            <text:p>59490</text:p>
          </table:table-cell>
          <table:table-cell office:value-type="date" office:date-value="2019-03-05T15:50:13" calcext:value-type="date">
            <text:p>2019-03-05 15:50:13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17]-[.B416]" office:value-type="time" office:time-value="PT00H00M08S" calcext:value-type="time">
            <text:p>00:08</text:p>
          </table:table-cell>
          <table:table-cell table:formula="of:=[.C417]-[.C416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1" calcext:value-type="float">
            <text:p>59491</text:p>
          </table:table-cell>
          <table:table-cell office:value-type="date" office:date-value="2019-03-05T15:50:17" calcext:value-type="date">
            <text:p>2019-03-05 15:50:17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18]-[.B417]" office:value-type="time" office:time-value="PT00H00M04S" calcext:value-type="time">
            <text:p>00:04</text:p>
          </table:table-cell>
          <table:table-cell table:formula="of:=[.C418]-[.C41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2" calcext:value-type="float">
            <text:p>59492</text:p>
          </table:table-cell>
          <table:table-cell office:value-type="date" office:date-value="2019-03-05T15:50:25" calcext:value-type="date">
            <text:p>2019-03-05 15:50:25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19]-[.B418]" office:value-type="time" office:time-value="PT00H00M08S" calcext:value-type="time">
            <text:p>00:08</text:p>
          </table:table-cell>
          <table:table-cell table:formula="of:=[.C419]-[.C418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3" calcext:value-type="float">
            <text:p>59493</text:p>
          </table:table-cell>
          <table:table-cell office:value-type="date" office:date-value="2019-03-05T15:50:33" calcext:value-type="date">
            <text:p>2019-03-05 15:50:33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20]-[.B419]" office:value-type="time" office:time-value="PT00H00M08S" calcext:value-type="time">
            <text:p>00:08</text:p>
          </table:table-cell>
          <table:table-cell table:formula="of:=[.C420]-[.C41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4" calcext:value-type="float">
            <text:p>59494</text:p>
          </table:table-cell>
          <table:table-cell office:value-type="date" office:date-value="2019-03-05T15:50:37" calcext:value-type="date">
            <text:p>2019-03-05 15:50:37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21]-[.B420]" office:value-type="time" office:time-value="PT00H00M04S" calcext:value-type="time">
            <text:p>00:04</text:p>
          </table:table-cell>
          <table:table-cell table:formula="of:=[.C421]-[.C420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5" calcext:value-type="float">
            <text:p>59495</text:p>
          </table:table-cell>
          <table:table-cell office:value-type="date" office:date-value="2019-03-05T15:50:41" calcext:value-type="date">
            <text:p>2019-03-05 15:50:41</text:p>
          </table:table-cell>
          <table:table-cell table:style-name="Default" office:value-type="float" office:value="601" calcext:value-type="float">
            <text:p>601</text:p>
          </table:table-cell>
          <table:table-cell table:formula="of:=[.B422]-[.B421]" office:value-type="time" office:time-value="PT00H00M04S" calcext:value-type="time">
            <text:p>00:04</text:p>
          </table:table-cell>
          <table:table-cell table:formula="of:=[.C422]-[.C421]"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6" calcext:value-type="float">
            <text:p>59496</text:p>
          </table:table-cell>
          <table:table-cell office:value-type="date" office:date-value="2019-03-05T15:50:45" calcext:value-type="date">
            <text:p>2019-03-05 15:50:45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23]-[.B422]" office:value-type="time" office:time-value="PT00H00M04S" calcext:value-type="time">
            <text:p>00:04</text:p>
          </table:table-cell>
          <table:table-cell table:formula="of:=[.C423]-[.C422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7" calcext:value-type="float">
            <text:p>59497</text:p>
          </table:table-cell>
          <table:table-cell office:value-type="date" office:date-value="2019-03-05T15:51:09" calcext:value-type="date">
            <text:p>2019-03-05 15:51:09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24]-[.B423]" office:value-type="time" office:time-value="PT00H00M24.000001S" calcext:value-type="time">
            <text:p>00:24</text:p>
          </table:table-cell>
          <table:table-cell table:formula="of:=[.C424]-[.C42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8" calcext:value-type="float">
            <text:p>59498</text:p>
          </table:table-cell>
          <table:table-cell office:value-type="date" office:date-value="2019-03-05T15:51:12" calcext:value-type="date">
            <text:p>2019-03-05 15:51:12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25]-[.B424]" office:value-type="time" office:time-value="PT00H00M03S" calcext:value-type="time">
            <text:p>00:03</text:p>
          </table:table-cell>
          <table:table-cell table:formula="of:=[.C425]-[.C42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499" calcext:value-type="float">
            <text:p>59499</text:p>
          </table:table-cell>
          <table:table-cell office:value-type="date" office:date-value="2019-03-05T15:51:16" calcext:value-type="date">
            <text:p>2019-03-05 15:51:1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26]-[.B425]" office:value-type="time" office:time-value="PT00H00M04S" calcext:value-type="time">
            <text:p>00:04</text:p>
          </table:table-cell>
          <table:table-cell table:formula="of:=[.C426]-[.C4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date" office:date-value="2019-03-05T15:51:21" calcext:value-type="date">
            <text:p>2019-03-05 15:51:21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27]-[.B426]" office:value-type="time" office:time-value="PT00H00M05S" calcext:value-type="time">
            <text:p>00:05</text:p>
          </table:table-cell>
          <table:table-cell table:formula="of:=[.C427]-[.C426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1" calcext:value-type="float">
            <text:p>59501</text:p>
          </table:table-cell>
          <table:table-cell office:value-type="date" office:date-value="2019-03-05T15:51:25" calcext:value-type="date">
            <text:p>2019-03-05 15:51:25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28]-[.B427]" office:value-type="time" office:time-value="PT00H00M04S" calcext:value-type="time">
            <text:p>00:04</text:p>
          </table:table-cell>
          <table:table-cell table:formula="of:=[.C428]-[.C42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2" calcext:value-type="float">
            <text:p>59502</text:p>
          </table:table-cell>
          <table:table-cell office:value-type="date" office:date-value="2019-03-05T15:51:33" calcext:value-type="date">
            <text:p>2019-03-05 15:51:33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29]-[.B428]" office:value-type="time" office:time-value="PT00H00M08S" calcext:value-type="time">
            <text:p>00:08</text:p>
          </table:table-cell>
          <table:table-cell table:formula="of:=[.C429]-[.C428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3" calcext:value-type="float">
            <text:p>59503</text:p>
          </table:table-cell>
          <table:table-cell office:value-type="date" office:date-value="2019-03-05T15:51:36" calcext:value-type="date">
            <text:p>2019-03-05 15:51:3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30]-[.B429]" office:value-type="time" office:time-value="PT00H00M03S" calcext:value-type="time">
            <text:p>00:03</text:p>
          </table:table-cell>
          <table:table-cell table:formula="of:=[.C430]-[.C42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4" calcext:value-type="float">
            <text:p>59504</text:p>
          </table:table-cell>
          <table:table-cell office:value-type="date" office:date-value="2019-03-05T15:51:40" calcext:value-type="date">
            <text:p>2019-03-05 15:51:40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31]-[.B430]" office:value-type="time" office:time-value="PT00H00M04S" calcext:value-type="time">
            <text:p>00:04</text:p>
          </table:table-cell>
          <table:table-cell table:formula="of:=[.C431]-[.C43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5" calcext:value-type="float">
            <text:p>59505</text:p>
          </table:table-cell>
          <table:table-cell office:value-type="date" office:date-value="2019-03-05T15:51:45" calcext:value-type="date">
            <text:p>2019-03-05 15:51:4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432]-[.B431]" office:value-type="time" office:time-value="PT00H00M05S" calcext:value-type="time">
            <text:p>00:05</text:p>
          </table:table-cell>
          <table:table-cell table:formula="of:=[.C432]-[.C431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6" calcext:value-type="float">
            <text:p>59506</text:p>
          </table:table-cell>
          <table:table-cell office:value-type="date" office:date-value="2019-03-05T15:51:49" calcext:value-type="date">
            <text:p>2019-03-05 15:51:4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33]-[.B432]" office:value-type="time" office:time-value="PT00H00M04S" calcext:value-type="time">
            <text:p>00:04</text:p>
          </table:table-cell>
          <table:table-cell table:formula="of:=[.C433]-[.C432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7" calcext:value-type="float">
            <text:p>59507</text:p>
          </table:table-cell>
          <table:table-cell office:value-type="date" office:date-value="2019-03-05T15:51:53" calcext:value-type="date">
            <text:p>2019-03-05 15:51:53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34]-[.B433]" office:value-type="time" office:time-value="PT00H00M04S" calcext:value-type="time">
            <text:p>00:04</text:p>
          </table:table-cell>
          <table:table-cell table:formula="of:=[.C434]-[.C433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8" calcext:value-type="float">
            <text:p>59508</text:p>
          </table:table-cell>
          <table:table-cell office:value-type="date" office:date-value="2019-03-05T15:51:56" calcext:value-type="date">
            <text:p>2019-03-05 15:51:56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35]-[.B434]" office:value-type="time" office:time-value="PT00H00M03S" calcext:value-type="time">
            <text:p>00:03</text:p>
          </table:table-cell>
          <table:table-cell table:formula="of:=[.C435]-[.C43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09" calcext:value-type="float">
            <text:p>59509</text:p>
          </table:table-cell>
          <table:table-cell office:value-type="date" office:date-value="2019-03-05T15:52:00" calcext:value-type="date">
            <text:p>2019-03-05 15:52:00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36]-[.B435]" office:value-type="time" office:time-value="PT00H00M04S" calcext:value-type="time">
            <text:p>00:04</text:p>
          </table:table-cell>
          <table:table-cell table:formula="of:=[.C436]-[.C43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0" calcext:value-type="float">
            <text:p>59510</text:p>
          </table:table-cell>
          <table:table-cell office:value-type="date" office:date-value="2019-03-05T15:52:04" calcext:value-type="date">
            <text:p>2019-03-05 15:52:04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37]-[.B436]" office:value-type="time" office:time-value="PT00H00M04S" calcext:value-type="time">
            <text:p>00:04</text:p>
          </table:table-cell>
          <table:table-cell table:formula="of:=[.C437]-[.C43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1" calcext:value-type="float">
            <text:p>59511</text:p>
          </table:table-cell>
          <table:table-cell office:value-type="date" office:date-value="2019-03-05T15:52:08" calcext:value-type="date">
            <text:p>2019-03-05 15:52:08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38]-[.B437]" office:value-type="time" office:time-value="PT00H00M04S" calcext:value-type="time">
            <text:p>00:04</text:p>
          </table:table-cell>
          <table:table-cell table:formula="of:=[.C438]-[.C437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2" calcext:value-type="float">
            <text:p>59512</text:p>
          </table:table-cell>
          <table:table-cell office:value-type="date" office:date-value="2019-03-05T15:52:16" calcext:value-type="date">
            <text:p>2019-03-05 15:52:16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39]-[.B438]" office:value-type="time" office:time-value="PT00H00M08S" calcext:value-type="time">
            <text:p>00:08</text:p>
          </table:table-cell>
          <table:table-cell table:formula="of:=[.C439]-[.C43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513" calcext:value-type="float">
            <text:p>59513</text:p>
          </table:table-cell>
          <table:table-cell office:value-type="date" office:date-value="2019-03-05T15:52:21" calcext:value-type="date">
            <text:p>2019-03-05 15:52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40]-[.B439]" office:value-type="time" office:time-value="PT00H00M05S" calcext:value-type="time">
            <text:p>00:05</text:p>
          </table:table-cell>
          <table:table-cell table:formula="of:=[.C440]-[.C43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4" calcext:value-type="float">
            <text:p>59514</text:p>
          </table:table-cell>
          <table:table-cell office:value-type="date" office:date-value="2019-03-05T15:52:25" calcext:value-type="date">
            <text:p>2019-03-05 15:52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41]-[.B440]" office:value-type="time" office:time-value="PT00H00M04S" calcext:value-type="time">
            <text:p>00:04</text:p>
          </table:table-cell>
          <table:table-cell table:formula="of:=[.C441]-[.C44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5" calcext:value-type="float">
            <text:p>59515</text:p>
          </table:table-cell>
          <table:table-cell office:value-type="date" office:date-value="2019-03-05T15:52:29" calcext:value-type="date">
            <text:p>2019-03-05 15:52:29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42]-[.B441]" office:value-type="time" office:time-value="PT00H00M04S" calcext:value-type="time">
            <text:p>00:04</text:p>
          </table:table-cell>
          <table:table-cell table:formula="of:=[.C442]-[.C441]"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6" calcext:value-type="float">
            <text:p>59516</text:p>
          </table:table-cell>
          <table:table-cell office:value-type="date" office:date-value="2019-03-05T15:52:33" calcext:value-type="date">
            <text:p>2019-03-05 15:52:33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43]-[.B442]" office:value-type="time" office:time-value="PT00H00M04S" calcext:value-type="time">
            <text:p>00:04</text:p>
          </table:table-cell>
          <table:table-cell table:formula="of:=[.C443]-[.C44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7" calcext:value-type="float">
            <text:p>59517</text:p>
          </table:table-cell>
          <table:table-cell office:value-type="date" office:date-value="2019-03-05T15:52:37" calcext:value-type="date">
            <text:p>2019-03-05 15:52:37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44]-[.B443]" office:value-type="time" office:time-value="PT00H00M04S" calcext:value-type="time">
            <text:p>00:04</text:p>
          </table:table-cell>
          <table:table-cell table:formula="of:=[.C444]-[.C443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8" calcext:value-type="float">
            <text:p>59518</text:p>
          </table:table-cell>
          <table:table-cell office:value-type="date" office:date-value="2019-03-05T15:52:41" calcext:value-type="date">
            <text:p>2019-03-05 15:52:41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45]-[.B444]" office:value-type="time" office:time-value="PT00H00M04S" calcext:value-type="time">
            <text:p>00:04</text:p>
          </table:table-cell>
          <table:table-cell table:formula="of:=[.C445]-[.C44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19" calcext:value-type="float">
            <text:p>59519</text:p>
          </table:table-cell>
          <table:table-cell office:value-type="date" office:date-value="2019-03-05T15:52:45" calcext:value-type="date">
            <text:p>2019-03-05 15:52:45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46]-[.B445]" office:value-type="time" office:time-value="PT00H00M04S" calcext:value-type="time">
            <text:p>00:04</text:p>
          </table:table-cell>
          <table:table-cell table:formula="of:=[.C446]-[.C44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0" calcext:value-type="float">
            <text:p>59520</text:p>
          </table:table-cell>
          <table:table-cell office:value-type="date" office:date-value="2019-03-05T15:52:49" calcext:value-type="date">
            <text:p>2019-03-05 15:52:49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47]-[.B446]" office:value-type="time" office:time-value="PT00H00M04S" calcext:value-type="time">
            <text:p>00:04</text:p>
          </table:table-cell>
          <table:table-cell table:formula="of:=[.C447]-[.C446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1" calcext:value-type="float">
            <text:p>59521</text:p>
          </table:table-cell>
          <table:table-cell office:value-type="date" office:date-value="2019-03-05T15:52:53" calcext:value-type="date">
            <text:p>2019-03-05 15:52:53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48]-[.B447]" office:value-type="time" office:time-value="PT00H00M04S" calcext:value-type="time">
            <text:p>00:04</text:p>
          </table:table-cell>
          <table:table-cell table:formula="of:=[.C448]-[.C44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2" calcext:value-type="float">
            <text:p>59522</text:p>
          </table:table-cell>
          <table:table-cell office:value-type="date" office:date-value="2019-03-05T15:52:56" calcext:value-type="date">
            <text:p>2019-03-05 15:52:56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49]-[.B448]" office:value-type="time" office:time-value="PT00H00M03S" calcext:value-type="time">
            <text:p>00:03</text:p>
          </table:table-cell>
          <table:table-cell table:formula="of:=[.C449]-[.C44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3" calcext:value-type="float">
            <text:p>59523</text:p>
          </table:table-cell>
          <table:table-cell office:value-type="date" office:date-value="2019-03-05T15:53:00" calcext:value-type="date">
            <text:p>2019-03-05 15:53:00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50]-[.B449]" office:value-type="time" office:time-value="PT00H00M04S" calcext:value-type="time">
            <text:p>00:04</text:p>
          </table:table-cell>
          <table:table-cell table:formula="of:=[.C450]-[.C449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4" calcext:value-type="float">
            <text:p>59524</text:p>
          </table:table-cell>
          <table:table-cell office:value-type="date" office:date-value="2019-03-05T15:53:05" calcext:value-type="date">
            <text:p>2019-03-05 15:53:05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51]-[.B450]" office:value-type="time" office:time-value="PT00H00M05S" calcext:value-type="time">
            <text:p>00:05</text:p>
          </table:table-cell>
          <table:table-cell table:formula="of:=[.C451]-[.C450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5" calcext:value-type="float">
            <text:p>59525</text:p>
          </table:table-cell>
          <table:table-cell office:value-type="date" office:date-value="2019-03-05T15:53:09" calcext:value-type="date">
            <text:p>2019-03-05 15:53:09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52]-[.B451]" office:value-type="time" office:time-value="PT00H00M04S" calcext:value-type="time">
            <text:p>00:04</text:p>
          </table:table-cell>
          <table:table-cell table:formula="of:=[.C452]-[.C451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6" calcext:value-type="float">
            <text:p>59526</text:p>
          </table:table-cell>
          <table:table-cell office:value-type="date" office:date-value="2019-03-05T15:53:16" calcext:value-type="date">
            <text:p>2019-03-05 15:53:16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53]-[.B452]" office:value-type="time" office:time-value="PT00H00M07S" calcext:value-type="time">
            <text:p>00:07</text:p>
          </table:table-cell>
          <table:table-cell table:formula="of:=[.C453]-[.C452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7" calcext:value-type="float">
            <text:p>59527</text:p>
          </table:table-cell>
          <table:table-cell office:value-type="date" office:date-value="2019-03-05T15:53:21" calcext:value-type="date">
            <text:p>2019-03-05 15:53:21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54]-[.B453]" office:value-type="time" office:time-value="PT00H00M05S" calcext:value-type="time">
            <text:p>00:05</text:p>
          </table:table-cell>
          <table:table-cell table:formula="of:=[.C454]-[.C45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8" calcext:value-type="float">
            <text:p>59528</text:p>
          </table:table-cell>
          <table:table-cell office:value-type="date" office:date-value="2019-03-05T15:53:25" calcext:value-type="date">
            <text:p>2019-03-05 15:53:25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55]-[.B454]" office:value-type="time" office:time-value="PT00H00M04S" calcext:value-type="time">
            <text:p>00:04</text:p>
          </table:table-cell>
          <table:table-cell table:formula="of:=[.C455]-[.C454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29" calcext:value-type="float">
            <text:p>59529</text:p>
          </table:table-cell>
          <table:table-cell office:value-type="date" office:date-value="2019-03-05T15:53:29" calcext:value-type="date">
            <text:p>2019-03-05 15:53:2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56]-[.B455]" office:value-type="time" office:time-value="PT00H00M04S" calcext:value-type="time">
            <text:p>00:04</text:p>
          </table:table-cell>
          <table:table-cell table:formula="of:=[.C456]-[.C455]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0" calcext:value-type="float">
            <text:p>59530</text:p>
          </table:table-cell>
          <table:table-cell office:value-type="date" office:date-value="2019-03-05T15:53:33" calcext:value-type="date">
            <text:p>2019-03-05 15:53:33</text:p>
          </table:table-cell>
          <table:table-cell table:style-name="Default" office:value-type="float" office:value="624" calcext:value-type="float">
            <text:p>624</text:p>
          </table:table-cell>
          <table:table-cell table:formula="of:=[.B457]-[.B456]" office:value-type="time" office:time-value="PT00H00M04S" calcext:value-type="time">
            <text:p>00:04</text:p>
          </table:table-cell>
          <table:table-cell table:formula="of:=[.C457]-[.C456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1" calcext:value-type="float">
            <text:p>59531</text:p>
          </table:table-cell>
          <table:table-cell office:value-type="date" office:date-value="2019-03-05T15:53:37" calcext:value-type="date">
            <text:p>2019-03-05 15:53:37</text:p>
          </table:table-cell>
          <table:table-cell table:style-name="Default" office:value-type="float" office:value="609" calcext:value-type="float">
            <text:p>609</text:p>
          </table:table-cell>
          <table:table-cell table:formula="of:=[.B458]-[.B457]" office:value-type="time" office:time-value="PT00H00M04S" calcext:value-type="time">
            <text:p>00:04</text:p>
          </table:table-cell>
          <table:table-cell table:formula="of:=[.C458]-[.C457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2" calcext:value-type="float">
            <text:p>59532</text:p>
          </table:table-cell>
          <table:table-cell office:value-type="date" office:date-value="2019-03-05T15:53:41" calcext:value-type="date">
            <text:p>2019-03-05 15:53:4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59]-[.B458]" office:value-type="time" office:time-value="PT00H00M04S" calcext:value-type="time">
            <text:p>00:04</text:p>
          </table:table-cell>
          <table:table-cell table:formula="of:=[.C459]-[.C458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533" calcext:value-type="float">
            <text:p>59533</text:p>
          </table:table-cell>
          <table:table-cell office:value-type="date" office:date-value="2019-03-05T15:53:45" calcext:value-type="date">
            <text:p>2019-03-05 15:53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60]-[.B459]" office:value-type="time" office:time-value="PT00H00M04S" calcext:value-type="time">
            <text:p>00:04</text:p>
          </table:table-cell>
          <table:table-cell table:formula="of:=[.C460]-[.C45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4" calcext:value-type="float">
            <text:p>59534</text:p>
          </table:table-cell>
          <table:table-cell office:value-type="date" office:date-value="2019-03-05T15:53:49" calcext:value-type="date">
            <text:p>2019-03-05 15:53:49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61]-[.B460]" office:value-type="time" office:time-value="PT00H00M04S" calcext:value-type="time">
            <text:p>00:04</text:p>
          </table:table-cell>
          <table:table-cell table:formula="of:=[.C461]-[.C460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5" calcext:value-type="float">
            <text:p>59535</text:p>
          </table:table-cell>
          <table:table-cell office:value-type="date" office:date-value="2019-03-05T15:53:53" calcext:value-type="date">
            <text:p>2019-03-05 15:53:53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62]-[.B461]" office:value-type="time" office:time-value="PT00H00M04S" calcext:value-type="time">
            <text:p>00:04</text:p>
          </table:table-cell>
          <table:table-cell table:formula="of:=[.C462]-[.C46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6" calcext:value-type="float">
            <text:p>59536</text:p>
          </table:table-cell>
          <table:table-cell office:value-type="date" office:date-value="2019-03-05T15:53:57" calcext:value-type="date">
            <text:p>2019-03-05 15:53:57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63]-[.B462]" office:value-type="time" office:time-value="PT00H00M04S" calcext:value-type="time">
            <text:p>00:04</text:p>
          </table:table-cell>
          <table:table-cell table:formula="of:=[.C463]-[.C46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7" calcext:value-type="float">
            <text:p>59537</text:p>
          </table:table-cell>
          <table:table-cell office:value-type="date" office:date-value="2019-03-05T15:54:01" calcext:value-type="date">
            <text:p>2019-03-05 15:54:01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64]-[.B463]" office:value-type="time" office:time-value="PT00H00M04S" calcext:value-type="time">
            <text:p>00:04</text:p>
          </table:table-cell>
          <table:table-cell table:formula="of:=[.C464]-[.C463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8" calcext:value-type="float">
            <text:p>59538</text:p>
          </table:table-cell>
          <table:table-cell office:value-type="date" office:date-value="2019-03-05T15:54:05" calcext:value-type="date">
            <text:p>2019-03-05 15:54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65]-[.B464]" office:value-type="time" office:time-value="PT00H00M04S" calcext:value-type="time">
            <text:p>00:04</text:p>
          </table:table-cell>
          <table:table-cell table:formula="of:=[.C465]-[.C464]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39" calcext:value-type="float">
            <text:p>59539</text:p>
          </table:table-cell>
          <table:table-cell office:value-type="date" office:date-value="2019-03-05T15:54:09" calcext:value-type="date">
            <text:p>2019-03-05 15:54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66]-[.B465]" office:value-type="time" office:time-value="PT00H00M04S" calcext:value-type="time">
            <text:p>00:04</text:p>
          </table:table-cell>
          <table:table-cell table:formula="of:=[.C466]-[.C46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0" calcext:value-type="float">
            <text:p>59540</text:p>
          </table:table-cell>
          <table:table-cell office:value-type="date" office:date-value="2019-03-05T15:54:17" calcext:value-type="date">
            <text:p>2019-03-05 15:54:1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67]-[.B466]" office:value-type="time" office:time-value="PT00H00M08S" calcext:value-type="time">
            <text:p>00:08</text:p>
          </table:table-cell>
          <table:table-cell table:formula="of:=[.C467]-[.C46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1" calcext:value-type="float">
            <text:p>59541</text:p>
          </table:table-cell>
          <table:table-cell office:value-type="date" office:date-value="2019-03-05T15:54:21" calcext:value-type="date">
            <text:p>2019-03-05 15:54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68]-[.B467]" office:value-type="time" office:time-value="PT00H00M04S" calcext:value-type="time">
            <text:p>00:04</text:p>
          </table:table-cell>
          <table:table-cell table:formula="of:=[.C468]-[.C46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2" calcext:value-type="float">
            <text:p>59542</text:p>
          </table:table-cell>
          <table:table-cell office:value-type="date" office:date-value="2019-03-05T15:54:29" calcext:value-type="date">
            <text:p>2019-03-05 15:54:2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69]-[.B468]" office:value-type="time" office:time-value="PT00H00M08S" calcext:value-type="time">
            <text:p>00:08</text:p>
          </table:table-cell>
          <table:table-cell table:formula="of:=[.C469]-[.C46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3" calcext:value-type="float">
            <text:p>59543</text:p>
          </table:table-cell>
          <table:table-cell office:value-type="date" office:date-value="2019-03-05T15:54:33" calcext:value-type="date">
            <text:p>2019-03-05 15:54:3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70]-[.B469]" office:value-type="time" office:time-value="PT00H00M04S" calcext:value-type="time">
            <text:p>00:04</text:p>
          </table:table-cell>
          <table:table-cell table:formula="of:=[.C470]-[.C46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4" calcext:value-type="float">
            <text:p>59544</text:p>
          </table:table-cell>
          <table:table-cell office:value-type="date" office:date-value="2019-03-05T15:54:37" calcext:value-type="date">
            <text:p>2019-03-05 15:54:37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71]-[.B470]" office:value-type="time" office:time-value="PT00H00M04S" calcext:value-type="time">
            <text:p>00:04</text:p>
          </table:table-cell>
          <table:table-cell table:formula="of:=[.C471]-[.C470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5" calcext:value-type="float">
            <text:p>59545</text:p>
          </table:table-cell>
          <table:table-cell office:value-type="date" office:date-value="2019-03-05T15:54:40" calcext:value-type="date">
            <text:p>2019-03-05 15:54:40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72]-[.B471]" office:value-type="time" office:time-value="PT00H00M03S" calcext:value-type="time">
            <text:p>00:03</text:p>
          </table:table-cell>
          <table:table-cell table:formula="of:=[.C472]-[.C471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6" calcext:value-type="float">
            <text:p>59546</text:p>
          </table:table-cell>
          <table:table-cell office:value-type="date" office:date-value="2019-03-05T15:54:45" calcext:value-type="date">
            <text:p>2019-03-05 15:54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73]-[.B472]" office:value-type="time" office:time-value="PT00H00M05S" calcext:value-type="time">
            <text:p>00:05</text:p>
          </table:table-cell>
          <table:table-cell table:formula="of:=[.C473]-[.C47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7" calcext:value-type="float">
            <text:p>59547</text:p>
          </table:table-cell>
          <table:table-cell office:value-type="date" office:date-value="2019-03-05T15:54:48" calcext:value-type="date">
            <text:p>2019-03-05 15:54:48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74]-[.B473]" office:value-type="time" office:time-value="PT00H00M03S" calcext:value-type="time">
            <text:p>00:03</text:p>
          </table:table-cell>
          <table:table-cell table:formula="of:=[.C474]-[.C473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8" calcext:value-type="float">
            <text:p>59548</text:p>
          </table:table-cell>
          <table:table-cell office:value-type="date" office:date-value="2019-03-05T15:54:52" calcext:value-type="date">
            <text:p>2019-03-05 15:54:52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75]-[.B474]" office:value-type="time" office:time-value="PT00H00M04S" calcext:value-type="time">
            <text:p>00:04</text:p>
          </table:table-cell>
          <table:table-cell table:formula="of:=[.C475]-[.C47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49" calcext:value-type="float">
            <text:p>59549</text:p>
          </table:table-cell>
          <table:table-cell office:value-type="date" office:date-value="2019-03-05T15:54:57" calcext:value-type="date">
            <text:p>2019-03-05 15:54:57</text:p>
          </table:table-cell>
          <table:table-cell table:style-name="Default" office:value-type="float" office:value="616" calcext:value-type="float">
            <text:p>616</text:p>
          </table:table-cell>
          <table:table-cell table:formula="of:=[.B476]-[.B475]" office:value-type="time" office:time-value="PT00H00M05S" calcext:value-type="time">
            <text:p>00:05</text:p>
          </table:table-cell>
          <table:table-cell table:formula="of:=[.C476]-[.C475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0" calcext:value-type="float">
            <text:p>59550</text:p>
          </table:table-cell>
          <table:table-cell office:value-type="date" office:date-value="2019-03-05T15:55:00" calcext:value-type="date">
            <text:p>2019-03-05 15:55:00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77]-[.B476]" office:value-type="time" office:time-value="PT00H00M03S" calcext:value-type="time">
            <text:p>00:03</text:p>
          </table:table-cell>
          <table:table-cell table:formula="of:=[.C477]-[.C476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1" calcext:value-type="float">
            <text:p>59551</text:p>
          </table:table-cell>
          <table:table-cell office:value-type="date" office:date-value="2019-03-05T15:55:05" calcext:value-type="date">
            <text:p>2019-03-05 15:55:0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78]-[.B477]" office:value-type="time" office:time-value="PT00H00M05S" calcext:value-type="time">
            <text:p>00:05</text:p>
          </table:table-cell>
          <table:table-cell table:formula="of:=[.C478]-[.C477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2" calcext:value-type="float">
            <text:p>59552</text:p>
          </table:table-cell>
          <table:table-cell office:value-type="date" office:date-value="2019-03-05T15:55:09" calcext:value-type="date">
            <text:p>2019-03-05 15:55:09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79]-[.B478]" office:value-type="time" office:time-value="PT00H00M04S" calcext:value-type="time">
            <text:p>00:04</text:p>
          </table:table-cell>
          <table:table-cell table:formula="of:=[.C479]-[.C478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3" calcext:value-type="float">
            <text:p>59553</text:p>
          </table:table-cell>
          <table:table-cell office:value-type="date" office:date-value="2019-03-05T15:55:12" calcext:value-type="date">
            <text:p>2019-03-05 15:55:12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80]-[.B479]" office:value-type="time" office:time-value="PT00H00M03S" calcext:value-type="time">
            <text:p>00:03</text:p>
          </table:table-cell>
          <table:table-cell table:formula="of:=[.C480]-[.C47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4" calcext:value-type="float">
            <text:p>59554</text:p>
          </table:table-cell>
          <table:table-cell office:value-type="date" office:date-value="2019-03-05T15:55:17" calcext:value-type="date">
            <text:p>2019-03-05 15:55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81]-[.B480]" office:value-type="time" office:time-value="PT00H00M05S" calcext:value-type="time">
            <text:p>00:05</text:p>
          </table:table-cell>
          <table:table-cell table:formula="of:=[.C481]-[.C480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5" calcext:value-type="float">
            <text:p>59555</text:p>
          </table:table-cell>
          <table:table-cell office:value-type="date" office:date-value="2019-03-05T15:55:21" calcext:value-type="date">
            <text:p>2019-03-05 15:55:2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82]-[.B481]" office:value-type="time" office:time-value="PT00H00M04S" calcext:value-type="time">
            <text:p>00:04</text:p>
          </table:table-cell>
          <table:table-cell table:formula="of:=[.C482]-[.C48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6" calcext:value-type="float">
            <text:p>59556</text:p>
          </table:table-cell>
          <table:table-cell office:value-type="date" office:date-value="2019-03-05T15:55:24" calcext:value-type="date">
            <text:p>2019-03-05 15:55:24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83]-[.B482]" office:value-type="time" office:time-value="PT00H00M03S" calcext:value-type="time">
            <text:p>00:03</text:p>
          </table:table-cell>
          <table:table-cell table:formula="of:=[.C483]-[.C48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7" calcext:value-type="float">
            <text:p>59557</text:p>
          </table:table-cell>
          <table:table-cell office:value-type="date" office:date-value="2019-03-05T15:55:29" calcext:value-type="date">
            <text:p>2019-03-05 15:55:2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84]-[.B483]" office:value-type="time" office:time-value="PT00H00M05S" calcext:value-type="time">
            <text:p>00:05</text:p>
          </table:table-cell>
          <table:table-cell table:formula="of:=[.C484]-[.C483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8" calcext:value-type="float">
            <text:p>59558</text:p>
          </table:table-cell>
          <table:table-cell office:value-type="date" office:date-value="2019-03-05T15:55:33" calcext:value-type="date">
            <text:p>2019-03-05 15:55:3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485]-[.B484]" office:value-type="time" office:time-value="PT00H00M04S" calcext:value-type="time">
            <text:p>00:04</text:p>
          </table:table-cell>
          <table:table-cell table:formula="of:=[.C485]-[.C484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59" calcext:value-type="float">
            <text:p>59559</text:p>
          </table:table-cell>
          <table:table-cell office:value-type="date" office:date-value="2019-03-05T15:55:45" calcext:value-type="date">
            <text:p>2019-03-05 15:55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86]-[.B485]" office:value-type="time" office:time-value="PT00H00M12S" calcext:value-type="time">
            <text:p>00:12</text:p>
          </table:table-cell>
          <table:table-cell table:formula="of:=[.C486]-[.C48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0" calcext:value-type="float">
            <text:p>59560</text:p>
          </table:table-cell>
          <table:table-cell office:value-type="date" office:date-value="2019-03-05T15:55:49" calcext:value-type="date">
            <text:p>2019-03-05 15:55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87]-[.B486]" office:value-type="time" office:time-value="PT00H00M04S" calcext:value-type="time">
            <text:p>00:04</text:p>
          </table:table-cell>
          <table:table-cell table:formula="of:=[.C487]-[.C48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1" calcext:value-type="float">
            <text:p>59561</text:p>
          </table:table-cell>
          <table:table-cell office:value-type="date" office:date-value="2019-03-05T15:55:53" calcext:value-type="date">
            <text:p>2019-03-05 15:55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88]-[.B487]" office:value-type="time" office:time-value="PT00H00M04S" calcext:value-type="time">
            <text:p>00:04</text:p>
          </table:table-cell>
          <table:table-cell table:formula="of:=[.C488]-[.C48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2" calcext:value-type="float">
            <text:p>59562</text:p>
          </table:table-cell>
          <table:table-cell office:value-type="date" office:date-value="2019-03-05T15:55:57" calcext:value-type="date">
            <text:p>2019-03-05 15:55:57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489]-[.B488]" office:value-type="time" office:time-value="PT00H00M04S" calcext:value-type="time">
            <text:p>00:04</text:p>
          </table:table-cell>
          <table:table-cell table:formula="of:=[.C489]-[.C488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3" calcext:value-type="float">
            <text:p>59563</text:p>
          </table:table-cell>
          <table:table-cell office:value-type="date" office:date-value="2019-03-05T15:56:01" calcext:value-type="date">
            <text:p>2019-03-05 15:56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90]-[.B489]" office:value-type="time" office:time-value="PT00H00M04S" calcext:value-type="time">
            <text:p>00:04</text:p>
          </table:table-cell>
          <table:table-cell table:formula="of:=[.C490]-[.C489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date" office:date-value="2019-03-05T15:56:05" calcext:value-type="date">
            <text:p>2019-03-05 15:56:0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91]-[.B490]" office:value-type="time" office:time-value="PT00H00M04S" calcext:value-type="time">
            <text:p>00:04</text:p>
          </table:table-cell>
          <table:table-cell table:formula="of:=[.C491]-[.C49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5" calcext:value-type="float">
            <text:p>59565</text:p>
          </table:table-cell>
          <table:table-cell office:value-type="date" office:date-value="2019-03-05T15:56:09" calcext:value-type="date">
            <text:p>2019-03-05 15:56:0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92]-[.B491]" office:value-type="time" office:time-value="PT00H00M04S" calcext:value-type="time">
            <text:p>00:04</text:p>
          </table:table-cell>
          <table:table-cell table:formula="of:=[.C492]-[.C49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6" calcext:value-type="float">
            <text:p>59566</text:p>
          </table:table-cell>
          <table:table-cell office:value-type="date" office:date-value="2019-03-05T15:56:17" calcext:value-type="date">
            <text:p>2019-03-05 15:56:17</text:p>
          </table:table-cell>
          <table:table-cell table:style-name="Default" office:value-type="float" office:value="631" calcext:value-type="float">
            <text:p>631</text:p>
          </table:table-cell>
          <table:table-cell table:formula="of:=[.B493]-[.B492]" office:value-type="time" office:time-value="PT00H00M08S" calcext:value-type="time">
            <text:p>00:08</text:p>
          </table:table-cell>
          <table:table-cell table:formula="of:=[.C493]-[.C492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7" calcext:value-type="float">
            <text:p>59567</text:p>
          </table:table-cell>
          <table:table-cell office:value-type="date" office:date-value="2019-03-05T15:56:21" calcext:value-type="date">
            <text:p>2019-03-05 15:56:21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94]-[.B493]" office:value-type="time" office:time-value="PT00H00M04S" calcext:value-type="time">
            <text:p>00:04</text:p>
          </table:table-cell>
          <table:table-cell table:formula="of:=[.C494]-[.C49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8" calcext:value-type="float">
            <text:p>59568</text:p>
          </table:table-cell>
          <table:table-cell office:value-type="date" office:date-value="2019-03-05T15:56:25" calcext:value-type="date">
            <text:p>2019-03-05 15:56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495]-[.B494]" office:value-type="time" office:time-value="PT00H00M04S" calcext:value-type="time">
            <text:p>00:04</text:p>
          </table:table-cell>
          <table:table-cell table:formula="of:=[.C495]-[.C49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69" calcext:value-type="float">
            <text:p>59569</text:p>
          </table:table-cell>
          <table:table-cell office:value-type="date" office:date-value="2019-03-05T15:56:29" calcext:value-type="date">
            <text:p>2019-03-05 15:56:2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496]-[.B495]" office:value-type="time" office:time-value="PT00H00M04S" calcext:value-type="time">
            <text:p>00:04</text:p>
          </table:table-cell>
          <table:table-cell table:formula="of:=[.C496]-[.C495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0" calcext:value-type="float">
            <text:p>59570</text:p>
          </table:table-cell>
          <table:table-cell office:value-type="date" office:date-value="2019-03-05T15:56:33" calcext:value-type="date">
            <text:p>2019-03-05 15:56:3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97]-[.B496]" office:value-type="time" office:time-value="PT00H00M04S" calcext:value-type="time">
            <text:p>00:04</text:p>
          </table:table-cell>
          <table:table-cell table:formula="of:=[.C497]-[.C496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1" calcext:value-type="float">
            <text:p>59571</text:p>
          </table:table-cell>
          <table:table-cell office:value-type="date" office:date-value="2019-03-05T15:56:37" calcext:value-type="date">
            <text:p>2019-03-05 15:56:3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498]-[.B497]" office:value-type="time" office:time-value="PT00H00M04S" calcext:value-type="time">
            <text:p>00:04</text:p>
          </table:table-cell>
          <table:table-cell table:formula="of:=[.C498]-[.C497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2" calcext:value-type="float">
            <text:p>59572</text:p>
          </table:table-cell>
          <table:table-cell office:value-type="date" office:date-value="2019-03-05T15:56:41" calcext:value-type="date">
            <text:p>2019-03-05 15:56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499]-[.B498]" office:value-type="time" office:time-value="PT00H00M04S" calcext:value-type="time">
            <text:p>00:04</text:p>
          </table:table-cell>
          <table:table-cell table:formula="of:=[.C499]-[.C498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3" calcext:value-type="float">
            <text:p>59573</text:p>
          </table:table-cell>
          <table:table-cell office:value-type="date" office:date-value="2019-03-05T15:56:45" calcext:value-type="date">
            <text:p>2019-03-05 15:56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00]-[.B499]" office:value-type="time" office:time-value="PT00H00M04S" calcext:value-type="time">
            <text:p>00:04</text:p>
          </table:table-cell>
          <table:table-cell table:formula="of:=[.C500]-[.C499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4" calcext:value-type="float">
            <text:p>59574</text:p>
          </table:table-cell>
          <table:table-cell office:value-type="date" office:date-value="2019-03-05T15:56:49" calcext:value-type="date">
            <text:p>2019-03-05 15:56:4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01]-[.B500]" office:value-type="time" office:time-value="PT00H00M04S" calcext:value-type="time">
            <text:p>00:04</text:p>
          </table:table-cell>
          <table:table-cell table:formula="of:=[.C501]-[.C500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5" calcext:value-type="float">
            <text:p>59575</text:p>
          </table:table-cell>
          <table:table-cell office:value-type="date" office:date-value="2019-03-05T15:56:53" calcext:value-type="date">
            <text:p>2019-03-05 15:56:5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02]-[.B501]" office:value-type="time" office:time-value="PT00H00M04S" calcext:value-type="time">
            <text:p>00:04</text:p>
          </table:table-cell>
          <table:table-cell table:formula="of:=[.C502]-[.C501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6" calcext:value-type="float">
            <text:p>59576</text:p>
          </table:table-cell>
          <table:table-cell office:value-type="date" office:date-value="2019-03-05T15:56:57" calcext:value-type="date">
            <text:p>2019-03-05 15:56:5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03]-[.B502]" office:value-type="time" office:time-value="PT00H00M04S" calcext:value-type="time">
            <text:p>00:04</text:p>
          </table:table-cell>
          <table:table-cell table:formula="of:=[.C503]-[.C50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7" calcext:value-type="float">
            <text:p>59577</text:p>
          </table:table-cell>
          <table:table-cell office:value-type="date" office:date-value="2019-03-05T15:57:01" calcext:value-type="date">
            <text:p>2019-03-05 15:57:0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04]-[.B503]" office:value-type="time" office:time-value="PT00H00M04S" calcext:value-type="time">
            <text:p>00:04</text:p>
          </table:table-cell>
          <table:table-cell table:formula="of:=[.C504]-[.C50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8" calcext:value-type="float">
            <text:p>59578</text:p>
          </table:table-cell>
          <table:table-cell office:value-type="date" office:date-value="2019-03-05T15:57:09" calcext:value-type="date">
            <text:p>2019-03-05 15:57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05]-[.B504]" office:value-type="time" office:time-value="PT00H00M08S" calcext:value-type="time">
            <text:p>00:08</text:p>
          </table:table-cell>
          <table:table-cell table:formula="of:=[.C505]-[.C504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79" calcext:value-type="float">
            <text:p>59579</text:p>
          </table:table-cell>
          <table:table-cell office:value-type="date" office:date-value="2019-03-05T15:57:13" calcext:value-type="date">
            <text:p>2019-03-05 15:57:1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06]-[.B505]" office:value-type="time" office:time-value="PT00H00M04S" calcext:value-type="time">
            <text:p>00:04</text:p>
          </table:table-cell>
          <table:table-cell table:formula="of:=[.C506]-[.C50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0" calcext:value-type="float">
            <text:p>59580</text:p>
          </table:table-cell>
          <table:table-cell office:value-type="date" office:date-value="2019-03-05T15:57:21" calcext:value-type="date">
            <text:p>2019-03-05 15:57:21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07]-[.B506]" office:value-type="time" office:time-value="PT00H00M08S" calcext:value-type="time">
            <text:p>00:08</text:p>
          </table:table-cell>
          <table:table-cell table:formula="of:=[.C507]-[.C506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1" calcext:value-type="float">
            <text:p>59581</text:p>
          </table:table-cell>
          <table:table-cell office:value-type="date" office:date-value="2019-03-05T15:57:25" calcext:value-type="date">
            <text:p>2019-03-05 15:57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08]-[.B507]" office:value-type="time" office:time-value="PT00H00M04S" calcext:value-type="time">
            <text:p>00:04</text:p>
          </table:table-cell>
          <table:table-cell table:formula="of:=[.C508]-[.C507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2" calcext:value-type="float">
            <text:p>59582</text:p>
          </table:table-cell>
          <table:table-cell office:value-type="date" office:date-value="2019-03-05T15:57:29" calcext:value-type="date">
            <text:p>2019-03-05 15:57:2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09]-[.B508]" office:value-type="time" office:time-value="PT00H00M04S" calcext:value-type="time">
            <text:p>00:04</text:p>
          </table:table-cell>
          <table:table-cell table:formula="of:=[.C509]-[.C50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3" calcext:value-type="float">
            <text:p>59583</text:p>
          </table:table-cell>
          <table:table-cell office:value-type="date" office:date-value="2019-03-05T15:57:33" calcext:value-type="date">
            <text:p>2019-03-05 15:57:3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10]-[.B509]" office:value-type="time" office:time-value="PT00H00M04S" calcext:value-type="time">
            <text:p>00:04</text:p>
          </table:table-cell>
          <table:table-cell table:formula="of:=[.C510]-[.C509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4" calcext:value-type="float">
            <text:p>59584</text:p>
          </table:table-cell>
          <table:table-cell office:value-type="date" office:date-value="2019-03-05T15:57:37" calcext:value-type="date">
            <text:p>2019-03-05 15:57:3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11]-[.B510]" office:value-type="time" office:time-value="PT00H00M04S" calcext:value-type="time">
            <text:p>00:04</text:p>
          </table:table-cell>
          <table:table-cell table:formula="of:=[.C511]-[.C51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5" calcext:value-type="float">
            <text:p>59585</text:p>
          </table:table-cell>
          <table:table-cell office:value-type="date" office:date-value="2019-03-05T15:57:41" calcext:value-type="date">
            <text:p>2019-03-05 15:57:4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12]-[.B511]" office:value-type="time" office:time-value="PT00H00M04S" calcext:value-type="time">
            <text:p>00:04</text:p>
          </table:table-cell>
          <table:table-cell table:formula="of:=[.C512]-[.C51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6" calcext:value-type="float">
            <text:p>59586</text:p>
          </table:table-cell>
          <table:table-cell office:value-type="date" office:date-value="2019-03-05T15:57:45" calcext:value-type="date">
            <text:p>2019-03-05 15:57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13]-[.B512]" office:value-type="time" office:time-value="PT00H00M04S" calcext:value-type="time">
            <text:p>00:04</text:p>
          </table:table-cell>
          <table:table-cell table:formula="of:=[.C513]-[.C51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7" calcext:value-type="float">
            <text:p>59587</text:p>
          </table:table-cell>
          <table:table-cell office:value-type="date" office:date-value="2019-03-05T15:57:49" calcext:value-type="date">
            <text:p>2019-03-05 15:57:4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14]-[.B513]" office:value-type="time" office:time-value="PT00H00M04S" calcext:value-type="time">
            <text:p>00:04</text:p>
          </table:table-cell>
          <table:table-cell table:formula="of:=[.C514]-[.C513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8" calcext:value-type="float">
            <text:p>59588</text:p>
          </table:table-cell>
          <table:table-cell office:value-type="date" office:date-value="2019-03-05T15:57:53" calcext:value-type="date">
            <text:p>2019-03-05 15:57:5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15]-[.B514]" office:value-type="time" office:time-value="PT00H00M04S" calcext:value-type="time">
            <text:p>00:04</text:p>
          </table:table-cell>
          <table:table-cell table:formula="of:=[.C515]-[.C514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89" calcext:value-type="float">
            <text:p>59589</text:p>
          </table:table-cell>
          <table:table-cell office:value-type="date" office:date-value="2019-03-05T15:57:57" calcext:value-type="date">
            <text:p>2019-03-05 15:57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16]-[.B515]" office:value-type="time" office:time-value="PT00H00M04S" calcext:value-type="time">
            <text:p>00:04</text:p>
          </table:table-cell>
          <table:table-cell table:formula="of:=[.C516]-[.C51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0" calcext:value-type="float">
            <text:p>59590</text:p>
          </table:table-cell>
          <table:table-cell office:value-type="date" office:date-value="2019-03-05T15:58:01" calcext:value-type="date">
            <text:p>2019-03-05 15:58:0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17]-[.B516]" office:value-type="time" office:time-value="PT00H00M04S" calcext:value-type="time">
            <text:p>00:04</text:p>
          </table:table-cell>
          <table:table-cell table:formula="of:=[.C517]-[.C516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1" calcext:value-type="float">
            <text:p>59591</text:p>
          </table:table-cell>
          <table:table-cell office:value-type="date" office:date-value="2019-03-05T15:58:05" calcext:value-type="date">
            <text:p>2019-03-05 15:58:0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18]-[.B517]" office:value-type="time" office:time-value="PT00H00M04S" calcext:value-type="time">
            <text:p>00:04</text:p>
          </table:table-cell>
          <table:table-cell table:formula="of:=[.C518]-[.C51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2" calcext:value-type="float">
            <text:p>59592</text:p>
          </table:table-cell>
          <table:table-cell office:value-type="date" office:date-value="2019-03-05T15:58:09" calcext:value-type="date">
            <text:p>2019-03-05 15:58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19]-[.B518]" office:value-type="time" office:time-value="PT00H00M04S" calcext:value-type="time">
            <text:p>00:04</text:p>
          </table:table-cell>
          <table:table-cell table:formula="of:=[.C519]-[.C51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3" calcext:value-type="float">
            <text:p>59593</text:p>
          </table:table-cell>
          <table:table-cell office:value-type="date" office:date-value="2019-03-05T15:58:13" calcext:value-type="date">
            <text:p>2019-03-05 15:58:1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20]-[.B519]" office:value-type="time" office:time-value="PT00H00M04S" calcext:value-type="time">
            <text:p>00:04</text:p>
          </table:table-cell>
          <table:table-cell table:formula="of:=[.C520]-[.C519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4" calcext:value-type="float">
            <text:p>59594</text:p>
          </table:table-cell>
          <table:table-cell office:value-type="date" office:date-value="2019-03-05T15:58:17" calcext:value-type="date">
            <text:p>2019-03-05 15:58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21]-[.B520]" office:value-type="time" office:time-value="PT00H00M04S" calcext:value-type="time">
            <text:p>00:04</text:p>
          </table:table-cell>
          <table:table-cell table:formula="of:=[.C521]-[.C52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5" calcext:value-type="float">
            <text:p>59595</text:p>
          </table:table-cell>
          <table:table-cell office:value-type="date" office:date-value="2019-03-05T15:58:21" calcext:value-type="date">
            <text:p>2019-03-05 15:58:2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22]-[.B521]" office:value-type="time" office:time-value="PT00H00M04S" calcext:value-type="time">
            <text:p>00:04</text:p>
          </table:table-cell>
          <table:table-cell table:formula="of:=[.C522]-[.C52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6" calcext:value-type="float">
            <text:p>59596</text:p>
          </table:table-cell>
          <table:table-cell office:value-type="date" office:date-value="2019-03-05T15:58:29" calcext:value-type="date">
            <text:p>2019-03-05 15:58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23]-[.B522]" office:value-type="time" office:time-value="PT00H00M08S" calcext:value-type="time">
            <text:p>00:08</text:p>
          </table:table-cell>
          <table:table-cell table:formula="of:=[.C523]-[.C52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7" calcext:value-type="float">
            <text:p>59597</text:p>
          </table:table-cell>
          <table:table-cell office:value-type="date" office:date-value="2019-03-05T15:58:33" calcext:value-type="date">
            <text:p>2019-03-05 15:58:3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24]-[.B523]" office:value-type="time" office:time-value="PT00H00M04S" calcext:value-type="time">
            <text:p>00:04</text:p>
          </table:table-cell>
          <table:table-cell table:formula="of:=[.C524]-[.C523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8" calcext:value-type="float">
            <text:p>59598</text:p>
          </table:table-cell>
          <table:table-cell office:value-type="date" office:date-value="2019-03-05T15:58:37" calcext:value-type="date">
            <text:p>2019-03-05 15:58:3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25]-[.B524]" office:value-type="time" office:time-value="PT00H00M04S" calcext:value-type="time">
            <text:p>00:04</text:p>
          </table:table-cell>
          <table:table-cell table:formula="of:=[.C525]-[.C524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599" calcext:value-type="float">
            <text:p>59599</text:p>
          </table:table-cell>
          <table:table-cell office:value-type="date" office:date-value="2019-03-05T15:58:41" calcext:value-type="date">
            <text:p>2019-03-05 15:58:41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26]-[.B525]" office:value-type="time" office:time-value="PT00H00M04S" calcext:value-type="time">
            <text:p>00:04</text:p>
          </table:table-cell>
          <table:table-cell table:formula="of:=[.C526]-[.C5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date" office:date-value="2019-03-05T15:58:45" calcext:value-type="date">
            <text:p>2019-03-05 15:58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27]-[.B526]" office:value-type="time" office:time-value="PT00H00M04S" calcext:value-type="time">
            <text:p>00:04</text:p>
          </table:table-cell>
          <table:table-cell table:formula="of:=[.C527]-[.C526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1" calcext:value-type="float">
            <text:p>59601</text:p>
          </table:table-cell>
          <table:table-cell office:value-type="date" office:date-value="2019-03-05T15:58:49" calcext:value-type="date">
            <text:p>2019-03-05 15:58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28]-[.B527]" office:value-type="time" office:time-value="PT00H00M04S" calcext:value-type="time">
            <text:p>00:04</text:p>
          </table:table-cell>
          <table:table-cell table:formula="of:=[.C528]-[.C52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2" calcext:value-type="float">
            <text:p>59602</text:p>
          </table:table-cell>
          <table:table-cell office:value-type="date" office:date-value="2019-03-05T15:59:01" calcext:value-type="date">
            <text:p>2019-03-05 15:59:0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29]-[.B528]" office:value-type="time" office:time-value="PT00H00M12S" calcext:value-type="time">
            <text:p>00:12</text:p>
          </table:table-cell>
          <table:table-cell table:formula="of:=[.C529]-[.C52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3" calcext:value-type="float">
            <text:p>59603</text:p>
          </table:table-cell>
          <table:table-cell office:value-type="date" office:date-value="2019-03-05T15:59:05" calcext:value-type="date">
            <text:p>2019-03-05 15:59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30]-[.B529]" office:value-type="time" office:time-value="PT00H00M04S" calcext:value-type="time">
            <text:p>00:04</text:p>
          </table:table-cell>
          <table:table-cell table:formula="of:=[.C530]-[.C52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4" calcext:value-type="float">
            <text:p>59604</text:p>
          </table:table-cell>
          <table:table-cell office:value-type="date" office:date-value="2019-03-05T15:59:09" calcext:value-type="date">
            <text:p>2019-03-05 15:59:0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31]-[.B530]" office:value-type="time" office:time-value="PT00H00M04S" calcext:value-type="time">
            <text:p>00:04</text:p>
          </table:table-cell>
          <table:table-cell table:formula="of:=[.C531]-[.C530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5" calcext:value-type="float">
            <text:p>59605</text:p>
          </table:table-cell>
          <table:table-cell office:value-type="date" office:date-value="2019-03-05T15:59:13" calcext:value-type="date">
            <text:p>2019-03-05 15:59:1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32]-[.B531]" office:value-type="time" office:time-value="PT00H00M04S" calcext:value-type="time">
            <text:p>00:04</text:p>
          </table:table-cell>
          <table:table-cell table:formula="of:=[.C532]-[.C53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6" calcext:value-type="float">
            <text:p>59606</text:p>
          </table:table-cell>
          <table:table-cell office:value-type="date" office:date-value="2019-03-05T15:59:17" calcext:value-type="date">
            <text:p>2019-03-05 15:59:1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33]-[.B532]" office:value-type="time" office:time-value="PT00H00M04S" calcext:value-type="time">
            <text:p>00:04</text:p>
          </table:table-cell>
          <table:table-cell table:formula="of:=[.C533]-[.C53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7" calcext:value-type="float">
            <text:p>59607</text:p>
          </table:table-cell>
          <table:table-cell office:value-type="date" office:date-value="2019-03-05T15:59:21" calcext:value-type="date">
            <text:p>2019-03-05 15:59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34]-[.B533]" office:value-type="time" office:time-value="PT00H00M04S" calcext:value-type="time">
            <text:p>00:04</text:p>
          </table:table-cell>
          <table:table-cell table:formula="of:=[.C534]-[.C53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8" calcext:value-type="float">
            <text:p>59608</text:p>
          </table:table-cell>
          <table:table-cell office:value-type="date" office:date-value="2019-03-05T15:59:25" calcext:value-type="date">
            <text:p>2019-03-05 15:59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35]-[.B534]" office:value-type="time" office:time-value="PT00H00M04S" calcext:value-type="time">
            <text:p>00:04</text:p>
          </table:table-cell>
          <table:table-cell table:formula="of:=[.C535]-[.C53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09" calcext:value-type="float">
            <text:p>59609</text:p>
          </table:table-cell>
          <table:table-cell office:value-type="date" office:date-value="2019-03-05T15:59:29" calcext:value-type="date">
            <text:p>2019-03-05 15:59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36]-[.B535]" office:value-type="time" office:time-value="PT00H00M04S" calcext:value-type="time">
            <text:p>00:04</text:p>
          </table:table-cell>
          <table:table-cell table:formula="of:=[.C536]-[.C53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0" calcext:value-type="float">
            <text:p>59610</text:p>
          </table:table-cell>
          <table:table-cell office:value-type="date" office:date-value="2019-03-05T15:59:33" calcext:value-type="date">
            <text:p>2019-03-05 15:59:3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37]-[.B536]" office:value-type="time" office:time-value="PT00H00M04S" calcext:value-type="time">
            <text:p>00:04</text:p>
          </table:table-cell>
          <table:table-cell table:formula="of:=[.C537]-[.C53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1" calcext:value-type="float">
            <text:p>59611</text:p>
          </table:table-cell>
          <table:table-cell office:value-type="date" office:date-value="2019-03-05T15:59:37" calcext:value-type="date">
            <text:p>2019-03-05 15:59:3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38]-[.B537]" office:value-type="time" office:time-value="PT00H00M04S" calcext:value-type="time">
            <text:p>00:04</text:p>
          </table:table-cell>
          <table:table-cell table:formula="of:=[.C538]-[.C537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2" calcext:value-type="float">
            <text:p>59612</text:p>
          </table:table-cell>
          <table:table-cell office:value-type="date" office:date-value="2019-03-05T15:59:41" calcext:value-type="date">
            <text:p>2019-03-05 15:59:41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39]-[.B538]" office:value-type="time" office:time-value="PT00H00M04S" calcext:value-type="time">
            <text:p>00:04</text:p>
          </table:table-cell>
          <table:table-cell table:formula="of:=[.C539]-[.C538]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3" calcext:value-type="float">
            <text:p>59613</text:p>
          </table:table-cell>
          <table:table-cell office:value-type="date" office:date-value="2019-03-05T15:59:45" calcext:value-type="date">
            <text:p>2019-03-05 15:59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40]-[.B539]" office:value-type="time" office:time-value="PT00H00M04S" calcext:value-type="time">
            <text:p>00:04</text:p>
          </table:table-cell>
          <table:table-cell table:formula="of:=[.C540]-[.C539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4" calcext:value-type="float">
            <text:p>59614</text:p>
          </table:table-cell>
          <table:table-cell office:value-type="date" office:date-value="2019-03-05T15:59:49" calcext:value-type="date">
            <text:p>2019-03-05 15:59:4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41]-[.B540]" office:value-type="time" office:time-value="PT00H00M04S" calcext:value-type="time">
            <text:p>00:04</text:p>
          </table:table-cell>
          <table:table-cell table:formula="of:=[.C541]-[.C54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5" calcext:value-type="float">
            <text:p>59615</text:p>
          </table:table-cell>
          <table:table-cell office:value-type="date" office:date-value="2019-03-05T15:59:53" calcext:value-type="date">
            <text:p>2019-03-05 15:59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42]-[.B541]" office:value-type="time" office:time-value="PT00H00M04S" calcext:value-type="time">
            <text:p>00:04</text:p>
          </table:table-cell>
          <table:table-cell table:formula="of:=[.C542]-[.C54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6" calcext:value-type="float">
            <text:p>59616</text:p>
          </table:table-cell>
          <table:table-cell office:value-type="date" office:date-value="2019-03-05T15:59:57" calcext:value-type="date">
            <text:p>2019-03-05 15:59:5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43]-[.B542]" office:value-type="time" office:time-value="PT00H00M04S" calcext:value-type="time">
            <text:p>00:04</text:p>
          </table:table-cell>
          <table:table-cell table:formula="of:=[.C543]-[.C54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7" calcext:value-type="float">
            <text:p>59617</text:p>
          </table:table-cell>
          <table:table-cell office:value-type="date" office:date-value="2019-03-05T16:00:01" calcext:value-type="date">
            <text:p>2019-03-05 16:00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44]-[.B543]" office:value-type="time" office:time-value="PT00H00M04S" calcext:value-type="time">
            <text:p>00:04</text:p>
          </table:table-cell>
          <table:table-cell table:formula="of:=[.C544]-[.C54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8" calcext:value-type="float">
            <text:p>59618</text:p>
          </table:table-cell>
          <table:table-cell office:value-type="date" office:date-value="2019-03-05T16:00:09" calcext:value-type="date">
            <text:p>2019-03-05 16:00:0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45]-[.B544]" office:value-type="time" office:time-value="PT00H00M08S" calcext:value-type="time">
            <text:p>00:08</text:p>
          </table:table-cell>
          <table:table-cell table:formula="of:=[.C545]-[.C544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19" calcext:value-type="float">
            <text:p>59619</text:p>
          </table:table-cell>
          <table:table-cell office:value-type="date" office:date-value="2019-03-05T16:00:13" calcext:value-type="date">
            <text:p>2019-03-05 16:00:1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46]-[.B545]" office:value-type="time" office:time-value="PT00H00M04S" calcext:value-type="time">
            <text:p>00:04</text:p>
          </table:table-cell>
          <table:table-cell table:formula="of:=[.C546]-[.C545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0" calcext:value-type="float">
            <text:p>59620</text:p>
          </table:table-cell>
          <table:table-cell office:value-type="date" office:date-value="2019-03-05T16:00:17" calcext:value-type="date">
            <text:p>2019-03-05 16:00:1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47]-[.B546]" office:value-type="time" office:time-value="PT00H00M04S" calcext:value-type="time">
            <text:p>00:04</text:p>
          </table:table-cell>
          <table:table-cell table:formula="of:=[.C547]-[.C546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1" calcext:value-type="float">
            <text:p>59621</text:p>
          </table:table-cell>
          <table:table-cell office:value-type="date" office:date-value="2019-03-05T16:00:21" calcext:value-type="date">
            <text:p>2019-03-05 16:00:2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48]-[.B547]" office:value-type="time" office:time-value="PT00H00M04S" calcext:value-type="time">
            <text:p>00:04</text:p>
          </table:table-cell>
          <table:table-cell table:formula="of:=[.C548]-[.C547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2" calcext:value-type="float">
            <text:p>59622</text:p>
          </table:table-cell>
          <table:table-cell office:value-type="date" office:date-value="2019-03-05T16:00:25" calcext:value-type="date">
            <text:p>2019-03-05 16:00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49]-[.B548]" office:value-type="time" office:time-value="PT00H00M04S" calcext:value-type="time">
            <text:p>00:04</text:p>
          </table:table-cell>
          <table:table-cell table:formula="of:=[.C549]-[.C54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3" calcext:value-type="float">
            <text:p>59623</text:p>
          </table:table-cell>
          <table:table-cell office:value-type="date" office:date-value="2019-03-05T16:00:33" calcext:value-type="date">
            <text:p>2019-03-05 16:00:3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50]-[.B549]" office:value-type="time" office:time-value="PT00H00M08S" calcext:value-type="time">
            <text:p>00:08</text:p>
          </table:table-cell>
          <table:table-cell table:formula="of:=[.C550]-[.C5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4" calcext:value-type="float">
            <text:p>59624</text:p>
          </table:table-cell>
          <table:table-cell office:value-type="date" office:date-value="2019-03-05T16:00:41" calcext:value-type="date">
            <text:p>2019-03-05 16:00:4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51]-[.B550]" office:value-type="time" office:time-value="PT00H00M08S" calcext:value-type="time">
            <text:p>00:08</text:p>
          </table:table-cell>
          <table:table-cell table:formula="of:=[.C551]-[.C550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5" calcext:value-type="float">
            <text:p>59625</text:p>
          </table:table-cell>
          <table:table-cell office:value-type="date" office:date-value="2019-03-05T16:00:45" calcext:value-type="date">
            <text:p>2019-03-05 16:00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52]-[.B551]" office:value-type="time" office:time-value="PT00H00M04S" calcext:value-type="time">
            <text:p>00:04</text:p>
          </table:table-cell>
          <table:table-cell table:formula="of:=[.C552]-[.C551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6" calcext:value-type="float">
            <text:p>59626</text:p>
          </table:table-cell>
          <table:table-cell office:value-type="date" office:date-value="2019-03-05T16:00:49" calcext:value-type="date">
            <text:p>2019-03-05 16:00:4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53]-[.B552]" office:value-type="time" office:time-value="PT00H00M04S" calcext:value-type="time">
            <text:p>00:04</text:p>
          </table:table-cell>
          <table:table-cell table:formula="of:=[.C553]-[.C55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7" calcext:value-type="float">
            <text:p>59627</text:p>
          </table:table-cell>
          <table:table-cell office:value-type="date" office:date-value="2019-03-05T16:00:53" calcext:value-type="date">
            <text:p>2019-03-05 16:00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54]-[.B553]" office:value-type="time" office:time-value="PT00H00M04S" calcext:value-type="time">
            <text:p>00:04</text:p>
          </table:table-cell>
          <table:table-cell table:formula="of:=[.C554]-[.C55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8" calcext:value-type="float">
            <text:p>59628</text:p>
          </table:table-cell>
          <table:table-cell office:value-type="date" office:date-value="2019-03-05T16:01:09" calcext:value-type="date">
            <text:p>2019-03-05 16:01:0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55]-[.B554]" office:value-type="time" office:time-value="PT00H00M16.000001S" calcext:value-type="time">
            <text:p>00:16</text:p>
          </table:table-cell>
          <table:table-cell table:formula="of:=[.C555]-[.C554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29" calcext:value-type="float">
            <text:p>59629</text:p>
          </table:table-cell>
          <table:table-cell office:value-type="date" office:date-value="2019-03-05T16:01:13" calcext:value-type="date">
            <text:p>2019-03-05 16:01:13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56]-[.B555]" office:value-type="time" office:time-value="PT00H00M04S" calcext:value-type="time">
            <text:p>00:04</text:p>
          </table:table-cell>
          <table:table-cell table:formula="of:=[.C556]-[.C555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0" calcext:value-type="float">
            <text:p>59630</text:p>
          </table:table-cell>
          <table:table-cell office:value-type="date" office:date-value="2019-03-05T16:01:17" calcext:value-type="date">
            <text:p>2019-03-05 16:01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57]-[.B556]" office:value-type="time" office:time-value="PT00H00M04S" calcext:value-type="time">
            <text:p>00:04</text:p>
          </table:table-cell>
          <table:table-cell table:formula="of:=[.C557]-[.C556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1" calcext:value-type="float">
            <text:p>59631</text:p>
          </table:table-cell>
          <table:table-cell office:value-type="date" office:date-value="2019-03-05T16:01:45" calcext:value-type="date">
            <text:p>2019-03-05 16:01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58]-[.B557]" office:value-type="time" office:time-value="PT00H00M28S" calcext:value-type="time">
            <text:p>00:28</text:p>
          </table:table-cell>
          <table:table-cell table:formula="of:=[.C558]-[.C557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2" calcext:value-type="float">
            <text:p>59632</text:p>
          </table:table-cell>
          <table:table-cell office:value-type="date" office:date-value="2019-03-05T16:01:49" calcext:value-type="date">
            <text:p>2019-03-05 16:01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59]-[.B558]" office:value-type="time" office:time-value="PT00H00M04S" calcext:value-type="time">
            <text:p>00:04</text:p>
          </table:table-cell>
          <table:table-cell table:formula="of:=[.C559]-[.C558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3" calcext:value-type="float">
            <text:p>59633</text:p>
          </table:table-cell>
          <table:table-cell office:value-type="date" office:date-value="2019-03-05T16:01:53" calcext:value-type="date">
            <text:p>2019-03-05 16:01:53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560]-[.B559]" office:value-type="time" office:time-value="PT00H00M04S" calcext:value-type="time">
            <text:p>00:04</text:p>
          </table:table-cell>
          <table:table-cell table:formula="of:=[.C560]-[.C559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4" calcext:value-type="float">
            <text:p>59634</text:p>
          </table:table-cell>
          <table:table-cell office:value-type="date" office:date-value="2019-03-05T16:01:57" calcext:value-type="date">
            <text:p>2019-03-05 16:01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61]-[.B560]" office:value-type="time" office:time-value="PT00H00M04S" calcext:value-type="time">
            <text:p>00:04</text:p>
          </table:table-cell>
          <table:table-cell table:formula="of:=[.C561]-[.C560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5" calcext:value-type="float">
            <text:p>59635</text:p>
          </table:table-cell>
          <table:table-cell office:value-type="date" office:date-value="2019-03-05T16:02:05" calcext:value-type="date">
            <text:p>2019-03-05 16:02:0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62]-[.B561]" office:value-type="time" office:time-value="PT00H00M07.999999S" calcext:value-type="time">
            <text:p>00:07</text:p>
          </table:table-cell>
          <table:table-cell table:formula="of:=[.C562]-[.C56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6" calcext:value-type="float">
            <text:p>59636</text:p>
          </table:table-cell>
          <table:table-cell office:value-type="date" office:date-value="2019-03-05T16:02:09" calcext:value-type="date">
            <text:p>2019-03-05 16:02:0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63]-[.B562]" office:value-type="time" office:time-value="PT00H00M04S" calcext:value-type="time">
            <text:p>00:04</text:p>
          </table:table-cell>
          <table:table-cell table:formula="of:=[.C563]-[.C56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7" calcext:value-type="float">
            <text:p>59637</text:p>
          </table:table-cell>
          <table:table-cell office:value-type="date" office:date-value="2019-03-05T16:02:17" calcext:value-type="date">
            <text:p>2019-03-05 16:02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64]-[.B563]" office:value-type="time" office:time-value="PT00H00M08S" calcext:value-type="time">
            <text:p>00:08</text:p>
          </table:table-cell>
          <table:table-cell table:formula="of:=[.C564]-[.C56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8" calcext:value-type="float">
            <text:p>59638</text:p>
          </table:table-cell>
          <table:table-cell office:value-type="date" office:date-value="2019-03-05T16:02:24" calcext:value-type="date">
            <text:p>2019-03-05 16:02:2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65]-[.B564]" office:value-type="time" office:time-value="PT00H00M07S" calcext:value-type="time">
            <text:p>00:07</text:p>
          </table:table-cell>
          <table:table-cell table:formula="of:=[.C565]-[.C56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39" calcext:value-type="float">
            <text:p>59639</text:p>
          </table:table-cell>
          <table:table-cell office:value-type="date" office:date-value="2019-03-05T16:02:29" calcext:value-type="date">
            <text:p>2019-03-05 16:02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66]-[.B565]" office:value-type="time" office:time-value="PT00H00M05S" calcext:value-type="time">
            <text:p>00:05</text:p>
          </table:table-cell>
          <table:table-cell table:formula="of:=[.C566]-[.C56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0" calcext:value-type="float">
            <text:p>59640</text:p>
          </table:table-cell>
          <table:table-cell office:value-type="date" office:date-value="2019-03-05T16:02:41" calcext:value-type="date">
            <text:p>2019-03-05 16:02:4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67]-[.B566]" office:value-type="time" office:time-value="PT00H00M12S" calcext:value-type="time">
            <text:p>00:12</text:p>
          </table:table-cell>
          <table:table-cell table:formula="of:=[.C567]-[.C56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date" office:date-value="2019-03-05T16:02:49" calcext:value-type="date">
            <text:p>2019-03-05 16:02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68]-[.B567]" office:value-type="time" office:time-value="PT00H00M08S" calcext:value-type="time">
            <text:p>00:08</text:p>
          </table:table-cell>
          <table:table-cell table:formula="of:=[.C568]-[.C56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2" calcext:value-type="float">
            <text:p>59642</text:p>
          </table:table-cell>
          <table:table-cell office:value-type="date" office:date-value="2019-03-05T16:02:57" calcext:value-type="date">
            <text:p>2019-03-05 16:02:5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69]-[.B568]" office:value-type="time" office:time-value="PT00H00M08S" calcext:value-type="time">
            <text:p>00:08</text:p>
          </table:table-cell>
          <table:table-cell table:formula="of:=[.C569]-[.C56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date" office:date-value="2019-03-05T16:03:01" calcext:value-type="date">
            <text:p>2019-03-05 16:03:0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70]-[.B569]" office:value-type="time" office:time-value="PT00H00M04S" calcext:value-type="time">
            <text:p>00:04</text:p>
          </table:table-cell>
          <table:table-cell table:formula="of:=[.C570]-[.C569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4" calcext:value-type="float">
            <text:p>59644</text:p>
          </table:table-cell>
          <table:table-cell office:value-type="date" office:date-value="2019-03-05T16:03:05" calcext:value-type="date">
            <text:p>2019-03-05 16:03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71]-[.B570]" office:value-type="time" office:time-value="PT00H00M04S" calcext:value-type="time">
            <text:p>00:04</text:p>
          </table:table-cell>
          <table:table-cell table:formula="of:=[.C571]-[.C57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date" office:date-value="2019-03-05T16:03:09" calcext:value-type="date">
            <text:p>2019-03-05 16:03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72]-[.B571]" office:value-type="time" office:time-value="PT00H00M04S" calcext:value-type="time">
            <text:p>00:04</text:p>
          </table:table-cell>
          <table:table-cell table:formula="of:=[.C572]-[.C571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6" calcext:value-type="float">
            <text:p>59646</text:p>
          </table:table-cell>
          <table:table-cell office:value-type="date" office:date-value="2019-03-05T16:03:17" calcext:value-type="date">
            <text:p>2019-03-05 16:03:1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73]-[.B572]" office:value-type="time" office:time-value="PT00H00M08S" calcext:value-type="time">
            <text:p>00:08</text:p>
          </table:table-cell>
          <table:table-cell table:formula="of:=[.C573]-[.C57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date" office:date-value="2019-03-05T16:03:21" calcext:value-type="date">
            <text:p>2019-03-05 16:03:2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74]-[.B573]" office:value-type="time" office:time-value="PT00H00M04S" calcext:value-type="time">
            <text:p>00:04</text:p>
          </table:table-cell>
          <table:table-cell table:formula="of:=[.C574]-[.C573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date" office:date-value="2019-03-05T16:03:25" calcext:value-type="date">
            <text:p>2019-03-05 16:03:25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575]-[.B574]" office:value-type="time" office:time-value="PT00H00M04S" calcext:value-type="time">
            <text:p>00:04</text:p>
          </table:table-cell>
          <table:table-cell table:formula="of:=[.C575]-[.C57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date" office:date-value="2019-03-05T16:03:29" calcext:value-type="date">
            <text:p>2019-03-05 16:03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76]-[.B575]" office:value-type="time" office:time-value="PT00H00M04S" calcext:value-type="time">
            <text:p>00:04</text:p>
          </table:table-cell>
          <table:table-cell table:formula="of:=[.C576]-[.C575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0" calcext:value-type="float">
            <text:p>59650</text:p>
          </table:table-cell>
          <table:table-cell office:value-type="date" office:date-value="2019-03-05T16:03:33" calcext:value-type="date">
            <text:p>2019-03-05 16:03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77]-[.B576]" office:value-type="time" office:time-value="PT00H00M04S" calcext:value-type="time">
            <text:p>00:04</text:p>
          </table:table-cell>
          <table:table-cell table:formula="of:=[.C577]-[.C57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date" office:date-value="2019-03-05T16:03:37" calcext:value-type="date">
            <text:p>2019-03-05 16:03:3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578]-[.B577]" office:value-type="time" office:time-value="PT00H00M04S" calcext:value-type="time">
            <text:p>00:04</text:p>
          </table:table-cell>
          <table:table-cell table:formula="of:=[.C578]-[.C57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2" calcext:value-type="float">
            <text:p>59652</text:p>
          </table:table-cell>
          <table:table-cell office:value-type="date" office:date-value="2019-03-05T16:03:41" calcext:value-type="date">
            <text:p>2019-03-05 16:03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79]-[.B578]" office:value-type="time" office:time-value="PT00H00M04S" calcext:value-type="time">
            <text:p>00:04</text:p>
          </table:table-cell>
          <table:table-cell table:formula="of:=[.C579]-[.C57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date" office:date-value="2019-03-05T16:03:45" calcext:value-type="date">
            <text:p>2019-03-05 16:03:45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80]-[.B579]" office:value-type="time" office:time-value="PT00H00M04S" calcext:value-type="time">
            <text:p>00:04</text:p>
          </table:table-cell>
          <table:table-cell table:formula="of:=[.C580]-[.C579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4" calcext:value-type="float">
            <text:p>59654</text:p>
          </table:table-cell>
          <table:table-cell office:value-type="date" office:date-value="2019-03-05T16:03:49" calcext:value-type="date">
            <text:p>2019-03-05 16:03:4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81]-[.B580]" office:value-type="time" office:time-value="PT00H00M04S" calcext:value-type="time">
            <text:p>00:04</text:p>
          </table:table-cell>
          <table:table-cell table:formula="of:=[.C581]-[.C58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date" office:date-value="2019-03-05T16:03:54" calcext:value-type="date">
            <text:p>2019-03-05 16:03:54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82]-[.B581]" office:value-type="time" office:time-value="PT00H00M05S" calcext:value-type="time">
            <text:p>00:05</text:p>
          </table:table-cell>
          <table:table-cell table:formula="of:=[.C582]-[.C581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6" calcext:value-type="float">
            <text:p>59656</text:p>
          </table:table-cell>
          <table:table-cell office:value-type="date" office:date-value="2019-03-05T16:03:57" calcext:value-type="date">
            <text:p>2019-03-05 16:03:5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83]-[.B582]" office:value-type="time" office:time-value="PT00H00M03S" calcext:value-type="time">
            <text:p>00:03</text:p>
          </table:table-cell>
          <table:table-cell table:formula="of:=[.C583]-[.C582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7" calcext:value-type="float">
            <text:p>59657</text:p>
          </table:table-cell>
          <table:table-cell office:value-type="date" office:date-value="2019-03-05T16:04:01" calcext:value-type="date">
            <text:p>2019-03-05 16:04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84]-[.B583]" office:value-type="time" office:time-value="PT00H00M04S" calcext:value-type="time">
            <text:p>00:04</text:p>
          </table:table-cell>
          <table:table-cell table:formula="of:=[.C584]-[.C58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8" calcext:value-type="float">
            <text:p>59658</text:p>
          </table:table-cell>
          <table:table-cell office:value-type="date" office:date-value="2019-03-05T16:04:13" calcext:value-type="date">
            <text:p>2019-03-05 16:04:1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85]-[.B584]" office:value-type="time" office:time-value="PT00H00M12S" calcext:value-type="time">
            <text:p>00:12</text:p>
          </table:table-cell>
          <table:table-cell table:formula="of:=[.C585]-[.C584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59" calcext:value-type="float">
            <text:p>59659</text:p>
          </table:table-cell>
          <table:table-cell office:value-type="date" office:date-value="2019-03-05T16:04:17" calcext:value-type="date">
            <text:p>2019-03-05 16:04:1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86]-[.B585]" office:value-type="time" office:time-value="PT00H00M04S" calcext:value-type="time">
            <text:p>00:04</text:p>
          </table:table-cell>
          <table:table-cell table:formula="of:=[.C586]-[.C58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0" calcext:value-type="float">
            <text:p>59660</text:p>
          </table:table-cell>
          <table:table-cell office:value-type="date" office:date-value="2019-03-05T16:04:21" calcext:value-type="date">
            <text:p>2019-03-05 16:04:2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87]-[.B586]" office:value-type="time" office:time-value="PT00H00M04S" calcext:value-type="time">
            <text:p>00:04</text:p>
          </table:table-cell>
          <table:table-cell table:formula="of:=[.C587]-[.C58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1" calcext:value-type="float">
            <text:p>59661</text:p>
          </table:table-cell>
          <table:table-cell office:value-type="date" office:date-value="2019-03-05T16:04:25" calcext:value-type="date">
            <text:p>2019-03-05 16:04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88]-[.B587]" office:value-type="time" office:time-value="PT00H00M04S" calcext:value-type="time">
            <text:p>00:04</text:p>
          </table:table-cell>
          <table:table-cell table:formula="of:=[.C588]-[.C58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2" calcext:value-type="float">
            <text:p>59662</text:p>
          </table:table-cell>
          <table:table-cell office:value-type="date" office:date-value="2019-03-05T16:04:33" calcext:value-type="date">
            <text:p>2019-03-05 16:04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89]-[.B588]" office:value-type="time" office:time-value="PT00H00M08S" calcext:value-type="time">
            <text:p>00:08</text:p>
          </table:table-cell>
          <table:table-cell table:formula="of:=[.C589]-[.C58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3" calcext:value-type="float">
            <text:p>59663</text:p>
          </table:table-cell>
          <table:table-cell office:value-type="date" office:date-value="2019-03-05T16:04:41" calcext:value-type="date">
            <text:p>2019-03-05 16:04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90]-[.B589]" office:value-type="time" office:time-value="PT00H00M08S" calcext:value-type="time">
            <text:p>00:08</text:p>
          </table:table-cell>
          <table:table-cell table:formula="of:=[.C590]-[.C58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4" calcext:value-type="float">
            <text:p>59664</text:p>
          </table:table-cell>
          <table:table-cell office:value-type="date" office:date-value="2019-03-05T16:04:49" calcext:value-type="date">
            <text:p>2019-03-05 16:04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91]-[.B590]" office:value-type="time" office:time-value="PT00H00M08S" calcext:value-type="time">
            <text:p>00:08</text:p>
          </table:table-cell>
          <table:table-cell table:formula="of:=[.C591]-[.C59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5" calcext:value-type="float">
            <text:p>59665</text:p>
          </table:table-cell>
          <table:table-cell office:value-type="date" office:date-value="2019-03-05T16:04:53" calcext:value-type="date">
            <text:p>2019-03-05 16:04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92]-[.B591]" office:value-type="time" office:time-value="PT00H00M04S" calcext:value-type="time">
            <text:p>00:04</text:p>
          </table:table-cell>
          <table:table-cell table:formula="of:=[.C592]-[.C59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6" calcext:value-type="float">
            <text:p>59666</text:p>
          </table:table-cell>
          <table:table-cell office:value-type="date" office:date-value="2019-03-05T16:05:05" calcext:value-type="date">
            <text:p>2019-03-05 16:05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93]-[.B592]" office:value-type="time" office:time-value="PT00H00M12S" calcext:value-type="time">
            <text:p>00:12</text:p>
          </table:table-cell>
          <table:table-cell table:formula="of:=[.C593]-[.C59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7" calcext:value-type="float">
            <text:p>59667</text:p>
          </table:table-cell>
          <table:table-cell office:value-type="date" office:date-value="2019-03-05T16:05:09" calcext:value-type="date">
            <text:p>2019-03-05 16:05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94]-[.B593]" office:value-type="time" office:time-value="PT00H00M04S" calcext:value-type="time">
            <text:p>00:04</text:p>
          </table:table-cell>
          <table:table-cell table:formula="of:=[.C594]-[.C59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8" calcext:value-type="float">
            <text:p>59668</text:p>
          </table:table-cell>
          <table:table-cell office:value-type="date" office:date-value="2019-03-05T16:05:17" calcext:value-type="date">
            <text:p>2019-03-05 16:05:17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595]-[.B594]" office:value-type="time" office:time-value="PT00H00M08S" calcext:value-type="time">
            <text:p>00:08</text:p>
          </table:table-cell>
          <table:table-cell table:formula="of:=[.C595]-[.C594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69" calcext:value-type="float">
            <text:p>59669</text:p>
          </table:table-cell>
          <table:table-cell office:value-type="date" office:date-value="2019-03-05T16:05:21" calcext:value-type="date">
            <text:p>2019-03-05 16:05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96]-[.B595]" office:value-type="time" office:time-value="PT00H00M04S" calcext:value-type="time">
            <text:p>00:04</text:p>
          </table:table-cell>
          <table:table-cell table:formula="of:=[.C596]-[.C59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0" calcext:value-type="float">
            <text:p>59670</text:p>
          </table:table-cell>
          <table:table-cell office:value-type="date" office:date-value="2019-03-05T16:05:45" calcext:value-type="date">
            <text:p>2019-03-05 16:05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597]-[.B596]" office:value-type="time" office:time-value="PT00H00M24S" calcext:value-type="time">
            <text:p>00:24</text:p>
          </table:table-cell>
          <table:table-cell table:formula="of:=[.C597]-[.C596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1" calcext:value-type="float">
            <text:p>59671</text:p>
          </table:table-cell>
          <table:table-cell office:value-type="date" office:date-value="2019-03-05T16:05:49" calcext:value-type="date">
            <text:p>2019-03-05 16:05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598]-[.B597]" office:value-type="time" office:time-value="PT00H00M04S" calcext:value-type="time">
            <text:p>00:04</text:p>
          </table:table-cell>
          <table:table-cell table:formula="of:=[.C598]-[.C59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2" calcext:value-type="float">
            <text:p>59672</text:p>
          </table:table-cell>
          <table:table-cell office:value-type="date" office:date-value="2019-03-05T16:05:53" calcext:value-type="date">
            <text:p>2019-03-05 16:05:5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599]-[.B598]" office:value-type="time" office:time-value="PT00H00M04S" calcext:value-type="time">
            <text:p>00:04</text:p>
          </table:table-cell>
          <table:table-cell table:formula="of:=[.C599]-[.C59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3" calcext:value-type="float">
            <text:p>59673</text:p>
          </table:table-cell>
          <table:table-cell office:value-type="date" office:date-value="2019-03-05T16:05:57" calcext:value-type="date">
            <text:p>2019-03-05 16:05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00]-[.B599]" office:value-type="time" office:time-value="PT00H00M04S" calcext:value-type="time">
            <text:p>00:04</text:p>
          </table:table-cell>
          <table:table-cell table:formula="of:=[.C600]-[.C59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4" calcext:value-type="float">
            <text:p>59674</text:p>
          </table:table-cell>
          <table:table-cell office:value-type="date" office:date-value="2019-03-05T16:06:01" calcext:value-type="date">
            <text:p>2019-03-05 16:06:0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01]-[.B600]" office:value-type="time" office:time-value="PT00H00M04S" calcext:value-type="time">
            <text:p>00:04</text:p>
          </table:table-cell>
          <table:table-cell table:formula="of:=[.C601]-[.C60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5" calcext:value-type="float">
            <text:p>59675</text:p>
          </table:table-cell>
          <table:table-cell office:value-type="date" office:date-value="2019-03-05T16:06:05" calcext:value-type="date">
            <text:p>2019-03-05 16:06:0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02]-[.B601]" office:value-type="time" office:time-value="PT00H00M04S" calcext:value-type="time">
            <text:p>00:04</text:p>
          </table:table-cell>
          <table:table-cell table:formula="of:=[.C602]-[.C601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6" calcext:value-type="float">
            <text:p>59676</text:p>
          </table:table-cell>
          <table:table-cell office:value-type="date" office:date-value="2019-03-05T16:06:09" calcext:value-type="date">
            <text:p>2019-03-05 16:06:0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03]-[.B602]" office:value-type="time" office:time-value="PT00H00M04S" calcext:value-type="time">
            <text:p>00:04</text:p>
          </table:table-cell>
          <table:table-cell table:formula="of:=[.C603]-[.C602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7" calcext:value-type="float">
            <text:p>59677</text:p>
          </table:table-cell>
          <table:table-cell office:value-type="date" office:date-value="2019-03-05T16:06:13" calcext:value-type="date">
            <text:p>2019-03-05 16:06:1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04]-[.B603]" office:value-type="time" office:time-value="PT00H00M04S" calcext:value-type="time">
            <text:p>00:04</text:p>
          </table:table-cell>
          <table:table-cell table:formula="of:=[.C604]-[.C60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8" calcext:value-type="float">
            <text:p>59678</text:p>
          </table:table-cell>
          <table:table-cell office:value-type="date" office:date-value="2019-03-05T16:06:17" calcext:value-type="date">
            <text:p>2019-03-05 16:06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05]-[.B604]" office:value-type="time" office:time-value="PT00H00M04S" calcext:value-type="time">
            <text:p>00:04</text:p>
          </table:table-cell>
          <table:table-cell table:formula="of:=[.C605]-[.C60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79" calcext:value-type="float">
            <text:p>59679</text:p>
          </table:table-cell>
          <table:table-cell office:value-type="date" office:date-value="2019-03-05T16:06:29" calcext:value-type="date">
            <text:p>2019-03-05 16:06:2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06]-[.B605]" office:value-type="time" office:time-value="PT00H00M12S" calcext:value-type="time">
            <text:p>00:12</text:p>
          </table:table-cell>
          <table:table-cell table:formula="of:=[.C606]-[.C60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0" calcext:value-type="float">
            <text:p>59680</text:p>
          </table:table-cell>
          <table:table-cell office:value-type="date" office:date-value="2019-03-05T16:06:33" calcext:value-type="date">
            <text:p>2019-03-05 16:06:3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07]-[.B606]" office:value-type="time" office:time-value="PT00H00M04S" calcext:value-type="time">
            <text:p>00:04</text:p>
          </table:table-cell>
          <table:table-cell table:formula="of:=[.C607]-[.C60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1" calcext:value-type="float">
            <text:p>59681</text:p>
          </table:table-cell>
          <table:table-cell office:value-type="date" office:date-value="2019-03-05T16:06:37" calcext:value-type="date">
            <text:p>2019-03-05 16:06:37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608]-[.B607]" office:value-type="time" office:time-value="PT00H00M04S" calcext:value-type="time">
            <text:p>00:04</text:p>
          </table:table-cell>
          <table:table-cell table:formula="of:=[.C608]-[.C607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2" calcext:value-type="float">
            <text:p>59682</text:p>
          </table:table-cell>
          <table:table-cell office:value-type="date" office:date-value="2019-03-05T16:06:41" calcext:value-type="date">
            <text:p>2019-03-05 16:06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09]-[.B608]" office:value-type="time" office:time-value="PT00H00M04S" calcext:value-type="time">
            <text:p>00:04</text:p>
          </table:table-cell>
          <table:table-cell table:formula="of:=[.C609]-[.C608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3" calcext:value-type="float">
            <text:p>59683</text:p>
          </table:table-cell>
          <table:table-cell office:value-type="date" office:date-value="2019-03-05T16:06:45" calcext:value-type="date">
            <text:p>2019-03-05 16:06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10]-[.B609]" office:value-type="time" office:time-value="PT00H00M04S" calcext:value-type="time">
            <text:p>00:04</text:p>
          </table:table-cell>
          <table:table-cell table:formula="of:=[.C610]-[.C609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4" calcext:value-type="float">
            <text:p>59684</text:p>
          </table:table-cell>
          <table:table-cell office:value-type="date" office:date-value="2019-03-05T16:06:49" calcext:value-type="date">
            <text:p>2019-03-05 16:06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11]-[.B610]" office:value-type="time" office:time-value="PT00H00M04S" calcext:value-type="time">
            <text:p>00:04</text:p>
          </table:table-cell>
          <table:table-cell table:formula="of:=[.C611]-[.C61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5" calcext:value-type="float">
            <text:p>59685</text:p>
          </table:table-cell>
          <table:table-cell office:value-type="date" office:date-value="2019-03-05T16:06:57" calcext:value-type="date">
            <text:p>2019-03-05 16:06:5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12]-[.B611]" office:value-type="time" office:time-value="PT00H00M08S" calcext:value-type="time">
            <text:p>00:08</text:p>
          </table:table-cell>
          <table:table-cell table:formula="of:=[.C612]-[.C61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6" calcext:value-type="float">
            <text:p>59686</text:p>
          </table:table-cell>
          <table:table-cell office:value-type="date" office:date-value="2019-03-05T16:07:01" calcext:value-type="date">
            <text:p>2019-03-05 16:07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13]-[.B612]" office:value-type="time" office:time-value="PT00H00M04S" calcext:value-type="time">
            <text:p>00:04</text:p>
          </table:table-cell>
          <table:table-cell table:formula="of:=[.C613]-[.C61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7" calcext:value-type="float">
            <text:p>59687</text:p>
          </table:table-cell>
          <table:table-cell office:value-type="date" office:date-value="2019-03-05T16:07:17" calcext:value-type="date">
            <text:p>2019-03-05 16:07:1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14]-[.B613]" office:value-type="time" office:time-value="PT00H00M16S" calcext:value-type="time">
            <text:p>00:16</text:p>
          </table:table-cell>
          <table:table-cell table:formula="of:=[.C614]-[.C61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8" calcext:value-type="float">
            <text:p>59688</text:p>
          </table:table-cell>
          <table:table-cell office:value-type="date" office:date-value="2019-03-05T16:07:21" calcext:value-type="date">
            <text:p>2019-03-05 16:07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15]-[.B614]" office:value-type="time" office:time-value="PT00H00M04S" calcext:value-type="time">
            <text:p>00:04</text:p>
          </table:table-cell>
          <table:table-cell table:formula="of:=[.C615]-[.C61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89" calcext:value-type="float">
            <text:p>59689</text:p>
          </table:table-cell>
          <table:table-cell office:value-type="date" office:date-value="2019-03-05T16:07:25" calcext:value-type="date">
            <text:p>2019-03-05 16:07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16]-[.B615]" office:value-type="time" office:time-value="PT00H00M04S" calcext:value-type="time">
            <text:p>00:04</text:p>
          </table:table-cell>
          <table:table-cell table:formula="of:=[.C616]-[.C61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0" calcext:value-type="float">
            <text:p>59690</text:p>
          </table:table-cell>
          <table:table-cell office:value-type="date" office:date-value="2019-03-05T16:07:29" calcext:value-type="date">
            <text:p>2019-03-05 16:07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17]-[.B616]" office:value-type="time" office:time-value="PT00H00M04S" calcext:value-type="time">
            <text:p>00:04</text:p>
          </table:table-cell>
          <table:table-cell table:formula="of:=[.C617]-[.C61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1" calcext:value-type="float">
            <text:p>59691</text:p>
          </table:table-cell>
          <table:table-cell office:value-type="date" office:date-value="2019-03-05T16:07:33" calcext:value-type="date">
            <text:p>2019-03-05 16:07:3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18]-[.B617]" office:value-type="time" office:time-value="PT00H00M04S" calcext:value-type="time">
            <text:p>00:04</text:p>
          </table:table-cell>
          <table:table-cell table:formula="of:=[.C618]-[.C61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2" calcext:value-type="float">
            <text:p>59692</text:p>
          </table:table-cell>
          <table:table-cell office:value-type="date" office:date-value="2019-03-05T16:07:41" calcext:value-type="date">
            <text:p>2019-03-05 16:07:4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19]-[.B618]" office:value-type="time" office:time-value="PT00H00M08S" calcext:value-type="time">
            <text:p>00:08</text:p>
          </table:table-cell>
          <table:table-cell table:formula="of:=[.C619]-[.C618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3" calcext:value-type="float">
            <text:p>59693</text:p>
          </table:table-cell>
          <table:table-cell office:value-type="date" office:date-value="2019-03-05T16:07:45" calcext:value-type="date">
            <text:p>2019-03-05 16:07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20]-[.B619]" office:value-type="time" office:time-value="PT00H00M04S" calcext:value-type="time">
            <text:p>00:04</text:p>
          </table:table-cell>
          <table:table-cell table:formula="of:=[.C620]-[.C61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4" calcext:value-type="float">
            <text:p>59694</text:p>
          </table:table-cell>
          <table:table-cell office:value-type="date" office:date-value="2019-03-05T16:07:49" calcext:value-type="date">
            <text:p>2019-03-05 16:07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21]-[.B620]" office:value-type="time" office:time-value="PT00H00M04S" calcext:value-type="time">
            <text:p>00:04</text:p>
          </table:table-cell>
          <table:table-cell table:formula="of:=[.C621]-[.C62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5" calcext:value-type="float">
            <text:p>59695</text:p>
          </table:table-cell>
          <table:table-cell office:value-type="date" office:date-value="2019-03-05T16:07:57" calcext:value-type="date">
            <text:p>2019-03-05 16:07:5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22]-[.B621]" office:value-type="time" office:time-value="PT00H00M08S" calcext:value-type="time">
            <text:p>00:08</text:p>
          </table:table-cell>
          <table:table-cell table:formula="of:=[.C622]-[.C62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6" calcext:value-type="float">
            <text:p>59696</text:p>
          </table:table-cell>
          <table:table-cell office:value-type="date" office:date-value="2019-03-05T16:08:01" calcext:value-type="date">
            <text:p>2019-03-05 16:08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23]-[.B622]" office:value-type="time" office:time-value="PT00H00M04S" calcext:value-type="time">
            <text:p>00:04</text:p>
          </table:table-cell>
          <table:table-cell table:formula="of:=[.C623]-[.C62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7" calcext:value-type="float">
            <text:p>59697</text:p>
          </table:table-cell>
          <table:table-cell office:value-type="date" office:date-value="2019-03-05T16:08:17" calcext:value-type="date">
            <text:p>2019-03-05 16:08:1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24]-[.B623]" office:value-type="time" office:time-value="PT00H00M16S" calcext:value-type="time">
            <text:p>00:16</text:p>
          </table:table-cell>
          <table:table-cell table:formula="of:=[.C624]-[.C6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8" calcext:value-type="float">
            <text:p>59698</text:p>
          </table:table-cell>
          <table:table-cell office:value-type="date" office:date-value="2019-03-05T16:08:21" calcext:value-type="date">
            <text:p>2019-03-05 16:08:2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25]-[.B624]" office:value-type="time" office:time-value="PT00H00M04S" calcext:value-type="time">
            <text:p>00:04</text:p>
          </table:table-cell>
          <table:table-cell table:formula="of:=[.C625]-[.C624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699" calcext:value-type="float">
            <text:p>59699</text:p>
          </table:table-cell>
          <table:table-cell office:value-type="date" office:date-value="2019-03-05T16:08:25" calcext:value-type="date">
            <text:p>2019-03-05 16:08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26]-[.B625]" office:value-type="time" office:time-value="PT00H00M04S" calcext:value-type="time">
            <text:p>00:04</text:p>
          </table:table-cell>
          <table:table-cell table:formula="of:=[.C626]-[.C6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date" office:date-value="2019-03-05T16:08:29" calcext:value-type="date">
            <text:p>2019-03-05 16:08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27]-[.B626]" office:value-type="time" office:time-value="PT00H00M04S" calcext:value-type="time">
            <text:p>00:04</text:p>
          </table:table-cell>
          <table:table-cell table:formula="of:=[.C627]-[.C62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1" calcext:value-type="float">
            <text:p>59701</text:p>
          </table:table-cell>
          <table:table-cell office:value-type="date" office:date-value="2019-03-05T16:08:33" calcext:value-type="date">
            <text:p>2019-03-05 16:08:33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628]-[.B627]" office:value-type="time" office:time-value="PT00H00M04S" calcext:value-type="time">
            <text:p>00:04</text:p>
          </table:table-cell>
          <table:table-cell table:formula="of:=[.C628]-[.C627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2" calcext:value-type="float">
            <text:p>59702</text:p>
          </table:table-cell>
          <table:table-cell office:value-type="date" office:date-value="2019-03-05T16:08:37" calcext:value-type="date">
            <text:p>2019-03-05 16:08:3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29]-[.B628]" office:value-type="time" office:time-value="PT00H00M04S" calcext:value-type="time">
            <text:p>00:04</text:p>
          </table:table-cell>
          <table:table-cell table:formula="of:=[.C629]-[.C628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3" calcext:value-type="float">
            <text:p>59703</text:p>
          </table:table-cell>
          <table:table-cell office:value-type="date" office:date-value="2019-03-05T16:08:53" calcext:value-type="date">
            <text:p>2019-03-05 16:08:5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30]-[.B629]" office:value-type="time" office:time-value="PT00H00M16S" calcext:value-type="time">
            <text:p>00:16</text:p>
          </table:table-cell>
          <table:table-cell table:formula="of:=[.C630]-[.C62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4" calcext:value-type="float">
            <text:p>59704</text:p>
          </table:table-cell>
          <table:table-cell office:value-type="date" office:date-value="2019-03-05T16:08:57" calcext:value-type="date">
            <text:p>2019-03-05 16:08:5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31]-[.B630]" office:value-type="time" office:time-value="PT00H00M04S" calcext:value-type="time">
            <text:p>00:04</text:p>
          </table:table-cell>
          <table:table-cell table:formula="of:=[.C631]-[.C63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5" calcext:value-type="float">
            <text:p>59705</text:p>
          </table:table-cell>
          <table:table-cell office:value-type="date" office:date-value="2019-03-05T16:09:01" calcext:value-type="date">
            <text:p>2019-03-05 16:09:01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632]-[.B631]" office:value-type="time" office:time-value="PT00H00M04S" calcext:value-type="time">
            <text:p>00:04</text:p>
          </table:table-cell>
          <table:table-cell table:formula="of:=[.C632]-[.C631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6" calcext:value-type="float">
            <text:p>59706</text:p>
          </table:table-cell>
          <table:table-cell office:value-type="date" office:date-value="2019-03-05T16:09:05" calcext:value-type="date">
            <text:p>2019-03-05 16:09:0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33]-[.B632]" office:value-type="time" office:time-value="PT00H00M04S" calcext:value-type="time">
            <text:p>00:04</text:p>
          </table:table-cell>
          <table:table-cell table:formula="of:=[.C633]-[.C632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7" calcext:value-type="float">
            <text:p>59707</text:p>
          </table:table-cell>
          <table:table-cell office:value-type="date" office:date-value="2019-03-05T16:09:13" calcext:value-type="date">
            <text:p>2019-03-05 16:09:1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34]-[.B633]" office:value-type="time" office:time-value="PT00H00M08S" calcext:value-type="time">
            <text:p>00:08</text:p>
          </table:table-cell>
          <table:table-cell table:formula="of:=[.C634]-[.C63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8" calcext:value-type="float">
            <text:p>59708</text:p>
          </table:table-cell>
          <table:table-cell office:value-type="date" office:date-value="2019-03-05T16:09:25" calcext:value-type="date">
            <text:p>2019-03-05 16:09:2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35]-[.B634]" office:value-type="time" office:time-value="PT00H00M12S" calcext:value-type="time">
            <text:p>00:12</text:p>
          </table:table-cell>
          <table:table-cell table:formula="of:=[.C635]-[.C634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09" calcext:value-type="float">
            <text:p>59709</text:p>
          </table:table-cell>
          <table:table-cell office:value-type="date" office:date-value="2019-03-05T16:09:29" calcext:value-type="date">
            <text:p>2019-03-05 16:09:29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636]-[.B635]" office:value-type="time" office:time-value="PT00H00M04S" calcext:value-type="time">
            <text:p>00:04</text:p>
          </table:table-cell>
          <table:table-cell table:formula="of:=[.C636]-[.C635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0" calcext:value-type="float">
            <text:p>59710</text:p>
          </table:table-cell>
          <table:table-cell office:value-type="date" office:date-value="2019-03-05T16:09:33" calcext:value-type="date">
            <text:p>2019-03-05 16:09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37]-[.B636]" office:value-type="time" office:time-value="PT00H00M04S" calcext:value-type="time">
            <text:p>00:04</text:p>
          </table:table-cell>
          <table:table-cell table:formula="of:=[.C637]-[.C636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1" calcext:value-type="float">
            <text:p>59711</text:p>
          </table:table-cell>
          <table:table-cell office:value-type="date" office:date-value="2019-03-05T16:09:37" calcext:value-type="date">
            <text:p>2019-03-05 16:09:37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638]-[.B637]" office:value-type="time" office:time-value="PT00H00M04S" calcext:value-type="time">
            <text:p>00:04</text:p>
          </table:table-cell>
          <table:table-cell table:formula="of:=[.C638]-[.C637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2" calcext:value-type="float">
            <text:p>59712</text:p>
          </table:table-cell>
          <table:table-cell office:value-type="date" office:date-value="2019-03-05T16:09:41" calcext:value-type="date">
            <text:p>2019-03-05 16:09:4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39]-[.B638]" office:value-type="time" office:time-value="PT00H00M04S" calcext:value-type="time">
            <text:p>00:04</text:p>
          </table:table-cell>
          <table:table-cell table:formula="of:=[.C639]-[.C638]"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3" calcext:value-type="float">
            <text:p>59713</text:p>
          </table:table-cell>
          <table:table-cell office:value-type="date" office:date-value="2019-03-05T16:09:45" calcext:value-type="date">
            <text:p>2019-03-05 16:09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40]-[.B639]" office:value-type="time" office:time-value="PT00H00M04S" calcext:value-type="time">
            <text:p>00:04</text:p>
          </table:table-cell>
          <table:table-cell table:formula="of:=[.C640]-[.C639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4" calcext:value-type="float">
            <text:p>59714</text:p>
          </table:table-cell>
          <table:table-cell office:value-type="date" office:date-value="2019-03-05T16:09:53" calcext:value-type="date">
            <text:p>2019-03-05 16:09:53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641]-[.B640]" office:value-type="time" office:time-value="PT00H00M08S" calcext:value-type="time">
            <text:p>00:08</text:p>
          </table:table-cell>
          <table:table-cell table:formula="of:=[.C641]-[.C640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5" calcext:value-type="float">
            <text:p>59715</text:p>
          </table:table-cell>
          <table:table-cell office:value-type="date" office:date-value="2019-03-05T16:09:57" calcext:value-type="date">
            <text:p>2019-03-05 16:09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42]-[.B641]" office:value-type="time" office:time-value="PT00H00M04S" calcext:value-type="time">
            <text:p>00:04</text:p>
          </table:table-cell>
          <table:table-cell table:formula="of:=[.C642]-[.C641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6" calcext:value-type="float">
            <text:p>59716</text:p>
          </table:table-cell>
          <table:table-cell office:value-type="date" office:date-value="2019-03-05T16:10:01" calcext:value-type="date">
            <text:p>2019-03-05 16:10:0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43]-[.B642]" office:value-type="time" office:time-value="PT00H00M04S" calcext:value-type="time">
            <text:p>00:04</text:p>
          </table:table-cell>
          <table:table-cell table:formula="of:=[.C643]-[.C64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7" calcext:value-type="float">
            <text:p>59717</text:p>
          </table:table-cell>
          <table:table-cell office:value-type="date" office:date-value="2019-03-05T16:10:13" calcext:value-type="date">
            <text:p>2019-03-05 16:10:1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44]-[.B643]" office:value-type="time" office:time-value="PT00H00M12S" calcext:value-type="time">
            <text:p>00:12</text:p>
          </table:table-cell>
          <table:table-cell table:formula="of:=[.C644]-[.C64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8" calcext:value-type="float">
            <text:p>59718</text:p>
          </table:table-cell>
          <table:table-cell office:value-type="date" office:date-value="2019-03-05T16:10:17" calcext:value-type="date">
            <text:p>2019-03-05 16:10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45]-[.B644]" office:value-type="time" office:time-value="PT00H00M04S" calcext:value-type="time">
            <text:p>00:04</text:p>
          </table:table-cell>
          <table:table-cell table:formula="of:=[.C645]-[.C64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date" office:date-value="2019-03-05T16:10:25" calcext:value-type="date">
            <text:p>2019-03-05 16:10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46]-[.B645]" office:value-type="time" office:time-value="PT00H00M08S" calcext:value-type="time">
            <text:p>00:08</text:p>
          </table:table-cell>
          <table:table-cell table:formula="of:=[.C646]-[.C64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0" calcext:value-type="float">
            <text:p>59720</text:p>
          </table:table-cell>
          <table:table-cell office:value-type="date" office:date-value="2019-03-05T16:10:29" calcext:value-type="date">
            <text:p>2019-03-05 16:10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47]-[.B646]" office:value-type="time" office:time-value="PT00H00M04S" calcext:value-type="time">
            <text:p>00:04</text:p>
          </table:table-cell>
          <table:table-cell table:formula="of:=[.C647]-[.C64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date" office:date-value="2019-03-05T16:10:41" calcext:value-type="date">
            <text:p>2019-03-05 16:10:41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648]-[.B647]" office:value-type="time" office:time-value="PT00H00M12S" calcext:value-type="time">
            <text:p>00:12</text:p>
          </table:table-cell>
          <table:table-cell table:formula="of:=[.C648]-[.C647]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2" calcext:value-type="float">
            <text:p>59722</text:p>
          </table:table-cell>
          <table:table-cell office:value-type="date" office:date-value="2019-03-05T16:10:45" calcext:value-type="date">
            <text:p>2019-03-05 16:10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49]-[.B648]" office:value-type="time" office:time-value="PT00H00M04S" calcext:value-type="time">
            <text:p>00:04</text:p>
          </table:table-cell>
          <table:table-cell table:formula="of:=[.C649]-[.C648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3" calcext:value-type="float">
            <text:p>59723</text:p>
          </table:table-cell>
          <table:table-cell office:value-type="date" office:date-value="2019-03-05T16:10:49" calcext:value-type="date">
            <text:p>2019-03-05 16:10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50]-[.B649]" office:value-type="time" office:time-value="PT00H00M04S" calcext:value-type="time">
            <text:p>00:04</text:p>
          </table:table-cell>
          <table:table-cell table:formula="of:=[.C650]-[.C6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4" calcext:value-type="float">
            <text:p>59724</text:p>
          </table:table-cell>
          <table:table-cell office:value-type="date" office:date-value="2019-03-05T16:11:05" calcext:value-type="date">
            <text:p>2019-03-05 16:11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51]-[.B650]" office:value-type="time" office:time-value="PT00H00M16S" calcext:value-type="time">
            <text:p>00:16</text:p>
          </table:table-cell>
          <table:table-cell table:formula="of:=[.C651]-[.C650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5" calcext:value-type="float">
            <text:p>59725</text:p>
          </table:table-cell>
          <table:table-cell office:value-type="date" office:date-value="2019-03-05T16:11:09" calcext:value-type="date">
            <text:p>2019-03-05 16:11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52]-[.B651]" office:value-type="time" office:time-value="PT00H00M04S" calcext:value-type="time">
            <text:p>00:04</text:p>
          </table:table-cell>
          <table:table-cell table:formula="of:=[.C652]-[.C651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6" calcext:value-type="float">
            <text:p>59726</text:p>
          </table:table-cell>
          <table:table-cell office:value-type="date" office:date-value="2019-03-05T16:11:17" calcext:value-type="date">
            <text:p>2019-03-05 16:11:1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53]-[.B652]" office:value-type="time" office:time-value="PT00H00M08S" calcext:value-type="time">
            <text:p>00:08</text:p>
          </table:table-cell>
          <table:table-cell table:formula="of:=[.C653]-[.C65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7" calcext:value-type="float">
            <text:p>59727</text:p>
          </table:table-cell>
          <table:table-cell office:value-type="date" office:date-value="2019-03-05T16:11:21" calcext:value-type="date">
            <text:p>2019-03-05 16:11:21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54]-[.B653]" office:value-type="time" office:time-value="PT00H00M04S" calcext:value-type="time">
            <text:p>00:04</text:p>
          </table:table-cell>
          <table:table-cell table:formula="of:=[.C654]-[.C653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8" calcext:value-type="float">
            <text:p>59728</text:p>
          </table:table-cell>
          <table:table-cell office:value-type="date" office:date-value="2019-03-05T16:11:25" calcext:value-type="date">
            <text:p>2019-03-05 16:11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55]-[.B654]" office:value-type="time" office:time-value="PT00H00M04S" calcext:value-type="time">
            <text:p>00:04</text:p>
          </table:table-cell>
          <table:table-cell table:formula="of:=[.C655]-[.C65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29" calcext:value-type="float">
            <text:p>59729</text:p>
          </table:table-cell>
          <table:table-cell office:value-type="date" office:date-value="2019-03-05T16:11:29" calcext:value-type="date">
            <text:p>2019-03-05 16:11:2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56]-[.B655]" office:value-type="time" office:time-value="PT00H00M04S" calcext:value-type="time">
            <text:p>00:04</text:p>
          </table:table-cell>
          <table:table-cell table:formula="of:=[.C656]-[.C65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0" calcext:value-type="float">
            <text:p>59730</text:p>
          </table:table-cell>
          <table:table-cell office:value-type="date" office:date-value="2019-03-05T16:11:33" calcext:value-type="date">
            <text:p>2019-03-05 16:11:3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57]-[.B656]" office:value-type="time" office:time-value="PT00H00M04S" calcext:value-type="time">
            <text:p>00:04</text:p>
          </table:table-cell>
          <table:table-cell table:formula="of:=[.C657]-[.C65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1" calcext:value-type="float">
            <text:p>59731</text:p>
          </table:table-cell>
          <table:table-cell office:value-type="date" office:date-value="2019-03-05T16:11:41" calcext:value-type="date">
            <text:p>2019-03-05 16:11:4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58]-[.B657]" office:value-type="time" office:time-value="PT00H00M08S" calcext:value-type="time">
            <text:p>00:08</text:p>
          </table:table-cell>
          <table:table-cell table:formula="of:=[.C658]-[.C65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2" calcext:value-type="float">
            <text:p>59732</text:p>
          </table:table-cell>
          <table:table-cell office:value-type="date" office:date-value="2019-03-05T16:11:45" calcext:value-type="date">
            <text:p>2019-03-05 16:11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59]-[.B658]" office:value-type="time" office:time-value="PT00H00M04S" calcext:value-type="time">
            <text:p>00:04</text:p>
          </table:table-cell>
          <table:table-cell table:formula="of:=[.C659]-[.C65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3" calcext:value-type="float">
            <text:p>59733</text:p>
          </table:table-cell>
          <table:table-cell office:value-type="date" office:date-value="2019-03-05T16:11:53" calcext:value-type="date">
            <text:p>2019-03-05 16:11:5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60]-[.B659]" office:value-type="time" office:time-value="PT00H00M08S" calcext:value-type="time">
            <text:p>00:08</text:p>
          </table:table-cell>
          <table:table-cell table:formula="of:=[.C660]-[.C65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4" calcext:value-type="float">
            <text:p>59734</text:p>
          </table:table-cell>
          <table:table-cell office:value-type="date" office:date-value="2019-03-05T16:11:57" calcext:value-type="date">
            <text:p>2019-03-05 16:11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61]-[.B660]" office:value-type="time" office:time-value="PT00H00M04S" calcext:value-type="time">
            <text:p>00:04</text:p>
          </table:table-cell>
          <table:table-cell table:formula="of:=[.C661]-[.C66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5" calcext:value-type="float">
            <text:p>59735</text:p>
          </table:table-cell>
          <table:table-cell office:value-type="date" office:date-value="2019-03-05T16:12:05" calcext:value-type="date">
            <text:p>2019-03-05 16:12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62]-[.B661]" office:value-type="time" office:time-value="PT00H00M07.999999S" calcext:value-type="time">
            <text:p>00:07</text:p>
          </table:table-cell>
          <table:table-cell table:formula="of:=[.C662]-[.C661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6" calcext:value-type="float">
            <text:p>59736</text:p>
          </table:table-cell>
          <table:table-cell office:value-type="date" office:date-value="2019-03-05T16:12:09" calcext:value-type="date">
            <text:p>2019-03-05 16:12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63]-[.B662]" office:value-type="time" office:time-value="PT00H00M04S" calcext:value-type="time">
            <text:p>00:04</text:p>
          </table:table-cell>
          <table:table-cell table:formula="of:=[.C663]-[.C6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7" calcext:value-type="float">
            <text:p>59737</text:p>
          </table:table-cell>
          <table:table-cell office:value-type="date" office:date-value="2019-03-05T16:12:25" calcext:value-type="date">
            <text:p>2019-03-05 16:12:25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664]-[.B663]" office:value-type="time" office:time-value="PT00H00M16S" calcext:value-type="time">
            <text:p>00:16</text:p>
          </table:table-cell>
          <table:table-cell table:formula="of:=[.C664]-[.C663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8" calcext:value-type="float">
            <text:p>59738</text:p>
          </table:table-cell>
          <table:table-cell office:value-type="date" office:date-value="2019-03-05T16:12:29" calcext:value-type="date">
            <text:p>2019-03-05 16:12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65]-[.B664]" office:value-type="time" office:time-value="PT00H00M04S" calcext:value-type="time">
            <text:p>00:04</text:p>
          </table:table-cell>
          <table:table-cell table:formula="of:=[.C665]-[.C664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39" calcext:value-type="float">
            <text:p>59739</text:p>
          </table:table-cell>
          <table:table-cell office:value-type="date" office:date-value="2019-03-05T16:12:33" calcext:value-type="date">
            <text:p>2019-03-05 16:12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66]-[.B665]" office:value-type="time" office:time-value="PT00H00M04S" calcext:value-type="time">
            <text:p>00:04</text:p>
          </table:table-cell>
          <table:table-cell table:formula="of:=[.C666]-[.C66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0" calcext:value-type="float">
            <text:p>59740</text:p>
          </table:table-cell>
          <table:table-cell office:value-type="date" office:date-value="2019-03-05T16:12:37" calcext:value-type="date">
            <text:p>2019-03-05 16:12:37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667]-[.B666]" office:value-type="time" office:time-value="PT00H00M04S" calcext:value-type="time">
            <text:p>00:04</text:p>
          </table:table-cell>
          <table:table-cell table:formula="of:=[.C667]-[.C666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1" calcext:value-type="float">
            <text:p>59741</text:p>
          </table:table-cell>
          <table:table-cell office:value-type="date" office:date-value="2019-03-05T16:12:41" calcext:value-type="date">
            <text:p>2019-03-05 16:12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68]-[.B667]" office:value-type="time" office:time-value="PT00H00M04S" calcext:value-type="time">
            <text:p>00:04</text:p>
          </table:table-cell>
          <table:table-cell table:formula="of:=[.C668]-[.C667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2" calcext:value-type="float">
            <text:p>59742</text:p>
          </table:table-cell>
          <table:table-cell office:value-type="date" office:date-value="2019-03-05T16:12:49" calcext:value-type="date">
            <text:p>2019-03-05 16:12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69]-[.B668]" office:value-type="time" office:time-value="PT00H00M08S" calcext:value-type="time">
            <text:p>00:08</text:p>
          </table:table-cell>
          <table:table-cell table:formula="of:=[.C669]-[.C66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3" calcext:value-type="float">
            <text:p>59743</text:p>
          </table:table-cell>
          <table:table-cell office:value-type="date" office:date-value="2019-03-05T16:12:53" calcext:value-type="date">
            <text:p>2019-03-05 16:12:53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70]-[.B669]" office:value-type="time" office:time-value="PT00H00M04S" calcext:value-type="time">
            <text:p>00:04</text:p>
          </table:table-cell>
          <table:table-cell table:formula="of:=[.C670]-[.C66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4" calcext:value-type="float">
            <text:p>59744</text:p>
          </table:table-cell>
          <table:table-cell office:value-type="date" office:date-value="2019-03-05T16:12:57" calcext:value-type="date">
            <text:p>2019-03-05 16:12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71]-[.B670]" office:value-type="time" office:time-value="PT00H00M04S" calcext:value-type="time">
            <text:p>00:04</text:p>
          </table:table-cell>
          <table:table-cell table:formula="of:=[.C671]-[.C67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5" calcext:value-type="float">
            <text:p>59745</text:p>
          </table:table-cell>
          <table:table-cell office:value-type="date" office:date-value="2019-03-05T16:13:05" calcext:value-type="date">
            <text:p>2019-03-05 16:13:0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72]-[.B671]" office:value-type="time" office:time-value="PT00H00M08S" calcext:value-type="time">
            <text:p>00:08</text:p>
          </table:table-cell>
          <table:table-cell table:formula="of:=[.C672]-[.C67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6" calcext:value-type="float">
            <text:p>59746</text:p>
          </table:table-cell>
          <table:table-cell office:value-type="date" office:date-value="2019-03-05T16:13:09" calcext:value-type="date">
            <text:p>2019-03-05 16:13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73]-[.B672]" office:value-type="time" office:time-value="PT00H00M04S" calcext:value-type="time">
            <text:p>00:04</text:p>
          </table:table-cell>
          <table:table-cell table:formula="of:=[.C673]-[.C67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7" calcext:value-type="float">
            <text:p>59747</text:p>
          </table:table-cell>
          <table:table-cell office:value-type="date" office:date-value="2019-03-05T16:13:17" calcext:value-type="date">
            <text:p>2019-03-05 16:13:17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674]-[.B673]" office:value-type="time" office:time-value="PT00H00M08S" calcext:value-type="time">
            <text:p>00:08</text:p>
          </table:table-cell>
          <table:table-cell table:formula="of:=[.C674]-[.C673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8" calcext:value-type="float">
            <text:p>59748</text:p>
          </table:table-cell>
          <table:table-cell office:value-type="date" office:date-value="2019-03-05T16:13:21" calcext:value-type="date">
            <text:p>2019-03-05 16:13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75]-[.B674]" office:value-type="time" office:time-value="PT00H00M04S" calcext:value-type="time">
            <text:p>00:04</text:p>
          </table:table-cell>
          <table:table-cell table:formula="of:=[.C675]-[.C674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49" calcext:value-type="float">
            <text:p>59749</text:p>
          </table:table-cell>
          <table:table-cell office:value-type="date" office:date-value="2019-03-05T16:13:25" calcext:value-type="date">
            <text:p>2019-03-05 16:13:2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76]-[.B675]" office:value-type="time" office:time-value="PT00H00M04S" calcext:value-type="time">
            <text:p>00:04</text:p>
          </table:table-cell>
          <table:table-cell table:formula="of:=[.C676]-[.C67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0" calcext:value-type="float">
            <text:p>59750</text:p>
          </table:table-cell>
          <table:table-cell office:value-type="date" office:date-value="2019-03-05T16:13:29" calcext:value-type="date">
            <text:p>2019-03-05 16:13:2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77]-[.B676]" office:value-type="time" office:time-value="PT00H00M04S" calcext:value-type="time">
            <text:p>00:04</text:p>
          </table:table-cell>
          <table:table-cell table:formula="of:=[.C677]-[.C676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1" calcext:value-type="float">
            <text:p>59751</text:p>
          </table:table-cell>
          <table:table-cell office:value-type="date" office:date-value="2019-03-05T16:13:33" calcext:value-type="date">
            <text:p>2019-03-05 16:13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78]-[.B677]" office:value-type="time" office:time-value="PT00H00M04S" calcext:value-type="time">
            <text:p>00:04</text:p>
          </table:table-cell>
          <table:table-cell table:formula="of:=[.C678]-[.C67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2" calcext:value-type="float">
            <text:p>59752</text:p>
          </table:table-cell>
          <table:table-cell office:value-type="date" office:date-value="2019-03-05T16:13:37" calcext:value-type="date">
            <text:p>2019-03-05 16:13:3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79]-[.B678]" office:value-type="time" office:time-value="PT00H00M04S" calcext:value-type="time">
            <text:p>00:04</text:p>
          </table:table-cell>
          <table:table-cell table:formula="of:=[.C679]-[.C67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3" calcext:value-type="float">
            <text:p>59753</text:p>
          </table:table-cell>
          <table:table-cell office:value-type="date" office:date-value="2019-03-05T16:13:41" calcext:value-type="date">
            <text:p>2019-03-05 16:13:41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680]-[.B679]" office:value-type="time" office:time-value="PT00H00M04S" calcext:value-type="time">
            <text:p>00:04</text:p>
          </table:table-cell>
          <table:table-cell table:formula="of:=[.C680]-[.C679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4" calcext:value-type="float">
            <text:p>59754</text:p>
          </table:table-cell>
          <table:table-cell office:value-type="date" office:date-value="2019-03-05T16:13:45" calcext:value-type="date">
            <text:p>2019-03-05 16:13:4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81]-[.B680]" office:value-type="time" office:time-value="PT00H00M04S" calcext:value-type="time">
            <text:p>00:04</text:p>
          </table:table-cell>
          <table:table-cell table:formula="of:=[.C681]-[.C680]"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5" calcext:value-type="float">
            <text:p>59755</text:p>
          </table:table-cell>
          <table:table-cell office:value-type="date" office:date-value="2019-03-05T16:13:49" calcext:value-type="date">
            <text:p>2019-03-05 16:13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82]-[.B681]" office:value-type="time" office:time-value="PT00H00M04S" calcext:value-type="time">
            <text:p>00:04</text:p>
          </table:table-cell>
          <table:table-cell table:formula="of:=[.C682]-[.C68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6" calcext:value-type="float">
            <text:p>59756</text:p>
          </table:table-cell>
          <table:table-cell office:value-type="date" office:date-value="2019-03-05T16:14:05" calcext:value-type="date">
            <text:p>2019-03-05 16:14:05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683]-[.B682]" office:value-type="time" office:time-value="PT00H00M16S" calcext:value-type="time">
            <text:p>00:16</text:p>
          </table:table-cell>
          <table:table-cell table:formula="of:=[.C683]-[.C682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7" calcext:value-type="float">
            <text:p>59757</text:p>
          </table:table-cell>
          <table:table-cell office:value-type="date" office:date-value="2019-03-05T16:14:09" calcext:value-type="date">
            <text:p>2019-03-05 16:14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84]-[.B683]" office:value-type="time" office:time-value="PT00H00M04S" calcext:value-type="time">
            <text:p>00:04</text:p>
          </table:table-cell>
          <table:table-cell table:formula="of:=[.C684]-[.C683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8" calcext:value-type="float">
            <text:p>59758</text:p>
          </table:table-cell>
          <table:table-cell office:value-type="date" office:date-value="2019-03-05T16:14:33" calcext:value-type="date">
            <text:p>2019-03-05 16:14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85]-[.B684]" office:value-type="time" office:time-value="PT00H00M24S" calcext:value-type="time">
            <text:p>00:24</text:p>
          </table:table-cell>
          <table:table-cell table:formula="of:=[.C685]-[.C68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59" calcext:value-type="float">
            <text:p>59759</text:p>
          </table:table-cell>
          <table:table-cell office:value-type="date" office:date-value="2019-03-05T16:14:41" calcext:value-type="date">
            <text:p>2019-03-05 16:14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86]-[.B685]" office:value-type="time" office:time-value="PT00H00M08S" calcext:value-type="time">
            <text:p>00:08</text:p>
          </table:table-cell>
          <table:table-cell table:formula="of:=[.C686]-[.C68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0" calcext:value-type="float">
            <text:p>59760</text:p>
          </table:table-cell>
          <table:table-cell office:value-type="date" office:date-value="2019-03-05T16:14:45" calcext:value-type="date">
            <text:p>2019-03-05 16:14:4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87]-[.B686]" office:value-type="time" office:time-value="PT00H00M04S" calcext:value-type="time">
            <text:p>00:04</text:p>
          </table:table-cell>
          <table:table-cell table:formula="of:=[.C687]-[.C686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1" calcext:value-type="float">
            <text:p>59761</text:p>
          </table:table-cell>
          <table:table-cell office:value-type="date" office:date-value="2019-03-05T16:14:49" calcext:value-type="date">
            <text:p>2019-03-05 16:14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88]-[.B687]" office:value-type="time" office:time-value="PT00H00M04S" calcext:value-type="time">
            <text:p>00:04</text:p>
          </table:table-cell>
          <table:table-cell table:formula="of:=[.C688]-[.C68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2" calcext:value-type="float">
            <text:p>59762</text:p>
          </table:table-cell>
          <table:table-cell office:value-type="date" office:date-value="2019-03-05T16:14:57" calcext:value-type="date">
            <text:p>2019-03-05 16:14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89]-[.B688]" office:value-type="time" office:time-value="PT00H00M08S" calcext:value-type="time">
            <text:p>00:08</text:p>
          </table:table-cell>
          <table:table-cell table:formula="of:=[.C689]-[.C68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3" calcext:value-type="float">
            <text:p>59763</text:p>
          </table:table-cell>
          <table:table-cell office:value-type="date" office:date-value="2019-03-05T16:15:17" calcext:value-type="date">
            <text:p>2019-03-05 16:15:1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90]-[.B689]" office:value-type="time" office:time-value="PT00H00M20S" calcext:value-type="time">
            <text:p>00:20</text:p>
          </table:table-cell>
          <table:table-cell table:formula="of:=[.C690]-[.C68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4" calcext:value-type="float">
            <text:p>59764</text:p>
          </table:table-cell>
          <table:table-cell office:value-type="date" office:date-value="2019-03-05T16:15:21" calcext:value-type="date">
            <text:p>2019-03-05 16:15:2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691]-[.B690]" office:value-type="time" office:time-value="PT00H00M04S" calcext:value-type="time">
            <text:p>00:04</text:p>
          </table:table-cell>
          <table:table-cell table:formula="of:=[.C691]-[.C69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5" calcext:value-type="float">
            <text:p>59765</text:p>
          </table:table-cell>
          <table:table-cell office:value-type="date" office:date-value="2019-03-05T16:15:25" calcext:value-type="date">
            <text:p>2019-03-05 16:15:2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92]-[.B691]" office:value-type="time" office:time-value="PT00H00M04S" calcext:value-type="time">
            <text:p>00:04</text:p>
          </table:table-cell>
          <table:table-cell table:formula="of:=[.C692]-[.C691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6" calcext:value-type="float">
            <text:p>59766</text:p>
          </table:table-cell>
          <table:table-cell office:value-type="date" office:date-value="2019-03-05T16:15:29" calcext:value-type="date">
            <text:p>2019-03-05 16:15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93]-[.B692]" office:value-type="time" office:time-value="PT00H00M04S" calcext:value-type="time">
            <text:p>00:04</text:p>
          </table:table-cell>
          <table:table-cell table:formula="of:=[.C693]-[.C69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7" calcext:value-type="float">
            <text:p>59767</text:p>
          </table:table-cell>
          <table:table-cell office:value-type="date" office:date-value="2019-03-05T16:15:33" calcext:value-type="date">
            <text:p>2019-03-05 16:15:33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694]-[.B693]" office:value-type="time" office:time-value="PT00H00M04S" calcext:value-type="time">
            <text:p>00:04</text:p>
          </table:table-cell>
          <table:table-cell table:formula="of:=[.C694]-[.C693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8" calcext:value-type="float">
            <text:p>59768</text:p>
          </table:table-cell>
          <table:table-cell office:value-type="date" office:date-value="2019-03-05T16:15:37" calcext:value-type="date">
            <text:p>2019-03-05 16:15:3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95]-[.B694]" office:value-type="time" office:time-value="PT00H00M04S" calcext:value-type="time">
            <text:p>00:04</text:p>
          </table:table-cell>
          <table:table-cell table:formula="of:=[.C695]-[.C694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69" calcext:value-type="float">
            <text:p>59769</text:p>
          </table:table-cell>
          <table:table-cell office:value-type="date" office:date-value="2019-03-05T16:15:45" calcext:value-type="date">
            <text:p>2019-03-05 16:15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96]-[.B695]" office:value-type="time" office:time-value="PT00H00M08S" calcext:value-type="time">
            <text:p>00:08</text:p>
          </table:table-cell>
          <table:table-cell table:formula="of:=[.C696]-[.C69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0" calcext:value-type="float">
            <text:p>59770</text:p>
          </table:table-cell>
          <table:table-cell office:value-type="date" office:date-value="2019-03-05T16:15:49" calcext:value-type="date">
            <text:p>2019-03-05 16:15:4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697]-[.B696]" office:value-type="time" office:time-value="PT00H00M04S" calcext:value-type="time">
            <text:p>00:04</text:p>
          </table:table-cell>
          <table:table-cell table:formula="of:=[.C697]-[.C69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1" calcext:value-type="float">
            <text:p>59771</text:p>
          </table:table-cell>
          <table:table-cell office:value-type="date" office:date-value="2019-03-05T16:15:53" calcext:value-type="date">
            <text:p>2019-03-05 16:15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698]-[.B697]" office:value-type="time" office:time-value="PT00H00M04S" calcext:value-type="time">
            <text:p>00:04</text:p>
          </table:table-cell>
          <table:table-cell table:formula="of:=[.C698]-[.C69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2" calcext:value-type="float">
            <text:p>59772</text:p>
          </table:table-cell>
          <table:table-cell office:value-type="date" office:date-value="2019-03-05T16:15:57" calcext:value-type="date">
            <text:p>2019-03-05 16:15:5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699]-[.B698]" office:value-type="time" office:time-value="PT00H00M04S" calcext:value-type="time">
            <text:p>00:04</text:p>
          </table:table-cell>
          <table:table-cell table:formula="of:=[.C699]-[.C69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3" calcext:value-type="float">
            <text:p>59773</text:p>
          </table:table-cell>
          <table:table-cell office:value-type="date" office:date-value="2019-03-05T16:16:01" calcext:value-type="date">
            <text:p>2019-03-05 16:16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00]-[.B699]" office:value-type="time" office:time-value="PT00H00M04S" calcext:value-type="time">
            <text:p>00:04</text:p>
          </table:table-cell>
          <table:table-cell table:formula="of:=[.C700]-[.C69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4" calcext:value-type="float">
            <text:p>59774</text:p>
          </table:table-cell>
          <table:table-cell office:value-type="date" office:date-value="2019-03-05T16:16:05" calcext:value-type="date">
            <text:p>2019-03-05 16:16:05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701]-[.B700]" office:value-type="time" office:time-value="PT00H00M04S" calcext:value-type="time">
            <text:p>00:04</text:p>
          </table:table-cell>
          <table:table-cell table:formula="of:=[.C701]-[.C700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5" calcext:value-type="float">
            <text:p>59775</text:p>
          </table:table-cell>
          <table:table-cell office:value-type="date" office:date-value="2019-03-05T16:16:09" calcext:value-type="date">
            <text:p>2019-03-05 16:16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02]-[.B701]" office:value-type="time" office:time-value="PT00H00M04S" calcext:value-type="time">
            <text:p>00:04</text:p>
          </table:table-cell>
          <table:table-cell table:formula="of:=[.C702]-[.C701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6" calcext:value-type="float">
            <text:p>59776</text:p>
          </table:table-cell>
          <table:table-cell office:value-type="date" office:date-value="2019-03-05T16:16:21" calcext:value-type="date">
            <text:p>2019-03-05 16:16:21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03]-[.B702]" office:value-type="time" office:time-value="PT00H00M12S" calcext:value-type="time">
            <text:p>00:12</text:p>
          </table:table-cell>
          <table:table-cell table:formula="of:=[.C703]-[.C702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7" calcext:value-type="float">
            <text:p>59777</text:p>
          </table:table-cell>
          <table:table-cell office:value-type="date" office:date-value="2019-03-05T16:16:25" calcext:value-type="date">
            <text:p>2019-03-05 16:16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04]-[.B703]" office:value-type="time" office:time-value="PT00H00M04S" calcext:value-type="time">
            <text:p>00:04</text:p>
          </table:table-cell>
          <table:table-cell table:formula="of:=[.C704]-[.C703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8" calcext:value-type="float">
            <text:p>59778</text:p>
          </table:table-cell>
          <table:table-cell office:value-type="date" office:date-value="2019-03-05T16:16:29" calcext:value-type="date">
            <text:p>2019-03-05 16:16:2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05]-[.B704]" office:value-type="time" office:time-value="PT00H00M04S" calcext:value-type="time">
            <text:p>00:04</text:p>
          </table:table-cell>
          <table:table-cell table:formula="of:=[.C705]-[.C70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79" calcext:value-type="float">
            <text:p>59779</text:p>
          </table:table-cell>
          <table:table-cell office:value-type="date" office:date-value="2019-03-05T16:16:33" calcext:value-type="date">
            <text:p>2019-03-05 16:16:3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06]-[.B705]" office:value-type="time" office:time-value="PT00H00M04S" calcext:value-type="time">
            <text:p>00:04</text:p>
          </table:table-cell>
          <table:table-cell table:formula="of:=[.C706]-[.C70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0" calcext:value-type="float">
            <text:p>59780</text:p>
          </table:table-cell>
          <table:table-cell office:value-type="date" office:date-value="2019-03-05T16:16:37" calcext:value-type="date">
            <text:p>2019-03-05 16:16:3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07]-[.B706]" office:value-type="time" office:time-value="PT00H00M04S" calcext:value-type="time">
            <text:p>00:04</text:p>
          </table:table-cell>
          <table:table-cell table:formula="of:=[.C707]-[.C70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1" calcext:value-type="float">
            <text:p>59781</text:p>
          </table:table-cell>
          <table:table-cell office:value-type="date" office:date-value="2019-03-05T16:16:41" calcext:value-type="date">
            <text:p>2019-03-05 16:16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08]-[.B707]" office:value-type="time" office:time-value="PT00H00M04S" calcext:value-type="time">
            <text:p>00:04</text:p>
          </table:table-cell>
          <table:table-cell table:formula="of:=[.C708]-[.C707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2" calcext:value-type="float">
            <text:p>59782</text:p>
          </table:table-cell>
          <table:table-cell office:value-type="date" office:date-value="2019-03-05T16:16:49" calcext:value-type="date">
            <text:p>2019-03-05 16:16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09]-[.B708]" office:value-type="time" office:time-value="PT00H00M08S" calcext:value-type="time">
            <text:p>00:08</text:p>
          </table:table-cell>
          <table:table-cell table:formula="of:=[.C709]-[.C70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3" calcext:value-type="float">
            <text:p>59783</text:p>
          </table:table-cell>
          <table:table-cell office:value-type="date" office:date-value="2019-03-05T16:16:53" calcext:value-type="date">
            <text:p>2019-03-05 16:16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10]-[.B709]" office:value-type="time" office:time-value="PT00H00M04S" calcext:value-type="time">
            <text:p>00:04</text:p>
          </table:table-cell>
          <table:table-cell table:formula="of:=[.C710]-[.C70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4" calcext:value-type="float">
            <text:p>59784</text:p>
          </table:table-cell>
          <table:table-cell office:value-type="date" office:date-value="2019-03-05T16:16:57" calcext:value-type="date">
            <text:p>2019-03-05 16:16:5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11]-[.B710]" office:value-type="time" office:time-value="PT00H00M04S" calcext:value-type="time">
            <text:p>00:04</text:p>
          </table:table-cell>
          <table:table-cell table:formula="of:=[.C711]-[.C71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5" calcext:value-type="float">
            <text:p>59785</text:p>
          </table:table-cell>
          <table:table-cell office:value-type="date" office:date-value="2019-03-05T16:17:01" calcext:value-type="date">
            <text:p>2019-03-05 16:17:0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12]-[.B711]" office:value-type="time" office:time-value="PT00H00M04S" calcext:value-type="time">
            <text:p>00:04</text:p>
          </table:table-cell>
          <table:table-cell table:formula="of:=[.C712]-[.C711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6" calcext:value-type="float">
            <text:p>59786</text:p>
          </table:table-cell>
          <table:table-cell office:value-type="date" office:date-value="2019-03-05T16:17:05" calcext:value-type="date">
            <text:p>2019-03-05 16:17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13]-[.B712]" office:value-type="time" office:time-value="PT00H00M04S" calcext:value-type="time">
            <text:p>00:04</text:p>
          </table:table-cell>
          <table:table-cell table:formula="of:=[.C713]-[.C712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7" calcext:value-type="float">
            <text:p>59787</text:p>
          </table:table-cell>
          <table:table-cell office:value-type="date" office:date-value="2019-03-05T16:17:09" calcext:value-type="date">
            <text:p>2019-03-05 16:17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14]-[.B713]" office:value-type="time" office:time-value="PT00H00M04S" calcext:value-type="time">
            <text:p>00:04</text:p>
          </table:table-cell>
          <table:table-cell table:formula="of:=[.C714]-[.C71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8" calcext:value-type="float">
            <text:p>59788</text:p>
          </table:table-cell>
          <table:table-cell office:value-type="date" office:date-value="2019-03-05T16:17:13" calcext:value-type="date">
            <text:p>2019-03-05 16:17:1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15]-[.B714]" office:value-type="time" office:time-value="PT00H00M04S" calcext:value-type="time">
            <text:p>00:04</text:p>
          </table:table-cell>
          <table:table-cell table:formula="of:=[.C715]-[.C71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89" calcext:value-type="float">
            <text:p>59789</text:p>
          </table:table-cell>
          <table:table-cell office:value-type="date" office:date-value="2019-03-05T16:17:17" calcext:value-type="date">
            <text:p>2019-03-05 16:17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16]-[.B715]" office:value-type="time" office:time-value="PT00H00M04S" calcext:value-type="time">
            <text:p>00:04</text:p>
          </table:table-cell>
          <table:table-cell table:formula="of:=[.C716]-[.C71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0" calcext:value-type="float">
            <text:p>59790</text:p>
          </table:table-cell>
          <table:table-cell office:value-type="date" office:date-value="2019-03-05T16:17:29" calcext:value-type="date">
            <text:p>2019-03-05 16:17:2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17]-[.B716]" office:value-type="time" office:time-value="PT00H00M12S" calcext:value-type="time">
            <text:p>00:12</text:p>
          </table:table-cell>
          <table:table-cell table:formula="of:=[.C717]-[.C71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1" calcext:value-type="float">
            <text:p>59791</text:p>
          </table:table-cell>
          <table:table-cell office:value-type="date" office:date-value="2019-03-05T16:17:33" calcext:value-type="date">
            <text:p>2019-03-05 16:17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18]-[.B717]" office:value-type="time" office:time-value="PT00H00M04S" calcext:value-type="time">
            <text:p>00:04</text:p>
          </table:table-cell>
          <table:table-cell table:formula="of:=[.C718]-[.C717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2" calcext:value-type="float">
            <text:p>59792</text:p>
          </table:table-cell>
          <table:table-cell office:value-type="date" office:date-value="2019-03-05T16:17:37" calcext:value-type="date">
            <text:p>2019-03-05 16:17:3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19]-[.B718]" office:value-type="time" office:time-value="PT00H00M04S" calcext:value-type="time">
            <text:p>00:04</text:p>
          </table:table-cell>
          <table:table-cell table:formula="of:=[.C719]-[.C71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3" calcext:value-type="float">
            <text:p>59793</text:p>
          </table:table-cell>
          <table:table-cell office:value-type="date" office:date-value="2019-03-05T16:17:53" calcext:value-type="date">
            <text:p>2019-03-05 16:17:5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20]-[.B719]" office:value-type="time" office:time-value="PT00H00M16S" calcext:value-type="time">
            <text:p>00:16</text:p>
          </table:table-cell>
          <table:table-cell table:formula="of:=[.C720]-[.C71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4" calcext:value-type="float">
            <text:p>59794</text:p>
          </table:table-cell>
          <table:table-cell office:value-type="date" office:date-value="2019-03-05T16:17:57" calcext:value-type="date">
            <text:p>2019-03-05 16:17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21]-[.B720]" office:value-type="time" office:time-value="PT00H00M04S" calcext:value-type="time">
            <text:p>00:04</text:p>
          </table:table-cell>
          <table:table-cell table:formula="of:=[.C721]-[.C72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5" calcext:value-type="float">
            <text:p>59795</text:p>
          </table:table-cell>
          <table:table-cell office:value-type="date" office:date-value="2019-03-05T16:18:05" calcext:value-type="date">
            <text:p>2019-03-05 16:18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22]-[.B721]" office:value-type="time" office:time-value="PT00H00M07.999999S" calcext:value-type="time">
            <text:p>00:07</text:p>
          </table:table-cell>
          <table:table-cell table:formula="of:=[.C722]-[.C721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6" calcext:value-type="float">
            <text:p>59796</text:p>
          </table:table-cell>
          <table:table-cell office:value-type="date" office:date-value="2019-03-05T16:18:09" calcext:value-type="date">
            <text:p>2019-03-05 16:18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23]-[.B722]" office:value-type="time" office:time-value="PT00H00M04S" calcext:value-type="time">
            <text:p>00:04</text:p>
          </table:table-cell>
          <table:table-cell table:formula="of:=[.C723]-[.C72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7" calcext:value-type="float">
            <text:p>59797</text:p>
          </table:table-cell>
          <table:table-cell office:value-type="date" office:date-value="2019-03-05T16:18:21" calcext:value-type="date">
            <text:p>2019-03-05 16:18:21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24]-[.B723]" office:value-type="time" office:time-value="PT00H00M12S" calcext:value-type="time">
            <text:p>00:12</text:p>
          </table:table-cell>
          <table:table-cell table:formula="of:=[.C724]-[.C7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8" calcext:value-type="float">
            <text:p>59798</text:p>
          </table:table-cell>
          <table:table-cell office:value-type="date" office:date-value="2019-03-05T16:18:25" calcext:value-type="date">
            <text:p>2019-03-05 16:18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25]-[.B724]" office:value-type="time" office:time-value="PT00H00M04S" calcext:value-type="time">
            <text:p>00:04</text:p>
          </table:table-cell>
          <table:table-cell table:formula="of:=[.C725]-[.C72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799" calcext:value-type="float">
            <text:p>59799</text:p>
          </table:table-cell>
          <table:table-cell office:value-type="date" office:date-value="2019-03-05T16:18:49" calcext:value-type="date">
            <text:p>2019-03-05 16:18:49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26]-[.B725]" office:value-type="time" office:time-value="PT00H00M24S" calcext:value-type="time">
            <text:p>00:24</text:p>
          </table:table-cell>
          <table:table-cell table:formula="of:=[.C726]-[.C72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date" office:date-value="2019-03-05T16:18:53" calcext:value-type="date">
            <text:p>2019-03-05 16:18:53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27]-[.B726]" office:value-type="time" office:time-value="PT00H00M04S" calcext:value-type="time">
            <text:p>00:04</text:p>
          </table:table-cell>
          <table:table-cell table:formula="of:=[.C727]-[.C726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1" calcext:value-type="float">
            <text:p>59801</text:p>
          </table:table-cell>
          <table:table-cell office:value-type="date" office:date-value="2019-03-05T16:18:57" calcext:value-type="date">
            <text:p>2019-03-05 16:18:5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28]-[.B727]" office:value-type="time" office:time-value="PT00H00M04S" calcext:value-type="time">
            <text:p>00:04</text:p>
          </table:table-cell>
          <table:table-cell table:formula="of:=[.C728]-[.C727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2" calcext:value-type="float">
            <text:p>59802</text:p>
          </table:table-cell>
          <table:table-cell office:value-type="date" office:date-value="2019-03-05T16:19:01" calcext:value-type="date">
            <text:p>2019-03-05 16:19:01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29]-[.B728]" office:value-type="time" office:time-value="PT00H00M04S" calcext:value-type="time">
            <text:p>00:04</text:p>
          </table:table-cell>
          <table:table-cell table:formula="of:=[.C729]-[.C72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3" calcext:value-type="float">
            <text:p>59803</text:p>
          </table:table-cell>
          <table:table-cell office:value-type="date" office:date-value="2019-03-05T16:19:05" calcext:value-type="date">
            <text:p>2019-03-05 16:19:0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30]-[.B729]" office:value-type="time" office:time-value="PT00H00M04S" calcext:value-type="time">
            <text:p>00:04</text:p>
          </table:table-cell>
          <table:table-cell table:formula="of:=[.C730]-[.C72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4" calcext:value-type="float">
            <text:p>59804</text:p>
          </table:table-cell>
          <table:table-cell office:value-type="date" office:date-value="2019-03-05T16:19:09" calcext:value-type="date">
            <text:p>2019-03-05 16:19:09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31]-[.B730]" office:value-type="time" office:time-value="PT00H00M04S" calcext:value-type="time">
            <text:p>00:04</text:p>
          </table:table-cell>
          <table:table-cell table:formula="of:=[.C731]-[.C730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5" calcext:value-type="float">
            <text:p>59805</text:p>
          </table:table-cell>
          <table:table-cell office:value-type="date" office:date-value="2019-03-05T16:19:17" calcext:value-type="date">
            <text:p>2019-03-05 16:19:1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32]-[.B731]" office:value-type="time" office:time-value="PT00H00M08S" calcext:value-type="time">
            <text:p>00:08</text:p>
          </table:table-cell>
          <table:table-cell table:formula="of:=[.C732]-[.C731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6" calcext:value-type="float">
            <text:p>59806</text:p>
          </table:table-cell>
          <table:table-cell office:value-type="date" office:date-value="2019-03-05T16:19:21" calcext:value-type="date">
            <text:p>2019-03-05 16:19:2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33]-[.B732]" office:value-type="time" office:time-value="PT00H00M04S" calcext:value-type="time">
            <text:p>00:04</text:p>
          </table:table-cell>
          <table:table-cell table:formula="of:=[.C733]-[.C732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7" calcext:value-type="float">
            <text:p>59807</text:p>
          </table:table-cell>
          <table:table-cell office:value-type="date" office:date-value="2019-03-05T16:19:25" calcext:value-type="date">
            <text:p>2019-03-05 16:19:25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34]-[.B733]" office:value-type="time" office:time-value="PT00H00M04S" calcext:value-type="time">
            <text:p>00:04</text:p>
          </table:table-cell>
          <table:table-cell table:formula="of:=[.C734]-[.C733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8" calcext:value-type="float">
            <text:p>59808</text:p>
          </table:table-cell>
          <table:table-cell office:value-type="date" office:date-value="2019-03-05T16:19:29" calcext:value-type="date">
            <text:p>2019-03-05 16:19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35]-[.B734]" office:value-type="time" office:time-value="PT00H00M04S" calcext:value-type="time">
            <text:p>00:04</text:p>
          </table:table-cell>
          <table:table-cell table:formula="of:=[.C735]-[.C734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09" calcext:value-type="float">
            <text:p>59809</text:p>
          </table:table-cell>
          <table:table-cell office:value-type="date" office:date-value="2019-03-05T16:19:33" calcext:value-type="date">
            <text:p>2019-03-05 16:19:33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736]-[.B735]" office:value-type="time" office:time-value="PT00H00M04S" calcext:value-type="time">
            <text:p>00:04</text:p>
          </table:table-cell>
          <table:table-cell table:formula="of:=[.C736]-[.C735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0" calcext:value-type="float">
            <text:p>59810</text:p>
          </table:table-cell>
          <table:table-cell office:value-type="date" office:date-value="2019-03-05T16:19:37" calcext:value-type="date">
            <text:p>2019-03-05 16:19:37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37]-[.B736]" office:value-type="time" office:time-value="PT00H00M04S" calcext:value-type="time">
            <text:p>00:04</text:p>
          </table:table-cell>
          <table:table-cell table:formula="of:=[.C737]-[.C736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1" calcext:value-type="float">
            <text:p>59811</text:p>
          </table:table-cell>
          <table:table-cell office:value-type="date" office:date-value="2019-03-05T16:19:41" calcext:value-type="date">
            <text:p>2019-03-05 16:19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38]-[.B737]" office:value-type="time" office:time-value="PT00H00M04S" calcext:value-type="time">
            <text:p>00:04</text:p>
          </table:table-cell>
          <table:table-cell table:formula="of:=[.C738]-[.C73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2" calcext:value-type="float">
            <text:p>59812</text:p>
          </table:table-cell>
          <table:table-cell office:value-type="date" office:date-value="2019-03-05T16:19:45" calcext:value-type="date">
            <text:p>2019-03-05 16:19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39]-[.B738]" office:value-type="time" office:time-value="PT00H00M04S" calcext:value-type="time">
            <text:p>00:04</text:p>
          </table:table-cell>
          <table:table-cell table:formula="of:=[.C739]-[.C73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3" calcext:value-type="float">
            <text:p>59813</text:p>
          </table:table-cell>
          <table:table-cell office:value-type="date" office:date-value="2019-03-05T16:19:49" calcext:value-type="date">
            <text:p>2019-03-05 16:19:49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40]-[.B739]" office:value-type="time" office:time-value="PT00H00M04S" calcext:value-type="time">
            <text:p>00:04</text:p>
          </table:table-cell>
          <table:table-cell table:formula="of:=[.C740]-[.C739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4" calcext:value-type="float">
            <text:p>59814</text:p>
          </table:table-cell>
          <table:table-cell office:value-type="date" office:date-value="2019-03-05T16:19:53" calcext:value-type="date">
            <text:p>2019-03-05 16:19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41]-[.B740]" office:value-type="time" office:time-value="PT00H00M04S" calcext:value-type="time">
            <text:p>00:04</text:p>
          </table:table-cell>
          <table:table-cell table:formula="of:=[.C741]-[.C740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5" calcext:value-type="float">
            <text:p>59815</text:p>
          </table:table-cell>
          <table:table-cell office:value-type="date" office:date-value="2019-03-05T16:19:57" calcext:value-type="date">
            <text:p>2019-03-05 16:19:57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42]-[.B741]" office:value-type="time" office:time-value="PT00H00M04S" calcext:value-type="time">
            <text:p>00:04</text:p>
          </table:table-cell>
          <table:table-cell table:formula="of:=[.C742]-[.C741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6" calcext:value-type="float">
            <text:p>59816</text:p>
          </table:table-cell>
          <table:table-cell office:value-type="date" office:date-value="2019-03-05T16:20:01" calcext:value-type="date">
            <text:p>2019-03-05 16:20:0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43]-[.B742]" office:value-type="time" office:time-value="PT00H00M04S" calcext:value-type="time">
            <text:p>00:04</text:p>
          </table:table-cell>
          <table:table-cell table:formula="of:=[.C743]-[.C74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7" calcext:value-type="float">
            <text:p>59817</text:p>
          </table:table-cell>
          <table:table-cell office:value-type="date" office:date-value="2019-03-05T16:20:05" calcext:value-type="date">
            <text:p>2019-03-05 16:20:05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44]-[.B743]" office:value-type="time" office:time-value="PT00H00M04S" calcext:value-type="time">
            <text:p>00:04</text:p>
          </table:table-cell>
          <table:table-cell table:formula="of:=[.C744]-[.C743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8" calcext:value-type="float">
            <text:p>59818</text:p>
          </table:table-cell>
          <table:table-cell office:value-type="date" office:date-value="2019-03-05T16:20:09" calcext:value-type="date">
            <text:p>2019-03-05 16:20:09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45]-[.B744]" office:value-type="time" office:time-value="PT00H00M04S" calcext:value-type="time">
            <text:p>00:04</text:p>
          </table:table-cell>
          <table:table-cell table:formula="of:=[.C745]-[.C744]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19" calcext:value-type="float">
            <text:p>59819</text:p>
          </table:table-cell>
          <table:table-cell office:value-type="date" office:date-value="2019-03-05T16:20:13" calcext:value-type="date">
            <text:p>2019-03-05 16:20:1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46]-[.B745]" office:value-type="time" office:time-value="PT00H00M04S" calcext:value-type="time">
            <text:p>00:04</text:p>
          </table:table-cell>
          <table:table-cell table:formula="of:=[.C746]-[.C745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0" calcext:value-type="float">
            <text:p>59820</text:p>
          </table:table-cell>
          <table:table-cell office:value-type="date" office:date-value="2019-03-05T16:20:21" calcext:value-type="date">
            <text:p>2019-03-05 16:20:2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47]-[.B746]" office:value-type="time" office:time-value="PT00H00M08S" calcext:value-type="time">
            <text:p>00:08</text:p>
          </table:table-cell>
          <table:table-cell table:formula="of:=[.C747]-[.C746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1" calcext:value-type="float">
            <text:p>59821</text:p>
          </table:table-cell>
          <table:table-cell office:value-type="date" office:date-value="2019-03-05T16:20:25" calcext:value-type="date">
            <text:p>2019-03-05 16:20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48]-[.B747]" office:value-type="time" office:time-value="PT00H00M04S" calcext:value-type="time">
            <text:p>00:04</text:p>
          </table:table-cell>
          <table:table-cell table:formula="of:=[.C748]-[.C74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2" calcext:value-type="float">
            <text:p>59822</text:p>
          </table:table-cell>
          <table:table-cell office:value-type="date" office:date-value="2019-03-05T16:20:33" calcext:value-type="date">
            <text:p>2019-03-05 16:20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49]-[.B748]" office:value-type="time" office:time-value="PT00H00M08S" calcext:value-type="time">
            <text:p>00:08</text:p>
          </table:table-cell>
          <table:table-cell table:formula="of:=[.C749]-[.C748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3" calcext:value-type="float">
            <text:p>59823</text:p>
          </table:table-cell>
          <table:table-cell office:value-type="date" office:date-value="2019-03-05T16:20:37" calcext:value-type="date">
            <text:p>2019-03-05 16:20:37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50]-[.B749]" office:value-type="time" office:time-value="PT00H00M04S" calcext:value-type="time">
            <text:p>00:04</text:p>
          </table:table-cell>
          <table:table-cell table:formula="of:=[.C750]-[.C749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4" calcext:value-type="float">
            <text:p>59824</text:p>
          </table:table-cell>
          <table:table-cell office:value-type="date" office:date-value="2019-03-05T16:20:41" calcext:value-type="date">
            <text:p>2019-03-05 16:20:4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51]-[.B750]" office:value-type="time" office:time-value="PT00H00M04S" calcext:value-type="time">
            <text:p>00:04</text:p>
          </table:table-cell>
          <table:table-cell table:formula="of:=[.C751]-[.C75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5" calcext:value-type="float">
            <text:p>59825</text:p>
          </table:table-cell>
          <table:table-cell office:value-type="date" office:date-value="2019-03-05T16:20:45" calcext:value-type="date">
            <text:p>2019-03-05 16:20:45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52]-[.B751]" office:value-type="time" office:time-value="PT00H00M04S" calcext:value-type="time">
            <text:p>00:04</text:p>
          </table:table-cell>
          <table:table-cell table:formula="of:=[.C752]-[.C751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6" calcext:value-type="float">
            <text:p>59826</text:p>
          </table:table-cell>
          <table:table-cell office:value-type="date" office:date-value="2019-03-05T16:20:49" calcext:value-type="date">
            <text:p>2019-03-05 16:20:49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753]-[.B752]" office:value-type="time" office:time-value="PT00H00M04S" calcext:value-type="time">
            <text:p>00:04</text:p>
          </table:table-cell>
          <table:table-cell table:formula="of:=[.C753]-[.C752]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7" calcext:value-type="float">
            <text:p>59827</text:p>
          </table:table-cell>
          <table:table-cell office:value-type="date" office:date-value="2019-03-05T16:20:53" calcext:value-type="date">
            <text:p>2019-03-05 16:20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54]-[.B753]" office:value-type="time" office:time-value="PT00H00M04S" calcext:value-type="time">
            <text:p>00:04</text:p>
          </table:table-cell>
          <table:table-cell table:formula="of:=[.C754]-[.C753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8" calcext:value-type="float">
            <text:p>59828</text:p>
          </table:table-cell>
          <table:table-cell office:value-type="date" office:date-value="2019-03-05T16:21:01" calcext:value-type="date">
            <text:p>2019-03-05 16:21:01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55]-[.B754]" office:value-type="time" office:time-value="PT00H00M08S" calcext:value-type="time">
            <text:p>00:08</text:p>
          </table:table-cell>
          <table:table-cell table:formula="of:=[.C755]-[.C754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29" calcext:value-type="float">
            <text:p>59829</text:p>
          </table:table-cell>
          <table:table-cell office:value-type="date" office:date-value="2019-03-05T16:21:09" calcext:value-type="date">
            <text:p>2019-03-05 16:21:0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56]-[.B755]" office:value-type="time" office:time-value="PT00H00M08S" calcext:value-type="time">
            <text:p>00:08</text:p>
          </table:table-cell>
          <table:table-cell table:formula="of:=[.C756]-[.C75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0" calcext:value-type="float">
            <text:p>59830</text:p>
          </table:table-cell>
          <table:table-cell office:value-type="date" office:date-value="2019-03-05T16:21:17" calcext:value-type="date">
            <text:p>2019-03-05 16:21:17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57]-[.B756]" office:value-type="time" office:time-value="PT00H00M08S" calcext:value-type="time">
            <text:p>00:08</text:p>
          </table:table-cell>
          <table:table-cell table:formula="of:=[.C757]-[.C756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1" calcext:value-type="float">
            <text:p>59831</text:p>
          </table:table-cell>
          <table:table-cell office:value-type="date" office:date-value="2019-03-05T16:21:21" calcext:value-type="date">
            <text:p>2019-03-05 16:21:2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58]-[.B757]" office:value-type="time" office:time-value="PT00H00M04S" calcext:value-type="time">
            <text:p>00:04</text:p>
          </table:table-cell>
          <table:table-cell table:formula="of:=[.C758]-[.C757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2" calcext:value-type="float">
            <text:p>59832</text:p>
          </table:table-cell>
          <table:table-cell office:value-type="date" office:date-value="2019-03-05T16:21:25" calcext:value-type="date">
            <text:p>2019-03-05 16:21:25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59]-[.B758]" office:value-type="time" office:time-value="PT00H00M04S" calcext:value-type="time">
            <text:p>00:04</text:p>
          </table:table-cell>
          <table:table-cell table:formula="of:=[.C759]-[.C75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3" calcext:value-type="float">
            <text:p>59833</text:p>
          </table:table-cell>
          <table:table-cell office:value-type="date" office:date-value="2019-03-05T16:21:29" calcext:value-type="date">
            <text:p>2019-03-05 16:21:2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60]-[.B759]" office:value-type="time" office:time-value="PT00H00M04S" calcext:value-type="time">
            <text:p>00:04</text:p>
          </table:table-cell>
          <table:table-cell table:formula="of:=[.C760]-[.C759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4" calcext:value-type="float">
            <text:p>59834</text:p>
          </table:table-cell>
          <table:table-cell office:value-type="date" office:date-value="2019-03-05T16:21:33" calcext:value-type="date">
            <text:p>2019-03-05 16:21:33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61]-[.B760]" office:value-type="time" office:time-value="PT00H00M04S" calcext:value-type="time">
            <text:p>00:04</text:p>
          </table:table-cell>
          <table:table-cell table:formula="of:=[.C761]-[.C760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5" calcext:value-type="float">
            <text:p>59835</text:p>
          </table:table-cell>
          <table:table-cell office:value-type="date" office:date-value="2019-03-05T16:21:37" calcext:value-type="date">
            <text:p>2019-03-05 16:21:3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62]-[.B761]" office:value-type="time" office:time-value="PT00H00M04S" calcext:value-type="time">
            <text:p>00:04</text:p>
          </table:table-cell>
          <table:table-cell table:formula="of:=[.C762]-[.C76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6" calcext:value-type="float">
            <text:p>59836</text:p>
          </table:table-cell>
          <table:table-cell office:value-type="date" office:date-value="2019-03-05T16:21:41" calcext:value-type="date">
            <text:p>2019-03-05 16:21:41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63]-[.B762]" office:value-type="time" office:time-value="PT00H00M04S" calcext:value-type="time">
            <text:p>00:04</text:p>
          </table:table-cell>
          <table:table-cell table:formula="of:=[.C763]-[.C762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7" calcext:value-type="float">
            <text:p>59837</text:p>
          </table:table-cell>
          <table:table-cell office:value-type="date" office:date-value="2019-03-05T16:21:45" calcext:value-type="date">
            <text:p>2019-03-05 16:21:4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64]-[.B763]" office:value-type="time" office:time-value="PT00H00M04S" calcext:value-type="time">
            <text:p>00:04</text:p>
          </table:table-cell>
          <table:table-cell table:formula="of:=[.C764]-[.C763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8" calcext:value-type="float">
            <text:p>59838</text:p>
          </table:table-cell>
          <table:table-cell office:value-type="date" office:date-value="2019-03-05T16:21:49" calcext:value-type="date">
            <text:p>2019-03-05 16:21:49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65]-[.B764]" office:value-type="time" office:time-value="PT00H00M04S" calcext:value-type="time">
            <text:p>00:04</text:p>
          </table:table-cell>
          <table:table-cell table:formula="of:=[.C765]-[.C76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39" calcext:value-type="float">
            <text:p>59839</text:p>
          </table:table-cell>
          <table:table-cell office:value-type="date" office:date-value="2019-03-05T16:21:53" calcext:value-type="date">
            <text:p>2019-03-05 16:21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66]-[.B765]" office:value-type="time" office:time-value="PT00H00M04S" calcext:value-type="time">
            <text:p>00:04</text:p>
          </table:table-cell>
          <table:table-cell table:formula="of:=[.C766]-[.C765]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0" calcext:value-type="float">
            <text:p>59840</text:p>
          </table:table-cell>
          <table:table-cell office:value-type="date" office:date-value="2019-03-05T16:22:01" calcext:value-type="date">
            <text:p>2019-03-05 16:22:0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67]-[.B766]" office:value-type="time" office:time-value="PT00H00M08.000001S" calcext:value-type="time">
            <text:p>00:08</text:p>
          </table:table-cell>
          <table:table-cell table:formula="of:=[.C767]-[.C766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1" calcext:value-type="float">
            <text:p>59841</text:p>
          </table:table-cell>
          <table:table-cell office:value-type="date" office:date-value="2019-03-05T16:22:05" calcext:value-type="date">
            <text:p>2019-03-05 16:22:0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68]-[.B767]" office:value-type="time" office:time-value="PT00H00M04S" calcext:value-type="time">
            <text:p>00:04</text:p>
          </table:table-cell>
          <table:table-cell table:formula="of:=[.C768]-[.C76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2" calcext:value-type="float">
            <text:p>59842</text:p>
          </table:table-cell>
          <table:table-cell office:value-type="date" office:date-value="2019-03-05T16:22:33" calcext:value-type="date">
            <text:p>2019-03-05 16:22:33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69]-[.B768]" office:value-type="time" office:time-value="PT00H00M28S" calcext:value-type="time">
            <text:p>00:28</text:p>
          </table:table-cell>
          <table:table-cell table:formula="of:=[.C769]-[.C768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3" calcext:value-type="float">
            <text:p>59843</text:p>
          </table:table-cell>
          <table:table-cell office:value-type="date" office:date-value="2019-03-05T16:22:38" calcext:value-type="date">
            <text:p>2019-03-05 16:22:38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70]-[.B769]" office:value-type="time" office:time-value="PT00H00M05S" calcext:value-type="time">
            <text:p>00:05</text:p>
          </table:table-cell>
          <table:table-cell table:formula="of:=[.C770]-[.C769]"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4" calcext:value-type="float">
            <text:p>59844</text:p>
          </table:table-cell>
          <table:table-cell office:value-type="date" office:date-value="2019-03-05T16:22:41" calcext:value-type="date">
            <text:p>2019-03-05 16:22:4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71]-[.B770]" office:value-type="time" office:time-value="PT00H00M03S" calcext:value-type="time">
            <text:p>00:03</text:p>
          </table:table-cell>
          <table:table-cell table:formula="of:=[.C771]-[.C770]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5" calcext:value-type="float">
            <text:p>59845</text:p>
          </table:table-cell>
          <table:table-cell office:value-type="date" office:date-value="2019-03-05T16:22:45" calcext:value-type="date">
            <text:p>2019-03-05 16:22:45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772]-[.B771]" office:value-type="time" office:time-value="PT00H00M04S" calcext:value-type="time">
            <text:p>00:04</text:p>
          </table:table-cell>
          <table:table-cell table:formula="of:=[.C772]-[.C771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6" calcext:value-type="float">
            <text:p>59846</text:p>
          </table:table-cell>
          <table:table-cell office:value-type="date" office:date-value="2019-03-05T16:22:49" calcext:value-type="date">
            <text:p>2019-03-05 16:22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73]-[.B772]" office:value-type="time" office:time-value="PT00H00M04S" calcext:value-type="time">
            <text:p>00:04</text:p>
          </table:table-cell>
          <table:table-cell table:formula="of:=[.C773]-[.C772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7" calcext:value-type="float">
            <text:p>59847</text:p>
          </table:table-cell>
          <table:table-cell office:value-type="date" office:date-value="2019-03-05T16:22:53" calcext:value-type="date">
            <text:p>2019-03-05 16:22:53</text:p>
          </table:table-cell>
          <table:table-cell table:style-name="Default" office:value-type="float" office:value="674" calcext:value-type="float">
            <text:p>674</text:p>
          </table:table-cell>
          <table:table-cell table:formula="of:=[.B774]-[.B773]" office:value-type="time" office:time-value="PT00H00M04S" calcext:value-type="time">
            <text:p>00:04</text:p>
          </table:table-cell>
          <table:table-cell table:formula="of:=[.C774]-[.C77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8" calcext:value-type="float">
            <text:p>59848</text:p>
          </table:table-cell>
          <table:table-cell office:value-type="date" office:date-value="2019-03-05T16:22:57" calcext:value-type="date">
            <text:p>2019-03-05 16:22:57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75]-[.B774]" office:value-type="time" office:time-value="PT00H00M04S" calcext:value-type="time">
            <text:p>00:04</text:p>
          </table:table-cell>
          <table:table-cell table:formula="of:=[.C775]-[.C774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49" calcext:value-type="float">
            <text:p>59849</text:p>
          </table:table-cell>
          <table:table-cell office:value-type="date" office:date-value="2019-03-05T16:23:01" calcext:value-type="date">
            <text:p>2019-03-05 16:23:01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76]-[.B775]" office:value-type="time" office:time-value="PT00H00M04S" calcext:value-type="time">
            <text:p>00:04</text:p>
          </table:table-cell>
          <table:table-cell table:formula="of:=[.C776]-[.C775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50" calcext:value-type="float">
            <text:p>59850</text:p>
          </table:table-cell>
          <table:table-cell office:value-type="date" office:date-value="2019-03-05T16:23:05" calcext:value-type="date">
            <text:p>2019-03-05 16:23:05</text:p>
          </table:table-cell>
          <table:table-cell table:style-name="Default" office:value-type="float" office:value="701" calcext:value-type="float">
            <text:p>701</text:p>
          </table:table-cell>
          <table:table-cell table:formula="of:=[.B777]-[.B776]" office:value-type="time" office:time-value="PT00H00M04S" calcext:value-type="time">
            <text:p>00:04</text:p>
          </table:table-cell>
          <table:table-cell table:formula="of:=[.C777]-[.C776]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51" calcext:value-type="float">
            <text:p>59851</text:p>
          </table:table-cell>
          <table:table-cell office:value-type="date" office:date-value="2019-03-05T16:23:09" calcext:value-type="date">
            <text:p>2019-03-05 16:23:09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778]-[.B777]" office:value-type="time" office:time-value="PT00H00M04S" calcext:value-type="time">
            <text:p>00:04</text:p>
          </table:table-cell>
          <table:table-cell table:formula="of:=[.C778]-[.C777]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52" calcext:value-type="float">
            <text:p>59852</text:p>
          </table:table-cell>
          <table:table-cell office:value-type="date" office:date-value="2019-03-05T16:23:17" calcext:value-type="date">
            <text:p>2019-03-05 16:23:17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79]-[.B778]" office:value-type="time" office:time-value="PT00H00M08S" calcext:value-type="time">
            <text:p>00:08</text:p>
          </table:table-cell>
          <table:table-cell table:formula="of:=[.C779]-[.C778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53" calcext:value-type="float">
            <text:p>59853</text:p>
          </table:table-cell>
          <table:table-cell office:value-type="date" office:date-value="2019-03-05T16:23:57" calcext:value-type="date">
            <text:p>2019-03-05 16:23:57</text:p>
          </table:table-cell>
          <table:table-cell table:style-name="Default" office:value-type="float" office:value="680" calcext:value-type="float">
            <text:p>680</text:p>
          </table:table-cell>
          <table:table-cell table:formula="of:=[.B780]-[.B779]" office:value-type="time" office:time-value="PT00H00M40S" calcext:value-type="time">
            <text:p>00:40</text:p>
          </table:table-cell>
          <table:table-cell table:formula="of:=[.C780]-[.C779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854" calcext:value-type="float">
            <text:p>59854</text:p>
          </table:table-cell>
          <table:table-cell office:value-type="date" office:date-value="2019-03-05T16:24:05" calcext:value-type="date">
            <text:p>2019-03-05 16:24:0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81]-[.B780]" office:value-type="time" office:time-value="PT00H00M08S" calcext:value-type="time">
            <text:p>00:08</text:p>
          </table:table-cell>
          <table:table-cell table:formula="of:=[.C781]-[.C780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55" calcext:value-type="float">
            <text:p>59855</text:p>
          </table:table-cell>
          <table:table-cell office:value-type="date" office:date-value="2019-03-05T16:26:58" calcext:value-type="date">
            <text:p>2019-03-05 16:26:58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782]-[.B781]" office:value-type="time" office:time-value="PT00H02M53S" calcext:value-type="time">
            <text:p>02:53</text:p>
          </table:table-cell>
          <table:table-cell table:formula="of:=[.C782]-[.C781]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9856" calcext:value-type="float">
            <text:p>59856</text:p>
          </table:table-cell>
          <table:table-cell office:value-type="date" office:date-value="2019-03-05T16:27:01" calcext:value-type="date">
            <text:p>2019-03-05 16:27:01</text:p>
          </table:table-cell>
          <table:table-cell table:style-name="Default" office:value-type="float" office:value="653" calcext:value-type="float">
            <text:p>653</text:p>
          </table:table-cell>
          <table:table-cell table:formula="of:=[.B783]-[.B782]" office:value-type="time" office:time-value="PT00H00M03.000001S" calcext:value-type="time">
            <text:p>00:03</text:p>
          </table:table-cell>
          <table:table-cell table:formula="of:=[.C783]-[.C782]"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57" calcext:value-type="float">
            <text:p>59857</text:p>
          </table:table-cell>
          <table:table-cell office:value-type="date" office:date-value="2019-03-05T16:27:05" calcext:value-type="date">
            <text:p>2019-03-05 16:27:05</text:p>
          </table:table-cell>
          <table:table-cell table:style-name="Default" office:value-type="float" office:value="645" calcext:value-type="float">
            <text:p>645</text:p>
          </table:table-cell>
          <table:table-cell table:formula="of:=[.B784]-[.B783]" office:value-type="time" office:time-value="PT00H00M04S" calcext:value-type="time">
            <text:p>00:04</text:p>
          </table:table-cell>
          <table:table-cell table:formula="of:=[.C784]-[.C783]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58" calcext:value-type="float">
            <text:p>59858</text:p>
          </table:table-cell>
          <table:table-cell office:value-type="date" office:date-value="2019-03-05T16:27:09" calcext:value-type="date">
            <text:p>2019-03-05 16:27:09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785]-[.B784]" office:value-type="time" office:time-value="PT00H00M04S" calcext:value-type="time">
            <text:p>00:04</text:p>
          </table:table-cell>
          <table:table-cell table:formula="of:=[.C785]-[.C784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859" calcext:value-type="float">
            <text:p>59859</text:p>
          </table:table-cell>
          <table:table-cell office:value-type="date" office:date-value="2019-03-05T16:27:14" calcext:value-type="date">
            <text:p>2019-03-05 16:27:14</text:p>
          </table:table-cell>
          <table:table-cell table:style-name="Default" office:value-type="float" office:value="660" calcext:value-type="float">
            <text:p>660</text:p>
          </table:table-cell>
          <table:table-cell table:formula="of:=[.B786]-[.B785]" office:value-type="time" office:time-value="PT00H00M05S" calcext:value-type="time">
            <text:p>00:05</text:p>
          </table:table-cell>
          <table:table-cell table:formula="of:=[.C786]-[.C785]"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60" calcext:value-type="float">
            <text:p>59860</text:p>
          </table:table-cell>
          <table:table-cell office:value-type="date" office:date-value="2019-03-05T16:27:18" calcext:value-type="date">
            <text:p>2019-03-05 16:27:18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B787]-[.B786]" office:value-type="time" office:time-value="PT00H00M04S" calcext:value-type="time">
            <text:p>00:04</text:p>
          </table:table-cell>
          <table:table-cell table:formula="of:=[.C787]-[.C786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61" calcext:value-type="float">
            <text:p>59861</text:p>
          </table:table-cell>
          <table:table-cell office:value-type="date" office:date-value="2019-03-05T16:27:21" calcext:value-type="date">
            <text:p>2019-03-05 16:27:21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788]-[.B787]" office:value-type="time" office:time-value="PT00H00M03S" calcext:value-type="time">
            <text:p>00:03</text:p>
          </table:table-cell>
          <table:table-cell table:formula="of:=[.C788]-[.C787]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862" calcext:value-type="float">
            <text:p>59862</text:p>
          </table:table-cell>
          <table:table-cell office:value-type="date" office:date-value="2019-03-05T16:27:25" calcext:value-type="date">
            <text:p>2019-03-05 16:27:25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789]-[.B788]" office:value-type="time" office:time-value="PT00H00M04S" calcext:value-type="time">
            <text:p>00:04</text:p>
          </table:table-cell>
          <table:table-cell table:formula="of:=[.C789]-[.C788]"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63" calcext:value-type="float">
            <text:p>59863</text:p>
          </table:table-cell>
          <table:table-cell office:value-type="date" office:date-value="2019-03-05T16:31:06" calcext:value-type="date">
            <text:p>2019-03-05 16:31:06</text:p>
          </table:table-cell>
          <table:table-cell table:style-name="Default" office:value-type="float" office:value="1604" calcext:value-type="float">
            <text:p>1604</text:p>
          </table:table-cell>
          <table:table-cell table:formula="of:=[.B790]-[.B789]" office:value-type="time" office:time-value="PT00H03M40.999999S" calcext:value-type="time">
            <text:p>03:40</text:p>
          </table:table-cell>
          <table:table-cell table:formula="of:=[.C790]-[.C789]" office:value-type="float" office:value="937" calcext:value-type="float">
            <text:p>93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59864" calcext:value-type="float">
            <text:p>59864</text:p>
          </table:table-cell>
          <table:table-cell office:value-type="date" office:date-value="2019-03-05T16:31:09" calcext:value-type="date">
            <text:p>2019-03-05 16:31:09</text:p>
          </table:table-cell>
          <table:table-cell table:style-name="Default" office:value-type="float" office:value="2028" calcext:value-type="float">
            <text:p>2028</text:p>
          </table:table-cell>
          <table:table-cell table:formula="of:=[.B791]-[.B790]" office:value-type="time" office:time-value="PT00H00M03S" calcext:value-type="time">
            <text:p>00:03</text:p>
          </table:table-cell>
          <table:table-cell table:formula="of:=[.C791]-[.C790]"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9865" calcext:value-type="float">
            <text:p>59865</text:p>
          </table:table-cell>
          <table:table-cell office:value-type="date" office:date-value="2019-03-05T16:31:13" calcext:value-type="date">
            <text:p>2019-03-05 16:31:13</text:p>
          </table:table-cell>
          <table:table-cell table:style-name="Default" office:value-type="float" office:value="1790" calcext:value-type="float">
            <text:p>1790</text:p>
          </table:table-cell>
          <table:table-cell table:formula="of:=[.B792]-[.B791]" office:value-type="time" office:time-value="PT00H00M04S" calcext:value-type="time">
            <text:p>00:04</text:p>
          </table:table-cell>
          <table:table-cell table:formula="of:=[.C792]-[.C791]" office:value-type="float" office:value="-238" calcext:value-type="float">
            <text:p>-23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66" calcext:value-type="float">
            <text:p>59866</text:p>
          </table:table-cell>
          <table:table-cell office:value-type="date" office:date-value="2019-03-05T16:31:18" calcext:value-type="date">
            <text:p>2019-03-05 16:31:18</text:p>
          </table:table-cell>
          <table:table-cell table:style-name="Default" office:value-type="float" office:value="1506" calcext:value-type="float">
            <text:p>1506</text:p>
          </table:table-cell>
          <table:table-cell table:formula="of:=[.B793]-[.B792]" office:value-type="time" office:time-value="PT00H00M05S" calcext:value-type="time">
            <text:p>00:05</text:p>
          </table:table-cell>
          <table:table-cell table:formula="of:=[.C793]-[.C792]" office:value-type="float" office:value="-284" calcext:value-type="float">
            <text:p>-28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67" calcext:value-type="float">
            <text:p>59867</text:p>
          </table:table-cell>
          <table:table-cell office:value-type="date" office:date-value="2019-03-05T16:31:22" calcext:value-type="date">
            <text:p>2019-03-05 16:31:22</text:p>
          </table:table-cell>
          <table:table-cell table:style-name="Default" office:value-type="float" office:value="1333" calcext:value-type="float">
            <text:p>1333</text:p>
          </table:table-cell>
          <table:table-cell table:formula="of:=[.B794]-[.B793]" office:value-type="time" office:time-value="PT00H00M04S" calcext:value-type="time">
            <text:p>00:04</text:p>
          </table:table-cell>
          <table:table-cell table:formula="of:=[.C794]-[.C793]" office:value-type="float" office:value="-173" calcext:value-type="float">
            <text:p>-17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68" calcext:value-type="float">
            <text:p>59868</text:p>
          </table:table-cell>
          <table:table-cell office:value-type="date" office:date-value="2019-03-05T16:31:26" calcext:value-type="date">
            <text:p>2019-03-05 16:31:26</text:p>
          </table:table-cell>
          <table:table-cell table:style-name="Default" office:value-type="float" office:value="1163" calcext:value-type="float">
            <text:p>1163</text:p>
          </table:table-cell>
          <table:table-cell table:formula="of:=[.B795]-[.B794]" office:value-type="time" office:time-value="PT00H00M04S" calcext:value-type="time">
            <text:p>00:04</text:p>
          </table:table-cell>
          <table:table-cell table:formula="of:=[.C795]-[.C794]" office:value-type="float" office:value="-170" calcext:value-type="float">
            <text:p>-17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69" calcext:value-type="float">
            <text:p>59869</text:p>
          </table:table-cell>
          <table:table-cell office:value-type="date" office:date-value="2019-03-05T16:31:30" calcext:value-type="date">
            <text:p>2019-03-05 16:31:30</text:p>
          </table:table-cell>
          <table:table-cell table:style-name="Default" office:value-type="float" office:value="1036" calcext:value-type="float">
            <text:p>1036</text:p>
          </table:table-cell>
          <table:table-cell table:formula="of:=[.B796]-[.B795]" office:value-type="time" office:time-value="PT00H00M04S" calcext:value-type="time">
            <text:p>00:04</text:p>
          </table:table-cell>
          <table:table-cell table:formula="of:=[.C796]-[.C795]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70" calcext:value-type="float">
            <text:p>59870</text:p>
          </table:table-cell>
          <table:table-cell office:value-type="date" office:date-value="2019-03-05T16:31:33" calcext:value-type="date">
            <text:p>2019-03-05 16:31:33</text:p>
          </table:table-cell>
          <table:table-cell table:style-name="Default" office:value-type="float" office:value="957" calcext:value-type="float">
            <text:p>957</text:p>
          </table:table-cell>
          <table:table-cell table:formula="of:=[.B797]-[.B796]" office:value-type="time" office:time-value="PT00H00M03S" calcext:value-type="time">
            <text:p>00:03</text:p>
          </table:table-cell>
          <table:table-cell table:formula="of:=[.C797]-[.C796]" office:value-type="float" office:value="-79" calcext:value-type="float">
            <text:p>-7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71" calcext:value-type="float">
            <text:p>59871</text:p>
          </table:table-cell>
          <table:table-cell office:value-type="date" office:date-value="2019-03-05T16:31:37" calcext:value-type="date">
            <text:p>2019-03-05 16:31:37</text:p>
          </table:table-cell>
          <table:table-cell table:style-name="Default" office:value-type="float" office:value="887" calcext:value-type="float">
            <text:p>887</text:p>
          </table:table-cell>
          <table:table-cell table:formula="of:=[.B798]-[.B797]" office:value-type="time" office:time-value="PT00H00M04S" calcext:value-type="time">
            <text:p>00:04</text:p>
          </table:table-cell>
          <table:table-cell table:formula="of:=[.C798]-[.C797]"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72" calcext:value-type="float">
            <text:p>59872</text:p>
          </table:table-cell>
          <table:table-cell office:value-type="date" office:date-value="2019-03-05T16:31:41" calcext:value-type="date">
            <text:p>2019-03-05 16:31:41</text:p>
          </table:table-cell>
          <table:table-cell table:style-name="Default" office:value-type="float" office:value="805" calcext:value-type="float">
            <text:p>805</text:p>
          </table:table-cell>
          <table:table-cell table:formula="of:=[.B799]-[.B798]" office:value-type="time" office:time-value="PT00H00M04S" calcext:value-type="time">
            <text:p>00:04</text:p>
          </table:table-cell>
          <table:table-cell table:formula="of:=[.C799]-[.C798]" office:value-type="float" office:value="-82" calcext:value-type="float">
            <text:p>-8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73" calcext:value-type="float">
            <text:p>59873</text:p>
          </table:table-cell>
          <table:table-cell office:value-type="date" office:date-value="2019-03-05T16:31:45" calcext:value-type="date">
            <text:p>2019-03-05 16:31:45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800]-[.B799]" office:value-type="time" office:time-value="PT00H00M04S" calcext:value-type="time">
            <text:p>00:04</text:p>
          </table:table-cell>
          <table:table-cell table:formula="of:=[.C800]-[.C799]" office:value-type="float" office:value="-85" calcext:value-type="float">
            <text:p>-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74" calcext:value-type="float">
            <text:p>59874</text:p>
          </table:table-cell>
          <table:table-cell office:value-type="date" office:date-value="2019-03-05T16:32:17" calcext:value-type="date">
            <text:p>2019-03-05 16:32:17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801]-[.B800]" office:value-type="time" office:time-value="PT00H00M32.000001S" calcext:value-type="time">
            <text:p>00:32</text:p>
          </table:table-cell>
          <table:table-cell table:formula="of:=[.C801]-[.C800]"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75" calcext:value-type="float">
            <text:p>59875</text:p>
          </table:table-cell>
          <table:table-cell office:value-type="date" office:date-value="2019-03-05T16:32:21" calcext:value-type="date">
            <text:p>2019-03-05 16:32:21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802]-[.B801]" office:value-type="time" office:time-value="PT00H00M04S" calcext:value-type="time">
            <text:p>00:04</text:p>
          </table:table-cell>
          <table:table-cell table:formula="of:=[.C802]-[.C801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76" calcext:value-type="float">
            <text:p>59876</text:p>
          </table:table-cell>
          <table:table-cell office:value-type="date" office:date-value="2019-03-05T16:32:33" calcext:value-type="date">
            <text:p>2019-03-05 16:32:33</text:p>
          </table:table-cell>
          <table:table-cell table:style-name="Default" office:value-type="float" office:value="701" calcext:value-type="float">
            <text:p>701</text:p>
          </table:table-cell>
          <table:table-cell table:formula="of:=[.B803]-[.B802]" office:value-type="time" office:time-value="PT00H00M12S" calcext:value-type="time">
            <text:p>00:12</text:p>
          </table:table-cell>
          <table:table-cell table:formula="of:=[.C803]-[.C802]"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77" calcext:value-type="float">
            <text:p>59877</text:p>
          </table:table-cell>
          <table:table-cell office:value-type="date" office:date-value="2019-03-05T16:32:37" calcext:value-type="date">
            <text:p>2019-03-05 16:32:37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804]-[.B803]" office:value-type="time" office:time-value="PT00H00M04S" calcext:value-type="time">
            <text:p>00:04</text:p>
          </table:table-cell>
          <table:table-cell table:formula="of:=[.C804]-[.C803]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78" calcext:value-type="float">
            <text:p>59878</text:p>
          </table:table-cell>
          <table:table-cell office:value-type="date" office:date-value="2019-03-05T16:32:41" calcext:value-type="date">
            <text:p>2019-03-05 16:32:41</text:p>
          </table:table-cell>
          <table:table-cell table:style-name="Default" office:value-type="float" office:value="707" calcext:value-type="float">
            <text:p>707</text:p>
          </table:table-cell>
          <table:table-cell table:formula="of:=[.B805]-[.B804]" office:value-type="time" office:time-value="PT00H00M04S" calcext:value-type="time">
            <text:p>00:04</text:p>
          </table:table-cell>
          <table:table-cell table:formula="of:=[.C805]-[.C804]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79" calcext:value-type="float">
            <text:p>59879</text:p>
          </table:table-cell>
          <table:table-cell office:value-type="date" office:date-value="2019-03-05T16:32:45" calcext:value-type="date">
            <text:p>2019-03-05 16:32:45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806]-[.B805]" office:value-type="time" office:time-value="PT00H00M04S" calcext:value-type="time">
            <text:p>00:04</text:p>
          </table:table-cell>
          <table:table-cell table:formula="of:=[.C806]-[.C805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0" calcext:value-type="float">
            <text:p>59880</text:p>
          </table:table-cell>
          <table:table-cell office:value-type="date" office:date-value="2019-03-05T16:32:49" calcext:value-type="date">
            <text:p>2019-03-05 16:32:49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807]-[.B806]" office:value-type="time" office:time-value="PT00H00M04S" calcext:value-type="time">
            <text:p>00:04</text:p>
          </table:table-cell>
          <table:table-cell table:formula="of:=[.C807]-[.C806]"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1" calcext:value-type="float">
            <text:p>59881</text:p>
          </table:table-cell>
          <table:table-cell office:value-type="date" office:date-value="2019-03-05T16:32:53" calcext:value-type="date">
            <text:p>2019-03-05 16:32:53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808]-[.B807]" office:value-type="time" office:time-value="PT00H00M04S" calcext:value-type="time">
            <text:p>00:04</text:p>
          </table:table-cell>
          <table:table-cell table:formula="of:=[.C808]-[.C807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2" calcext:value-type="float">
            <text:p>59882</text:p>
          </table:table-cell>
          <table:table-cell office:value-type="date" office:date-value="2019-03-05T16:32:58" calcext:value-type="date">
            <text:p>2019-03-05 16:32:58</text:p>
          </table:table-cell>
          <table:table-cell table:style-name="Default" office:value-type="float" office:value="707" calcext:value-type="float">
            <text:p>707</text:p>
          </table:table-cell>
          <table:table-cell table:formula="of:=[.B809]-[.B808]" office:value-type="time" office:time-value="PT00H00M05S" calcext:value-type="time">
            <text:p>00:05</text:p>
          </table:table-cell>
          <table:table-cell table:formula="of:=[.C809]-[.C808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883" calcext:value-type="float">
            <text:p>59883</text:p>
          </table:table-cell>
          <table:table-cell office:value-type="date" office:date-value="2019-03-05T16:33:01" calcext:value-type="date">
            <text:p>2019-03-05 16:33:01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810]-[.B809]" office:value-type="time" office:time-value="PT00H00M03.000001S" calcext:value-type="time">
            <text:p>00:03</text:p>
          </table:table-cell>
          <table:table-cell table:formula="of:=[.C810]-[.C809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4" calcext:value-type="float">
            <text:p>59884</text:p>
          </table:table-cell>
          <table:table-cell office:value-type="date" office:date-value="2019-03-05T16:33:05" calcext:value-type="date">
            <text:p>2019-03-05 16:33:05</text:p>
          </table:table-cell>
          <table:table-cell table:style-name="Default" office:value-type="float" office:value="701" calcext:value-type="float">
            <text:p>701</text:p>
          </table:table-cell>
          <table:table-cell table:formula="of:=[.B811]-[.B810]" office:value-type="time" office:time-value="PT00H00M04S" calcext:value-type="time">
            <text:p>00:04</text:p>
          </table:table-cell>
          <table:table-cell table:formula="of:=[.C811]-[.C81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5" calcext:value-type="float">
            <text:p>59885</text:p>
          </table:table-cell>
          <table:table-cell office:value-type="date" office:date-value="2019-03-05T16:33:09" calcext:value-type="date">
            <text:p>2019-03-05 16:33:09</text:p>
          </table:table-cell>
          <table:table-cell table:style-name="Default" office:value-type="float" office:value="720" calcext:value-type="float">
            <text:p>720</text:p>
          </table:table-cell>
          <table:table-cell table:formula="of:=[.B812]-[.B811]" office:value-type="time" office:time-value="PT00H00M04S" calcext:value-type="time">
            <text:p>00:04</text:p>
          </table:table-cell>
          <table:table-cell table:formula="of:=[.C812]-[.C811]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6" calcext:value-type="float">
            <text:p>59886</text:p>
          </table:table-cell>
          <table:table-cell office:value-type="date" office:date-value="2019-03-05T16:33:13" calcext:value-type="date">
            <text:p>2019-03-05 16:33:13</text:p>
          </table:table-cell>
          <table:table-cell table:style-name="Default" office:value-type="float" office:value="701" calcext:value-type="float">
            <text:p>701</text:p>
          </table:table-cell>
          <table:table-cell table:formula="of:=[.B813]-[.B812]" office:value-type="time" office:time-value="PT00H00M04S" calcext:value-type="time">
            <text:p>00:04</text:p>
          </table:table-cell>
          <table:table-cell table:formula="of:=[.C813]-[.C812]"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7" calcext:value-type="float">
            <text:p>59887</text:p>
          </table:table-cell>
          <table:table-cell office:value-type="date" office:date-value="2019-03-05T16:33:17" calcext:value-type="date">
            <text:p>2019-03-05 16:33:17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B814]-[.B813]" office:value-type="time" office:time-value="PT00H00M04S" calcext:value-type="time">
            <text:p>00:04</text:p>
          </table:table-cell>
          <table:table-cell table:formula="of:=[.C814]-[.C813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8" calcext:value-type="float">
            <text:p>59888</text:p>
          </table:table-cell>
          <table:table-cell office:value-type="date" office:date-value="2019-03-05T16:33:29" calcext:value-type="date">
            <text:p>2019-03-05 16:33:29</text:p>
          </table:table-cell>
          <table:table-cell table:style-name="Default" office:value-type="float" office:value="687" calcext:value-type="float">
            <text:p>687</text:p>
          </table:table-cell>
          <table:table-cell table:formula="of:=[.B815]-[.B814]" office:value-type="time" office:time-value="PT00H00M12S" calcext:value-type="time">
            <text:p>00:12</text:p>
          </table:table-cell>
          <table:table-cell table:formula="of:=[.C815]-[.C814]"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89" calcext:value-type="float">
            <text:p>59889</text:p>
          </table:table-cell>
          <table:table-cell office:value-type="date" office:date-value="2019-03-05T16:33:41" calcext:value-type="date">
            <text:p>2019-03-05 16:33:41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B816]-[.B815]" office:value-type="time" office:time-value="PT00H00M12S" calcext:value-type="time">
            <text:p>00:12</text:p>
          </table:table-cell>
          <table:table-cell table:formula="of:=[.C816]-[.C815]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90" calcext:value-type="float">
            <text:p>59890</text:p>
          </table:table-cell>
          <table:table-cell office:value-type="date" office:date-value="2019-03-05T16:33:45" calcext:value-type="date">
            <text:p>2019-03-05 16:33:45</text:p>
          </table:table-cell>
          <table:table-cell table:style-name="Default" office:value-type="float" office:value="694" calcext:value-type="float">
            <text:p>694</text:p>
          </table:table-cell>
          <table:table-cell table:formula="of:=[.B817]-[.B816]" office:value-type="time" office:time-value="PT00H00M04S" calcext:value-type="time">
            <text:p>00:04</text:p>
          </table:table-cell>
          <table:table-cell table:formula="of:=[.C817]-[.C816]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91" calcext:value-type="float">
            <text:p>59891</text:p>
          </table:table-cell>
          <table:table-cell office:value-type="date" office:date-value="2019-03-05T16:33:49" calcext:value-type="date">
            <text:p>2019-03-05 16:33:49</text:p>
          </table:table-cell>
          <table:table-cell table:style-name="Default" office:value-type="float" office:value="667" calcext:value-type="float">
            <text:p>667</text:p>
          </table:table-cell>
          <table:table-cell table:formula="of:=[.B818]-[.B817]" office:value-type="time" office:time-value="PT00H00M04S" calcext:value-type="time">
            <text:p>00:04</text:p>
          </table:table-cell>
          <table:table-cell table:formula="of:=[.C818]-[.C817]"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892" calcext:value-type="float">
            <text:p>59892</text:p>
          </table:table-cell>
          <table:table-cell office:value-type="date" office:date-value="2019-03-05T16:34:29" calcext:value-type="date">
            <text:p>2019-03-05 16:34:29</text:p>
          </table:table-cell>
          <table:table-cell table:style-name="Default" office:value-type="float" office:value="1546" calcext:value-type="float">
            <text:p>1546</text:p>
          </table:table-cell>
          <table:table-cell table:formula="of:=[.B819]-[.B818]" office:value-type="time" office:time-value="PT00H00M39.999999S" calcext:value-type="time">
            <text:p>00:39</text:p>
          </table:table-cell>
          <table:table-cell table:formula="of:=[.C819]-[.C818]"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59893" calcext:value-type="float">
            <text:p>59893</text:p>
          </table:table-cell>
          <table:table-cell office:value-type="date" office:date-value="2019-03-05T16:34:37" calcext:value-type="date">
            <text:p>2019-03-05 16:34:37</text:p>
          </table:table-cell>
          <table:table-cell table:style-name="Default" office:value-type="float" office:value="1371" calcext:value-type="float">
            <text:p>1371</text:p>
          </table:table-cell>
          <table:table-cell table:formula="of:=[.B820]-[.B819]" office:value-type="time" office:time-value="PT00H00M08S" calcext:value-type="time">
            <text:p>00:08</text:p>
          </table:table-cell>
          <table:table-cell table:formula="of:=[.C820]-[.C819]" office:value-type="float" office:value="-175" calcext:value-type="float">
            <text:p>-1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94" calcext:value-type="float">
            <text:p>59894</text:p>
          </table:table-cell>
          <table:table-cell office:value-type="date" office:date-value="2019-03-05T16:34:41" calcext:value-type="date">
            <text:p>2019-03-05 16:34:41</text:p>
          </table:table-cell>
          <table:table-cell table:style-name="Default" office:value-type="float" office:value="1210" calcext:value-type="float">
            <text:p>1210</text:p>
          </table:table-cell>
          <table:table-cell table:formula="of:=[.B821]-[.B820]" office:value-type="time" office:time-value="PT00H00M04S" calcext:value-type="time">
            <text:p>00:04</text:p>
          </table:table-cell>
          <table:table-cell table:formula="of:=[.C821]-[.C820]" office:value-type="float" office:value="-161" calcext:value-type="float">
            <text:p>-1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95" calcext:value-type="float">
            <text:p>59895</text:p>
          </table:table-cell>
          <table:table-cell office:value-type="date" office:date-value="2019-03-05T16:34:45" calcext:value-type="date">
            <text:p>2019-03-05 16:34:45</text:p>
          </table:table-cell>
          <table:table-cell table:style-name="Default" office:value-type="float" office:value="1089" calcext:value-type="float">
            <text:p>1089</text:p>
          </table:table-cell>
          <table:table-cell table:formula="of:=[.B822]-[.B821]" office:value-type="time" office:time-value="PT00H00M04S" calcext:value-type="time">
            <text:p>00:04</text:p>
          </table:table-cell>
          <table:table-cell table:formula="of:=[.C822]-[.C821]"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96" calcext:value-type="float">
            <text:p>59896</text:p>
          </table:table-cell>
          <table:table-cell office:value-type="date" office:date-value="2019-03-05T16:34:49" calcext:value-type="date">
            <text:p>2019-03-05 16:34:49</text:p>
          </table:table-cell>
          <table:table-cell table:style-name="Default" office:value-type="float" office:value="977" calcext:value-type="float">
            <text:p>977</text:p>
          </table:table-cell>
          <table:table-cell table:formula="of:=[.B823]-[.B822]" office:value-type="time" office:time-value="PT00H00M04S" calcext:value-type="time">
            <text:p>00:04</text:p>
          </table:table-cell>
          <table:table-cell table:formula="of:=[.C823]-[.C822]"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97" calcext:value-type="float">
            <text:p>59897</text:p>
          </table:table-cell>
          <table:table-cell office:value-type="date" office:date-value="2019-03-05T16:34:53" calcext:value-type="date">
            <text:p>2019-03-05 16:34:53</text:p>
          </table:table-cell>
          <table:table-cell table:style-name="Default" office:value-type="float" office:value="903" calcext:value-type="float">
            <text:p>903</text:p>
          </table:table-cell>
          <table:table-cell table:formula="of:=[.B824]-[.B823]" office:value-type="time" office:time-value="PT00H00M04S" calcext:value-type="time">
            <text:p>00:04</text:p>
          </table:table-cell>
          <table:table-cell table:formula="of:=[.C824]-[.C823]"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898" calcext:value-type="float">
            <text:p>59898</text:p>
          </table:table-cell>
          <table:table-cell office:value-type="date" office:date-value="2019-03-05T16:34:58" calcext:value-type="date">
            <text:p>2019-03-05 16:34:58</text:p>
          </table:table-cell>
          <table:table-cell table:style-name="Default" office:value-type="float" office:value="981" calcext:value-type="float">
            <text:p>981</text:p>
          </table:table-cell>
          <table:table-cell table:formula="of:=[.B825]-[.B824]" office:value-type="time" office:time-value="PT00H00M05S" calcext:value-type="time">
            <text:p>00:05</text:p>
          </table:table-cell>
          <table:table-cell table:formula="of:=[.C825]-[.C824]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899" calcext:value-type="float">
            <text:p>59899</text:p>
          </table:table-cell>
          <table:table-cell office:value-type="date" office:date-value="2019-03-05T16:35:01" calcext:value-type="date">
            <text:p>2019-03-05 16:35:01</text:p>
          </table:table-cell>
          <table:table-cell table:style-name="Default" office:value-type="float" office:value="913" calcext:value-type="float">
            <text:p>913</text:p>
          </table:table-cell>
          <table:table-cell table:formula="of:=[.B826]-[.B825]" office:value-type="time" office:time-value="PT00H00M03.000001S" calcext:value-type="time">
            <text:p>00:03</text:p>
          </table:table-cell>
          <table:table-cell table:formula="of:=[.C826]-[.C825]" office:value-type="float" office:value="-68" calcext:value-type="float">
            <text:p>-6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date" office:date-value="2019-03-05T16:35:05" calcext:value-type="date">
            <text:p>2019-03-05 16:35:05</text:p>
          </table:table-cell>
          <table:table-cell table:style-name="Default" office:value-type="float" office:value="877" calcext:value-type="float">
            <text:p>877</text:p>
          </table:table-cell>
          <table:table-cell table:formula="of:=[.B827]-[.B826]" office:value-type="time" office:time-value="PT00H00M04S" calcext:value-type="time">
            <text:p>00:04</text:p>
          </table:table-cell>
          <table:table-cell table:formula="of:=[.C827]-[.C826]"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01" calcext:value-type="float">
            <text:p>59901</text:p>
          </table:table-cell>
          <table:table-cell office:value-type="date" office:date-value="2019-03-05T16:35:09" calcext:value-type="date">
            <text:p>2019-03-05 16:35:09</text:p>
          </table:table-cell>
          <table:table-cell table:style-name="Default" office:value-type="float" office:value="903" calcext:value-type="float">
            <text:p>903</text:p>
          </table:table-cell>
          <table:table-cell table:formula="of:=[.B828]-[.B827]" office:value-type="time" office:time-value="PT00H00M04S" calcext:value-type="time">
            <text:p>00:04</text:p>
          </table:table-cell>
          <table:table-cell table:formula="of:=[.C828]-[.C827]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02" calcext:value-type="float">
            <text:p>59902</text:p>
          </table:table-cell>
          <table:table-cell office:value-type="date" office:date-value="2019-03-05T16:35:17" calcext:value-type="date">
            <text:p>2019-03-05 16:35:17</text:p>
          </table:table-cell>
          <table:table-cell table:style-name="Default" office:value-type="float" office:value="1000" calcext:value-type="float">
            <text:p>1000</text:p>
          </table:table-cell>
          <table:table-cell table:formula="of:=[.B829]-[.B828]" office:value-type="time" office:time-value="PT00H00M08S" calcext:value-type="time">
            <text:p>00:08</text:p>
          </table:table-cell>
          <table:table-cell table:formula="of:=[.C829]-[.C828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03" calcext:value-type="float">
            <text:p>59903</text:p>
          </table:table-cell>
          <table:table-cell office:value-type="date" office:date-value="2019-03-05T16:35:21" calcext:value-type="date">
            <text:p>2019-03-05 16:35:21</text:p>
          </table:table-cell>
          <table:table-cell table:style-name="Default" office:value-type="float" office:value="1151" calcext:value-type="float">
            <text:p>1151</text:p>
          </table:table-cell>
          <table:table-cell table:formula="of:=[.B830]-[.B829]" office:value-type="time" office:time-value="PT00H00M04S" calcext:value-type="time">
            <text:p>00:04</text:p>
          </table:table-cell>
          <table:table-cell table:formula="of:=[.C830]-[.C829]"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date" office:date-value="2019-03-05T16:35:25" calcext:value-type="date">
            <text:p>2019-03-05 16:35:25</text:p>
          </table:table-cell>
          <table:table-cell table:style-name="Default" office:value-type="float" office:value="1581" calcext:value-type="float">
            <text:p>1581</text:p>
          </table:table-cell>
          <table:table-cell table:formula="of:=[.B831]-[.B830]" office:value-type="time" office:time-value="PT00H00M04S" calcext:value-type="time">
            <text:p>00:04</text:p>
          </table:table-cell>
          <table:table-cell table:formula="of:=[.C831]-[.C830]"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9905" calcext:value-type="float">
            <text:p>59905</text:p>
          </table:table-cell>
          <table:table-cell office:value-type="date" office:date-value="2019-03-05T16:35:29" calcext:value-type="date">
            <text:p>2019-03-05 16:35:29</text:p>
          </table:table-cell>
          <table:table-cell table:style-name="Default" office:value-type="float" office:value="1873" calcext:value-type="float">
            <text:p>1873</text:p>
          </table:table-cell>
          <table:table-cell table:formula="of:=[.B832]-[.B831]" office:value-type="time" office:time-value="PT00H00M04S" calcext:value-type="time">
            <text:p>00:04</text:p>
          </table:table-cell>
          <table:table-cell table:formula="of:=[.C832]-[.C831]"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9906" calcext:value-type="float">
            <text:p>59906</text:p>
          </table:table-cell>
          <table:table-cell office:value-type="date" office:date-value="2019-03-05T16:35:33" calcext:value-type="date">
            <text:p>2019-03-05 16:35:33</text:p>
          </table:table-cell>
          <table:table-cell table:style-name="Default" office:value-type="float" office:value="2009" calcext:value-type="float">
            <text:p>2009</text:p>
          </table:table-cell>
          <table:table-cell table:formula="of:=[.B833]-[.B832]" office:value-type="time" office:time-value="PT00H00M04S" calcext:value-type="time">
            <text:p>00:04</text:p>
          </table:table-cell>
          <table:table-cell table:formula="of:=[.C833]-[.C832]"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07" calcext:value-type="float">
            <text:p>59907</text:p>
          </table:table-cell>
          <table:table-cell office:value-type="date" office:date-value="2019-03-05T16:35:37" calcext:value-type="date">
            <text:p>2019-03-05 16:35:37</text:p>
          </table:table-cell>
          <table:table-cell table:style-name="Default" office:value-type="float" office:value="2077" calcext:value-type="float">
            <text:p>2077</text:p>
          </table:table-cell>
          <table:table-cell table:formula="of:=[.B834]-[.B833]" office:value-type="time" office:time-value="PT00H00M04S" calcext:value-type="time">
            <text:p>00:04</text:p>
          </table:table-cell>
          <table:table-cell table:formula="of:=[.C834]-[.C833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08" calcext:value-type="float">
            <text:p>59908</text:p>
          </table:table-cell>
          <table:table-cell office:value-type="date" office:date-value="2019-03-05T16:35:41" calcext:value-type="date">
            <text:p>2019-03-05 16:35:41</text:p>
          </table:table-cell>
          <table:table-cell table:style-name="Default" office:value-type="float" office:value="2117" calcext:value-type="float">
            <text:p>2117</text:p>
          </table:table-cell>
          <table:table-cell table:formula="of:=[.B835]-[.B834]" office:value-type="time" office:time-value="PT00H00M04S" calcext:value-type="time">
            <text:p>00:04</text:p>
          </table:table-cell>
          <table:table-cell table:formula="of:=[.C835]-[.C834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09" calcext:value-type="float">
            <text:p>59909</text:p>
          </table:table-cell>
          <table:table-cell office:value-type="date" office:date-value="2019-03-05T16:35:45" calcext:value-type="date">
            <text:p>2019-03-05 16:35:45</text:p>
          </table:table-cell>
          <table:table-cell table:style-name="Default" office:value-type="float" office:value="2152" calcext:value-type="float">
            <text:p>2152</text:p>
          </table:table-cell>
          <table:table-cell table:formula="of:=[.B836]-[.B835]" office:value-type="time" office:time-value="PT00H00M04S" calcext:value-type="time">
            <text:p>00:04</text:p>
          </table:table-cell>
          <table:table-cell table:formula="of:=[.C836]-[.C83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10" calcext:value-type="float">
            <text:p>59910</text:p>
          </table:table-cell>
          <table:table-cell office:value-type="date" office:date-value="2019-03-05T16:35:49" calcext:value-type="date">
            <text:p>2019-03-05 16:35:49</text:p>
          </table:table-cell>
          <table:table-cell table:style-name="Default" office:value-type="float" office:value="2184" calcext:value-type="float">
            <text:p>2184</text:p>
          </table:table-cell>
          <table:table-cell table:formula="of:=[.B837]-[.B836]" office:value-type="time" office:time-value="PT00H00M04S" calcext:value-type="time">
            <text:p>00:04</text:p>
          </table:table-cell>
          <table:table-cell table:formula="of:=[.C837]-[.C836]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11" calcext:value-type="float">
            <text:p>59911</text:p>
          </table:table-cell>
          <table:table-cell office:value-type="date" office:date-value="2019-03-05T16:35:53" calcext:value-type="date">
            <text:p>2019-03-05 16:35:53</text:p>
          </table:table-cell>
          <table:table-cell table:style-name="Default" office:value-type="float" office:value="2209" calcext:value-type="float">
            <text:p>2209</text:p>
          </table:table-cell>
          <table:table-cell table:formula="of:=[.B838]-[.B837]" office:value-type="time" office:time-value="PT00H00M04S" calcext:value-type="time">
            <text:p>00:04</text:p>
          </table:table-cell>
          <table:table-cell table:formula="of:=[.C838]-[.C837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12" calcext:value-type="float">
            <text:p>59912</text:p>
          </table:table-cell>
          <table:table-cell office:value-type="date" office:date-value="2019-03-05T16:35:57" calcext:value-type="date">
            <text:p>2019-03-05 16:35:57</text:p>
          </table:table-cell>
          <table:table-cell table:style-name="Default" office:value-type="float" office:value="2265" calcext:value-type="float">
            <text:p>2265</text:p>
          </table:table-cell>
          <table:table-cell table:formula="of:=[.B839]-[.B838]" office:value-type="time" office:time-value="PT00H00M04S" calcext:value-type="time">
            <text:p>00:04</text:p>
          </table:table-cell>
          <table:table-cell table:formula="of:=[.C839]-[.C83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13" calcext:value-type="float">
            <text:p>59913</text:p>
          </table:table-cell>
          <table:table-cell office:value-type="date" office:date-value="2019-03-05T16:36:01" calcext:value-type="date">
            <text:p>2019-03-05 16:36:01</text:p>
          </table:table-cell>
          <table:table-cell table:style-name="Default" office:value-type="float" office:value="2491" calcext:value-type="float">
            <text:p>2491</text:p>
          </table:table-cell>
          <table:table-cell table:formula="of:=[.B840]-[.B839]" office:value-type="time" office:time-value="PT00H00M04S" calcext:value-type="time">
            <text:p>00:04</text:p>
          </table:table-cell>
          <table:table-cell table:formula="of:=[.C840]-[.C839]"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9914" calcext:value-type="float">
            <text:p>59914</text:p>
          </table:table-cell>
          <table:table-cell office:value-type="date" office:date-value="2019-03-05T16:36:05" calcext:value-type="date">
            <text:p>2019-03-05 16:36:05</text:p>
          </table:table-cell>
          <table:table-cell table:style-name="Default" office:value-type="float" office:value="2653" calcext:value-type="float">
            <text:p>2653</text:p>
          </table:table-cell>
          <table:table-cell table:formula="of:=[.B841]-[.B840]" office:value-type="time" office:time-value="PT00H00M04S" calcext:value-type="time">
            <text:p>00:04</text:p>
          </table:table-cell>
          <table:table-cell table:formula="of:=[.C841]-[.C840]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15" calcext:value-type="float">
            <text:p>59915</text:p>
          </table:table-cell>
          <table:table-cell office:value-type="date" office:date-value="2019-03-05T16:36:09" calcext:value-type="date">
            <text:p>2019-03-05 16:36:09</text:p>
          </table:table-cell>
          <table:table-cell table:style-name="Default" office:value-type="float" office:value="2737" calcext:value-type="float">
            <text:p>2737</text:p>
          </table:table-cell>
          <table:table-cell table:formula="of:=[.B842]-[.B841]" office:value-type="time" office:time-value="PT00H00M04S" calcext:value-type="time">
            <text:p>00:04</text:p>
          </table:table-cell>
          <table:table-cell table:formula="of:=[.C842]-[.C841]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16" calcext:value-type="float">
            <text:p>59916</text:p>
          </table:table-cell>
          <table:table-cell office:value-type="date" office:date-value="2019-03-05T16:36:13" calcext:value-type="date">
            <text:p>2019-03-05 16:36:13</text:p>
          </table:table-cell>
          <table:table-cell table:style-name="Default" office:value-type="float" office:value="2786" calcext:value-type="float">
            <text:p>2786</text:p>
          </table:table-cell>
          <table:table-cell table:formula="of:=[.B843]-[.B842]" office:value-type="time" office:time-value="PT00H00M04S" calcext:value-type="time">
            <text:p>00:04</text:p>
          </table:table-cell>
          <table:table-cell table:formula="of:=[.C843]-[.C842]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17" calcext:value-type="float">
            <text:p>59917</text:p>
          </table:table-cell>
          <table:table-cell office:value-type="date" office:date-value="2019-03-05T16:36:21" calcext:value-type="date">
            <text:p>2019-03-05 16:36:21</text:p>
          </table:table-cell>
          <table:table-cell table:style-name="Default" office:value-type="float" office:value="2828" calcext:value-type="float">
            <text:p>2828</text:p>
          </table:table-cell>
          <table:table-cell table:formula="of:=[.B844]-[.B843]" office:value-type="time" office:time-value="PT00H00M08S" calcext:value-type="time">
            <text:p>00:08</text:p>
          </table:table-cell>
          <table:table-cell table:formula="of:=[.C844]-[.C843]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18" calcext:value-type="float">
            <text:p>59918</text:p>
          </table:table-cell>
          <table:table-cell office:value-type="date" office:date-value="2019-03-05T16:36:49" calcext:value-type="date">
            <text:p>2019-03-05 16:36:49</text:p>
          </table:table-cell>
          <table:table-cell table:style-name="Default" office:value-type="float" office:value="2799" calcext:value-type="float">
            <text:p>2799</text:p>
          </table:table-cell>
          <table:table-cell table:formula="of:=[.B845]-[.B844]" office:value-type="time" office:time-value="PT00H00M28S" calcext:value-type="time">
            <text:p>00:28</text:p>
          </table:table-cell>
          <table:table-cell table:formula="of:=[.C845]-[.C844]"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19" calcext:value-type="float">
            <text:p>59919</text:p>
          </table:table-cell>
          <table:table-cell office:value-type="date" office:date-value="2019-03-05T16:37:21" calcext:value-type="date">
            <text:p>2019-03-05 16:37:21</text:p>
          </table:table-cell>
          <table:table-cell table:style-name="Default" office:value-type="float" office:value="2767" calcext:value-type="float">
            <text:p>2767</text:p>
          </table:table-cell>
          <table:table-cell table:formula="of:=[.B846]-[.B845]" office:value-type="time" office:time-value="PT00H00M31.999999S" calcext:value-type="time">
            <text:p>00:31</text:p>
          </table:table-cell>
          <table:table-cell table:formula="of:=[.C846]-[.C845]"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20" calcext:value-type="float">
            <text:p>59920</text:p>
          </table:table-cell>
          <table:table-cell office:value-type="date" office:date-value="2019-03-05T16:37:25" calcext:value-type="date">
            <text:p>2019-03-05 16:37:25</text:p>
          </table:table-cell>
          <table:table-cell table:style-name="Default" office:value-type="float" office:value="2735" calcext:value-type="float">
            <text:p>2735</text:p>
          </table:table-cell>
          <table:table-cell table:formula="of:=[.B847]-[.B846]" office:value-type="time" office:time-value="PT00H00M04S" calcext:value-type="time">
            <text:p>00:04</text:p>
          </table:table-cell>
          <table:table-cell table:formula="of:=[.C847]-[.C846]"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21" calcext:value-type="float">
            <text:p>59921</text:p>
          </table:table-cell>
          <table:table-cell office:value-type="date" office:date-value="2019-03-05T16:37:29" calcext:value-type="date">
            <text:p>2019-03-05 16:37:29</text:p>
          </table:table-cell>
          <table:table-cell table:style-name="Default" office:value-type="float" office:value="2698" calcext:value-type="float">
            <text:p>2698</text:p>
          </table:table-cell>
          <table:table-cell table:formula="of:=[.B848]-[.B847]" office:value-type="time" office:time-value="PT00H00M04S" calcext:value-type="time">
            <text:p>00:04</text:p>
          </table:table-cell>
          <table:table-cell table:formula="of:=[.C848]-[.C847]" office:value-type="float" office:value="-37" calcext:value-type="float">
            <text:p>-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22" calcext:value-type="float">
            <text:p>59922</text:p>
          </table:table-cell>
          <table:table-cell office:value-type="date" office:date-value="2019-03-05T16:37:38" calcext:value-type="date">
            <text:p>2019-03-05 16:37:38</text:p>
          </table:table-cell>
          <table:table-cell table:style-name="Default" office:value-type="float" office:value="2653" calcext:value-type="float">
            <text:p>2653</text:p>
          </table:table-cell>
          <table:table-cell table:formula="of:=[.B849]-[.B848]" office:value-type="time" office:time-value="PT00H00M09S" calcext:value-type="time">
            <text:p>00:09</text:p>
          </table:table-cell>
          <table:table-cell table:formula="of:=[.C849]-[.C848]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23" calcext:value-type="float">
            <text:p>59923</text:p>
          </table:table-cell>
          <table:table-cell office:value-type="date" office:date-value="2019-03-05T16:38:09" calcext:value-type="date">
            <text:p>2019-03-05 16:38:09</text:p>
          </table:table-cell>
          <table:table-cell table:style-name="Default" office:value-type="float" office:value="2619" calcext:value-type="float">
            <text:p>2619</text:p>
          </table:table-cell>
          <table:table-cell table:formula="of:=[.B850]-[.B849]" office:value-type="time" office:time-value="PT00H00M31S" calcext:value-type="time">
            <text:p>00:31</text:p>
          </table:table-cell>
          <table:table-cell table:formula="of:=[.C850]-[.C849]"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24" calcext:value-type="float">
            <text:p>59924</text:p>
          </table:table-cell>
          <table:table-cell office:value-type="date" office:date-value="2019-03-05T16:38:41" calcext:value-type="date">
            <text:p>2019-03-05 16:38:41</text:p>
          </table:table-cell>
          <table:table-cell table:style-name="Default" office:value-type="float" office:value="2584" calcext:value-type="float">
            <text:p>2584</text:p>
          </table:table-cell>
          <table:table-cell table:formula="of:=[.B851]-[.B850]" office:value-type="time" office:time-value="PT00H00M32S" calcext:value-type="time">
            <text:p>00:32</text:p>
          </table:table-cell>
          <table:table-cell table:formula="of:=[.C851]-[.C850]"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25" calcext:value-type="float">
            <text:p>59925</text:p>
          </table:table-cell>
          <table:table-cell office:value-type="date" office:date-value="2019-03-05T16:39:37" calcext:value-type="date">
            <text:p>2019-03-05 16:39:37</text:p>
          </table:table-cell>
          <table:table-cell table:style-name="Default" office:value-type="float" office:value="2542" calcext:value-type="float">
            <text:p>2542</text:p>
          </table:table-cell>
          <table:table-cell table:formula="of:=[.B852]-[.B851]" office:value-type="time" office:time-value="PT00H00M56S" calcext:value-type="time">
            <text:p>00:56</text:p>
          </table:table-cell>
          <table:table-cell table:formula="of:=[.C852]-[.C851]" office:value-type="float" office:value="-42" calcext:value-type="float">
            <text:p>-4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26" calcext:value-type="float">
            <text:p>59926</text:p>
          </table:table-cell>
          <table:table-cell office:value-type="date" office:date-value="2019-03-05T16:39:41" calcext:value-type="date">
            <text:p>2019-03-05 16:39:41</text:p>
          </table:table-cell>
          <table:table-cell table:style-name="Default" office:value-type="float" office:value="2515" calcext:value-type="float">
            <text:p>2515</text:p>
          </table:table-cell>
          <table:table-cell table:formula="of:=[.B853]-[.B852]" office:value-type="time" office:time-value="PT00H00M04S" calcext:value-type="time">
            <text:p>00:04</text:p>
          </table:table-cell>
          <table:table-cell table:formula="of:=[.C853]-[.C852]"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27" calcext:value-type="float">
            <text:p>59927</text:p>
          </table:table-cell>
          <table:table-cell office:value-type="date" office:date-value="2019-03-05T16:39:49" calcext:value-type="date">
            <text:p>2019-03-05 16:39:49</text:p>
          </table:table-cell>
          <table:table-cell table:style-name="Default" office:value-type="float" office:value="2481" calcext:value-type="float">
            <text:p>2481</text:p>
          </table:table-cell>
          <table:table-cell table:formula="of:=[.B854]-[.B853]" office:value-type="time" office:time-value="PT00H00M08S" calcext:value-type="time">
            <text:p>00:08</text:p>
          </table:table-cell>
          <table:table-cell table:formula="of:=[.C854]-[.C853]"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28" calcext:value-type="float">
            <text:p>59928</text:p>
          </table:table-cell>
          <table:table-cell office:value-type="date" office:date-value="2019-03-05T16:39:57" calcext:value-type="date">
            <text:p>2019-03-05 16:39:57</text:p>
          </table:table-cell>
          <table:table-cell table:style-name="Default" office:value-type="float" office:value="2451" calcext:value-type="float">
            <text:p>2451</text:p>
          </table:table-cell>
          <table:table-cell table:formula="of:=[.B855]-[.B854]" office:value-type="time" office:time-value="PT00H00M08S" calcext:value-type="time">
            <text:p>00:08</text:p>
          </table:table-cell>
          <table:table-cell table:formula="of:=[.C855]-[.C854]"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29" calcext:value-type="float">
            <text:p>59929</text:p>
          </table:table-cell>
          <table:table-cell office:value-type="date" office:date-value="2019-03-05T16:40:09" calcext:value-type="date">
            <text:p>2019-03-05 16:40:09</text:p>
          </table:table-cell>
          <table:table-cell table:style-name="Default" office:value-type="float" office:value="2425" calcext:value-type="float">
            <text:p>2425</text:p>
          </table:table-cell>
          <table:table-cell table:formula="of:=[.B856]-[.B855]" office:value-type="time" office:time-value="PT00H00M12S" calcext:value-type="time">
            <text:p>00:12</text:p>
          </table:table-cell>
          <table:table-cell table:formula="of:=[.C856]-[.C855]"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0" calcext:value-type="float">
            <text:p>59930</text:p>
          </table:table-cell>
          <table:table-cell office:value-type="date" office:date-value="2019-03-05T16:40:17" calcext:value-type="date">
            <text:p>2019-03-05 16:40:17</text:p>
          </table:table-cell>
          <table:table-cell table:style-name="Default" office:value-type="float" office:value="2363" calcext:value-type="float">
            <text:p>2363</text:p>
          </table:table-cell>
          <table:table-cell table:formula="of:=[.B857]-[.B856]" office:value-type="time" office:time-value="PT00H00M08S" calcext:value-type="time">
            <text:p>00:08</text:p>
          </table:table-cell>
          <table:table-cell table:formula="of:=[.C857]-[.C856]"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31" calcext:value-type="float">
            <text:p>59931</text:p>
          </table:table-cell>
          <table:table-cell office:value-type="date" office:date-value="2019-03-05T16:40:21" calcext:value-type="date">
            <text:p>2019-03-05 16:40:21</text:p>
          </table:table-cell>
          <table:table-cell table:style-name="Default" office:value-type="float" office:value="2317" calcext:value-type="float">
            <text:p>2317</text:p>
          </table:table-cell>
          <table:table-cell table:formula="of:=[.B858]-[.B857]" office:value-type="time" office:time-value="PT00H00M04S" calcext:value-type="time">
            <text:p>00:04</text:p>
          </table:table-cell>
          <table:table-cell table:formula="of:=[.C858]-[.C857]" office:value-type="float" office:value="-46" calcext:value-type="float">
            <text:p>-4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2" calcext:value-type="float">
            <text:p>59932</text:p>
          </table:table-cell>
          <table:table-cell office:value-type="date" office:date-value="2019-03-05T16:40:25" calcext:value-type="date">
            <text:p>2019-03-05 16:40:25</text:p>
          </table:table-cell>
          <table:table-cell table:style-name="Default" office:value-type="float" office:value="2281" calcext:value-type="float">
            <text:p>2281</text:p>
          </table:table-cell>
          <table:table-cell table:formula="of:=[.B859]-[.B858]" office:value-type="time" office:time-value="PT00H00M04S" calcext:value-type="time">
            <text:p>00:04</text:p>
          </table:table-cell>
          <table:table-cell table:formula="of:=[.C859]-[.C858]"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3" calcext:value-type="float">
            <text:p>59933</text:p>
          </table:table-cell>
          <table:table-cell office:value-type="date" office:date-value="2019-03-05T16:40:29" calcext:value-type="date">
            <text:p>2019-03-05 16:40:29</text:p>
          </table:table-cell>
          <table:table-cell table:style-name="Default" office:value-type="float" office:value="2246" calcext:value-type="float">
            <text:p>2246</text:p>
          </table:table-cell>
          <table:table-cell table:formula="of:=[.B860]-[.B859]" office:value-type="time" office:time-value="PT00H00M04S" calcext:value-type="time">
            <text:p>00:04</text:p>
          </table:table-cell>
          <table:table-cell table:formula="of:=[.C860]-[.C859]"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4" calcext:value-type="float">
            <text:p>59934</text:p>
          </table:table-cell>
          <table:table-cell office:value-type="date" office:date-value="2019-03-05T16:40:45" calcext:value-type="date">
            <text:p>2019-03-05 16:40:45</text:p>
          </table:table-cell>
          <table:table-cell table:style-name="Default" office:value-type="float" office:value="2224" calcext:value-type="float">
            <text:p>2224</text:p>
          </table:table-cell>
          <table:table-cell table:formula="of:=[.B861]-[.B860]" office:value-type="time" office:time-value="PT00H00M16S" calcext:value-type="time">
            <text:p>00:16</text:p>
          </table:table-cell>
          <table:table-cell table:formula="of:=[.C861]-[.C860]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5" calcext:value-type="float">
            <text:p>59935</text:p>
          </table:table-cell>
          <table:table-cell office:value-type="date" office:date-value="2019-03-05T16:40:49" calcext:value-type="date">
            <text:p>2019-03-05 16:40:49</text:p>
          </table:table-cell>
          <table:table-cell table:style-name="Default" office:value-type="float" office:value="2251" calcext:value-type="float">
            <text:p>2251</text:p>
          </table:table-cell>
          <table:table-cell table:formula="of:=[.B862]-[.B861]" office:value-type="time" office:time-value="PT00H00M04S" calcext:value-type="time">
            <text:p>00:04</text:p>
          </table:table-cell>
          <table:table-cell table:formula="of:=[.C862]-[.C861]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6" calcext:value-type="float">
            <text:p>59936</text:p>
          </table:table-cell>
          <table:table-cell office:value-type="date" office:date-value="2019-03-05T16:40:57" calcext:value-type="date">
            <text:p>2019-03-05 16:40:57</text:p>
          </table:table-cell>
          <table:table-cell table:style-name="Default" office:value-type="float" office:value="2228" calcext:value-type="float">
            <text:p>2228</text:p>
          </table:table-cell>
          <table:table-cell table:formula="of:=[.B863]-[.B862]" office:value-type="time" office:time-value="PT00H00M08S" calcext:value-type="time">
            <text:p>00:08</text:p>
          </table:table-cell>
          <table:table-cell table:formula="of:=[.C863]-[.C862]"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7" calcext:value-type="float">
            <text:p>59937</text:p>
          </table:table-cell>
          <table:table-cell office:value-type="date" office:date-value="2019-03-05T16:41:01" calcext:value-type="date">
            <text:p>2019-03-05 16:41:01</text:p>
          </table:table-cell>
          <table:table-cell table:style-name="Default" office:value-type="float" office:value="2205" calcext:value-type="float">
            <text:p>2205</text:p>
          </table:table-cell>
          <table:table-cell table:formula="of:=[.B864]-[.B863]" office:value-type="time" office:time-value="PT00H00M04S" calcext:value-type="time">
            <text:p>00:04</text:p>
          </table:table-cell>
          <table:table-cell table:formula="of:=[.C864]-[.C863]"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38" calcext:value-type="float">
            <text:p>59938</text:p>
          </table:table-cell>
          <table:table-cell office:value-type="date" office:date-value="2019-03-05T16:42:17" calcext:value-type="date">
            <text:p>2019-03-05 16:42:17</text:p>
          </table:table-cell>
          <table:table-cell table:style-name="Default" office:value-type="float" office:value="2234" calcext:value-type="float">
            <text:p>2234</text:p>
          </table:table-cell>
          <table:table-cell table:formula="of:=[.B865]-[.B864]" office:value-type="time" office:time-value="PT00H01M16S" calcext:value-type="time">
            <text:p>01:16</text:p>
          </table:table-cell>
          <table:table-cell table:formula="of:=[.C865]-[.C864]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39" calcext:value-type="float">
            <text:p>59939</text:p>
          </table:table-cell>
          <table:table-cell office:value-type="date" office:date-value="2019-03-05T16:42:21" calcext:value-type="date">
            <text:p>2019-03-05 16:42:21</text:p>
          </table:table-cell>
          <table:table-cell table:style-name="Default" office:value-type="float" office:value="2259" calcext:value-type="float">
            <text:p>2259</text:p>
          </table:table-cell>
          <table:table-cell table:formula="of:=[.B866]-[.B865]" office:value-type="time" office:time-value="PT00H00M04S" calcext:value-type="time">
            <text:p>00:04</text:p>
          </table:table-cell>
          <table:table-cell table:formula="of:=[.C866]-[.C865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date" office:date-value="2019-03-05T16:42:25" calcext:value-type="date">
            <text:p>2019-03-05 16:42:25</text:p>
          </table:table-cell>
          <table:table-cell table:style-name="Default" office:value-type="float" office:value="2287" calcext:value-type="float">
            <text:p>2287</text:p>
          </table:table-cell>
          <table:table-cell table:formula="of:=[.B867]-[.B866]" office:value-type="time" office:time-value="PT00H00M04S" calcext:value-type="time">
            <text:p>00:04</text:p>
          </table:table-cell>
          <table:table-cell table:formula="of:=[.C867]-[.C866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41" calcext:value-type="float">
            <text:p>59941</text:p>
          </table:table-cell>
          <table:table-cell office:value-type="date" office:date-value="2019-03-05T16:42:34" calcext:value-type="date">
            <text:p>2019-03-05 16:42:34</text:p>
          </table:table-cell>
          <table:table-cell table:style-name="Default" office:value-type="float" office:value="2319" calcext:value-type="float">
            <text:p>2319</text:p>
          </table:table-cell>
          <table:table-cell table:formula="of:=[.B868]-[.B867]" office:value-type="time" office:time-value="PT00H00M09S" calcext:value-type="time">
            <text:p>00:09</text:p>
          </table:table-cell>
          <table:table-cell table:formula="of:=[.C868]-[.C867]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42" calcext:value-type="float">
            <text:p>59942</text:p>
          </table:table-cell>
          <table:table-cell office:value-type="date" office:date-value="2019-03-05T16:42:41" calcext:value-type="date">
            <text:p>2019-03-05 16:42:41</text:p>
          </table:table-cell>
          <table:table-cell table:style-name="Default" office:value-type="float" office:value="2363" calcext:value-type="float">
            <text:p>2363</text:p>
          </table:table-cell>
          <table:table-cell table:formula="of:=[.B869]-[.B868]" office:value-type="time" office:time-value="PT00H00M07S" calcext:value-type="time">
            <text:p>00:07</text:p>
          </table:table-cell>
          <table:table-cell table:formula="of:=[.C869]-[.C868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43" calcext:value-type="float">
            <text:p>59943</text:p>
          </table:table-cell>
          <table:table-cell office:value-type="date" office:date-value="2019-03-05T16:42:49" calcext:value-type="date">
            <text:p>2019-03-05 16:42:49</text:p>
          </table:table-cell>
          <table:table-cell table:style-name="Default" office:value-type="float" office:value="2400" calcext:value-type="float">
            <text:p>2400</text:p>
          </table:table-cell>
          <table:table-cell table:formula="of:=[.B870]-[.B869]" office:value-type="time" office:time-value="PT00H00M08S" calcext:value-type="time">
            <text:p>00:08</text:p>
          </table:table-cell>
          <table:table-cell table:formula="of:=[.C870]-[.C869]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44" calcext:value-type="float">
            <text:p>59944</text:p>
          </table:table-cell>
          <table:table-cell office:value-type="date" office:date-value="2019-03-05T16:42:58" calcext:value-type="date">
            <text:p>2019-03-05 16:42:58</text:p>
          </table:table-cell>
          <table:table-cell table:style-name="Default" office:value-type="float" office:value="2436" calcext:value-type="float">
            <text:p>2436</text:p>
          </table:table-cell>
          <table:table-cell table:formula="of:=[.B871]-[.B870]" office:value-type="time" office:time-value="PT00H00M09S" calcext:value-type="time">
            <text:p>00:09</text:p>
          </table:table-cell>
          <table:table-cell table:formula="of:=[.C871]-[.C870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45" calcext:value-type="float">
            <text:p>59945</text:p>
          </table:table-cell>
          <table:table-cell office:value-type="date" office:date-value="2019-03-05T16:43:10" calcext:value-type="date">
            <text:p>2019-03-05 16:43:10</text:p>
          </table:table-cell>
          <table:table-cell table:style-name="Default" office:value-type="float" office:value="2465" calcext:value-type="float">
            <text:p>2465</text:p>
          </table:table-cell>
          <table:table-cell table:formula="of:=[.B872]-[.B871]" office:value-type="time" office:time-value="PT00H00M12S" calcext:value-type="time">
            <text:p>00:12</text:p>
          </table:table-cell>
          <table:table-cell table:formula="of:=[.C872]-[.C871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46" calcext:value-type="float">
            <text:p>59946</text:p>
          </table:table-cell>
          <table:table-cell office:value-type="date" office:date-value="2019-03-05T16:43:37" calcext:value-type="date">
            <text:p>2019-03-05 16:43:37</text:p>
          </table:table-cell>
          <table:table-cell table:style-name="Default" office:value-type="float" office:value="2500" calcext:value-type="float">
            <text:p>2500</text:p>
          </table:table-cell>
          <table:table-cell table:formula="of:=[.B873]-[.B872]" office:value-type="time" office:time-value="PT00H00M27S" calcext:value-type="time">
            <text:p>00:27</text:p>
          </table:table-cell>
          <table:table-cell table:formula="of:=[.C873]-[.C872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47" calcext:value-type="float">
            <text:p>59947</text:p>
          </table:table-cell>
          <table:table-cell office:value-type="date" office:date-value="2019-03-05T16:43:57" calcext:value-type="date">
            <text:p>2019-03-05 16:43:57</text:p>
          </table:table-cell>
          <table:table-cell table:style-name="Default" office:value-type="float" office:value="2526" calcext:value-type="float">
            <text:p>2526</text:p>
          </table:table-cell>
          <table:table-cell table:formula="of:=[.B874]-[.B873]" office:value-type="time" office:time-value="PT00H00M20S" calcext:value-type="time">
            <text:p>00:20</text:p>
          </table:table-cell>
          <table:table-cell table:formula="of:=[.C874]-[.C873]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48" calcext:value-type="float">
            <text:p>59948</text:p>
          </table:table-cell>
          <table:table-cell office:value-type="date" office:date-value="2019-03-05T16:44:05" calcext:value-type="date">
            <text:p>2019-03-05 16:44:05</text:p>
          </table:table-cell>
          <table:table-cell table:style-name="Default" office:value-type="float" office:value="2551" calcext:value-type="float">
            <text:p>2551</text:p>
          </table:table-cell>
          <table:table-cell table:formula="of:=[.B875]-[.B874]" office:value-type="time" office:time-value="PT00H00M07.999999S" calcext:value-type="time">
            <text:p>00:07</text:p>
          </table:table-cell>
          <table:table-cell table:formula="of:=[.C875]-[.C874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49" calcext:value-type="float">
            <text:p>59949</text:p>
          </table:table-cell>
          <table:table-cell office:value-type="date" office:date-value="2019-03-05T16:44:30" calcext:value-type="date">
            <text:p>2019-03-05 16:44:30</text:p>
          </table:table-cell>
          <table:table-cell table:style-name="Default" office:value-type="float" office:value="2586" calcext:value-type="float">
            <text:p>2586</text:p>
          </table:table-cell>
          <table:table-cell table:formula="of:=[.B876]-[.B875]" office:value-type="time" office:time-value="PT00H00M25S" calcext:value-type="time">
            <text:p>00:25</text:p>
          </table:table-cell>
          <table:table-cell table:formula="of:=[.C876]-[.C875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0" calcext:value-type="float">
            <text:p>59950</text:p>
          </table:table-cell>
          <table:table-cell office:value-type="date" office:date-value="2019-03-05T16:45:02" calcext:value-type="date">
            <text:p>2019-03-05 16:45:02</text:p>
          </table:table-cell>
          <table:table-cell table:style-name="Default" office:value-type="float" office:value="2635" calcext:value-type="float">
            <text:p>2635</text:p>
          </table:table-cell>
          <table:table-cell table:formula="of:=[.B877]-[.B876]" office:value-type="time" office:time-value="PT00H00M32S" calcext:value-type="time">
            <text:p>00:32</text:p>
          </table:table-cell>
          <table:table-cell table:formula="of:=[.C877]-[.C876]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1" calcext:value-type="float">
            <text:p>59951</text:p>
          </table:table-cell>
          <table:table-cell office:value-type="date" office:date-value="2019-03-05T16:45:14" calcext:value-type="date">
            <text:p>2019-03-05 16:45:14</text:p>
          </table:table-cell>
          <table:table-cell table:style-name="Default" office:value-type="float" office:value="2682" calcext:value-type="float">
            <text:p>2682</text:p>
          </table:table-cell>
          <table:table-cell table:formula="of:=[.B878]-[.B877]" office:value-type="time" office:time-value="PT00H00M12S" calcext:value-type="time">
            <text:p>00:12</text:p>
          </table:table-cell>
          <table:table-cell table:formula="of:=[.C878]-[.C877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2" calcext:value-type="float">
            <text:p>59952</text:p>
          </table:table-cell>
          <table:table-cell office:value-type="date" office:date-value="2019-03-05T16:45:17" calcext:value-type="date">
            <text:p>2019-03-05 16:45:17</text:p>
          </table:table-cell>
          <table:table-cell table:style-name="Default" office:value-type="float" office:value="2710" calcext:value-type="float">
            <text:p>2710</text:p>
          </table:table-cell>
          <table:table-cell table:formula="of:=[.B879]-[.B878]" office:value-type="time" office:time-value="PT00H00M03S" calcext:value-type="time">
            <text:p>00:03</text:p>
          </table:table-cell>
          <table:table-cell table:formula="of:=[.C879]-[.C878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53" calcext:value-type="float">
            <text:p>59953</text:p>
          </table:table-cell>
          <table:table-cell office:value-type="date" office:date-value="2019-03-05T16:45:25" calcext:value-type="date">
            <text:p>2019-03-05 16:45:25</text:p>
          </table:table-cell>
          <table:table-cell table:style-name="Default" office:value-type="float" office:value="2750" calcext:value-type="float">
            <text:p>2750</text:p>
          </table:table-cell>
          <table:table-cell table:formula="of:=[.B880]-[.B879]" office:value-type="time" office:time-value="PT00H00M08S" calcext:value-type="time">
            <text:p>00:08</text:p>
          </table:table-cell>
          <table:table-cell table:formula="of:=[.C880]-[.C879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4" calcext:value-type="float">
            <text:p>59954</text:p>
          </table:table-cell>
          <table:table-cell office:value-type="date" office:date-value="2019-03-05T16:45:49" calcext:value-type="date">
            <text:p>2019-03-05 16:45:49</text:p>
          </table:table-cell>
          <table:table-cell table:style-name="Default" office:value-type="float" office:value="2782" calcext:value-type="float">
            <text:p>2782</text:p>
          </table:table-cell>
          <table:table-cell table:formula="of:=[.B881]-[.B880]" office:value-type="time" office:time-value="PT00H00M24S" calcext:value-type="time">
            <text:p>00:24</text:p>
          </table:table-cell>
          <table:table-cell table:formula="of:=[.C881]-[.C88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5" calcext:value-type="float">
            <text:p>59955</text:p>
          </table:table-cell>
          <table:table-cell office:value-type="date" office:date-value="2019-03-05T16:46:06" calcext:value-type="date">
            <text:p>2019-03-05 16:46:06</text:p>
          </table:table-cell>
          <table:table-cell table:style-name="Default" office:value-type="float" office:value="2812" calcext:value-type="float">
            <text:p>2812</text:p>
          </table:table-cell>
          <table:table-cell table:formula="of:=[.B882]-[.B881]" office:value-type="time" office:time-value="PT00H00M17S" calcext:value-type="time">
            <text:p>00:17</text:p>
          </table:table-cell>
          <table:table-cell table:formula="of:=[.C882]-[.C881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6" calcext:value-type="float">
            <text:p>59956</text:p>
          </table:table-cell>
          <table:table-cell office:value-type="date" office:date-value="2019-03-05T16:46:17" calcext:value-type="date">
            <text:p>2019-03-05 16:46:17</text:p>
          </table:table-cell>
          <table:table-cell table:style-name="Default" office:value-type="float" office:value="2845" calcext:value-type="float">
            <text:p>2845</text:p>
          </table:table-cell>
          <table:table-cell table:formula="of:=[.B883]-[.B882]" office:value-type="time" office:time-value="PT00H00M11S" calcext:value-type="time">
            <text:p>00:11</text:p>
          </table:table-cell>
          <table:table-cell table:formula="of:=[.C883]-[.C882]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7" calcext:value-type="float">
            <text:p>59957</text:p>
          </table:table-cell>
          <table:table-cell office:value-type="date" office:date-value="2019-03-05T16:46:30" calcext:value-type="date">
            <text:p>2019-03-05 16:46:30</text:p>
          </table:table-cell>
          <table:table-cell table:style-name="Default" office:value-type="float" office:value="2877" calcext:value-type="float">
            <text:p>2877</text:p>
          </table:table-cell>
          <table:table-cell table:formula="of:=[.B884]-[.B883]" office:value-type="time" office:time-value="PT00H00M13S" calcext:value-type="time">
            <text:p>00:13</text:p>
          </table:table-cell>
          <table:table-cell table:formula="of:=[.C884]-[.C883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58" calcext:value-type="float">
            <text:p>59958</text:p>
          </table:table-cell>
          <table:table-cell office:value-type="date" office:date-value="2019-03-05T16:46:38" calcext:value-type="date">
            <text:p>2019-03-05 16:46:38</text:p>
          </table:table-cell>
          <table:table-cell table:style-name="Default" office:value-type="float" office:value="2908" calcext:value-type="float">
            <text:p>2908</text:p>
          </table:table-cell>
          <table:table-cell table:formula="of:=[.B885]-[.B884]" office:value-type="time" office:time-value="PT00H00M08S" calcext:value-type="time">
            <text:p>00:08</text:p>
          </table:table-cell>
          <table:table-cell table:formula="of:=[.C885]-[.C884]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9959" calcext:value-type="float">
            <text:p>59959</text:p>
          </table:table-cell>
          <table:table-cell office:value-type="date" office:date-value="2019-03-05T16:46:58" calcext:value-type="date">
            <text:p>2019-03-05 16:46:58</text:p>
          </table:table-cell>
          <table:table-cell table:style-name="Default" office:value-type="float" office:value="2941" calcext:value-type="float">
            <text:p>2941</text:p>
          </table:table-cell>
          <table:table-cell table:formula="of:=[.B886]-[.B885]" office:value-type="time" office:time-value="PT00H00M20S" calcext:value-type="time">
            <text:p>00:20</text:p>
          </table:table-cell>
          <table:table-cell table:formula="of:=[.C886]-[.C885]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60" calcext:value-type="float">
            <text:p>59960</text:p>
          </table:table-cell>
          <table:table-cell office:value-type="date" office:date-value="2019-03-05T16:47:42" calcext:value-type="date">
            <text:p>2019-03-05 16:47:42</text:p>
          </table:table-cell>
          <table:table-cell table:style-name="Default" office:value-type="float" office:value="3304" calcext:value-type="float">
            <text:p>3304</text:p>
          </table:table-cell>
          <table:table-cell table:formula="of:=[.B887]-[.B886]" office:value-type="time" office:time-value="PT00H00M44S" calcext:value-type="time">
            <text:p>00:44</text:p>
          </table:table-cell>
          <table:table-cell table:formula="of:=[.C887]-[.C886]"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9961" calcext:value-type="float">
            <text:p>59961</text:p>
          </table:table-cell>
          <table:table-cell office:value-type="date" office:date-value="2019-03-05T16:47:46" calcext:value-type="date">
            <text:p>2019-03-05 16:47:46</text:p>
          </table:table-cell>
          <table:table-cell table:style-name="Default" office:value-type="float" office:value="3609" calcext:value-type="float">
            <text:p>3609</text:p>
          </table:table-cell>
          <table:table-cell table:formula="of:=[.B888]-[.B887]" office:value-type="time" office:time-value="PT00H00M04S" calcext:value-type="time">
            <text:p>00:04</text:p>
          </table:table-cell>
          <table:table-cell table:formula="of:=[.C888]-[.C887]"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9962" calcext:value-type="float">
            <text:p>59962</text:p>
          </table:table-cell>
          <table:table-cell office:value-type="date" office:date-value="2019-03-05T16:47:50" calcext:value-type="date">
            <text:p>2019-03-05 16:47:50</text:p>
          </table:table-cell>
          <table:table-cell table:style-name="Default" office:value-type="float" office:value="3785" calcext:value-type="float">
            <text:p>3785</text:p>
          </table:table-cell>
          <table:table-cell table:formula="of:=[.B889]-[.B888]" office:value-type="time" office:time-value="PT00H00M04S" calcext:value-type="time">
            <text:p>00:04</text:p>
          </table:table-cell>
          <table:table-cell table:formula="of:=[.C889]-[.C888]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63" calcext:value-type="float">
            <text:p>59963</text:p>
          </table:table-cell>
          <table:table-cell office:value-type="date" office:date-value="2019-03-05T16:47:54" calcext:value-type="date">
            <text:p>2019-03-05 16:47:54</text:p>
          </table:table-cell>
          <table:table-cell table:style-name="Default" office:value-type="float" office:value="3865" calcext:value-type="float">
            <text:p>3865</text:p>
          </table:table-cell>
          <table:table-cell table:formula="of:=[.B890]-[.B889]" office:value-type="time" office:time-value="PT00H00M04S" calcext:value-type="time">
            <text:p>00:04</text:p>
          </table:table-cell>
          <table:table-cell table:formula="of:=[.C890]-[.C889]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64" calcext:value-type="float">
            <text:p>59964</text:p>
          </table:table-cell>
          <table:table-cell office:value-type="date" office:date-value="2019-03-05T16:48:10" calcext:value-type="date">
            <text:p>2019-03-05 16:48:10</text:p>
          </table:table-cell>
          <table:table-cell table:style-name="Default" office:value-type="float" office:value="3818" calcext:value-type="float">
            <text:p>3818</text:p>
          </table:table-cell>
          <table:table-cell table:formula="of:=[.B891]-[.B890]" office:value-type="time" office:time-value="PT00H00M16S" calcext:value-type="time">
            <text:p>00:16</text:p>
          </table:table-cell>
          <table:table-cell table:formula="of:=[.C891]-[.C890]"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65" calcext:value-type="float">
            <text:p>59965</text:p>
          </table:table-cell>
          <table:table-cell office:value-type="date" office:date-value="2019-03-05T16:48:14" calcext:value-type="date">
            <text:p>2019-03-05 16:48:14</text:p>
          </table:table-cell>
          <table:table-cell table:style-name="Default" office:value-type="float" office:value="3926" calcext:value-type="float">
            <text:p>3926</text:p>
          </table:table-cell>
          <table:table-cell table:formula="of:=[.B892]-[.B891]" office:value-type="time" office:time-value="PT00H00M04S" calcext:value-type="time">
            <text:p>00:04</text:p>
          </table:table-cell>
          <table:table-cell table:formula="of:=[.C892]-[.C891]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66" calcext:value-type="float">
            <text:p>59966</text:p>
          </table:table-cell>
          <table:table-cell office:value-type="date" office:date-value="2019-03-05T16:48:18" calcext:value-type="date">
            <text:p>2019-03-05 16:48:18</text:p>
          </table:table-cell>
          <table:table-cell table:style-name="Default" office:value-type="float" office:value="4025" calcext:value-type="float">
            <text:p>4025</text:p>
          </table:table-cell>
          <table:table-cell table:formula="of:=[.B893]-[.B892]" office:value-type="time" office:time-value="PT00H00M04S" calcext:value-type="time">
            <text:p>00:04</text:p>
          </table:table-cell>
          <table:table-cell table:formula="of:=[.C893]-[.C892]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67" calcext:value-type="float">
            <text:p>59967</text:p>
          </table:table-cell>
          <table:table-cell office:value-type="date" office:date-value="2019-03-05T16:48:22" calcext:value-type="date">
            <text:p>2019-03-05 16:48:22</text:p>
          </table:table-cell>
          <table:table-cell table:style-name="Default" office:value-type="float" office:value="4067" calcext:value-type="float">
            <text:p>4067</text:p>
          </table:table-cell>
          <table:table-cell table:formula="of:=[.B894]-[.B893]" office:value-type="time" office:time-value="PT00H00M04S" calcext:value-type="time">
            <text:p>00:04</text:p>
          </table:table-cell>
          <table:table-cell table:formula="of:=[.C894]-[.C893]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68" calcext:value-type="float">
            <text:p>59968</text:p>
          </table:table-cell>
          <table:table-cell office:value-type="date" office:date-value="2019-03-05T16:48:30" calcext:value-type="date">
            <text:p>2019-03-05 16:48:30</text:p>
          </table:table-cell>
          <table:table-cell table:style-name="Default" office:value-type="float" office:value="4138" calcext:value-type="float">
            <text:p>4138</text:p>
          </table:table-cell>
          <table:table-cell table:formula="of:=[.B895]-[.B894]" office:value-type="time" office:time-value="PT00H00M08S" calcext:value-type="time">
            <text:p>00:08</text:p>
          </table:table-cell>
          <table:table-cell table:formula="of:=[.C895]-[.C894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69" calcext:value-type="float">
            <text:p>59969</text:p>
          </table:table-cell>
          <table:table-cell office:value-type="date" office:date-value="2019-03-05T16:48:34" calcext:value-type="date">
            <text:p>2019-03-05 16:48:34</text:p>
          </table:table-cell>
          <table:table-cell table:style-name="Default" office:value-type="float" office:value="4220" calcext:value-type="float">
            <text:p>4220</text:p>
          </table:table-cell>
          <table:table-cell table:formula="of:=[.B896]-[.B895]" office:value-type="time" office:time-value="PT00H00M04S" calcext:value-type="time">
            <text:p>00:04</text:p>
          </table:table-cell>
          <table:table-cell table:formula="of:=[.C896]-[.C895]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70" calcext:value-type="float">
            <text:p>59970</text:p>
          </table:table-cell>
          <table:table-cell office:value-type="date" office:date-value="2019-03-05T16:49:05" calcext:value-type="date">
            <text:p>2019-03-05 16:49:05</text:p>
          </table:table-cell>
          <table:table-cell table:style-name="Default" office:value-type="float" office:value="4148" calcext:value-type="float">
            <text:p>4148</text:p>
          </table:table-cell>
          <table:table-cell table:formula="of:=[.B897]-[.B896]" office:value-type="time" office:time-value="PT00H00M31S" calcext:value-type="time">
            <text:p>00:31</text:p>
          </table:table-cell>
          <table:table-cell table:formula="of:=[.C897]-[.C896]" office:value-type="float" office:value="-72" calcext:value-type="float">
            <text:p>-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71" calcext:value-type="float">
            <text:p>59971</text:p>
          </table:table-cell>
          <table:table-cell office:value-type="date" office:date-value="2019-03-05T16:49:21" calcext:value-type="date">
            <text:p>2019-03-05 16:49:21</text:p>
          </table:table-cell>
          <table:table-cell table:style-name="Default" office:value-type="float" office:value="4098" calcext:value-type="float">
            <text:p>4098</text:p>
          </table:table-cell>
          <table:table-cell table:formula="of:=[.B898]-[.B897]" office:value-type="time" office:time-value="PT00H00M16S" calcext:value-type="time">
            <text:p>00:16</text:p>
          </table:table-cell>
          <table:table-cell table:formula="of:=[.C898]-[.C897]"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72" calcext:value-type="float">
            <text:p>59972</text:p>
          </table:table-cell>
          <table:table-cell office:value-type="date" office:date-value="2019-03-05T16:49:25" calcext:value-type="date">
            <text:p>2019-03-05 16:49:25</text:p>
          </table:table-cell>
          <table:table-cell table:style-name="Default" office:value-type="float" office:value="4183" calcext:value-type="float">
            <text:p>4183</text:p>
          </table:table-cell>
          <table:table-cell table:formula="of:=[.B899]-[.B898]" office:value-type="time" office:time-value="PT00H00M04S" calcext:value-type="time">
            <text:p>00:04</text:p>
          </table:table-cell>
          <table:table-cell table:formula="of:=[.C899]-[.C898]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73" calcext:value-type="float">
            <text:p>59973</text:p>
          </table:table-cell>
          <table:table-cell office:value-type="date" office:date-value="2019-03-05T16:49:45" calcext:value-type="date">
            <text:p>2019-03-05 16:49:45</text:p>
          </table:table-cell>
          <table:table-cell table:style-name="Default" office:value-type="float" office:value="4267" calcext:value-type="float">
            <text:p>4267</text:p>
          </table:table-cell>
          <table:table-cell table:formula="of:=[.B900]-[.B899]" office:value-type="time" office:time-value="PT00H00M20S" calcext:value-type="time">
            <text:p>00:20</text:p>
          </table:table-cell>
          <table:table-cell table:formula="of:=[.C900]-[.C899]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74" calcext:value-type="float">
            <text:p>59974</text:p>
          </table:table-cell>
          <table:table-cell office:value-type="date" office:date-value="2019-03-05T16:50:26" calcext:value-type="date">
            <text:p>2019-03-05 16:50:26</text:p>
          </table:table-cell>
          <table:table-cell table:style-name="Default" office:value-type="float" office:value="4210" calcext:value-type="float">
            <text:p>4210</text:p>
          </table:table-cell>
          <table:table-cell table:formula="of:=[.B901]-[.B900]" office:value-type="time" office:time-value="PT00H00M41S" calcext:value-type="time">
            <text:p>00:41</text:p>
          </table:table-cell>
          <table:table-cell table:formula="of:=[.C901]-[.C900]"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75" calcext:value-type="float">
            <text:p>59975</text:p>
          </table:table-cell>
          <table:table-cell office:value-type="date" office:date-value="2019-03-05T16:51:21" calcext:value-type="date">
            <text:p>2019-03-05 16:51:21</text:p>
          </table:table-cell>
          <table:table-cell table:style-name="Default" office:value-type="float" office:value="4157" calcext:value-type="float">
            <text:p>4157</text:p>
          </table:table-cell>
          <table:table-cell table:formula="of:=[.B902]-[.B901]" office:value-type="time" office:time-value="PT00H00M55S" calcext:value-type="time">
            <text:p>00:55</text:p>
          </table:table-cell>
          <table:table-cell table:formula="of:=[.C902]-[.C901]" office:value-type="float" office:value="-53" calcext:value-type="float">
            <text:p>-5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76" calcext:value-type="float">
            <text:p>59976</text:p>
          </table:table-cell>
          <table:table-cell office:value-type="date" office:date-value="2019-03-05T16:52:45" calcext:value-type="date">
            <text:p>2019-03-05 16:52:45</text:p>
          </table:table-cell>
          <table:table-cell table:style-name="Default" office:value-type="float" office:value="4112" calcext:value-type="float">
            <text:p>4112</text:p>
          </table:table-cell>
          <table:table-cell table:formula="of:=[.B903]-[.B902]" office:value-type="time" office:time-value="PT00H01M24S" calcext:value-type="time">
            <text:p>01:24</text:p>
          </table:table-cell>
          <table:table-cell table:formula="of:=[.C903]-[.C902]"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77" calcext:value-type="float">
            <text:p>59977</text:p>
          </table:table-cell>
          <table:table-cell office:value-type="date" office:date-value="2019-03-05T16:53:58" calcext:value-type="date">
            <text:p>2019-03-05 16:53:58</text:p>
          </table:table-cell>
          <table:table-cell table:style-name="Default" office:value-type="float" office:value="4068" calcext:value-type="float">
            <text:p>4068</text:p>
          </table:table-cell>
          <table:table-cell table:formula="of:=[.B904]-[.B903]" office:value-type="time" office:time-value="PT00H01M13S" calcext:value-type="time">
            <text:p>01:13</text:p>
          </table:table-cell>
          <table:table-cell table:formula="of:=[.C904]-[.C903]"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78" calcext:value-type="float">
            <text:p>59978</text:p>
          </table:table-cell>
          <table:table-cell office:value-type="date" office:date-value="2019-03-05T16:54:38" calcext:value-type="date">
            <text:p>2019-03-05 16:54:38</text:p>
          </table:table-cell>
          <table:table-cell table:style-name="Default" office:value-type="float" office:value="4018" calcext:value-type="float">
            <text:p>4018</text:p>
          </table:table-cell>
          <table:table-cell table:formula="of:=[.B905]-[.B904]" office:value-type="time" office:time-value="PT00H00M40S" calcext:value-type="time">
            <text:p>00:40</text:p>
          </table:table-cell>
          <table:table-cell table:formula="of:=[.C905]-[.C904]"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79" calcext:value-type="float">
            <text:p>59979</text:p>
          </table:table-cell>
          <table:table-cell office:value-type="date" office:date-value="2019-03-05T16:55:30" calcext:value-type="date">
            <text:p>2019-03-05 16:55:30</text:p>
          </table:table-cell>
          <table:table-cell table:style-name="Default" office:value-type="float" office:value="3977" calcext:value-type="float">
            <text:p>3977</text:p>
          </table:table-cell>
          <table:table-cell table:formula="of:=[.B906]-[.B905]" office:value-type="time" office:time-value="PT00H00M52S" calcext:value-type="time">
            <text:p>00:52</text:p>
          </table:table-cell>
          <table:table-cell table:formula="of:=[.C906]-[.C905]" office:value-type="float" office:value="-41" calcext:value-type="float">
            <text:p>-4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80" calcext:value-type="float">
            <text:p>59980</text:p>
          </table:table-cell>
          <table:table-cell office:value-type="date" office:date-value="2019-03-05T16:56:21" calcext:value-type="date">
            <text:p>2019-03-05 16:56:21</text:p>
          </table:table-cell>
          <table:table-cell table:style-name="Default" office:value-type="float" office:value="3933" calcext:value-type="float">
            <text:p>3933</text:p>
          </table:table-cell>
          <table:table-cell table:formula="of:=[.B907]-[.B906]" office:value-type="time" office:time-value="PT00H00M51S" calcext:value-type="time">
            <text:p>00:51</text:p>
          </table:table-cell>
          <table:table-cell table:formula="of:=[.C907]-[.C906]"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81" calcext:value-type="float">
            <text:p>59981</text:p>
          </table:table-cell>
          <table:table-cell office:value-type="date" office:date-value="2019-03-05T16:56:54" calcext:value-type="date">
            <text:p>2019-03-05 16:56:54</text:p>
          </table:table-cell>
          <table:table-cell table:style-name="Default" office:value-type="float" office:value="3891" calcext:value-type="float">
            <text:p>3891</text:p>
          </table:table-cell>
          <table:table-cell table:formula="of:=[.B908]-[.B907]" office:value-type="time" office:time-value="PT00H00M33S" calcext:value-type="time">
            <text:p>00:33</text:p>
          </table:table-cell>
          <table:table-cell table:formula="of:=[.C908]-[.C907]"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82" calcext:value-type="float">
            <text:p>59982</text:p>
          </table:table-cell>
          <table:table-cell office:value-type="date" office:date-value="2019-03-05T16:57:22" calcext:value-type="date">
            <text:p>2019-03-05 16:57:22</text:p>
          </table:table-cell>
          <table:table-cell table:style-name="Default" office:value-type="float" office:value="3825" calcext:value-type="float">
            <text:p>3825</text:p>
          </table:table-cell>
          <table:table-cell table:formula="of:=[.B909]-[.B908]" office:value-type="time" office:time-value="PT00H00M28S" calcext:value-type="time">
            <text:p>00:28</text:p>
          </table:table-cell>
          <table:table-cell table:formula="of:=[.C909]-[.C908]" office:value-type="float" office:value="-66" calcext:value-type="float">
            <text:p>-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83" calcext:value-type="float">
            <text:p>59983</text:p>
          </table:table-cell>
          <table:table-cell office:value-type="date" office:date-value="2019-03-05T16:57:54" calcext:value-type="date">
            <text:p>2019-03-05 16:57:54</text:p>
          </table:table-cell>
          <table:table-cell table:style-name="Default" office:value-type="float" office:value="3869" calcext:value-type="float">
            <text:p>3869</text:p>
          </table:table-cell>
          <table:table-cell table:formula="of:=[.B910]-[.B909]" office:value-type="time" office:time-value="PT00H00M32S" calcext:value-type="time">
            <text:p>00:32</text:p>
          </table:table-cell>
          <table:table-cell table:formula="of:=[.C910]-[.C909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84" calcext:value-type="float">
            <text:p>59984</text:p>
          </table:table-cell>
          <table:table-cell office:value-type="date" office:date-value="2019-03-05T16:58:54" calcext:value-type="date">
            <text:p>2019-03-05 16:58:54</text:p>
          </table:table-cell>
          <table:table-cell table:style-name="Default" office:value-type="float" office:value="3909" calcext:value-type="float">
            <text:p>3909</text:p>
          </table:table-cell>
          <table:table-cell table:formula="of:=[.B911]-[.B910]" office:value-type="time" office:time-value="PT00H01M00S" calcext:value-type="time">
            <text:p>01:00</text:p>
          </table:table-cell>
          <table:table-cell table:formula="of:=[.C911]-[.C91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85" calcext:value-type="float">
            <text:p>59985</text:p>
          </table:table-cell>
          <table:table-cell office:value-type="date" office:date-value="2019-03-05T17:00:02" calcext:value-type="date">
            <text:p>2019-03-05 17:00:02</text:p>
          </table:table-cell>
          <table:table-cell table:style-name="Default" office:value-type="float" office:value="3860" calcext:value-type="float">
            <text:p>3860</text:p>
          </table:table-cell>
          <table:table-cell table:formula="of:=[.B912]-[.B911]" office:value-type="time" office:time-value="PT00H01M08S" calcext:value-type="time">
            <text:p>01:08</text:p>
          </table:table-cell>
          <table:table-cell table:formula="of:=[.C912]-[.C911]" office:value-type="float" office:value="-49" calcext:value-type="float">
            <text:p>-4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9986" calcext:value-type="float">
            <text:p>59986</text:p>
          </table:table-cell>
          <table:table-cell office:value-type="date" office:date-value="2019-03-05T17:00:46" calcext:value-type="date">
            <text:p>2019-03-05 17:00:46</text:p>
          </table:table-cell>
          <table:table-cell table:style-name="Default" office:value-type="float" office:value="3935" calcext:value-type="float">
            <text:p>3935</text:p>
          </table:table-cell>
          <table:table-cell table:formula="of:=[.B913]-[.B912]" office:value-type="time" office:time-value="PT00H00M44S" calcext:value-type="time">
            <text:p>00:44</text:p>
          </table:table-cell>
          <table:table-cell table:formula="of:=[.C913]-[.C912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87" calcext:value-type="float">
            <text:p>59987</text:p>
          </table:table-cell>
          <table:table-cell office:value-type="date" office:date-value="2019-03-05T17:00:58" calcext:value-type="date">
            <text:p>2019-03-05 17:00:58</text:p>
          </table:table-cell>
          <table:table-cell table:style-name="Default" office:value-type="float" office:value="3979" calcext:value-type="float">
            <text:p>3979</text:p>
          </table:table-cell>
          <table:table-cell table:formula="of:=[.B914]-[.B913]" office:value-type="time" office:time-value="PT00H00M12S" calcext:value-type="time">
            <text:p>00:12</text:p>
          </table:table-cell>
          <table:table-cell table:formula="of:=[.C914]-[.C913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88" calcext:value-type="float">
            <text:p>59988</text:p>
          </table:table-cell>
          <table:table-cell office:value-type="date" office:date-value="2019-03-05T17:01:26" calcext:value-type="date">
            <text:p>2019-03-05 17:01:26</text:p>
          </table:table-cell>
          <table:table-cell table:style-name="Default" office:value-type="float" office:value="3936" calcext:value-type="float">
            <text:p>3936</text:p>
          </table:table-cell>
          <table:table-cell table:formula="of:=[.B915]-[.B914]" office:value-type="time" office:time-value="PT00H00M28S" calcext:value-type="time">
            <text:p>00:28</text:p>
          </table:table-cell>
          <table:table-cell table:formula="of:=[.C915]-[.C914]"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989" calcext:value-type="float">
            <text:p>59989</text:p>
          </table:table-cell>
          <table:table-cell office:value-type="date" office:date-value="2019-03-05T17:01:34" calcext:value-type="date">
            <text:p>2019-03-05 17:01:34</text:p>
          </table:table-cell>
          <table:table-cell table:style-name="Default" office:value-type="float" office:value="3983" calcext:value-type="float">
            <text:p>3983</text:p>
          </table:table-cell>
          <table:table-cell table:formula="of:=[.B916]-[.B915]" office:value-type="time" office:time-value="PT00H00M08S" calcext:value-type="time">
            <text:p>00:08</text:p>
          </table:table-cell>
          <table:table-cell table:formula="of:=[.C916]-[.C915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0" calcext:value-type="float">
            <text:p>59990</text:p>
          </table:table-cell>
          <table:table-cell office:value-type="date" office:date-value="2019-03-05T17:01:38" calcext:value-type="date">
            <text:p>2019-03-05 17:01:38</text:p>
          </table:table-cell>
          <table:table-cell table:style-name="Default" office:value-type="float" office:value="4041" calcext:value-type="float">
            <text:p>4041</text:p>
          </table:table-cell>
          <table:table-cell table:formula="of:=[.B917]-[.B916]" office:value-type="time" office:time-value="PT00H00M04S" calcext:value-type="time">
            <text:p>00:04</text:p>
          </table:table-cell>
          <table:table-cell table:formula="of:=[.C917]-[.C916]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1" calcext:value-type="float">
            <text:p>59991</text:p>
          </table:table-cell>
          <table:table-cell office:value-type="date" office:date-value="2019-03-05T17:01:42" calcext:value-type="date">
            <text:p>2019-03-05 17:01:42</text:p>
          </table:table-cell>
          <table:table-cell table:style-name="Default" office:value-type="float" office:value="4095" calcext:value-type="float">
            <text:p>4095</text:p>
          </table:table-cell>
          <table:table-cell table:formula="of:=[.B918]-[.B917]" office:value-type="time" office:time-value="PT00H00M04S" calcext:value-type="time">
            <text:p>00:04</text:p>
          </table:table-cell>
          <table:table-cell table:formula="of:=[.C918]-[.C917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2" calcext:value-type="float">
            <text:p>59992</text:p>
          </table:table-cell>
          <table:table-cell office:value-type="date" office:date-value="2019-03-05T17:01:50" calcext:value-type="date">
            <text:p>2019-03-05 17:01:50</text:p>
          </table:table-cell>
          <table:table-cell table:style-name="Default" office:value-type="float" office:value="4146" calcext:value-type="float">
            <text:p>4146</text:p>
          </table:table-cell>
          <table:table-cell table:formula="of:=[.B919]-[.B918]" office:value-type="time" office:time-value="PT00H00M08S" calcext:value-type="time">
            <text:p>00:08</text:p>
          </table:table-cell>
          <table:table-cell table:formula="of:=[.C919]-[.C91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3" calcext:value-type="float">
            <text:p>59993</text:p>
          </table:table-cell>
          <table:table-cell office:value-type="date" office:date-value="2019-03-05T17:01:54" calcext:value-type="date">
            <text:p>2019-03-05 17:01:54</text:p>
          </table:table-cell>
          <table:table-cell table:style-name="Default" office:value-type="float" office:value="4188" calcext:value-type="float">
            <text:p>4188</text:p>
          </table:table-cell>
          <table:table-cell table:formula="of:=[.B920]-[.B919]" office:value-type="time" office:time-value="PT00H00M04S" calcext:value-type="time">
            <text:p>00:04</text:p>
          </table:table-cell>
          <table:table-cell table:formula="of:=[.C920]-[.C919]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4" calcext:value-type="float">
            <text:p>59994</text:p>
          </table:table-cell>
          <table:table-cell office:value-type="date" office:date-value="2019-03-05T17:02:02" calcext:value-type="date">
            <text:p>2019-03-05 17:02:02</text:p>
          </table:table-cell>
          <table:table-cell table:style-name="Default" office:value-type="float" office:value="4275" calcext:value-type="float">
            <text:p>4275</text:p>
          </table:table-cell>
          <table:table-cell table:formula="of:=[.B921]-[.B920]" office:value-type="time" office:time-value="PT00H00M07.999999S" calcext:value-type="time">
            <text:p>00:07</text:p>
          </table:table-cell>
          <table:table-cell table:formula="of:=[.C921]-[.C920]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5" calcext:value-type="float">
            <text:p>59995</text:p>
          </table:table-cell>
          <table:table-cell office:value-type="date" office:date-value="2019-03-05T17:02:06" calcext:value-type="date">
            <text:p>2019-03-05 17:02:06</text:p>
          </table:table-cell>
          <table:table-cell table:style-name="Default" office:value-type="float" office:value="4328" calcext:value-type="float">
            <text:p>4328</text:p>
          </table:table-cell>
          <table:table-cell table:formula="of:=[.B922]-[.B921]" office:value-type="time" office:time-value="PT00H00M04S" calcext:value-type="time">
            <text:p>00:04</text:p>
          </table:table-cell>
          <table:table-cell table:formula="of:=[.C922]-[.C921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6" calcext:value-type="float">
            <text:p>59996</text:p>
          </table:table-cell>
          <table:table-cell office:value-type="date" office:date-value="2019-03-05T17:02:10" calcext:value-type="date">
            <text:p>2019-03-05 17:02:10</text:p>
          </table:table-cell>
          <table:table-cell table:style-name="Default" office:value-type="float" office:value="4391" calcext:value-type="float">
            <text:p>4391</text:p>
          </table:table-cell>
          <table:table-cell table:formula="of:=[.B923]-[.B922]" office:value-type="time" office:time-value="PT00H00M04S" calcext:value-type="time">
            <text:p>00:04</text:p>
          </table:table-cell>
          <table:table-cell table:formula="of:=[.C923]-[.C922]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7" calcext:value-type="float">
            <text:p>59997</text:p>
          </table:table-cell>
          <table:table-cell office:value-type="date" office:date-value="2019-03-05T17:02:14" calcext:value-type="date">
            <text:p>2019-03-05 17:02:14</text:p>
          </table:table-cell>
          <table:table-cell table:style-name="Default" office:value-type="float" office:value="4447" calcext:value-type="float">
            <text:p>4447</text:p>
          </table:table-cell>
          <table:table-cell table:formula="of:=[.B924]-[.B923]" office:value-type="time" office:time-value="PT00H00M04S" calcext:value-type="time">
            <text:p>00:04</text:p>
          </table:table-cell>
          <table:table-cell table:formula="of:=[.C924]-[.C92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8" calcext:value-type="float">
            <text:p>59998</text:p>
          </table:table-cell>
          <table:table-cell office:value-type="date" office:date-value="2019-03-05T17:02:26" calcext:value-type="date">
            <text:p>2019-03-05 17:02:26</text:p>
          </table:table-cell>
          <table:table-cell table:style-name="Default" office:value-type="float" office:value="4535" calcext:value-type="float">
            <text:p>4535</text:p>
          </table:table-cell>
          <table:table-cell table:formula="of:=[.B925]-[.B924]" office:value-type="time" office:time-value="PT00H00M12S" calcext:value-type="time">
            <text:p>00:12</text:p>
          </table:table-cell>
          <table:table-cell table:formula="of:=[.C925]-[.C924]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9999" calcext:value-type="float">
            <text:p>59999</text:p>
          </table:table-cell>
          <table:table-cell office:value-type="date" office:date-value="2019-03-05T17:02:30" calcext:value-type="date">
            <text:p>2019-03-05 17:02:30</text:p>
          </table:table-cell>
          <table:table-cell table:style-name="Default" office:value-type="float" office:value="4602" calcext:value-type="float">
            <text:p>4602</text:p>
          </table:table-cell>
          <table:table-cell table:formula="of:=[.B926]-[.B925]" office:value-type="time" office:time-value="PT00H00M04S" calcext:value-type="time">
            <text:p>00:04</text:p>
          </table:table-cell>
          <table:table-cell table:formula="of:=[.C926]-[.C925]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date" office:date-value="2019-03-05T17:02:34" calcext:value-type="date">
            <text:p>2019-03-05 17:02:34</text:p>
          </table:table-cell>
          <table:table-cell table:style-name="Default" office:value-type="float" office:value="4649" calcext:value-type="float">
            <text:p>4649</text:p>
          </table:table-cell>
          <table:table-cell table:formula="of:=[.B927]-[.B926]" office:value-type="time" office:time-value="PT00H00M04S" calcext:value-type="time">
            <text:p>00:04</text:p>
          </table:table-cell>
          <table:table-cell table:formula="of:=[.C927]-[.C926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1" calcext:value-type="float">
            <text:p>60001</text:p>
          </table:table-cell>
          <table:table-cell office:value-type="date" office:date-value="2019-03-05T17:02:54" calcext:value-type="date">
            <text:p>2019-03-05 17:02:54</text:p>
          </table:table-cell>
          <table:table-cell table:style-name="Default" office:value-type="float" office:value="4761" calcext:value-type="float">
            <text:p>4761</text:p>
          </table:table-cell>
          <table:table-cell table:formula="of:=[.B928]-[.B927]" office:value-type="time" office:time-value="PT00H00M20S" calcext:value-type="time">
            <text:p>00:20</text:p>
          </table:table-cell>
          <table:table-cell table:formula="of:=[.C928]-[.C927]"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2" calcext:value-type="float">
            <text:p>60002</text:p>
          </table:table-cell>
          <table:table-cell office:value-type="date" office:date-value="2019-03-05T17:02:58" calcext:value-type="date">
            <text:p>2019-03-05 17:02:58</text:p>
          </table:table-cell>
          <table:table-cell table:style-name="Default" office:value-type="float" office:value="4826" calcext:value-type="float">
            <text:p>4826</text:p>
          </table:table-cell>
          <table:table-cell table:formula="of:=[.B929]-[.B928]" office:value-type="time" office:time-value="PT00H00M04S" calcext:value-type="time">
            <text:p>00:04</text:p>
          </table:table-cell>
          <table:table-cell table:formula="of:=[.C929]-[.C928]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3" calcext:value-type="float">
            <text:p>60003</text:p>
          </table:table-cell>
          <table:table-cell office:value-type="date" office:date-value="2019-03-05T17:03:02" calcext:value-type="date">
            <text:p>2019-03-05 17:03:02</text:p>
          </table:table-cell>
          <table:table-cell table:style-name="Default" office:value-type="float" office:value="4933" calcext:value-type="float">
            <text:p>4933</text:p>
          </table:table-cell>
          <table:table-cell table:formula="of:=[.B930]-[.B929]" office:value-type="time" office:time-value="PT00H00M04S" calcext:value-type="time">
            <text:p>00:04</text:p>
          </table:table-cell>
          <table:table-cell table:formula="of:=[.C930]-[.C929]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4" calcext:value-type="float">
            <text:p>60004</text:p>
          </table:table-cell>
          <table:table-cell office:value-type="date" office:date-value="2019-03-05T17:03:06" calcext:value-type="date">
            <text:p>2019-03-05 17:03:06</text:p>
          </table:table-cell>
          <table:table-cell table:style-name="Default" office:value-type="float" office:value="5029" calcext:value-type="float">
            <text:p>5029</text:p>
          </table:table-cell>
          <table:table-cell table:formula="of:=[.B931]-[.B930]" office:value-type="time" office:time-value="PT00H00M04S" calcext:value-type="time">
            <text:p>00:04</text:p>
          </table:table-cell>
          <table:table-cell table:formula="of:=[.C931]-[.C930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5" calcext:value-type="float">
            <text:p>60005</text:p>
          </table:table-cell>
          <table:table-cell office:value-type="date" office:date-value="2019-03-05T17:03:10" calcext:value-type="date">
            <text:p>2019-03-05 17:03:10</text:p>
          </table:table-cell>
          <table:table-cell table:style-name="Default" office:value-type="float" office:value="5092" calcext:value-type="float">
            <text:p>5092</text:p>
          </table:table-cell>
          <table:table-cell table:formula="of:=[.B932]-[.B931]" office:value-type="time" office:time-value="PT00H00M04S" calcext:value-type="time">
            <text:p>00:04</text:p>
          </table:table-cell>
          <table:table-cell table:formula="of:=[.C932]-[.C931]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6" calcext:value-type="float">
            <text:p>60006</text:p>
          </table:table-cell>
          <table:table-cell office:value-type="date" office:date-value="2019-03-05T17:03:18" calcext:value-type="date">
            <text:p>2019-03-05 17:03:18</text:p>
          </table:table-cell>
          <table:table-cell table:style-name="Default" office:value-type="float" office:value="5172" calcext:value-type="float">
            <text:p>5172</text:p>
          </table:table-cell>
          <table:table-cell table:formula="of:=[.B933]-[.B932]" office:value-type="time" office:time-value="PT00H00M08S" calcext:value-type="time">
            <text:p>00:08</text:p>
          </table:table-cell>
          <table:table-cell table:formula="of:=[.C933]-[.C932]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7" calcext:value-type="float">
            <text:p>60007</text:p>
          </table:table-cell>
          <table:table-cell office:value-type="date" office:date-value="2019-03-05T17:03:26" calcext:value-type="date">
            <text:p>2019-03-05 17:03:26</text:p>
          </table:table-cell>
          <table:table-cell table:style-name="Default" office:value-type="float" office:value="5305" calcext:value-type="float">
            <text:p>5305</text:p>
          </table:table-cell>
          <table:table-cell table:formula="of:=[.B934]-[.B933]" office:value-type="time" office:time-value="PT00H00M08S" calcext:value-type="time">
            <text:p>00:08</text:p>
          </table:table-cell>
          <table:table-cell table:formula="of:=[.C934]-[.C933]"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8" calcext:value-type="float">
            <text:p>60008</text:p>
          </table:table-cell>
          <table:table-cell office:value-type="date" office:date-value="2019-03-05T17:03:30" calcext:value-type="date">
            <text:p>2019-03-05 17:03:30</text:p>
          </table:table-cell>
          <table:table-cell table:style-name="Default" office:value-type="float" office:value="5360" calcext:value-type="float">
            <text:p>5360</text:p>
          </table:table-cell>
          <table:table-cell table:formula="of:=[.B935]-[.B934]" office:value-type="time" office:time-value="PT00H00M04S" calcext:value-type="time">
            <text:p>00:04</text:p>
          </table:table-cell>
          <table:table-cell table:formula="of:=[.C935]-[.C934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09" calcext:value-type="float">
            <text:p>60009</text:p>
          </table:table-cell>
          <table:table-cell office:value-type="date" office:date-value="2019-03-05T17:03:38" calcext:value-type="date">
            <text:p>2019-03-05 17:03:38</text:p>
          </table:table-cell>
          <table:table-cell table:style-name="Default" office:value-type="float" office:value="5419" calcext:value-type="float">
            <text:p>5419</text:p>
          </table:table-cell>
          <table:table-cell table:formula="of:=[.B936]-[.B935]" office:value-type="time" office:time-value="PT00H00M08S" calcext:value-type="time">
            <text:p>00:08</text:p>
          </table:table-cell>
          <table:table-cell table:formula="of:=[.C936]-[.C935]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date" office:date-value="2019-03-05T17:03:50" calcext:value-type="date">
            <text:p>2019-03-05 17:03:50</text:p>
          </table:table-cell>
          <table:table-cell table:style-name="Default" office:value-type="float" office:value="5515" calcext:value-type="float">
            <text:p>5515</text:p>
          </table:table-cell>
          <table:table-cell table:formula="of:=[.B937]-[.B936]" office:value-type="time" office:time-value="PT00H00M12S" calcext:value-type="time">
            <text:p>00:12</text:p>
          </table:table-cell>
          <table:table-cell table:formula="of:=[.C937]-[.C936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11" calcext:value-type="float">
            <text:p>60011</text:p>
          </table:table-cell>
          <table:table-cell office:value-type="date" office:date-value="2019-03-05T17:04:02" calcext:value-type="date">
            <text:p>2019-03-05 17:04:02</text:p>
          </table:table-cell>
          <table:table-cell table:style-name="Default" office:value-type="float" office:value="5595" calcext:value-type="float">
            <text:p>5595</text:p>
          </table:table-cell>
          <table:table-cell table:formula="of:=[.B938]-[.B937]" office:value-type="time" office:time-value="PT00H00M12S" calcext:value-type="time">
            <text:p>00:12</text:p>
          </table:table-cell>
          <table:table-cell table:formula="of:=[.C938]-[.C937]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12" calcext:value-type="float">
            <text:p>60012</text:p>
          </table:table-cell>
          <table:table-cell office:value-type="date" office:date-value="2019-03-05T17:05:02" calcext:value-type="date">
            <text:p>2019-03-05 17:05:02</text:p>
          </table:table-cell>
          <table:table-cell table:style-name="Default" office:value-type="float" office:value="5535" calcext:value-type="float">
            <text:p>5535</text:p>
          </table:table-cell>
          <table:table-cell table:formula="of:=[.B939]-[.B938]" office:value-type="time" office:time-value="PT00H01M00S" calcext:value-type="time">
            <text:p>01:00</text:p>
          </table:table-cell>
          <table:table-cell table:formula="of:=[.C939]-[.C938]" office:value-type="float" office:value="-60" calcext:value-type="float">
            <text:p>-6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13" calcext:value-type="float">
            <text:p>60013</text:p>
          </table:table-cell>
          <table:table-cell office:value-type="date" office:date-value="2019-03-05T17:05:14" calcext:value-type="date">
            <text:p>2019-03-05 17:05:14</text:p>
          </table:table-cell>
          <table:table-cell table:style-name="Default" office:value-type="float" office:value="5480" calcext:value-type="float">
            <text:p>5480</text:p>
          </table:table-cell>
          <table:table-cell table:formula="of:=[.B940]-[.B939]" office:value-type="time" office:time-value="PT00H00M12S" calcext:value-type="time">
            <text:p>00:12</text:p>
          </table:table-cell>
          <table:table-cell table:formula="of:=[.C940]-[.C939]" office:value-type="float" office:value="-55" calcext:value-type="float">
            <text:p>-5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14" calcext:value-type="float">
            <text:p>60014</text:p>
          </table:table-cell>
          <table:table-cell office:value-type="date" office:date-value="2019-03-05T17:05:22" calcext:value-type="date">
            <text:p>2019-03-05 17:05:22</text:p>
          </table:table-cell>
          <table:table-cell table:style-name="Default" office:value-type="float" office:value="5422" calcext:value-type="float">
            <text:p>5422</text:p>
          </table:table-cell>
          <table:table-cell table:formula="of:=[.B941]-[.B940]" office:value-type="time" office:time-value="PT00H00M08S" calcext:value-type="time">
            <text:p>00:08</text:p>
          </table:table-cell>
          <table:table-cell table:formula="of:=[.C941]-[.C940]" office:value-type="float" office:value="-58" calcext:value-type="float">
            <text:p>-5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15" calcext:value-type="float">
            <text:p>60015</text:p>
          </table:table-cell>
          <table:table-cell office:value-type="date" office:date-value="2019-03-05T17:05:26" calcext:value-type="date">
            <text:p>2019-03-05 17:05:26</text:p>
          </table:table-cell>
          <table:table-cell table:style-name="Default" office:value-type="float" office:value="5318" calcext:value-type="float">
            <text:p>5318</text:p>
          </table:table-cell>
          <table:table-cell table:formula="of:=[.B942]-[.B941]" office:value-type="time" office:time-value="PT00H00M04S" calcext:value-type="time">
            <text:p>00:04</text:p>
          </table:table-cell>
          <table:table-cell table:formula="of:=[.C942]-[.C941]" office:value-type="float" office:value="-104" calcext:value-type="float">
            <text:p>-1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16" calcext:value-type="float">
            <text:p>60016</text:p>
          </table:table-cell>
          <table:table-cell office:value-type="date" office:date-value="2019-03-05T17:05:30" calcext:value-type="date">
            <text:p>2019-03-05 17:05:30</text:p>
          </table:table-cell>
          <table:table-cell table:style-name="Default" office:value-type="float" office:value="5209" calcext:value-type="float">
            <text:p>5209</text:p>
          </table:table-cell>
          <table:table-cell table:formula="of:=[.B943]-[.B942]" office:value-type="time" office:time-value="PT00H00M04S" calcext:value-type="time">
            <text:p>00:04</text:p>
          </table:table-cell>
          <table:table-cell table:formula="of:=[.C943]-[.C942]"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17" calcext:value-type="float">
            <text:p>60017</text:p>
          </table:table-cell>
          <table:table-cell office:value-type="date" office:date-value="2019-03-05T17:05:34" calcext:value-type="date">
            <text:p>2019-03-05 17:05:34</text:p>
          </table:table-cell>
          <table:table-cell table:style-name="Default" office:value-type="float" office:value="5146" calcext:value-type="float">
            <text:p>5146</text:p>
          </table:table-cell>
          <table:table-cell table:formula="of:=[.B944]-[.B943]" office:value-type="time" office:time-value="PT00H00M04S" calcext:value-type="time">
            <text:p>00:04</text:p>
          </table:table-cell>
          <table:table-cell table:formula="of:=[.C944]-[.C943]" office:value-type="float" office:value="-63" calcext:value-type="float">
            <text:p>-6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18" calcext:value-type="float">
            <text:p>60018</text:p>
          </table:table-cell>
          <table:table-cell office:value-type="date" office:date-value="2019-03-05T17:06:02" calcext:value-type="date">
            <text:p>2019-03-05 17:06:02</text:p>
          </table:table-cell>
          <table:table-cell table:style-name="Default" office:value-type="float" office:value="5210" calcext:value-type="float">
            <text:p>5210</text:p>
          </table:table-cell>
          <table:table-cell table:formula="of:=[.B945]-[.B944]" office:value-type="time" office:time-value="PT00H00M28S" calcext:value-type="time">
            <text:p>00:28</text:p>
          </table:table-cell>
          <table:table-cell table:formula="of:=[.C945]-[.C944]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19" calcext:value-type="float">
            <text:p>60019</text:p>
          </table:table-cell>
          <table:table-cell office:value-type="date" office:date-value="2019-03-05T17:06:26" calcext:value-type="date">
            <text:p>2019-03-05 17:06:26</text:p>
          </table:table-cell>
          <table:table-cell table:style-name="Default" office:value-type="float" office:value="5266" calcext:value-type="float">
            <text:p>5266</text:p>
          </table:table-cell>
          <table:table-cell table:formula="of:=[.B946]-[.B945]" office:value-type="time" office:time-value="PT00H00M24S" calcext:value-type="time">
            <text:p>00:24</text:p>
          </table:table-cell>
          <table:table-cell table:formula="of:=[.C946]-[.C94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0" calcext:value-type="float">
            <text:p>60020</text:p>
          </table:table-cell>
          <table:table-cell office:value-type="date" office:date-value="2019-03-05T17:06:46" calcext:value-type="date">
            <text:p>2019-03-05 17:06:46</text:p>
          </table:table-cell>
          <table:table-cell table:style-name="Default" office:value-type="float" office:value="5183" calcext:value-type="float">
            <text:p>5183</text:p>
          </table:table-cell>
          <table:table-cell table:formula="of:=[.B947]-[.B946]" office:value-type="time" office:time-value="PT00H00M20S" calcext:value-type="time">
            <text:p>00:20</text:p>
          </table:table-cell>
          <table:table-cell table:formula="of:=[.C947]-[.C946]" office:value-type="float" office:value="-83" calcext:value-type="float">
            <text:p>-8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21" calcext:value-type="float">
            <text:p>60021</text:p>
          </table:table-cell>
          <table:table-cell office:value-type="date" office:date-value="2019-03-05T17:07:18" calcext:value-type="date">
            <text:p>2019-03-05 17:07:18</text:p>
          </table:table-cell>
          <table:table-cell table:style-name="Default" office:value-type="float" office:value="5277" calcext:value-type="float">
            <text:p>5277</text:p>
          </table:table-cell>
          <table:table-cell table:formula="of:=[.B948]-[.B947]" office:value-type="time" office:time-value="PT00H00M32S" calcext:value-type="time">
            <text:p>00:32</text:p>
          </table:table-cell>
          <table:table-cell table:formula="of:=[.C948]-[.C947]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2" calcext:value-type="float">
            <text:p>60022</text:p>
          </table:table-cell>
          <table:table-cell office:value-type="date" office:date-value="2019-03-05T17:07:26" calcext:value-type="date">
            <text:p>2019-03-05 17:07:26</text:p>
          </table:table-cell>
          <table:table-cell table:style-name="Default" office:value-type="float" office:value="5345" calcext:value-type="float">
            <text:p>5345</text:p>
          </table:table-cell>
          <table:table-cell table:formula="of:=[.B949]-[.B948]" office:value-type="time" office:time-value="PT00H00M08S" calcext:value-type="time">
            <text:p>00:08</text:p>
          </table:table-cell>
          <table:table-cell table:formula="of:=[.C949]-[.C948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3" calcext:value-type="float">
            <text:p>60023</text:p>
          </table:table-cell>
          <table:table-cell office:value-type="date" office:date-value="2019-03-05T17:07:34" calcext:value-type="date">
            <text:p>2019-03-05 17:07:34</text:p>
          </table:table-cell>
          <table:table-cell table:style-name="Default" office:value-type="float" office:value="5416" calcext:value-type="float">
            <text:p>5416</text:p>
          </table:table-cell>
          <table:table-cell table:formula="of:=[.B950]-[.B949]" office:value-type="time" office:time-value="PT00H00M08S" calcext:value-type="time">
            <text:p>00:08</text:p>
          </table:table-cell>
          <table:table-cell table:formula="of:=[.C950]-[.C949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4" calcext:value-type="float">
            <text:p>60024</text:p>
          </table:table-cell>
          <table:table-cell office:value-type="date" office:date-value="2019-03-05T17:07:38" calcext:value-type="date">
            <text:p>2019-03-05 17:07:38</text:p>
          </table:table-cell>
          <table:table-cell table:style-name="Default" office:value-type="float" office:value="5477" calcext:value-type="float">
            <text:p>5477</text:p>
          </table:table-cell>
          <table:table-cell table:formula="of:=[.B951]-[.B950]" office:value-type="time" office:time-value="PT00H00M04S" calcext:value-type="time">
            <text:p>00:04</text:p>
          </table:table-cell>
          <table:table-cell table:formula="of:=[.C951]-[.C950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5" calcext:value-type="float">
            <text:p>60025</text:p>
          </table:table-cell>
          <table:table-cell office:value-type="date" office:date-value="2019-03-05T17:07:42" calcext:value-type="date">
            <text:p>2019-03-05 17:07:42</text:p>
          </table:table-cell>
          <table:table-cell table:style-name="Default" office:value-type="float" office:value="5547" calcext:value-type="float">
            <text:p>5547</text:p>
          </table:table-cell>
          <table:table-cell table:formula="of:=[.B952]-[.B951]" office:value-type="time" office:time-value="PT00H00M04S" calcext:value-type="time">
            <text:p>00:04</text:p>
          </table:table-cell>
          <table:table-cell table:formula="of:=[.C952]-[.C951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6" calcext:value-type="float">
            <text:p>60026</text:p>
          </table:table-cell>
          <table:table-cell office:value-type="date" office:date-value="2019-03-05T17:07:50" calcext:value-type="date">
            <text:p>2019-03-05 17:07:50</text:p>
          </table:table-cell>
          <table:table-cell table:style-name="Default" office:value-type="float" office:value="5616" calcext:value-type="float">
            <text:p>5616</text:p>
          </table:table-cell>
          <table:table-cell table:formula="of:=[.B953]-[.B952]" office:value-type="time" office:time-value="PT00H00M08S" calcext:value-type="time">
            <text:p>00:08</text:p>
          </table:table-cell>
          <table:table-cell table:formula="of:=[.C953]-[.C952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7" calcext:value-type="float">
            <text:p>60027</text:p>
          </table:table-cell>
          <table:table-cell office:value-type="date" office:date-value="2019-03-05T17:08:14" calcext:value-type="date">
            <text:p>2019-03-05 17:08:14</text:p>
          </table:table-cell>
          <table:table-cell table:style-name="Default" office:value-type="float" office:value="5685" calcext:value-type="float">
            <text:p>5685</text:p>
          </table:table-cell>
          <table:table-cell table:formula="of:=[.B954]-[.B953]" office:value-type="time" office:time-value="PT00H00M24.000001S" calcext:value-type="time">
            <text:p>00:24</text:p>
          </table:table-cell>
          <table:table-cell table:formula="of:=[.C954]-[.C953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8" calcext:value-type="float">
            <text:p>60028</text:p>
          </table:table-cell>
          <table:table-cell office:value-type="date" office:date-value="2019-03-05T17:08:42" calcext:value-type="date">
            <text:p>2019-03-05 17:08:42</text:p>
          </table:table-cell>
          <table:table-cell table:style-name="Default" office:value-type="float" office:value="5756" calcext:value-type="float">
            <text:p>5756</text:p>
          </table:table-cell>
          <table:table-cell table:formula="of:=[.B955]-[.B954]" office:value-type="time" office:time-value="PT00H00M28S" calcext:value-type="time">
            <text:p>00:28</text:p>
          </table:table-cell>
          <table:table-cell table:formula="of:=[.C955]-[.C954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29" calcext:value-type="float">
            <text:p>60029</text:p>
          </table:table-cell>
          <table:table-cell office:value-type="date" office:date-value="2019-03-05T17:10:02" calcext:value-type="date">
            <text:p>2019-03-05 17:10:02</text:p>
          </table:table-cell>
          <table:table-cell table:style-name="Default" office:value-type="float" office:value="5688" calcext:value-type="float">
            <text:p>5688</text:p>
          </table:table-cell>
          <table:table-cell table:formula="of:=[.B956]-[.B955]" office:value-type="time" office:time-value="PT00H01M20S" calcext:value-type="time">
            <text:p>01:20</text:p>
          </table:table-cell>
          <table:table-cell table:formula="of:=[.C956]-[.C955]" office:value-type="float" office:value="-68" calcext:value-type="float">
            <text:p>-6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30" calcext:value-type="float">
            <text:p>60030</text:p>
          </table:table-cell>
          <table:table-cell office:value-type="date" office:date-value="2019-03-05T17:11:02" calcext:value-type="date">
            <text:p>2019-03-05 17:11:02</text:p>
          </table:table-cell>
          <table:table-cell table:style-name="Default" office:value-type="float" office:value="5620" calcext:value-type="float">
            <text:p>5620</text:p>
          </table:table-cell>
          <table:table-cell table:formula="of:=[.B957]-[.B956]" office:value-type="time" office:time-value="PT00H01M00S" calcext:value-type="time">
            <text:p>01:00</text:p>
          </table:table-cell>
          <table:table-cell table:formula="of:=[.C957]-[.C956]" office:value-type="float" office:value="-68" calcext:value-type="float">
            <text:p>-6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31" calcext:value-type="float">
            <text:p>60031</text:p>
          </table:table-cell>
          <table:table-cell office:value-type="date" office:date-value="2019-03-05T17:12:38" calcext:value-type="date">
            <text:p>2019-03-05 17:12:38</text:p>
          </table:table-cell>
          <table:table-cell table:style-name="Default" office:value-type="float" office:value="5554" calcext:value-type="float">
            <text:p>5554</text:p>
          </table:table-cell>
          <table:table-cell table:formula="of:=[.B958]-[.B957]" office:value-type="time" office:time-value="PT00H01M36S" calcext:value-type="time">
            <text:p>01:36</text:p>
          </table:table-cell>
          <table:table-cell table:formula="of:=[.C958]-[.C957]"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32" calcext:value-type="float">
            <text:p>60032</text:p>
          </table:table-cell>
          <table:table-cell office:value-type="date" office:date-value="2019-03-05T17:12:42" calcext:value-type="date">
            <text:p>2019-03-05 17:12:42</text:p>
          </table:table-cell>
          <table:table-cell table:style-name="Default" office:value-type="float" office:value="5492" calcext:value-type="float">
            <text:p>5492</text:p>
          </table:table-cell>
          <table:table-cell table:formula="of:=[.B959]-[.B958]" office:value-type="time" office:time-value="PT00H00M04S" calcext:value-type="time">
            <text:p>00:04</text:p>
          </table:table-cell>
          <table:table-cell table:formula="of:=[.C959]-[.C958]"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33" calcext:value-type="float">
            <text:p>60033</text:p>
          </table:table-cell>
          <table:table-cell office:value-type="date" office:date-value="2019-03-05T17:12:50" calcext:value-type="date">
            <text:p>2019-03-05 17:12:50</text:p>
          </table:table-cell>
          <table:table-cell table:style-name="Default" office:value-type="float" office:value="5435" calcext:value-type="float">
            <text:p>5435</text:p>
          </table:table-cell>
          <table:table-cell table:formula="of:=[.B960]-[.B959]" office:value-type="time" office:time-value="PT00H00M08S" calcext:value-type="time">
            <text:p>00:08</text:p>
          </table:table-cell>
          <table:table-cell table:formula="of:=[.C960]-[.C959]"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34" calcext:value-type="float">
            <text:p>60034</text:p>
          </table:table-cell>
          <table:table-cell office:value-type="date" office:date-value="2019-03-05T17:13:02" calcext:value-type="date">
            <text:p>2019-03-05 17:13:02</text:p>
          </table:table-cell>
          <table:table-cell table:style-name="Default" office:value-type="float" office:value="5381" calcext:value-type="float">
            <text:p>5381</text:p>
          </table:table-cell>
          <table:table-cell table:formula="of:=[.B961]-[.B960]" office:value-type="time" office:time-value="PT00H00M12S" calcext:value-type="time">
            <text:p>00:12</text:p>
          </table:table-cell>
          <table:table-cell table:formula="of:=[.C961]-[.C960]"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35" calcext:value-type="float">
            <text:p>60035</text:p>
          </table:table-cell>
          <table:table-cell office:value-type="date" office:date-value="2019-03-05T17:14:10" calcext:value-type="date">
            <text:p>2019-03-05 17:14:10</text:p>
          </table:table-cell>
          <table:table-cell table:style-name="Default" office:value-type="float" office:value="5322" calcext:value-type="float">
            <text:p>5322</text:p>
          </table:table-cell>
          <table:table-cell table:formula="of:=[.B962]-[.B961]" office:value-type="time" office:time-value="PT00H01M08S" calcext:value-type="time">
            <text:p>01:08</text:p>
          </table:table-cell>
          <table:table-cell table:formula="of:=[.C962]-[.C961]" office:value-type="float" office:value="-59" calcext:value-type="float">
            <text:p>-5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36" calcext:value-type="float">
            <text:p>60036</text:p>
          </table:table-cell>
          <table:table-cell office:value-type="date" office:date-value="2019-03-05T17:14:42" calcext:value-type="date">
            <text:p>2019-03-05 17:14:42</text:p>
          </table:table-cell>
          <table:table-cell table:style-name="Default" office:value-type="float" office:value="5378" calcext:value-type="float">
            <text:p>5378</text:p>
          </table:table-cell>
          <table:table-cell table:formula="of:=[.B963]-[.B962]" office:value-type="time" office:time-value="PT00H00M32S" calcext:value-type="time">
            <text:p>00:32</text:p>
          </table:table-cell>
          <table:table-cell table:formula="of:=[.C963]-[.C962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37" calcext:value-type="float">
            <text:p>60037</text:p>
          </table:table-cell>
          <table:table-cell office:value-type="date" office:date-value="2019-03-05T17:14:54" calcext:value-type="date">
            <text:p>2019-03-05 17:14:54</text:p>
          </table:table-cell>
          <table:table-cell table:style-name="Default" office:value-type="float" office:value="5476" calcext:value-type="float">
            <text:p>5476</text:p>
          </table:table-cell>
          <table:table-cell table:formula="of:=[.B964]-[.B963]" office:value-type="time" office:time-value="PT00H00M12S" calcext:value-type="time">
            <text:p>00:12</text:p>
          </table:table-cell>
          <table:table-cell table:formula="of:=[.C964]-[.C963]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38" calcext:value-type="float">
            <text:p>60038</text:p>
          </table:table-cell>
          <table:table-cell office:value-type="date" office:date-value="2019-03-05T17:15:02" calcext:value-type="date">
            <text:p>2019-03-05 17:15:02</text:p>
          </table:table-cell>
          <table:table-cell table:style-name="Default" office:value-type="float" office:value="5570" calcext:value-type="float">
            <text:p>5570</text:p>
          </table:table-cell>
          <table:table-cell table:formula="of:=[.B965]-[.B964]" office:value-type="time" office:time-value="PT00H00M07.999999S" calcext:value-type="time">
            <text:p>00:07</text:p>
          </table:table-cell>
          <table:table-cell table:formula="of:=[.C965]-[.C964]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39" calcext:value-type="float">
            <text:p>60039</text:p>
          </table:table-cell>
          <table:table-cell office:value-type="date" office:date-value="2019-03-05T17:15:14" calcext:value-type="date">
            <text:p>2019-03-05 17:15:14</text:p>
          </table:table-cell>
          <table:table-cell table:style-name="Default" office:value-type="float" office:value="5639" calcext:value-type="float">
            <text:p>5639</text:p>
          </table:table-cell>
          <table:table-cell table:formula="of:=[.B966]-[.B965]" office:value-type="time" office:time-value="PT00H00M12S" calcext:value-type="time">
            <text:p>00:12</text:p>
          </table:table-cell>
          <table:table-cell table:formula="of:=[.C966]-[.C965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40" calcext:value-type="float">
            <text:p>60040</text:p>
          </table:table-cell>
          <table:table-cell office:value-type="date" office:date-value="2019-03-05T17:15:34" calcext:value-type="date">
            <text:p>2019-03-05 17:15:34</text:p>
          </table:table-cell>
          <table:table-cell table:style-name="Default" office:value-type="float" office:value="5715" calcext:value-type="float">
            <text:p>5715</text:p>
          </table:table-cell>
          <table:table-cell table:formula="of:=[.B967]-[.B966]" office:value-type="time" office:time-value="PT00H00M20S" calcext:value-type="time">
            <text:p>00:20</text:p>
          </table:table-cell>
          <table:table-cell table:formula="of:=[.C967]-[.C966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41" calcext:value-type="float">
            <text:p>60041</text:p>
          </table:table-cell>
          <table:table-cell office:value-type="date" office:date-value="2019-03-05T17:15:46" calcext:value-type="date">
            <text:p>2019-03-05 17:15:46</text:p>
          </table:table-cell>
          <table:table-cell table:style-name="Default" office:value-type="float" office:value="5794" calcext:value-type="float">
            <text:p>5794</text:p>
          </table:table-cell>
          <table:table-cell table:formula="of:=[.B968]-[.B967]" office:value-type="time" office:time-value="PT00H00M12S" calcext:value-type="time">
            <text:p>00:12</text:p>
          </table:table-cell>
          <table:table-cell table:formula="of:=[.C968]-[.C967]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42" calcext:value-type="float">
            <text:p>60042</text:p>
          </table:table-cell>
          <table:table-cell office:value-type="date" office:date-value="2019-03-05T17:16:06" calcext:value-type="date">
            <text:p>2019-03-05 17:16:06</text:p>
          </table:table-cell>
          <table:table-cell table:style-name="Default" office:value-type="float" office:value="5855" calcext:value-type="float">
            <text:p>5855</text:p>
          </table:table-cell>
          <table:table-cell table:formula="of:=[.B969]-[.B968]" office:value-type="time" office:time-value="PT00H00M20S" calcext:value-type="time">
            <text:p>00:20</text:p>
          </table:table-cell>
          <table:table-cell table:formula="of:=[.C969]-[.C968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43" calcext:value-type="float">
            <text:p>60043</text:p>
          </table:table-cell>
          <table:table-cell office:value-type="date" office:date-value="2019-03-05T17:17:30" calcext:value-type="date">
            <text:p>2019-03-05 17:17:30</text:p>
          </table:table-cell>
          <table:table-cell table:style-name="Default" office:value-type="float" office:value="5925" calcext:value-type="float">
            <text:p>5925</text:p>
          </table:table-cell>
          <table:table-cell table:formula="of:=[.B970]-[.B969]" office:value-type="time" office:time-value="PT00H01M24S" calcext:value-type="time">
            <text:p>01:24</text:p>
          </table:table-cell>
          <table:table-cell table:formula="of:=[.C970]-[.C969]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44" calcext:value-type="float">
            <text:p>60044</text:p>
          </table:table-cell>
          <table:table-cell office:value-type="date" office:date-value="2019-03-05T17:18:10" calcext:value-type="date">
            <text:p>2019-03-05 17:18:10</text:p>
          </table:table-cell>
          <table:table-cell table:style-name="Default" office:value-type="float" office:value="5995" calcext:value-type="float">
            <text:p>5995</text:p>
          </table:table-cell>
          <table:table-cell table:formula="of:=[.B971]-[.B970]" office:value-type="time" office:time-value="PT00H00M39.999999S" calcext:value-type="time">
            <text:p>00:39</text:p>
          </table:table-cell>
          <table:table-cell table:formula="of:=[.C971]-[.C970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45" calcext:value-type="float">
            <text:p>60045</text:p>
          </table:table-cell>
          <table:table-cell office:value-type="date" office:date-value="2019-03-05T17:18:50" calcext:value-type="date">
            <text:p>2019-03-05 17:18:50</text:p>
          </table:table-cell>
          <table:table-cell table:style-name="Default" office:value-type="float" office:value="6073" calcext:value-type="float">
            <text:p>6073</text:p>
          </table:table-cell>
          <table:table-cell table:formula="of:=[.B972]-[.B971]" office:value-type="time" office:time-value="PT00H00M40S" calcext:value-type="time">
            <text:p>00:40</text:p>
          </table:table-cell>
          <table:table-cell table:formula="of:=[.C972]-[.C971]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46" calcext:value-type="float">
            <text:p>60046</text:p>
          </table:table-cell>
          <table:table-cell office:value-type="date" office:date-value="2019-03-05T17:20:50" calcext:value-type="date">
            <text:p>2019-03-05 17:20:50</text:p>
          </table:table-cell>
          <table:table-cell table:style-name="Default" office:value-type="float" office:value="6143" calcext:value-type="float">
            <text:p>6143</text:p>
          </table:table-cell>
          <table:table-cell table:formula="of:=[.B973]-[.B972]" office:value-type="time" office:time-value="PT00H02M00S" calcext:value-type="time">
            <text:p>02:00</text:p>
          </table:table-cell>
          <table:table-cell table:formula="of:=[.C973]-[.C972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0047" calcext:value-type="float">
            <text:p>60047</text:p>
          </table:table-cell>
          <table:table-cell office:value-type="date" office:date-value="2019-03-05T17:21:26" calcext:value-type="date">
            <text:p>2019-03-05 17:21:26</text:p>
          </table:table-cell>
          <table:table-cell table:style-name="Default" office:value-type="float" office:value="6072" calcext:value-type="float">
            <text:p>6072</text:p>
          </table:table-cell>
          <table:table-cell table:formula="of:=[.B974]-[.B973]" office:value-type="time" office:time-value="PT00H00M36S" calcext:value-type="time">
            <text:p>00:36</text:p>
          </table:table-cell>
          <table:table-cell table:formula="of:=[.C974]-[.C973]" office:value-type="float" office:value="-71" calcext:value-type="float">
            <text:p>-7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48" calcext:value-type="float">
            <text:p>60048</text:p>
          </table:table-cell>
          <table:table-cell office:value-type="date" office:date-value="2019-03-05T17:21:58" calcext:value-type="date">
            <text:p>2019-03-05 17:21:58</text:p>
          </table:table-cell>
          <table:table-cell table:style-name="Default" office:value-type="float" office:value="6134" calcext:value-type="float">
            <text:p>6134</text:p>
          </table:table-cell>
          <table:table-cell table:formula="of:=[.B975]-[.B974]" office:value-type="time" office:time-value="PT00H00M32S" calcext:value-type="time">
            <text:p>00:32</text:p>
          </table:table-cell>
          <table:table-cell table:formula="of:=[.C975]-[.C974]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49" calcext:value-type="float">
            <text:p>60049</text:p>
          </table:table-cell>
          <table:table-cell office:value-type="date" office:date-value="2019-03-05T17:24:02" calcext:value-type="date">
            <text:p>2019-03-05 17:24:02</text:p>
          </table:table-cell>
          <table:table-cell table:style-name="Default" office:value-type="float" office:value="6200" calcext:value-type="float">
            <text:p>6200</text:p>
          </table:table-cell>
          <table:table-cell table:formula="of:=[.B976]-[.B975]" office:value-type="time" office:time-value="PT00H02M04.000001S" calcext:value-type="time">
            <text:p>02:04</text:p>
          </table:table-cell>
          <table:table-cell table:formula="of:=[.C976]-[.C97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0050" calcext:value-type="float">
            <text:p>60050</text:p>
          </table:table-cell>
          <table:table-cell office:value-type="date" office:date-value="2019-03-05T17:24:38" calcext:value-type="date">
            <text:p>2019-03-05 17:24:38</text:p>
          </table:table-cell>
          <table:table-cell table:style-name="Default" office:value-type="float" office:value="6266" calcext:value-type="float">
            <text:p>6266</text:p>
          </table:table-cell>
          <table:table-cell table:formula="of:=[.B977]-[.B976]" office:value-type="time" office:time-value="PT00H00M36S" calcext:value-type="time">
            <text:p>00:36</text:p>
          </table:table-cell>
          <table:table-cell table:formula="of:=[.C977]-[.C976]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51" calcext:value-type="float">
            <text:p>60051</text:p>
          </table:table-cell>
          <table:table-cell office:value-type="date" office:date-value="2019-03-05T17:25:42" calcext:value-type="date">
            <text:p>2019-03-05 17:25:42</text:p>
          </table:table-cell>
          <table:table-cell table:style-name="Default" office:value-type="float" office:value="6333" calcext:value-type="float">
            <text:p>6333</text:p>
          </table:table-cell>
          <table:table-cell table:formula="of:=[.B978]-[.B977]" office:value-type="time" office:time-value="PT00H01M03.999999S" calcext:value-type="time">
            <text:p>01:03</text:p>
          </table:table-cell>
          <table:table-cell table:formula="of:=[.C978]-[.C977]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52" calcext:value-type="float">
            <text:p>60052</text:p>
          </table:table-cell>
          <table:table-cell office:value-type="date" office:date-value="2019-03-05T17:26:34" calcext:value-type="date">
            <text:p>2019-03-05 17:26:34</text:p>
          </table:table-cell>
          <table:table-cell table:style-name="Default" office:value-type="float" office:value="6402" calcext:value-type="float">
            <text:p>6402</text:p>
          </table:table-cell>
          <table:table-cell table:formula="of:=[.B979]-[.B978]" office:value-type="time" office:time-value="PT00H00M52S" calcext:value-type="time">
            <text:p>00:52</text:p>
          </table:table-cell>
          <table:table-cell table:formula="of:=[.C979]-[.C978]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53" calcext:value-type="float">
            <text:p>60053</text:p>
          </table:table-cell>
          <table:table-cell office:value-type="date" office:date-value="2019-03-05T17:26:50" calcext:value-type="date">
            <text:p>2019-03-05 17:26:50</text:p>
          </table:table-cell>
          <table:table-cell table:style-name="Default" office:value-type="float" office:value="6325" calcext:value-type="float">
            <text:p>6325</text:p>
          </table:table-cell>
          <table:table-cell table:formula="of:=[.B980]-[.B979]" office:value-type="time" office:time-value="PT00H00M16S" calcext:value-type="time">
            <text:p>00:16</text:p>
          </table:table-cell>
          <table:table-cell table:formula="of:=[.C980]-[.C979]" office:value-type="float" office:value="-77" calcext:value-type="float">
            <text:p>-7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54" calcext:value-type="float">
            <text:p>60054</text:p>
          </table:table-cell>
          <table:table-cell office:value-type="date" office:date-value="2019-03-05T17:28:18" calcext:value-type="date">
            <text:p>2019-03-05 17:28:18</text:p>
          </table:table-cell>
          <table:table-cell table:style-name="Default" office:value-type="float" office:value="6393" calcext:value-type="float">
            <text:p>6393</text:p>
          </table:table-cell>
          <table:table-cell table:formula="of:=[.B981]-[.B980]" office:value-type="time" office:time-value="PT00H01M28S" calcext:value-type="time">
            <text:p>01:28</text:p>
          </table:table-cell>
          <table:table-cell table:formula="of:=[.C981]-[.C980]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55" calcext:value-type="float">
            <text:p>60055</text:p>
          </table:table-cell>
          <table:table-cell office:value-type="date" office:date-value="2019-03-05T17:29:22" calcext:value-type="date">
            <text:p>2019-03-05 17:29:22</text:p>
          </table:table-cell>
          <table:table-cell table:style-name="Default" office:value-type="float" office:value="6462" calcext:value-type="float">
            <text:p>6462</text:p>
          </table:table-cell>
          <table:table-cell table:formula="of:=[.B982]-[.B981]" office:value-type="time" office:time-value="PT00H01M04.000001S" calcext:value-type="time">
            <text:p>01:04</text:p>
          </table:table-cell>
          <table:table-cell table:formula="of:=[.C982]-[.C981]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56" calcext:value-type="float">
            <text:p>60056</text:p>
          </table:table-cell>
          <table:table-cell office:value-type="date" office:date-value="2019-03-05T17:30:38" calcext:value-type="date">
            <text:p>2019-03-05 17:30:38</text:p>
          </table:table-cell>
          <table:table-cell table:style-name="Default" office:value-type="float" office:value="6391" calcext:value-type="float">
            <text:p>6391</text:p>
          </table:table-cell>
          <table:table-cell table:formula="of:=[.B983]-[.B982]" office:value-type="time" office:time-value="PT00H01M16S" calcext:value-type="time">
            <text:p>01:16</text:p>
          </table:table-cell>
          <table:table-cell table:formula="of:=[.C983]-[.C982]" office:value-type="float" office:value="-71" calcext:value-type="float">
            <text:p>-7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57" calcext:value-type="float">
            <text:p>60057</text:p>
          </table:table-cell>
          <table:table-cell office:value-type="date" office:date-value="2019-03-05T17:31:51" calcext:value-type="date">
            <text:p>2019-03-05 17:31:51</text:p>
          </table:table-cell>
          <table:table-cell table:style-name="Default" office:value-type="float" office:value="6461" calcext:value-type="float">
            <text:p>6461</text:p>
          </table:table-cell>
          <table:table-cell table:formula="of:=[.B984]-[.B983]" office:value-type="time" office:time-value="PT00H01M12.999999S" calcext:value-type="time">
            <text:p>01:12</text:p>
          </table:table-cell>
          <table:table-cell table:formula="of:=[.C984]-[.C983]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58" calcext:value-type="float">
            <text:p>60058</text:p>
          </table:table-cell>
          <table:table-cell office:value-type="date" office:date-value="2019-03-05T17:33:27" calcext:value-type="date">
            <text:p>2019-03-05 17:33:27</text:p>
          </table:table-cell>
          <table:table-cell table:style-name="Default" office:value-type="float" office:value="6392" calcext:value-type="float">
            <text:p>6392</text:p>
          </table:table-cell>
          <table:table-cell table:formula="of:=[.B985]-[.B984]" office:value-type="time" office:time-value="PT00H01M36S" calcext:value-type="time">
            <text:p>01:36</text:p>
          </table:table-cell>
          <table:table-cell table:formula="of:=[.C985]-[.C984]" office:value-type="float" office:value="-69" calcext:value-type="float">
            <text:p>-6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59" calcext:value-type="float">
            <text:p>60059</text:p>
          </table:table-cell>
          <table:table-cell office:value-type="date" office:date-value="2019-03-05T17:35:54" calcext:value-type="date">
            <text:p>2019-03-05 17:35:54</text:p>
          </table:table-cell>
          <table:table-cell table:style-name="Default" office:value-type="float" office:value="6326" calcext:value-type="float">
            <text:p>6326</text:p>
          </table:table-cell>
          <table:table-cell table:formula="of:=[.B986]-[.B985]" office:value-type="time" office:time-value="PT00H02M27S" calcext:value-type="time">
            <text:p>02:27</text:p>
          </table:table-cell>
          <table:table-cell table:formula="of:=[.C986]-[.C985]" office:value-type="float" office:value="-66" calcext:value-type="float">
            <text:p>-6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0060" calcext:value-type="float">
            <text:p>60060</text:p>
          </table:table-cell>
          <table:table-cell office:value-type="date" office:date-value="2019-03-05T17:37:26" calcext:value-type="date">
            <text:p>2019-03-05 17:37:26</text:p>
          </table:table-cell>
          <table:table-cell table:style-name="Default" office:value-type="float" office:value="6250" calcext:value-type="float">
            <text:p>6250</text:p>
          </table:table-cell>
          <table:table-cell table:formula="of:=[.B987]-[.B986]" office:value-type="time" office:time-value="PT00H01M32S" calcext:value-type="time">
            <text:p>01:32</text:p>
          </table:table-cell>
          <table:table-cell table:formula="of:=[.C987]-[.C986]" office:value-type="float" office:value="-76" calcext:value-type="float">
            <text:p>-7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61" calcext:value-type="float">
            <text:p>60061</text:p>
          </table:table-cell>
          <table:table-cell office:value-type="date" office:date-value="2019-03-05T17:37:46" calcext:value-type="date">
            <text:p>2019-03-05 17:37:46</text:p>
          </table:table-cell>
          <table:table-cell table:style-name="Default" office:value-type="float" office:value="6183" calcext:value-type="float">
            <text:p>6183</text:p>
          </table:table-cell>
          <table:table-cell table:formula="of:=[.B988]-[.B987]" office:value-type="time" office:time-value="PT00H00M20S" calcext:value-type="time">
            <text:p>00:20</text:p>
          </table:table-cell>
          <table:table-cell table:formula="of:=[.C988]-[.C987]"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62" calcext:value-type="float">
            <text:p>60062</text:p>
          </table:table-cell>
          <table:table-cell office:value-type="date" office:date-value="2019-03-05T17:38:02" calcext:value-type="date">
            <text:p>2019-03-05 17:38:02</text:p>
          </table:table-cell>
          <table:table-cell table:style-name="Default" office:value-type="float" office:value="6101" calcext:value-type="float">
            <text:p>6101</text:p>
          </table:table-cell>
          <table:table-cell table:formula="of:=[.B989]-[.B988]" office:value-type="time" office:time-value="PT00H00M16S" calcext:value-type="time">
            <text:p>00:16</text:p>
          </table:table-cell>
          <table:table-cell table:formula="of:=[.C989]-[.C988]" office:value-type="float" office:value="-82" calcext:value-type="float">
            <text:p>-8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63" calcext:value-type="float">
            <text:p>60063</text:p>
          </table:table-cell>
          <table:table-cell office:value-type="date" office:date-value="2019-03-05T17:38:26" calcext:value-type="date">
            <text:p>2019-03-05 17:38:26</text:p>
          </table:table-cell>
          <table:table-cell table:style-name="Default" office:value-type="float" office:value="6228" calcext:value-type="float">
            <text:p>6228</text:p>
          </table:table-cell>
          <table:table-cell table:formula="of:=[.B990]-[.B989]" office:value-type="time" office:time-value="PT00H00M24S" calcext:value-type="time">
            <text:p>00:24</text:p>
          </table:table-cell>
          <table:table-cell table:formula="of:=[.C990]-[.C989]"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64" calcext:value-type="float">
            <text:p>60064</text:p>
          </table:table-cell>
          <table:table-cell office:value-type="date" office:date-value="2019-03-05T17:38:30" calcext:value-type="date">
            <text:p>2019-03-05 17:38:30</text:p>
          </table:table-cell>
          <table:table-cell table:style-name="Default" office:value-type="float" office:value="6305" calcext:value-type="float">
            <text:p>6305</text:p>
          </table:table-cell>
          <table:table-cell table:formula="of:=[.B991]-[.B990]" office:value-type="time" office:time-value="PT00H00M04S" calcext:value-type="time">
            <text:p>00:04</text:p>
          </table:table-cell>
          <table:table-cell table:formula="of:=[.C991]-[.C990]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65" calcext:value-type="float">
            <text:p>60065</text:p>
          </table:table-cell>
          <table:table-cell office:value-type="date" office:date-value="2019-03-05T17:38:38" calcext:value-type="date">
            <text:p>2019-03-05 17:38:38</text:p>
          </table:table-cell>
          <table:table-cell table:style-name="Default" office:value-type="float" office:value="6380" calcext:value-type="float">
            <text:p>6380</text:p>
          </table:table-cell>
          <table:table-cell table:formula="of:=[.B992]-[.B991]" office:value-type="time" office:time-value="PT00H00M08S" calcext:value-type="time">
            <text:p>00:08</text:p>
          </table:table-cell>
          <table:table-cell table:formula="of:=[.C992]-[.C991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66" calcext:value-type="float">
            <text:p>60066</text:p>
          </table:table-cell>
          <table:table-cell office:value-type="date" office:date-value="2019-03-05T17:39:34" calcext:value-type="date">
            <text:p>2019-03-05 17:39:34</text:p>
          </table:table-cell>
          <table:table-cell table:style-name="Default" office:value-type="float" office:value="6445" calcext:value-type="float">
            <text:p>6445</text:p>
          </table:table-cell>
          <table:table-cell table:formula="of:=[.B993]-[.B992]" office:value-type="time" office:time-value="PT00H00M56S" calcext:value-type="time">
            <text:p>00:56</text:p>
          </table:table-cell>
          <table:table-cell table:formula="of:=[.C993]-[.C992]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67" calcext:value-type="float">
            <text:p>60067</text:p>
          </table:table-cell>
          <table:table-cell office:value-type="date" office:date-value="2019-03-05T17:42:42" calcext:value-type="date">
            <text:p>2019-03-05 17:42:42</text:p>
          </table:table-cell>
          <table:table-cell table:style-name="Default" office:value-type="float" office:value="6522" calcext:value-type="float">
            <text:p>6522</text:p>
          </table:table-cell>
          <table:table-cell table:formula="of:=[.B994]-[.B993]" office:value-type="time" office:time-value="PT00H03M08S" calcext:value-type="time">
            <text:p>03:08</text:p>
          </table:table-cell>
          <table:table-cell table:formula="of:=[.C994]-[.C993]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0068" calcext:value-type="float">
            <text:p>60068</text:p>
          </table:table-cell>
          <table:table-cell office:value-type="date" office:date-value="2019-03-05T17:42:54" calcext:value-type="date">
            <text:p>2019-03-05 17:42:54</text:p>
          </table:table-cell>
          <table:table-cell table:style-name="Default" office:value-type="float" office:value="6600" calcext:value-type="float">
            <text:p>6600</text:p>
          </table:table-cell>
          <table:table-cell table:formula="of:=[.B995]-[.B994]" office:value-type="time" office:time-value="PT00H00M12S" calcext:value-type="time">
            <text:p>00:12</text:p>
          </table:table-cell>
          <table:table-cell table:formula="of:=[.C995]-[.C994]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0069" calcext:value-type="float">
            <text:p>60069</text:p>
          </table:table-cell>
          <table:table-cell office:value-type="date" office:date-value="2019-03-05T17:44:14" calcext:value-type="date">
            <text:p>2019-03-05 17:44:14</text:p>
          </table:table-cell>
          <table:table-cell table:style-name="Default" office:value-type="float" office:value="6671" calcext:value-type="float">
            <text:p>6671</text:p>
          </table:table-cell>
          <table:table-cell table:formula="of:=[.B996]-[.B995]" office:value-type="time" office:time-value="PT00H01M20S" calcext:value-type="time">
            <text:p>01:20</text:p>
          </table:table-cell>
          <table:table-cell table:formula="of:=[.C996]-[.C995]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70" calcext:value-type="float">
            <text:p>60070</text:p>
          </table:table-cell>
          <table:table-cell office:value-type="date" office:date-value="2019-03-05T17:45:23" calcext:value-type="date">
            <text:p>2019-03-05 17:45:23</text:p>
          </table:table-cell>
          <table:table-cell table:style-name="Default" office:value-type="float" office:value="6765" calcext:value-type="float">
            <text:p>6765</text:p>
          </table:table-cell>
          <table:table-cell table:formula="of:=[.B997]-[.B996]" office:value-type="time" office:time-value="PT00H01M09S" calcext:value-type="time">
            <text:p>01:09</text:p>
          </table:table-cell>
          <table:table-cell table:formula="of:=[.C997]-[.C996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071" calcext:value-type="float">
            <text:p>60071</text:p>
          </table:table-cell>
          <table:table-cell office:value-type="date" office:date-value="2019-03-05T17:45:58" calcext:value-type="date">
            <text:p>2019-03-05 17:45:58</text:p>
          </table:table-cell>
          <table:table-cell table:style-name="Default" office:value-type="float" office:value="6661" calcext:value-type="float">
            <text:p>6661</text:p>
          </table:table-cell>
          <table:table-cell table:formula="of:=[.B998]-[.B997]" office:value-type="time" office:time-value="PT00H00M35S" calcext:value-type="time">
            <text:p>00:35</text:p>
          </table:table-cell>
          <table:table-cell table:formula="of:=[.C998]-[.C997]" office:value-type="float" office:value="-104" calcext:value-type="float">
            <text:p>-1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72" calcext:value-type="float">
            <text:p>60072</text:p>
          </table:table-cell>
          <table:table-cell office:value-type="date" office:date-value="2019-03-05T17:46:26" calcext:value-type="date">
            <text:p>2019-03-05 17:46:26</text:p>
          </table:table-cell>
          <table:table-cell table:style-name="Default" office:value-type="float" office:value="6589" calcext:value-type="float">
            <text:p>6589</text:p>
          </table:table-cell>
          <table:table-cell table:formula="of:=[.B999]-[.B998]" office:value-type="time" office:time-value="PT00H00M28S" calcext:value-type="time">
            <text:p>00:28</text:p>
          </table:table-cell>
          <table:table-cell table:formula="of:=[.C999]-[.C998]" office:value-type="float" office:value="-72" calcext:value-type="float">
            <text:p>-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0073" calcext:value-type="float">
            <text:p>60073</text:p>
          </table:table-cell>
          <table:table-cell office:value-type="date" office:date-value="2019-03-05T17:47:35" calcext:value-type="date">
            <text:p>2019-03-05 17:47:35</text:p>
          </table:table-cell>
          <table:table-cell table:style-name="Default" office:value-type="float" office:value="6665" calcext:value-type="float">
            <text:p>6665</text:p>
          </table:table-cell>
          <table:table-cell table:formula="of:=[.B1000]-[.B999]" office:value-type="time" office:time-value="PT00H01M09S" calcext:value-type="time">
            <text:p>01:09</text:p>
          </table:table-cell>
          <table:table-cell table:formula="of:=[.C1000]-[.C999]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kmeans_raw_with_cluster_1_2" table:style-name="ta1">
        <table:table-column table:style-name="co6" table:default-cell-style-name="ce34"/>
        <table:table-column table:style-name="co6" table:default-cell-style-name="ce39"/>
        <table:table-column table:style-name="co7" table:default-cell-style-name="ce45"/>
        <table:table-column table:style-name="co7" table:default-cell-style-name="ce51"/>
        <table:table-row table:style-name="ro1">
          <table:table-cell table:style-name="ce31"/>
          <table:table-cell table:style-name="ce36" office:value-type="string" calcext:value-type="string">
            <text:p>Data</text:p>
          </table:table-cell>
          <table:table-cell table:style-name="ce42"/>
          <table:table-cell table:style-name="ce48"/>
        </table:table-row>
        <table:table-row table:style-name="ro1">
          <table:table-cell table:style-name="ce32" office:value-type="string" calcext:value-type="string">
            <text:p>cluster</text:p>
          </table:table-cell>
          <table:table-cell table:style-name="ce37" office:value-type="string" calcext:value-type="string">
            <text:p>Count - cluster</text:p>
          </table:table-cell>
          <table:table-cell table:style-name="ce43" office:value-type="string" calcext:value-type="string">
            <text:p>Average - Diff_1</text:p>
          </table:table-cell>
          <table:table-cell table:style-name="ce49" office:value-type="string" calcext:value-type="string">
            <text:p>Average - Diff_2</text:p>
          </table:table-cell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.0503524672708963" calcext:value-type="percentage">
            <text:p>5.04%</text:p>
          </table:table-cell>
          <table:table-cell table:style-name="ce44" office:value-type="time" office:time-value="PT00H00M14.37999998S" calcext:value-type="time">
            <text:p>00:14</text:p>
          </table:table-cell>
          <table:table-cell table:style-name="ce50" office:value-type="float" office:value="-82.3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312185297079557" calcext:value-type="percentage">
            <text:p>3.12%</text:p>
          </table:table-cell>
          <table:table-cell office:value-type="time" office:time-value="PT00H01M09S" calcext:value-type="time">
            <text:p>01:09</text:p>
          </table:table-cell>
          <table:table-cell office:value-type="float" office:value="-2.19354838709677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0201409869083585" calcext:value-type="percentage">
            <text:p>0.20%</text:p>
          </table:table-cell>
          <table:table-cell office:value-type="time" office:time-value="PT00H02M10.4999995S" calcext:value-type="time">
            <text:p>02:1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936555891238671" calcext:value-type="percentage">
            <text:p>9.37%</text:p>
          </table:table-cell>
          <table:table-cell office:value-type="time" office:time-value="PT00H00M11.892473151S" calcext:value-type="time">
            <text:p>00:11</text:p>
          </table:table-cell>
          <table:table-cell office:value-type="float" office:value="68.8602150537634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0604229607250755" calcext:value-type="percentage">
            <text:p>0.60%</text:p>
          </table:table-cell>
          <table:table-cell office:value-type="time" office:time-value="PT00H00M10.5S" calcext:value-type="time">
            <text:p>00: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percentage" office:value="0.816717019133938" calcext:value-type="percentage">
            <text:p>81.67%</text:p>
          </table:table-cell>
          <table:table-cell table:style-name="ce46" office:value-type="time" office:time-value="PT00H00M05.868064123S" calcext:value-type="time">
            <text:p>00:05</text:p>
          </table:table-cell>
          <table:table-cell table:style-name="ce52" office:value-type="float" office:value="-0.367447595561036" calcext:value-type="float">
            <text:p>0</text:p>
          </table:table-cell>
        </table:table-row>
        <table:table-row table:style-name="ro1">
          <table:table-cell table:style-name="ce35" office:value-type="string" calcext:value-type="string">
            <text:p>Total Result</text:p>
          </table:table-cell>
          <table:table-cell table:style-name="ce41" office:value-type="percentage" office:value="1" calcext:value-type="percentage">
            <text:p>100.00%</text:p>
          </table:table-cell>
          <table:table-cell table:style-name="ce47" office:value-type="time" office:time-value="PT00H00M09.110775433S" calcext:value-type="time">
            <text:p>00:09</text:p>
          </table:table-cell>
          <table:table-cell table:style-name="ce53" office:value-type="float" office:value="5.81873111782477" calcext:value-type="float">
            <text:p>6</text:p>
          </table:table-cell>
        </table:table-row>
      </table:table>
      <table:table table:name="Pivot Table_kmeans_raw_with_cluster_1" table:style-name="ta1">
        <table:table-column table:style-name="co6" table:default-cell-style-name="ce34"/>
        <table:table-column table:style-name="co6" table:default-cell-style-name="ce39"/>
        <table:table-column table:style-name="co7" table:number-columns-repeated="2" table:default-cell-style-name="ce45"/>
        <table:table-column table:style-name="co6" table:default-cell-style-name="ce45"/>
        <table:table-column table:style-name="co6" table:number-columns-repeated="2" table:default-cell-style-name="ce56"/>
        <table:table-column table:style-name="co6" table:default-cell-style-name="ce51"/>
        <table:table-row table:style-name="ro1">
          <table:table-cell table:style-name="ce31"/>
          <table:table-cell table:style-name="ce36" office:value-type="string" calcext:value-type="string">
            <text:p>Data</text:p>
          </table:table-cell>
          <table:table-cell table:style-name="ce42" table:number-columns-repeated="5"/>
          <table:table-cell table:style-name="ce48"/>
        </table:table-row>
        <table:table-row table:style-name="ro1">
          <table:table-cell table:style-name="ce32" office:value-type="string" calcext:value-type="string">
            <text:p>cluster</text:p>
          </table:table-cell>
          <table:table-cell table:style-name="ce37" office:value-type="string" calcext:value-type="string">
            <text:p>Count - cluster</text:p>
          </table:table-cell>
          <table:table-cell table:style-name="ce43" office:value-type="string" calcext:value-type="string">
            <text:p>Average - Diff_1</text:p>
          </table:table-cell>
          <table:table-cell table:style-name="ce43" office:value-type="string" calcext:value-type="string">
            <text:p>Min - Diff_1</text:p>
          </table:table-cell>
          <table:table-cell table:style-name="ce43" office:value-type="string" calcext:value-type="string">
            <text:p>Max - Diff_1</text:p>
          </table:table-cell>
          <table:table-cell table:style-name="ce43" office:value-type="string" calcext:value-type="string">
            <text:p>Average - Diff_2</text:p>
          </table:table-cell>
          <table:table-cell table:style-name="ce43" office:value-type="string" calcext:value-type="string">
            <text:p>Min - Diff_2</text:p>
          </table:table-cell>
          <table:table-cell table:style-name="ce49" office:value-type="string" calcext:value-type="string">
            <text:p>Max - Diff_2</text:p>
          </table:table-cell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.0500500500500501" calcext:value-type="percentage">
            <text:p>5.01%</text:p>
          </table:table-cell>
          <table:table-cell table:style-name="ce44" office:value-type="time" office:time-value="PT00H00M14.37999998S" calcext:value-type="time">
            <text:p>00:14</text:p>
          </table:table-cell>
          <table:table-cell table:style-name="ce44" office:value-type="time" office:time-value="PT00H00M02.999999S" calcext:value-type="time">
            <text:p>00:02</text:p>
          </table:table-cell>
          <table:table-cell table:style-name="ce44" office:value-type="time" office:time-value="PT00H00M41S" calcext:value-type="time">
            <text:p>00:41</text:p>
          </table:table-cell>
          <table:table-cell table:style-name="ce55" office:value-type="float" office:value="-82.32" calcext:value-type="float">
            <text:p>-82</text:p>
          </table:table-cell>
          <table:table-cell table:style-name="ce55" office:value-type="float" office:value="-284" calcext:value-type="float">
            <text:p>-284</text:p>
          </table:table-cell>
          <table:table-cell table:style-name="ce50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0600600600600601" calcext:value-type="percentage">
            <text:p>0.60%</text:p>
          </table:table-cell>
          <table:table-cell table:style-name="Pivot_20_Table_20_Value" table:formula="of:#VALUE!" office:value-type="string" office:string-value="" calcext:value-type="error">
            <text:p>#VALUE!</text:p>
          </table:table-cell>
          <table:table-cell table:style-name="Pivot_20_Table_20_Value" table:formula="of:#VALUE!" office:value-type="string" office:string-value="" calcext:value-type="error">
            <text:p>#VALUE!</text:p>
          </table:table-cell>
          <table:table-cell table:style-name="Pivot_20_Table_20_Value" table:formula="of:#VALUE!" office:value-type="string" office:string-value="" calcext:value-type="error">
            <text:p>#VALUE!</text:p>
          </table:table-cell>
          <table:table-cell table:style-name="Pivot_20_Table_20_Value" table:formula="of:#VALUE!" office:value-type="string" office:string-value="" calcext:value-type="error">
            <text:p>#VALUE!</text:p>
          </table:table-cell>
          <table:table-cell table:style-name="Pivot_20_Table_20_Value" table:formula="of:#VALUE!" office:value-type="string" office:string-value="" calcext:value-type="error">
            <text:p>#VALUE!</text:p>
          </table:table-cell>
          <table:table-cell table:style-name="ce58" table:formula="of:#VALUE!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31031031031031" calcext:value-type="percentage">
            <text:p>3.10%</text:p>
          </table:table-cell>
          <table:table-cell office:value-type="time" office:time-value="PT00H01M09S" calcext:value-type="time">
            <text:p>01:09</text:p>
          </table:table-cell>
          <table:table-cell office:value-type="time" office:time-value="PT00H00M40S" calcext:value-type="time">
            <text:p>00:40</text:p>
          </table:table-cell>
          <table:table-cell office:value-type="time" office:time-value="PT00H01M36S" calcext:value-type="time">
            <text:p>01:36</text:p>
          </table:table-cell>
          <table:table-cell office:value-type="float" office:value="-2.19354838709677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02002002002002" calcext:value-type="percentage">
            <text:p>0.20%</text:p>
          </table:table-cell>
          <table:table-cell office:value-type="time" office:time-value="PT00H02M10.4999995S" calcext:value-type="time">
            <text:p>02:10</text:p>
          </table:table-cell>
          <table:table-cell office:value-type="time" office:time-value="PT00H00M40S" calcext:value-type="time">
            <text:p>00:40</text:p>
          </table:table-cell>
          <table:table-cell office:value-type="time" office:time-value="PT00H03M40.999999S" calcext:value-type="time">
            <text:p>03:40</text:p>
          </table:table-cell>
          <table:table-cell office:value-type="float" office:value="908" calcext:value-type="float">
            <text:p>908</text:p>
          </table:table-cell>
          <table:table-cell office:value-type="float" office:value="879" calcext:value-type="float">
            <text:p>879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930930930930931" calcext:value-type="percentage">
            <text:p>9.31%</text:p>
          </table:table-cell>
          <table:table-cell office:value-type="time" office:time-value="PT00H00M11.892473151S" calcext:value-type="time">
            <text:p>00:11</text:p>
          </table:table-cell>
          <table:table-cell office:value-type="time" office:time-value="PT00H00M03S" calcext:value-type="time">
            <text:p>00:03</text:p>
          </table:table-cell>
          <table:table-cell office:value-type="time" office:time-value="PT00H00M44S" calcext:value-type="time">
            <text:p>00:44</text:p>
          </table:table-cell>
          <table:table-cell office:value-type="float" office:value="68.8602150537634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0600600600600601" calcext:value-type="percentage">
            <text:p>0.60%</text:p>
          </table:table-cell>
          <table:table-cell office:value-type="time" office:time-value="PT00H00M10.5S" calcext:value-type="time">
            <text:p>00:10</text:p>
          </table:table-cell>
          <table:table-cell office:value-type="time" office:time-value="PT00H00M03S" calcext:value-type="time">
            <text:p>00:03</text:p>
          </table:table-cell>
          <table:table-cell office:value-type="time" office:time-value="PT00H00M44S" calcext:value-type="time">
            <text:p>00:44</text:p>
          </table:table-cell>
          <table:table-cell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percentage" office:value="0.811811811811812" calcext:value-type="percentage">
            <text:p>81.18%</text:p>
          </table:table-cell>
          <table:table-cell table:style-name="ce46" office:value-type="time" office:time-value="PT00H00M05.868064123S" calcext:value-type="time">
            <text:p>00:05</text:p>
          </table:table-cell>
          <table:table-cell table:style-name="ce46" office:value-type="time" office:time-value="PT00H00M02.999999S" calcext:value-type="time">
            <text:p>00:02</text:p>
          </table:table-cell>
          <table:table-cell table:style-name="ce46" office:value-type="time" office:time-value="PT00H00M31S" calcext:value-type="time">
            <text:p>00:31</text:p>
          </table:table-cell>
          <table:table-cell table:style-name="ce57" office:value-type="float" office:value="-0.367447595561036" calcext:value-type="float">
            <text:p>0</text:p>
          </table:table-cell>
          <table:table-cell table:style-name="ce57" office:value-type="float" office:value="-46" calcext:value-type="float">
            <text:p>-46</text:p>
          </table:table-cell>
          <table:table-cell table:style-name="ce52" office:value-type="float" office:value="37" calcext:value-type="float">
            <text:p>37</text:p>
          </table:table-cell>
        </table:table-row>
        <table:table-row table:style-name="ro1">
          <table:table-cell table:style-name="ce35" office:value-type="string" calcext:value-type="string">
            <text:p>Total Result</text:p>
          </table:table-cell>
          <table:table-cell table:style-name="ce41" office:value-type="percentage" office:value="1" calcext:value-type="percentage">
            <text:p>100.00%</text:p>
          </table:table-cell>
          <table:table-cell table:style-name="ce54" table:formula="of:#VALUE!" office:value-type="string" office:string-value="" calcext:value-type="error">
            <text:p>#VALUE!</text:p>
          </table:table-cell>
          <table:table-cell table:style-name="ce54" table:formula="of:#VALUE!" office:value-type="string" office:string-value="" calcext:value-type="error">
            <text:p>#VALUE!</text:p>
          </table:table-cell>
          <table:table-cell table:style-name="ce54" table:formula="of:#VALUE!" office:value-type="string" office:string-value="" calcext:value-type="error">
            <text:p>#VALUE!</text:p>
          </table:table-cell>
          <table:table-cell table:style-name="ce54" table:formula="of:#VALUE!" office:value-type="string" office:string-value="" calcext:value-type="error">
            <text:p>#VALUE!</text:p>
          </table:table-cell>
          <table:table-cell table:style-name="ce54" table:formula="of:#VALUE!" office:value-type="string" office:string-value="" calcext:value-type="error">
            <text:p>#VALUE!</text:p>
          </table:table-cell>
          <table:table-cell table:style-name="ce59" table:formula="of:#VALUE!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kmeans_raw_with_cluster.A1:kmeans_raw_with_cluster.F1000" table:display-filter-buttons="true"/>
        <table:database-range table:name="__Anonymous_Sheet_DB__1" table:target-range-address="'Pivot Table_kmeans_raw_with_cluster_1_2'.A1:'Pivot Table_kmeans_raw_with_cluster_1_2'.D1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Pivot Table_kmeans_raw_with_cluster_1'.A1:'Pivot Table_kmeans_raw_with_cluster_1'.D10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kmeans_raw_with_cluster_1'.A1:'Pivot Table_kmeans_raw_with_cluster_1'.H10" table:buttons="'Pivot Table_kmeans_raw_with_cluster_1'.A2 'Pivot Table_kmeans_raw_with_cluster_1'.B1" table:show-filter-button="false" table:drill-down-on-double-click="false">
          <table:source-cell-range table:cell-range-address="kmeans_raw_with_cluster.D1:kmeans_raw_with_cluster.F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Diff_1" table:member-type="named" table:member-name="00:00:02"/>
          </table:data-pilot-field>
          <table:data-pilot-field table:source-field-name="Diff_1" table:orientation="data" table:used-hierarchy="0" table:function="average">
            <table:data-pilot-level table:show-empty="false" calcext:repeat-item-labels="false">
              <table:data-pilot-members>
                <table:data-pilot-member table:name="00:02" table:display="true" table:show-details="true"/>
                <table:data-pilot-member table:name="00:03" table:display="true" table:show-details="true"/>
                <table:data-pilot-member table:name="00:04" table:display="true" table:show-details="true"/>
                <table:data-pilot-member table:name="00:05" table:display="true" table:show-details="true"/>
                <table:data-pilot-member table:name="00:07" table:display="true" table:show-details="true"/>
                <table:data-pilot-member table:name="00:08" table:display="true" table:show-details="true"/>
                <table:data-pilot-member table:name="00:09" table:display="true" table:show-details="true"/>
                <table:data-pilot-member table:name="00:10" table:display="true" table:show-details="true"/>
                <table:data-pilot-member table:name="00:11" table:display="true" table:show-details="true"/>
                <table:data-pilot-member table:name="00:12" table:display="true" table:show-details="true"/>
                <table:data-pilot-member table:name="00:13" table:display="true" table:show-details="true"/>
                <table:data-pilot-member table:name="00:15" table:display="true" table:show-details="true"/>
                <table:data-pilot-member table:name="00:16" table:display="true" table:show-details="true"/>
                <table:data-pilot-member table:name="00:17" table:display="true" table:show-details="true"/>
                <table:data-pilot-member table:name="00:19" table:display="true" table:show-details="true"/>
                <table:data-pilot-member table:name="00:20" table:display="true" table:show-details="true"/>
                <table:data-pilot-member table:name="00:21" table:display="true" table:show-details="true"/>
                <table:data-pilot-member table:name="00:24" table:display="true" table:show-details="true"/>
                <table:data-pilot-member table:name="00:25" table:display="true" table:show-details="true"/>
                <table:data-pilot-member table:name="00:27" table:display="true" table:show-details="true"/>
                <table:data-pilot-member table:name="00:28" table:display="true" table:show-details="true"/>
                <table:data-pilot-member table:name="00:29" table:display="true" table:show-details="true"/>
                <table:data-pilot-member table:name="00:31" table:display="true" table:show-details="true"/>
                <table:data-pilot-member table:name="00:32" table:display="true" table:show-details="true"/>
                <table:data-pilot-member table:name="00:33" table:display="true" table:show-details="true"/>
                <table:data-pilot-member table:name="00:35" table:display="true" table:show-details="true"/>
                <table:data-pilot-member table:name="00:36" table:display="true" table:show-details="true"/>
                <table:data-pilot-member table:name="00:40" table:display="true" table:show-details="true"/>
                <table:data-pilot-member table:name="00:41" table:display="true" table:show-details="true"/>
                <table:data-pilot-member table:name="00:44" table:display="true" table:show-details="true"/>
                <table:data-pilot-member table:name="00:51" table:display="true" table:show-details="true"/>
                <table:data-pilot-member table:name="00:52" table:display="true" table:show-details="true"/>
                <table:data-pilot-member table:name="00:55" table:display="true" table:show-details="true"/>
                <table:data-pilot-member table:name="00:56" table:display="true" table:show-details="true"/>
                <table:data-pilot-member table:name="01:00" table:display="true" table:show-details="true"/>
                <table:data-pilot-member table:name="01:04" table:display="true" table:show-details="true"/>
                <table:data-pilot-member table:name="01:08" table:display="true" table:show-details="true"/>
                <table:data-pilot-member table:name="01:09" table:display="true" table:show-details="true"/>
                <table:data-pilot-member table:name="01:13" table:display="true" table:show-details="true"/>
                <table:data-pilot-member table:name="01:16" table:display="true" table:show-details="true"/>
                <table:data-pilot-member table:name="01:17" table:display="true" table:show-details="true"/>
                <table:data-pilot-member table:name="01:20" table:display="true" table:show-details="true"/>
                <table:data-pilot-member table:name="01:24" table:display="true" table:show-details="true"/>
                <table:data-pilot-member table:name="01:28" table:display="true" table:show-details="true"/>
                <table:data-pilot-member table:name="01:32" table:display="true" table:show-details="true"/>
                <table:data-pilot-member table:name="01:36" table:display="true" table:show-details="true"/>
                <table:data-pilot-member table:name="02:00" table:display="true" table:show-details="true"/>
                <table:data-pilot-member table:name="02:03" table:display="true" table:show-details="true"/>
                <table:data-pilot-member table:name="02:27" table:display="true" table:show-details="true"/>
                <table:data-pilot-member table:name="02:53" table:display="true" table:show-details="true"/>
                <table:data-pilot-member table:name="03:08" table:display="true" table:show-details="true"/>
                <table:data-pilot-member table:name="03:40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_1" table:orientation="data" table:used-hierarchy="0" table:function="min">
            <table:data-pilot-level table:show-empty="false" calcext:repeat-item-labels="false">
              <table:data-pilot-members>
                <table:data-pilot-member table:name="00:02" table:display="true" table:show-details="true"/>
                <table:data-pilot-member table:name="00:03" table:display="true" table:show-details="true"/>
                <table:data-pilot-member table:name="00:04" table:display="true" table:show-details="true"/>
                <table:data-pilot-member table:name="00:05" table:display="true" table:show-details="true"/>
                <table:data-pilot-member table:name="00:07" table:display="true" table:show-details="true"/>
                <table:data-pilot-member table:name="00:08" table:display="true" table:show-details="true"/>
                <table:data-pilot-member table:name="00:09" table:display="true" table:show-details="true"/>
                <table:data-pilot-member table:name="00:10" table:display="true" table:show-details="true"/>
                <table:data-pilot-member table:name="00:11" table:display="true" table:show-details="true"/>
                <table:data-pilot-member table:name="00:12" table:display="true" table:show-details="true"/>
                <table:data-pilot-member table:name="00:13" table:display="true" table:show-details="true"/>
                <table:data-pilot-member table:name="00:15" table:display="true" table:show-details="true"/>
                <table:data-pilot-member table:name="00:16" table:display="true" table:show-details="true"/>
                <table:data-pilot-member table:name="00:17" table:display="true" table:show-details="true"/>
                <table:data-pilot-member table:name="00:19" table:display="true" table:show-details="true"/>
                <table:data-pilot-member table:name="00:20" table:display="true" table:show-details="true"/>
                <table:data-pilot-member table:name="00:21" table:display="true" table:show-details="true"/>
                <table:data-pilot-member table:name="00:24" table:display="true" table:show-details="true"/>
                <table:data-pilot-member table:name="00:25" table:display="true" table:show-details="true"/>
                <table:data-pilot-member table:name="00:27" table:display="true" table:show-details="true"/>
                <table:data-pilot-member table:name="00:28" table:display="true" table:show-details="true"/>
                <table:data-pilot-member table:name="00:29" table:display="true" table:show-details="true"/>
                <table:data-pilot-member table:name="00:31" table:display="true" table:show-details="true"/>
                <table:data-pilot-member table:name="00:32" table:display="true" table:show-details="true"/>
                <table:data-pilot-member table:name="00:33" table:display="true" table:show-details="true"/>
                <table:data-pilot-member table:name="00:35" table:display="true" table:show-details="true"/>
                <table:data-pilot-member table:name="00:36" table:display="true" table:show-details="true"/>
                <table:data-pilot-member table:name="00:40" table:display="true" table:show-details="true"/>
                <table:data-pilot-member table:name="00:41" table:display="true" table:show-details="true"/>
                <table:data-pilot-member table:name="00:44" table:display="true" table:show-details="true"/>
                <table:data-pilot-member table:name="00:51" table:display="true" table:show-details="true"/>
                <table:data-pilot-member table:name="00:52" table:display="true" table:show-details="true"/>
                <table:data-pilot-member table:name="00:55" table:display="true" table:show-details="true"/>
                <table:data-pilot-member table:name="00:56" table:display="true" table:show-details="true"/>
                <table:data-pilot-member table:name="01:00" table:display="true" table:show-details="true"/>
                <table:data-pilot-member table:name="01:04" table:display="true" table:show-details="true"/>
                <table:data-pilot-member table:name="01:08" table:display="true" table:show-details="true"/>
                <table:data-pilot-member table:name="01:09" table:display="true" table:show-details="true"/>
                <table:data-pilot-member table:name="01:13" table:display="true" table:show-details="true"/>
                <table:data-pilot-member table:name="01:16" table:display="true" table:show-details="true"/>
                <table:data-pilot-member table:name="01:17" table:display="true" table:show-details="true"/>
                <table:data-pilot-member table:name="01:20" table:display="true" table:show-details="true"/>
                <table:data-pilot-member table:name="01:24" table:display="true" table:show-details="true"/>
                <table:data-pilot-member table:name="01:28" table:display="true" table:show-details="true"/>
                <table:data-pilot-member table:name="01:32" table:display="true" table:show-details="true"/>
                <table:data-pilot-member table:name="01:36" table:display="true" table:show-details="true"/>
                <table:data-pilot-member table:name="02:00" table:display="true" table:show-details="true"/>
                <table:data-pilot-member table:name="02:03" table:display="true" table:show-details="true"/>
                <table:data-pilot-member table:name="02:27" table:display="true" table:show-details="true"/>
                <table:data-pilot-member table:name="02:53" table:display="true" table:show-details="true"/>
                <table:data-pilot-member table:name="03:08" table:display="true" table:show-details="true"/>
                <table:data-pilot-member table:name="03:40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_1" table:orientation="data" table:used-hierarchy="0" table:function="max">
            <table:data-pilot-level table:show-empty="false" calcext:repeat-item-labels="false">
              <table:data-pilot-members>
                <table:data-pilot-member table:name="00:02" table:display="true" table:show-details="true"/>
                <table:data-pilot-member table:name="00:03" table:display="true" table:show-details="true"/>
                <table:data-pilot-member table:name="00:04" table:display="true" table:show-details="true"/>
                <table:data-pilot-member table:name="00:05" table:display="true" table:show-details="true"/>
                <table:data-pilot-member table:name="00:07" table:display="true" table:show-details="true"/>
                <table:data-pilot-member table:name="00:08" table:display="true" table:show-details="true"/>
                <table:data-pilot-member table:name="00:09" table:display="true" table:show-details="true"/>
                <table:data-pilot-member table:name="00:10" table:display="true" table:show-details="true"/>
                <table:data-pilot-member table:name="00:11" table:display="true" table:show-details="true"/>
                <table:data-pilot-member table:name="00:12" table:display="true" table:show-details="true"/>
                <table:data-pilot-member table:name="00:13" table:display="true" table:show-details="true"/>
                <table:data-pilot-member table:name="00:15" table:display="true" table:show-details="true"/>
                <table:data-pilot-member table:name="00:16" table:display="true" table:show-details="true"/>
                <table:data-pilot-member table:name="00:17" table:display="true" table:show-details="true"/>
                <table:data-pilot-member table:name="00:19" table:display="true" table:show-details="true"/>
                <table:data-pilot-member table:name="00:20" table:display="true" table:show-details="true"/>
                <table:data-pilot-member table:name="00:21" table:display="true" table:show-details="true"/>
                <table:data-pilot-member table:name="00:24" table:display="true" table:show-details="true"/>
                <table:data-pilot-member table:name="00:25" table:display="true" table:show-details="true"/>
                <table:data-pilot-member table:name="00:27" table:display="true" table:show-details="true"/>
                <table:data-pilot-member table:name="00:28" table:display="true" table:show-details="true"/>
                <table:data-pilot-member table:name="00:29" table:display="true" table:show-details="true"/>
                <table:data-pilot-member table:name="00:31" table:display="true" table:show-details="true"/>
                <table:data-pilot-member table:name="00:32" table:display="true" table:show-details="true"/>
                <table:data-pilot-member table:name="00:33" table:display="true" table:show-details="true"/>
                <table:data-pilot-member table:name="00:35" table:display="true" table:show-details="true"/>
                <table:data-pilot-member table:name="00:36" table:display="true" table:show-details="true"/>
                <table:data-pilot-member table:name="00:40" table:display="true" table:show-details="true"/>
                <table:data-pilot-member table:name="00:41" table:display="true" table:show-details="true"/>
                <table:data-pilot-member table:name="00:44" table:display="true" table:show-details="true"/>
                <table:data-pilot-member table:name="00:51" table:display="true" table:show-details="true"/>
                <table:data-pilot-member table:name="00:52" table:display="true" table:show-details="true"/>
                <table:data-pilot-member table:name="00:55" table:display="true" table:show-details="true"/>
                <table:data-pilot-member table:name="00:56" table:display="true" table:show-details="true"/>
                <table:data-pilot-member table:name="01:00" table:display="true" table:show-details="true"/>
                <table:data-pilot-member table:name="01:04" table:display="true" table:show-details="true"/>
                <table:data-pilot-member table:name="01:08" table:display="true" table:show-details="true"/>
                <table:data-pilot-member table:name="01:09" table:display="true" table:show-details="true"/>
                <table:data-pilot-member table:name="01:13" table:display="true" table:show-details="true"/>
                <table:data-pilot-member table:name="01:16" table:display="true" table:show-details="true"/>
                <table:data-pilot-member table:name="01:17" table:display="true" table:show-details="true"/>
                <table:data-pilot-member table:name="01:20" table:display="true" table:show-details="true"/>
                <table:data-pilot-member table:name="01:24" table:display="true" table:show-details="true"/>
                <table:data-pilot-member table:name="01:28" table:display="true" table:show-details="true"/>
                <table:data-pilot-member table:name="01:32" table:display="true" table:show-details="true"/>
                <table:data-pilot-member table:name="01:36" table:display="true" table:show-details="true"/>
                <table:data-pilot-member table:name="02:00" table:display="true" table:show-details="true"/>
                <table:data-pilot-member table:name="02:03" table:display="true" table:show-details="true"/>
                <table:data-pilot-member table:name="02:27" table:display="true" table:show-details="true"/>
                <table:data-pilot-member table:name="02:53" table:display="true" table:show-details="true"/>
                <table:data-pilot-member table:name="03:08" table:display="true" table:show-details="true"/>
                <table:data-pilot-member table:name="03:40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_2" table:orientation="data" table:used-hierarchy="0" table:function="average">
            <table:data-pilot-level table:show-empty="false" calcext:repeat-item-labels="false">
              <table:data-pilot-members>
                <table:data-pilot-member table:name="-284" table:display="true" table:show-details="true"/>
                <table:data-pilot-member table:name="-238" table:display="true" table:show-details="true"/>
                <table:data-pilot-member table:name="-175" table:display="true" table:show-details="true"/>
                <table:data-pilot-member table:name="-173" table:display="true" table:show-details="true"/>
                <table:data-pilot-member table:name="-170" table:display="true" table:show-details="true"/>
                <table:data-pilot-member table:name="-161" table:display="true" table:show-details="true"/>
                <table:data-pilot-member table:name="-127" table:display="true" table:show-details="true"/>
                <table:data-pilot-member table:name="-121" table:display="true" table:show-details="true"/>
                <table:data-pilot-member table:name="-112" table:display="true" table:show-details="true"/>
                <table:data-pilot-member table:name="-109" table:display="true" table:show-details="true"/>
                <table:data-pilot-member table:name="-104" table:display="true" table:show-details="true"/>
                <table:data-pilot-member table:name="-85" table:display="true" table:show-details="true"/>
                <table:data-pilot-member table:name="-83" table:display="true" table:show-details="true"/>
                <table:data-pilot-member table:name="-82" table:display="true" table:show-details="true"/>
                <table:data-pilot-member table:name="-79" table:display="true" table:show-details="true"/>
                <table:data-pilot-member table:name="-77" table:display="true" table:show-details="true"/>
                <table:data-pilot-member table:name="-76" table:display="true" table:show-details="true"/>
                <table:data-pilot-member table:name="-74" table:display="true" table:show-details="true"/>
                <table:data-pilot-member table:name="-72" table:display="true" table:show-details="true"/>
                <table:data-pilot-member table:name="-71" table:display="true" table:show-details="true"/>
                <table:data-pilot-member table:name="-70" table:display="true" table:show-details="true"/>
                <table:data-pilot-member table:name="-69" table:display="true" table:show-details="true"/>
                <table:data-pilot-member table:name="-68" table:display="true" table:show-details="true"/>
                <table:data-pilot-member table:name="-67" table:display="true" table:show-details="true"/>
                <table:data-pilot-member table:name="-66" table:display="true" table:show-details="true"/>
                <table:data-pilot-member table:name="-63" table:display="true" table:show-details="true"/>
                <table:data-pilot-member table:name="-62" table:display="true" table:show-details="true"/>
                <table:data-pilot-member table:name="-60" table:display="true" table:show-details="true"/>
                <table:data-pilot-member table:name="-59" table:display="true" table:show-details="true"/>
                <table:data-pilot-member table:name="-58" table:display="true" table:show-details="true"/>
                <table:data-pilot-member table:name="-57" table:display="true" table:show-details="true"/>
                <table:data-pilot-member table:name="-55" table:display="true" table:show-details="true"/>
                <table:data-pilot-member table:name="-54" table:display="true" table:show-details="true"/>
                <table:data-pilot-member table:name="-53" table:display="true" table:show-details="true"/>
                <table:data-pilot-member table:name="-51" table:display="true" table:show-details="true"/>
                <table:data-pilot-member table:name="-50" table:display="true" table:show-details="true"/>
                <table:data-pilot-member table:name="-49" table:display="true" table:show-details="true"/>
                <table:data-pilot-member table:name="-47" table:display="true" table:show-details="true"/>
                <table:data-pilot-member table:name="-46" table:display="true" table:show-details="true"/>
                <table:data-pilot-member table:name="-45" table:display="true" table:show-details="true"/>
                <table:data-pilot-member table:name="-44" table:display="true" table:show-details="true"/>
                <table:data-pilot-member table:name="-43" table:display="true" table:show-details="true"/>
                <table:data-pilot-member table:name="-42" table:display="true" table:show-details="true"/>
                <table:data-pilot-member table:name="-41" table:display="true" table:show-details="true"/>
                <table:data-pilot-member table:name="-39" table:display="true" table:show-details="true"/>
                <table:data-pilot-member table:name="-37" table:display="true" table:show-details="true"/>
                <table:data-pilot-member table:name="-36" table:display="true" table:show-details="true"/>
                <table:data-pilot-member table:name="-35" table:display="true" table:show-details="true"/>
                <table:data-pilot-member table:name="-34" table:display="true" table:show-details="true"/>
                <table:data-pilot-member table:name="-33" table:display="true" table:show-details="true"/>
                <table:data-pilot-member table:name="-32" table:display="true" table:show-details="true"/>
                <table:data-pilot-member table:name="-30" table:display="true" table:show-details="true"/>
                <table:data-pilot-member table:name="-29" table:display="true" table:show-details="true"/>
                <table:data-pilot-member table:name="-27" table:display="true" table:show-details="true"/>
                <table:data-pilot-member table:name="-26" table:display="true" table:show-details="true"/>
                <table:data-pilot-member table:name="-23" table:display="true" table:show-details="true"/>
                <table:data-pilot-member table:name="-22" table:display="true" table:show-details="true"/>
                <table:data-pilot-member table:name="-21" table:display="true" table:show-details="true"/>
                <table:data-pilot-member table:name="-20" table:display="true" table:show-details="true"/>
                <table:data-pilot-member table:name="-19" table:display="true" table:show-details="true"/>
                <table:data-pilot-member table:name="-16" table:display="true" table:show-details="true"/>
                <table:data-pilot-member table:name="-15" table:display="true" table:show-details="true"/>
                <table:data-pilot-member table:name="-14" table:display="true" table:show-details="true"/>
                <table:data-pilot-member table:name="-13" table:display="true" table:show-details="true"/>
                <table:data-pilot-member table:name="-8" table:display="true" table:show-details="true"/>
                <table:data-pilot-member table:name="-7" table:display="true" table:show-details="true"/>
                <table:data-pilot-member table:name="-6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27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51" table:display="true" table:show-details="true"/>
                <table:data-pilot-member table:name="162" table:display="true" table:show-details="true"/>
                <table:data-pilot-member table:name="176" table:display="true" table:show-details="true"/>
                <table:data-pilot-member table:name="226" table:display="true" table:show-details="true"/>
                <table:data-pilot-member table:name="292" table:display="true" table:show-details="true"/>
                <table:data-pilot-member table:name="305" table:display="true" table:show-details="true"/>
                <table:data-pilot-member table:name="363" table:display="true" table:show-details="true"/>
                <table:data-pilot-member table:name="424" table:display="true" table:show-details="true"/>
                <table:data-pilot-member table:name="430" table:display="true" table:show-details="true"/>
                <table:data-pilot-member table:name="879" table:display="true" table:show-details="true"/>
                <table:data-pilot-member table:name="937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_2" table:orientation="data" table:used-hierarchy="-1" table:function="min">
            <table:data-pilot-level calcext:repeat-item-labels="false"/>
          </table:data-pilot-field>
          <table:data-pilot-field table:source-field-name="Diff_2" table:orientation="data" table:used-hierarchy="-1" table:function="max">
            <table:data-pilot-level calcext:repeat-item-labels="false"/>
          </table:data-pilot-field>
        </table:data-pilot-table>
        <table:data-pilot-table table:name="DataPilot1" table:application-data="" table:target-range-address="'Pivot Table_kmeans_raw_with_cluster_1_2'.A1:'Pivot Table_kmeans_raw_with_cluster_1_2'.D9" table:buttons="'Pivot Table_kmeans_raw_with_cluster_1_2'.A2 'Pivot Table_kmeans_raw_with_cluster_1_2'.B1" table:show-filter-button="false" table:drill-down-on-double-click="false">
          <table:source-cell-range table:cell-range-address="kmeans_raw_with_cluster.D1:kmeans_raw_with_cluster.F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fals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Diff_1" table:member-type="named" table:member-name="00:00:02"/>
          </table:data-pilot-field>
          <table:data-pilot-field table:source-field-name="Diff_1" table:orientation="data" table:used-hierarchy="0" table:function="average">
            <table:data-pilot-level table:show-empty="false" calcext:repeat-item-labels="false">
              <table:data-pilot-members>
                <table:data-pilot-member table:name="00:02" table:display="true" table:show-details="true"/>
                <table:data-pilot-member table:name="00:03" table:display="true" table:show-details="true"/>
                <table:data-pilot-member table:name="00:04" table:display="true" table:show-details="true"/>
                <table:data-pilot-member table:name="00:05" table:display="true" table:show-details="true"/>
                <table:data-pilot-member table:name="00:07" table:display="true" table:show-details="true"/>
                <table:data-pilot-member table:name="00:08" table:display="true" table:show-details="true"/>
                <table:data-pilot-member table:name="00:09" table:display="true" table:show-details="true"/>
                <table:data-pilot-member table:name="00:10" table:display="true" table:show-details="true"/>
                <table:data-pilot-member table:name="00:11" table:display="true" table:show-details="true"/>
                <table:data-pilot-member table:name="00:12" table:display="true" table:show-details="true"/>
                <table:data-pilot-member table:name="00:13" table:display="true" table:show-details="true"/>
                <table:data-pilot-member table:name="00:15" table:display="true" table:show-details="true"/>
                <table:data-pilot-member table:name="00:16" table:display="true" table:show-details="true"/>
                <table:data-pilot-member table:name="00:17" table:display="true" table:show-details="true"/>
                <table:data-pilot-member table:name="00:19" table:display="true" table:show-details="true"/>
                <table:data-pilot-member table:name="00:20" table:display="true" table:show-details="true"/>
                <table:data-pilot-member table:name="00:21" table:display="true" table:show-details="true"/>
                <table:data-pilot-member table:name="00:24" table:display="true" table:show-details="true"/>
                <table:data-pilot-member table:name="00:25" table:display="true" table:show-details="true"/>
                <table:data-pilot-member table:name="00:27" table:display="true" table:show-details="true"/>
                <table:data-pilot-member table:name="00:28" table:display="true" table:show-details="true"/>
                <table:data-pilot-member table:name="00:29" table:display="true" table:show-details="true"/>
                <table:data-pilot-member table:name="00:31" table:display="true" table:show-details="true"/>
                <table:data-pilot-member table:name="00:32" table:display="true" table:show-details="true"/>
                <table:data-pilot-member table:name="00:33" table:display="true" table:show-details="true"/>
                <table:data-pilot-member table:name="00:35" table:display="true" table:show-details="true"/>
                <table:data-pilot-member table:name="00:36" table:display="true" table:show-details="true"/>
                <table:data-pilot-member table:name="00:40" table:display="true" table:show-details="true"/>
                <table:data-pilot-member table:name="00:41" table:display="true" table:show-details="true"/>
                <table:data-pilot-member table:name="00:44" table:display="true" table:show-details="true"/>
                <table:data-pilot-member table:name="00:51" table:display="true" table:show-details="true"/>
                <table:data-pilot-member table:name="00:52" table:display="true" table:show-details="true"/>
                <table:data-pilot-member table:name="00:55" table:display="true" table:show-details="true"/>
                <table:data-pilot-member table:name="00:56" table:display="true" table:show-details="true"/>
                <table:data-pilot-member table:name="01:00" table:display="true" table:show-details="true"/>
                <table:data-pilot-member table:name="01:04" table:display="true" table:show-details="true"/>
                <table:data-pilot-member table:name="01:08" table:display="true" table:show-details="true"/>
                <table:data-pilot-member table:name="01:09" table:display="true" table:show-details="true"/>
                <table:data-pilot-member table:name="01:13" table:display="true" table:show-details="true"/>
                <table:data-pilot-member table:name="01:16" table:display="true" table:show-details="true"/>
                <table:data-pilot-member table:name="01:17" table:display="true" table:show-details="true"/>
                <table:data-pilot-member table:name="01:20" table:display="true" table:show-details="true"/>
                <table:data-pilot-member table:name="01:24" table:display="true" table:show-details="true"/>
                <table:data-pilot-member table:name="01:28" table:display="true" table:show-details="true"/>
                <table:data-pilot-member table:name="01:32" table:display="true" table:show-details="true"/>
                <table:data-pilot-member table:name="01:36" table:display="true" table:show-details="true"/>
                <table:data-pilot-member table:name="02:00" table:display="true" table:show-details="true"/>
                <table:data-pilot-member table:name="02:03" table:display="true" table:show-details="true"/>
                <table:data-pilot-member table:name="02:27" table:display="true" table:show-details="true"/>
                <table:data-pilot-member table:name="02:53" table:display="true" table:show-details="true"/>
                <table:data-pilot-member table:name="03:08" table:display="true" table:show-details="true"/>
                <table:data-pilot-member table:name="03:40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_2" table:orientation="data" table:used-hierarchy="0" table:function="average">
            <table:data-pilot-level table:show-empty="false" calcext:repeat-item-labels="false">
              <table:data-pilot-members>
                <table:data-pilot-member table:name="-284" table:display="true" table:show-details="true"/>
                <table:data-pilot-member table:name="-238" table:display="true" table:show-details="true"/>
                <table:data-pilot-member table:name="-175" table:display="true" table:show-details="true"/>
                <table:data-pilot-member table:name="-173" table:display="true" table:show-details="true"/>
                <table:data-pilot-member table:name="-170" table:display="true" table:show-details="true"/>
                <table:data-pilot-member table:name="-161" table:display="true" table:show-details="true"/>
                <table:data-pilot-member table:name="-127" table:display="true" table:show-details="true"/>
                <table:data-pilot-member table:name="-121" table:display="true" table:show-details="true"/>
                <table:data-pilot-member table:name="-112" table:display="true" table:show-details="true"/>
                <table:data-pilot-member table:name="-109" table:display="true" table:show-details="true"/>
                <table:data-pilot-member table:name="-104" table:display="true" table:show-details="true"/>
                <table:data-pilot-member table:name="-85" table:display="true" table:show-details="true"/>
                <table:data-pilot-member table:name="-83" table:display="true" table:show-details="true"/>
                <table:data-pilot-member table:name="-82" table:display="true" table:show-details="true"/>
                <table:data-pilot-member table:name="-79" table:display="true" table:show-details="true"/>
                <table:data-pilot-member table:name="-77" table:display="true" table:show-details="true"/>
                <table:data-pilot-member table:name="-76" table:display="true" table:show-details="true"/>
                <table:data-pilot-member table:name="-74" table:display="true" table:show-details="true"/>
                <table:data-pilot-member table:name="-72" table:display="true" table:show-details="true"/>
                <table:data-pilot-member table:name="-71" table:display="true" table:show-details="true"/>
                <table:data-pilot-member table:name="-70" table:display="true" table:show-details="true"/>
                <table:data-pilot-member table:name="-69" table:display="true" table:show-details="true"/>
                <table:data-pilot-member table:name="-68" table:display="true" table:show-details="true"/>
                <table:data-pilot-member table:name="-67" table:display="true" table:show-details="true"/>
                <table:data-pilot-member table:name="-66" table:display="true" table:show-details="true"/>
                <table:data-pilot-member table:name="-63" table:display="true" table:show-details="true"/>
                <table:data-pilot-member table:name="-62" table:display="true" table:show-details="true"/>
                <table:data-pilot-member table:name="-60" table:display="true" table:show-details="true"/>
                <table:data-pilot-member table:name="-59" table:display="true" table:show-details="true"/>
                <table:data-pilot-member table:name="-58" table:display="true" table:show-details="true"/>
                <table:data-pilot-member table:name="-57" table:display="true" table:show-details="true"/>
                <table:data-pilot-member table:name="-55" table:display="true" table:show-details="true"/>
                <table:data-pilot-member table:name="-54" table:display="true" table:show-details="true"/>
                <table:data-pilot-member table:name="-53" table:display="true" table:show-details="true"/>
                <table:data-pilot-member table:name="-51" table:display="true" table:show-details="true"/>
                <table:data-pilot-member table:name="-50" table:display="true" table:show-details="true"/>
                <table:data-pilot-member table:name="-49" table:display="true" table:show-details="true"/>
                <table:data-pilot-member table:name="-47" table:display="true" table:show-details="true"/>
                <table:data-pilot-member table:name="-46" table:display="true" table:show-details="true"/>
                <table:data-pilot-member table:name="-45" table:display="true" table:show-details="true"/>
                <table:data-pilot-member table:name="-44" table:display="true" table:show-details="true"/>
                <table:data-pilot-member table:name="-43" table:display="true" table:show-details="true"/>
                <table:data-pilot-member table:name="-42" table:display="true" table:show-details="true"/>
                <table:data-pilot-member table:name="-41" table:display="true" table:show-details="true"/>
                <table:data-pilot-member table:name="-39" table:display="true" table:show-details="true"/>
                <table:data-pilot-member table:name="-37" table:display="true" table:show-details="true"/>
                <table:data-pilot-member table:name="-36" table:display="true" table:show-details="true"/>
                <table:data-pilot-member table:name="-35" table:display="true" table:show-details="true"/>
                <table:data-pilot-member table:name="-34" table:display="true" table:show-details="true"/>
                <table:data-pilot-member table:name="-33" table:display="true" table:show-details="true"/>
                <table:data-pilot-member table:name="-32" table:display="true" table:show-details="true"/>
                <table:data-pilot-member table:name="-30" table:display="true" table:show-details="true"/>
                <table:data-pilot-member table:name="-29" table:display="true" table:show-details="true"/>
                <table:data-pilot-member table:name="-27" table:display="true" table:show-details="true"/>
                <table:data-pilot-member table:name="-26" table:display="true" table:show-details="true"/>
                <table:data-pilot-member table:name="-23" table:display="true" table:show-details="true"/>
                <table:data-pilot-member table:name="-22" table:display="true" table:show-details="true"/>
                <table:data-pilot-member table:name="-21" table:display="true" table:show-details="true"/>
                <table:data-pilot-member table:name="-20" table:display="true" table:show-details="true"/>
                <table:data-pilot-member table:name="-19" table:display="true" table:show-details="true"/>
                <table:data-pilot-member table:name="-16" table:display="true" table:show-details="true"/>
                <table:data-pilot-member table:name="-15" table:display="true" table:show-details="true"/>
                <table:data-pilot-member table:name="-14" table:display="true" table:show-details="true"/>
                <table:data-pilot-member table:name="-13" table:display="true" table:show-details="true"/>
                <table:data-pilot-member table:name="-8" table:display="true" table:show-details="true"/>
                <table:data-pilot-member table:name="-7" table:display="true" table:show-details="true"/>
                <table:data-pilot-member table:name="-6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27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51" table:display="true" table:show-details="true"/>
                <table:data-pilot-member table:name="162" table:display="true" table:show-details="true"/>
                <table:data-pilot-member table:name="176" table:display="true" table:show-details="true"/>
                <table:data-pilot-member table:name="226" table:display="true" table:show-details="true"/>
                <table:data-pilot-member table:name="292" table:display="true" table:show-details="true"/>
                <table:data-pilot-member table:name="305" table:display="true" table:show-details="true"/>
                <table:data-pilot-member table:name="363" table:display="true" table:show-details="true"/>
                <table:data-pilot-member table:name="424" table:display="true" table:show-details="true"/>
                <table:data-pilot-member table:name="430" table:display="true" table:show-details="true"/>
                <table:data-pilot-member table:name="879" table:display="true" table:show-details="true"/>
                <table:data-pilot-member table:name="937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 number:title="User-defined">
      <number:seconds number:style="long"/>
    </number:time-style>
    <number:time-style style:name="N12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1:01:20.5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9T11:09:32.094000000</dc:date>
    <meta:editing-duration>PT22M4S</meta:editing-duration>
    <meta:editing-cycles>6</meta:editing-cycles>
    <meta:generator>LibreOffice/6.3.4.2$Windows_X86_64 LibreOffice_project/60da17e045e08f1793c57c00ba83cdfce946d0aa</meta:generator>
    <meta:document-statistic meta:table-count="3" meta:cell-count="610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24cm" svg:y="3.952cm" style:legend-expansion="high" chart:style-name="ch2"/>
        <chart:plot-area chart:style-name="ch3" table:cell-range-address="kmeans_raw_with_cluster.E1:kmeans_raw_with_cluster.F1000" chart:data-source-has-labels="row" svg:x="0.32cm" svg:y="0.18cm" svg:width="12.984cm" svg:height="8.64cm">
          <chartooo:coordinate-region svg:x="1.312cm" svg:y="0.306cm" svg:width="11.99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means_raw_with_cluster.E2:kmeans_raw_with_cluster.E1000" chart:label-cell-address="kmeans_raw_with_cluster.E1:kmeans_raw_with_cluster.E1" chart:class="chart:bar">
            <chart:data-point chart:repeated="999"/>
          </chart:series>
          <chart:series chart:style-name="ch8" chart:values-cell-range-address="kmeans_raw_with_cluster.F2:kmeans_raw_with_cluster.F1000" chart:label-cell-address="kmeans_raw_with_cluster.F1:kmeans_raw_with_cluster.F1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2</text:p>
                <draw:g>
                  <svg:desc>kmeans_raw_with_cluster.E1:kmeans_raw_with_cluster.E1</svg:desc>
                </draw:g>
              </table:table-cell>
              <table:table-cell office:value-type="string">
                <text:p>cluster</text:p>
                <draw:g>
                  <svg:desc>kmeans_raw_with_cluster.F1:kmeans_raw_with_cluster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kmeans_raw_with_cluster.E2:kmeans_raw_with_cluster.E1000</svg:desc>
                </draw:g>
              </table:table-cell>
              <table:table-cell office:value-type="float" office:value="2">
                <text:p>2</text:p>
                <draw:g>
                  <svg:desc>kmeans_raw_with_cluster.F2:kmeans_raw_with_cluster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">
                <text:p>-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7">
                <text:p>-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0">
                <text:p>-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9">
                <text:p>-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7">
                <text:p>-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3">
                <text:p>-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7">
                <text:p>-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7">
                <text:p>-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4">
                <text:p>-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1">
                <text:p>-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6">
                <text:p>-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1">
                <text:p>-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7">
                <text:p>-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5">
                <text:p>-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6">
                <text:p>-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3">
                <text:p>-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6">
                <text:p>-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7">
                <text:p>-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29">
                <text:p>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67">
                <text:p>-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60">
                <text:p>-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53">
                <text:p>-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37">
                <text:p>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4">
                <text:p>4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38">
                <text:p>-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84">
                <text:p>-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73">
                <text:p>-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70">
                <text:p>-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27">
                <text:p>-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79">
                <text:p>-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70">
                <text:p>-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82">
                <text:p>-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85">
                <text:p>-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9">
                <text:p>-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9">
                <text:p>-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7">
                <text:p>-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7">
                <text:p>-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79">
                <text:p>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75">
                <text:p>-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61">
                <text:p>-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21">
                <text:p>-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12">
                <text:p>-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74">
                <text:p>-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68">
                <text:p>-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36">
                <text:p>-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7">
                <text:p>-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45">
                <text:p>-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35">
                <text:p>-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2">
                <text:p>-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27">
                <text:p>-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30">
                <text:p>-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26">
                <text:p>-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62">
                <text:p>-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46">
                <text:p>-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36">
                <text:p>-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35">
                <text:p>-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23">
                <text:p>-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23">
                <text:p>-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63">
                <text:p>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05">
                <text:p>3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47">
                <text:p>-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72">
                <text:p>-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50">
                <text:p>-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57">
                <text:p>-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3">
                <text:p>-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45">
                <text:p>-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44">
                <text:p>-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50">
                <text:p>-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41">
                <text:p>-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44">
                <text:p>-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42">
                <text:p>-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66">
                <text:p>-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9">
                <text:p>-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43">
                <text:p>-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60">
                <text:p>-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55">
                <text:p>-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58">
                <text:p>-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04">
                <text:p>-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63">
                <text:p>-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83">
                <text:p>-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68">
                <text:p>-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8">
                <text:p>-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6">
                <text:p>-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2">
                <text:p>-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57">
                <text:p>-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54">
                <text:p>-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59">
                <text:p>-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71">
                <text:p>-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77">
                <text:p>-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71">
                <text:p>-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69">
                <text:p>-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66">
                <text:p>-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76">
                <text:p>-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67">
                <text:p>-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82">
                <text:p>-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04">
                <text:p>-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72">
                <text:p>-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